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akespeare" table:style-name="ta1">
        <table:shapes>
          <draw:frame draw:z-index="0" draw:style-name="gr1" draw:text-style-name="P1" svg:width="453.6pt" svg:height="255.26pt" svg:x="562.71pt" svg:y="78.29pt">
            <loext:p draw:notify-on-update-of-ranges="Shakespeare.E7:Shakespeare.E576 Shakespeare.F7:Shakespeare.F5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ipf's Law: Rank * Freq = con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: <text:s text:c="11"/>Shakespear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Words: <text:s text:c="4"/>902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nct Words: <text:s/>2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Rank</text:p>
          </table:table-cell>
          <table:table-cell office:value-type="string" calcext:value-type="string">
            <text:p><text:s text:c="4"/>Freq</text:p>
          </table:table-cell>
          <table:table-cell office:value-type="string" calcext:value-type="string">
            <text:p><text:s text:c="9"/>R*F</text:p>
          </table:table-cell>
          <table:table-cell/>
          <table:table-cell office:value-type="string" calcext:value-type="string">
            <text:p>log(rank)</text:p>
          </table:table-cell>
          <table:table-cell office:value-type="string" calcext:value-type="string">
            <text:p>log(fre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598" calcext:value-type="float">
            <text:p>27598</text:p>
          </table:table-cell>
          <table:table-cell/>
          <table:table-cell table:formula="of:=LOG([.A7];10)" office:value-type="float" office:value="0" calcext:value-type="float">
            <text:p>0</text:p>
          </table:table-cell>
          <table:table-cell table:formula="of:=LOG([.B7];10)" office:value-type="float" office:value="4.44087761031029" calcext:value-type="float">
            <text:p>4.4408776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36" calcext:value-type="float">
            <text:p>26736</text:p>
          </table:table-cell>
          <table:table-cell office:value-type="float" office:value="53472" calcext:value-type="float">
            <text:p>53472</text:p>
          </table:table-cell>
          <table:table-cell/>
          <table:table-cell table:formula="of:=LOG([.A8];10)" office:value-type="float" office:value="0.301029995663981" calcext:value-type="float">
            <text:p>0.3010299957</text:p>
          </table:table-cell>
          <table:table-cell table:formula="of:=LOG([.B8];10)" office:value-type="float" office:value="4.42709643254932" calcext:value-type="float">
            <text:p>4.427096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17" calcext:value-type="float">
            <text:p>20717</text:p>
          </table:table-cell>
          <table:table-cell office:value-type="float" office:value="62151" calcext:value-type="float">
            <text:p>62151</text:p>
          </table:table-cell>
          <table:table-cell/>
          <table:table-cell table:formula="of:=LOG([.A9];10)" office:value-type="float" office:value="0.477121254719662" calcext:value-type="float">
            <text:p>0.4771212547</text:p>
          </table:table-cell>
          <table:table-cell table:formula="of:=LOG([.B9];10)" office:value-type="float" office:value="4.31632686604542" calcext:value-type="float">
            <text:p>4.316326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61" calcext:value-type="float">
            <text:p>19661</text:p>
          </table:table-cell>
          <table:table-cell office:value-type="float" office:value="78644" calcext:value-type="float">
            <text:p>78644</text:p>
          </table:table-cell>
          <table:table-cell/>
          <table:table-cell table:formula="of:=LOG([.A10];10)" office:value-type="float" office:value="0.602059991327962" calcext:value-type="float">
            <text:p>0.6020599913</text:p>
          </table:table-cell>
          <table:table-cell table:formula="of:=LOG([.B10];10)" office:value-type="float" office:value="4.29360560319282" calcext:value-type="float">
            <text:p>4.2936056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31" calcext:value-type="float">
            <text:p>18131</text:p>
          </table:table-cell>
          <table:table-cell office:value-type="float" office:value="90655" calcext:value-type="float">
            <text:p>90655</text:p>
          </table:table-cell>
          <table:table-cell/>
          <table:table-cell table:formula="of:=LOG([.A11];10)" office:value-type="float" office:value="0.698970004336019" calcext:value-type="float">
            <text:p>0.6989700043</text:p>
          </table:table-cell>
          <table:table-cell table:formula="of:=LOG([.B11];10)" office:value-type="float" office:value="4.25842175790164" calcext:value-type="float">
            <text:p>4.25842175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23" calcext:value-type="float">
            <text:p>14723</text:p>
          </table:table-cell>
          <table:table-cell office:value-type="float" office:value="88338" calcext:value-type="float">
            <text:p>88338</text:p>
          </table:table-cell>
          <table:table-cell/>
          <table:table-cell table:formula="of:=LOG([.A12];10)" office:value-type="float" office:value="0.778151250383644" calcext:value-type="float">
            <text:p>0.7781512504</text:p>
          </table:table-cell>
          <table:table-cell table:formula="of:=LOG([.B12];10)" office:value-type="float" office:value="4.16799631208688" calcext:value-type="float">
            <text:p>4.1679963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30" calcext:value-type="float">
            <text:p>13630</text:p>
          </table:table-cell>
          <table:table-cell office:value-type="float" office:value="95410" calcext:value-type="float">
            <text:p>95410</text:p>
          </table:table-cell>
          <table:table-cell/>
          <table:table-cell table:formula="of:=LOG([.A13];10)" office:value-type="float" office:value="0.845098040014257" calcext:value-type="float">
            <text:p>0.84509804</text:p>
          </table:table-cell>
          <table:table-cell table:formula="of:=LOG([.B13];10)" office:value-type="float" office:value="4.13449585583467" calcext:value-type="float">
            <text:p>4.1344958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89" calcext:value-type="float">
            <text:p>12489</text:p>
          </table:table-cell>
          <table:table-cell office:value-type="float" office:value="99912" calcext:value-type="float">
            <text:p>99912</text:p>
          </table:table-cell>
          <table:table-cell/>
          <table:table-cell table:formula="of:=LOG([.A14];10)" office:value-type="float" office:value="0.903089986991943" calcext:value-type="float">
            <text:p>0.903089987</text:p>
          </table:table-cell>
          <table:table-cell table:formula="of:=LOG([.B14];10)" office:value-type="float" office:value="4.09652766560644" calcext:value-type="float">
            <text:p>4.0965276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00197" calcext:value-type="float">
            <text:p>100197</text:p>
          </table:table-cell>
          <table:table-cell/>
          <table:table-cell table:formula="of:=LOG([.A15];10)" office:value-type="float" office:value="0.954242509439325" calcext:value-type="float">
            <text:p>0.9542425094</text:p>
          </table:table-cell>
          <table:table-cell table:formula="of:=LOG([.B15];10)" office:value-type="float" office:value="4.04661220906845" calcext:value-type="float">
            <text:p>4.0466122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96" calcext:value-type="float">
            <text:p>10996</text:p>
          </table:table-cell>
          <table:table-cell office:value-type="float" office:value="109960" calcext:value-type="float">
            <text:p>109960</text:p>
          </table:table-cell>
          <table:table-cell/>
          <table:table-cell table:formula="of:=LOG([.A16];10)" office:value-type="float" office:value="1" calcext:value-type="float">
            <text:p>1</text:p>
          </table:table-cell>
          <table:table-cell table:formula="of:=LOG([.B16];10)" office:value-type="float" office:value="4.04123473117143" calcext:value-type="float">
            <text:p>4.0412347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3" calcext:value-type="float">
            <text:p>9573</text:p>
          </table:table-cell>
          <table:table-cell office:value-type="float" office:value="105303" calcext:value-type="float">
            <text:p>105303</text:p>
          </table:table-cell>
          <table:table-cell/>
          <table:table-cell table:formula="of:=LOG([.A17];10)" office:value-type="float" office:value="1.04139268515823" calcext:value-type="float">
            <text:p>1.0413926852</text:p>
          </table:table-cell>
          <table:table-cell table:formula="of:=LOG([.B17];10)" office:value-type="float" office:value="3.98104805891317" calcext:value-type="float">
            <text:p>3.98104805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30" calcext:value-type="float">
            <text:p>8730</text:p>
          </table:table-cell>
          <table:table-cell office:value-type="float" office:value="104760" calcext:value-type="float">
            <text:p>104760</text:p>
          </table:table-cell>
          <table:table-cell/>
          <table:table-cell table:formula="of:=LOG([.A18];10)" office:value-type="float" office:value="1.07918124604762" calcext:value-type="float">
            <text:p>1.079181246</text:p>
          </table:table-cell>
          <table:table-cell table:formula="of:=LOG([.B18];10)" office:value-type="float" office:value="3.94101424370557" calcext:value-type="float">
            <text:p>3.94101424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32" calcext:value-type="float">
            <text:p>8232</text:p>
          </table:table-cell>
          <table:table-cell office:value-type="float" office:value="107016" calcext:value-type="float">
            <text:p>107016</text:p>
          </table:table-cell>
          <table:table-cell/>
          <table:table-cell table:formula="of:=LOG([.A19];10)" office:value-type="float" office:value="1.11394335230684" calcext:value-type="float">
            <text:p>1.1139433523</text:p>
          </table:table-cell>
          <table:table-cell table:formula="of:=LOG([.B19];10)" office:value-type="float" office:value="3.91550536175438" calcext:value-type="float">
            <text:p>3.91550536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96" calcext:value-type="float">
            <text:p>7996</text:p>
          </table:table-cell>
          <table:table-cell office:value-type="float" office:value="111944" calcext:value-type="float">
            <text:p>111944</text:p>
          </table:table-cell>
          <table:table-cell/>
          <table:table-cell table:formula="of:=LOG([.A20];10)" office:value-type="float" office:value="1.14612803567824" calcext:value-type="float">
            <text:p>1.1461280357</text:p>
          </table:table-cell>
          <table:table-cell table:formula="of:=LOG([.B20];10)" office:value-type="float" office:value="3.90287278544608" calcext:value-type="float">
            <text:p>3.9028727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76" calcext:value-type="float">
            <text:p>7776</text:p>
          </table:table-cell>
          <table:table-cell office:value-type="float" office:value="116640" calcext:value-type="float">
            <text:p>116640</text:p>
          </table:table-cell>
          <table:table-cell/>
          <table:table-cell table:formula="of:=LOG([.A21];10)" office:value-type="float" office:value="1.17609125905568" calcext:value-type="float">
            <text:p>1.1760912591</text:p>
          </table:table-cell>
          <table:table-cell table:formula="of:=LOG([.B21];10)" office:value-type="float" office:value="3.89075625191822" calcext:value-type="float">
            <text:p>3.89075625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92" calcext:value-type="float">
            <text:p>7692</text:p>
          </table:table-cell>
          <table:table-cell office:value-type="float" office:value="123072" calcext:value-type="float">
            <text:p>123072</text:p>
          </table:table-cell>
          <table:table-cell/>
          <table:table-cell table:formula="of:=LOG([.A22];10)" office:value-type="float" office:value="1.20411998265592" calcext:value-type="float">
            <text:p>1.2041199827</text:p>
          </table:table-cell>
          <table:table-cell table:formula="of:=LOG([.B22];10)" office:value-type="float" office:value="3.88603927556644" calcext:value-type="float">
            <text:p>3.88603927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85" calcext:value-type="float">
            <text:p>7085</text:p>
          </table:table-cell>
          <table:table-cell office:value-type="float" office:value="120445" calcext:value-type="float">
            <text:p>120445</text:p>
          </table:table-cell>
          <table:table-cell/>
          <table:table-cell table:formula="of:=LOG([.A23];10)" office:value-type="float" office:value="1.23044892137827" calcext:value-type="float">
            <text:p>1.2304489214</text:p>
          </table:table-cell>
          <table:table-cell table:formula="of:=LOG([.B23];10)" office:value-type="float" office:value="3.85033985458348" calcext:value-type="float">
            <text:p>3.85033985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75" calcext:value-type="float">
            <text:p>6875</text:p>
          </table:table-cell>
          <table:table-cell office:value-type="float" office:value="123750" calcext:value-type="float">
            <text:p>123750</text:p>
          </table:table-cell>
          <table:table-cell/>
          <table:table-cell table:formula="of:=LOG([.A24];10)" office:value-type="float" office:value="1.25527250510331" calcext:value-type="float">
            <text:p>1.2552725051</text:p>
          </table:table-cell>
          <table:table-cell table:formula="of:=LOG([.B24];10)" office:value-type="float" office:value="3.8372727025023" calcext:value-type="float">
            <text:p>3.83727270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59" calcext:value-type="float">
            <text:p>6859</text:p>
          </table:table-cell>
          <table:table-cell office:value-type="float" office:value="130321" calcext:value-type="float">
            <text:p>130321</text:p>
          </table:table-cell>
          <table:table-cell/>
          <table:table-cell table:formula="of:=LOG([.A25];10)" office:value-type="float" office:value="1.27875360095283" calcext:value-type="float">
            <text:p>1.278753601</text:p>
          </table:table-cell>
          <table:table-cell table:formula="of:=LOG([.B25];10)" office:value-type="float" office:value="3.83626080285849" calcext:value-type="float">
            <text:p>3.8362608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25" calcext:value-type="float">
            <text:p>6825</text:p>
          </table:table-cell>
          <table:table-cell office:value-type="float" office:value="136500" calcext:value-type="float">
            <text:p>136500</text:p>
          </table:table-cell>
          <table:table-cell/>
          <table:table-cell table:formula="of:=LOG([.A26];10)" office:value-type="float" office:value="1.30102999566398" calcext:value-type="float">
            <text:p>1.3010299957</text:p>
          </table:table-cell>
          <table:table-cell table:formula="of:=LOG([.B26];10)" office:value-type="float" office:value="3.83410265571279" calcext:value-type="float">
            <text:p>3.83410265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77" calcext:value-type="float">
            <text:p>6277</text:p>
          </table:table-cell>
          <table:table-cell office:value-type="float" office:value="131817" calcext:value-type="float">
            <text:p>131817</text:p>
          </table:table-cell>
          <table:table-cell/>
          <table:table-cell table:formula="of:=LOG([.A27];10)" office:value-type="float" office:value="1.32221929473392" calcext:value-type="float">
            <text:p>1.3222192947</text:p>
          </table:table-cell>
          <table:table-cell table:formula="of:=LOG([.B27];10)" office:value-type="float" office:value="3.79775212865071" calcext:value-type="float">
            <text:p>3.7977521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60" calcext:value-type="float">
            <text:p>6260</text:p>
          </table:table-cell>
          <table:table-cell office:value-type="float" office:value="137720" calcext:value-type="float">
            <text:p>137720</text:p>
          </table:table-cell>
          <table:table-cell/>
          <table:table-cell table:formula="of:=LOG([.A28];10)" office:value-type="float" office:value="1.34242268082221" calcext:value-type="float">
            <text:p>1.3424226808</text:p>
          </table:table-cell>
          <table:table-cell table:formula="of:=LOG([.B28];10)" office:value-type="float" office:value="3.79657433321043" calcext:value-type="float">
            <text:p>3.79657433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62" calcext:value-type="float">
            <text:p>5962</text:p>
          </table:table-cell>
          <table:table-cell office:value-type="float" office:value="137126" calcext:value-type="float">
            <text:p>137126</text:p>
          </table:table-cell>
          <table:table-cell/>
          <table:table-cell table:formula="of:=LOG([.A29];10)" office:value-type="float" office:value="1.36172783601759" calcext:value-type="float">
            <text:p>1.361727836</text:p>
          </table:table-cell>
          <table:table-cell table:formula="of:=LOG([.B29];10)" office:value-type="float" office:value="3.77539197169661" calcext:value-type="float">
            <text:p>3.77539197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85" calcext:value-type="float">
            <text:p>5885</text:p>
          </table:table-cell>
          <table:table-cell office:value-type="float" office:value="141240" calcext:value-type="float">
            <text:p>141240</text:p>
          </table:table-cell>
          <table:table-cell/>
          <table:table-cell table:formula="of:=LOG([.A30];10)" office:value-type="float" office:value="1.38021124171161" calcext:value-type="float">
            <text:p>1.3802112417</text:p>
          </table:table-cell>
          <table:table-cell table:formula="of:=LOG([.B30];10)" office:value-type="float" office:value="3.76974646717945" calcext:value-type="float">
            <text:p>3.76974646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90" calcext:value-type="float">
            <text:p>5490</text:p>
          </table:table-cell>
          <table:table-cell office:value-type="float" office:value="137250" calcext:value-type="float">
            <text:p>137250</text:p>
          </table:table-cell>
          <table:table-cell/>
          <table:table-cell table:formula="of:=LOG([.A31];10)" office:value-type="float" office:value="1.39794000867204" calcext:value-type="float">
            <text:p>1.3979400087</text:p>
          </table:table-cell>
          <table:table-cell table:formula="of:=LOG([.B31];10)" office:value-type="float" office:value="3.73957234445009" calcext:value-type="float">
            <text:p>3.73957234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74" calcext:value-type="float">
            <text:p>5274</text:p>
          </table:table-cell>
          <table:table-cell office:value-type="float" office:value="137124" calcext:value-type="float">
            <text:p>137124</text:p>
          </table:table-cell>
          <table:table-cell/>
          <table:table-cell table:formula="of:=LOG([.A32];10)" office:value-type="float" office:value="1.41497334797082" calcext:value-type="float">
            <text:p>1.414973348</text:p>
          </table:table-cell>
          <table:table-cell table:formula="of:=LOG([.B32];10)" office:value-type="float" office:value="3.72214012545742" calcext:value-type="float">
            <text:p>3.72214012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5" calcext:value-type="float">
            <text:p>5205</text:p>
          </table:table-cell>
          <table:table-cell office:value-type="float" office:value="140535" calcext:value-type="float">
            <text:p>140535</text:p>
          </table:table-cell>
          <table:table-cell/>
          <table:table-cell table:formula="of:=LOG([.A33];10)" office:value-type="float" office:value="1.43136376415899" calcext:value-type="float">
            <text:p>1.4313637642</text:p>
          </table:table-cell>
          <table:table-cell table:formula="of:=LOG([.B33];10)" office:value-type="float" office:value="3.71642073384655" calcext:value-type="float">
            <text:p>3.71642073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77" calcext:value-type="float">
            <text:p>4977</text:p>
          </table:table-cell>
          <table:table-cell office:value-type="float" office:value="139356" calcext:value-type="float">
            <text:p>139356</text:p>
          </table:table-cell>
          <table:table-cell/>
          <table:table-cell table:formula="of:=LOG([.A34];10)" office:value-type="float" office:value="1.44715803134222" calcext:value-type="float">
            <text:p>1.4471580313</text:p>
          </table:table-cell>
          <table:table-cell table:formula="of:=LOG([.B34];10)" office:value-type="float" office:value="3.69696764074402" calcext:value-type="float">
            <text:p>3.69696764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69" calcext:value-type="float">
            <text:p>4469</text:p>
          </table:table-cell>
          <table:table-cell office:value-type="float" office:value="129601" calcext:value-type="float">
            <text:p>129601</text:p>
          </table:table-cell>
          <table:table-cell/>
          <table:table-cell table:formula="of:=LOG([.A35];10)" office:value-type="float" office:value="1.46239799789896" calcext:value-type="float">
            <text:p>1.4623979979</text:p>
          </table:table-cell>
          <table:table-cell table:formula="of:=LOG([.B35];10)" office:value-type="float" office:value="3.65021035466036" calcext:value-type="float">
            <text:p>3.65021035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23" calcext:value-type="float">
            <text:p>4423</text:p>
          </table:table-cell>
          <table:table-cell office:value-type="float" office:value="132690" calcext:value-type="float">
            <text:p>132690</text:p>
          </table:table-cell>
          <table:table-cell/>
          <table:table-cell table:formula="of:=LOG([.A36];10)" office:value-type="float" office:value="1.47712125471966" calcext:value-type="float">
            <text:p>1.4771212547</text:p>
          </table:table-cell>
          <table:table-cell table:formula="of:=LOG([.B36];10)" office:value-type="float" office:value="3.6457169393696" calcext:value-type="float">
            <text:p>3.64571693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34" calcext:value-type="float">
            <text:p>4034</text:p>
          </table:table-cell>
          <table:table-cell office:value-type="float" office:value="125054" calcext:value-type="float">
            <text:p>125054</text:p>
          </table:table-cell>
          <table:table-cell/>
          <table:table-cell table:formula="of:=LOG([.A37];10)" office:value-type="float" office:value="1.49136169383427" calcext:value-type="float">
            <text:p>1.4913616938</text:p>
          </table:table-cell>
          <table:table-cell table:formula="of:=LOG([.B37];10)" office:value-type="float" office:value="3.60573589387675" calcext:value-type="float">
            <text:p>3.60573589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22" calcext:value-type="float">
            <text:p>3922</text:p>
          </table:table-cell>
          <table:table-cell office:value-type="float" office:value="125504" calcext:value-type="float">
            <text:p>125504</text:p>
          </table:table-cell>
          <table:table-cell/>
          <table:table-cell table:formula="of:=LOG([.A38];10)" office:value-type="float" office:value="1.50514997831991" calcext:value-type="float">
            <text:p>1.5051499783</text:p>
          </table:table-cell>
          <table:table-cell table:formula="of:=LOG([.B38];10)" office:value-type="float" office:value="3.59350758933176" calcext:value-type="float">
            <text:p>3.59350758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50" calcext:value-type="float">
            <text:p>3850</text:p>
          </table:table-cell>
          <table:table-cell office:value-type="float" office:value="127050" calcext:value-type="float">
            <text:p>127050</text:p>
          </table:table-cell>
          <table:table-cell/>
          <table:table-cell table:formula="of:=LOG([.A39];10)" office:value-type="float" office:value="1.51851393987789" calcext:value-type="float">
            <text:p>1.5185139399</text:p>
          </table:table-cell>
          <table:table-cell table:formula="of:=LOG([.B39];10)" office:value-type="float" office:value="3.5854607295085" calcext:value-type="float">
            <text:p>3.58546072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1" calcext:value-type="float">
            <text:p>3841</text:p>
          </table:table-cell>
          <table:table-cell office:value-type="float" office:value="130594" calcext:value-type="float">
            <text:p>130594</text:p>
          </table:table-cell>
          <table:table-cell/>
          <table:table-cell table:formula="of:=LOG([.A40];10)" office:value-type="float" office:value="1.53147891704226" calcext:value-type="float">
            <text:p>1.531478917</text:p>
          </table:table-cell>
          <table:table-cell table:formula="of:=LOG([.B40];10)" office:value-type="float" office:value="3.58444430716518" calcext:value-type="float">
            <text:p>3.58444430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97" calcext:value-type="float">
            <text:p>3797</text:p>
          </table:table-cell>
          <table:table-cell office:value-type="float" office:value="132895" calcext:value-type="float">
            <text:p>132895</text:p>
          </table:table-cell>
          <table:table-cell/>
          <table:table-cell table:formula="of:=LOG([.A41];10)" office:value-type="float" office:value="1.54406804435028" calcext:value-type="float">
            <text:p>1.5440680444</text:p>
          </table:table-cell>
          <table:table-cell table:formula="of:=LOG([.B41];10)" office:value-type="float" office:value="3.5794405971398" calcext:value-type="float">
            <text:p>3.57944059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53" calcext:value-type="float">
            <text:p>3753</text:p>
          </table:table-cell>
          <table:table-cell office:value-type="float" office:value="135108" calcext:value-type="float">
            <text:p>135108</text:p>
          </table:table-cell>
          <table:table-cell/>
          <table:table-cell table:formula="of:=LOG([.A42];10)" office:value-type="float" office:value="1.55630250076729" calcext:value-type="float">
            <text:p>1.5563025008</text:p>
          </table:table-cell>
          <table:table-cell table:formula="of:=LOG([.B42];10)" office:value-type="float" office:value="3.57437856441308" calcext:value-type="float">
            <text:p>3.57437856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92" calcext:value-type="float">
            <text:p>3592</text:p>
          </table:table-cell>
          <table:table-cell office:value-type="float" office:value="132904" calcext:value-type="float">
            <text:p>132904</text:p>
          </table:table-cell>
          <table:table-cell/>
          <table:table-cell table:formula="of:=LOG([.A43];10)" office:value-type="float" office:value="1.56820172406699" calcext:value-type="float">
            <text:p>1.5682017241</text:p>
          </table:table-cell>
          <table:table-cell table:formula="of:=LOG([.B43];10)" office:value-type="float" office:value="3.55533632799527" calcext:value-type="float">
            <text:p>3.5553363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0" calcext:value-type="float">
            <text:p>3500</text:p>
          </table:table-cell>
          <table:table-cell office:value-type="float" office:value="133000" calcext:value-type="float">
            <text:p>133000</text:p>
          </table:table-cell>
          <table:table-cell/>
          <table:table-cell table:formula="of:=LOG([.A44];10)" office:value-type="float" office:value="1.57978359661681" calcext:value-type="float">
            <text:p>1.5797835966</text:p>
          </table:table-cell>
          <table:table-cell table:formula="of:=LOG([.B44];10)" office:value-type="float" office:value="3.54406804435028" calcext:value-type="float">
            <text:p>3.5440680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98" calcext:value-type="float">
            <text:p>3298</text:p>
          </table:table-cell>
          <table:table-cell office:value-type="float" office:value="128622" calcext:value-type="float">
            <text:p>128622</text:p>
          </table:table-cell>
          <table:table-cell/>
          <table:table-cell table:formula="of:=LOG([.A45];10)" office:value-type="float" office:value="1.5910646070265" calcext:value-type="float">
            <text:p>1.591064607</text:p>
          </table:table-cell>
          <table:table-cell table:formula="of:=LOG([.B45];10)" office:value-type="float" office:value="3.5182506513085" calcext:value-type="float">
            <text:p>3.51825065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0" calcext:value-type="float">
            <text:p>3180</text:p>
          </table:table-cell>
          <table:table-cell office:value-type="float" office:value="127200" calcext:value-type="float">
            <text:p>127200</text:p>
          </table:table-cell>
          <table:table-cell/>
          <table:table-cell table:formula="of:=LOG([.A46];10)" office:value-type="float" office:value="1.60205999132796" calcext:value-type="float">
            <text:p>1.6020599913</text:p>
          </table:table-cell>
          <table:table-cell table:formula="of:=LOG([.B46];10)" office:value-type="float" office:value="3.50242711998443" calcext:value-type="float">
            <text:p>3.502427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83" calcext:value-type="float">
            <text:p>3083</text:p>
          </table:table-cell>
          <table:table-cell office:value-type="float" office:value="126403" calcext:value-type="float">
            <text:p>126403</text:p>
          </table:table-cell>
          <table:table-cell/>
          <table:table-cell table:formula="of:=LOG([.A47];10)" office:value-type="float" office:value="1.61278385671974" calcext:value-type="float">
            <text:p>1.6127838567</text:p>
          </table:table-cell>
          <table:table-cell table:formula="of:=LOG([.B47];10)" office:value-type="float" office:value="3.48897352472651" calcext:value-type="float">
            <text:p>3.488973524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062" calcext:value-type="float">
            <text:p>3062</text:p>
          </table:table-cell>
          <table:table-cell office:value-type="float" office:value="130135" calcext:value-type="float">
            <text:p>130135</text:p>
          </table:table-cell>
          <table:table-cell/>
          <table:table-cell table:formula="of:=LOG([.A48];10)" office:value-type="float" office:value="1.62838893005031" calcext:value-type="float">
            <text:p>1.6283889301</text:p>
          </table:table-cell>
          <table:table-cell table:formula="of:=LOG([.B48];10)" office:value-type="float" office:value="3.48600518636224" calcext:value-type="float">
            <text:p>3.48600518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1" calcext:value-type="float">
            <text:p>3061</text:p>
          </table:table-cell>
          <table:table-cell office:value-type="float" office:value="134684" calcext:value-type="float">
            <text:p>134684</text:p>
          </table:table-cell>
          <table:table-cell/>
          <table:table-cell table:formula="of:=LOG([.A49];10)" office:value-type="float" office:value="1.64345267648619" calcext:value-type="float">
            <text:p>1.6434526765</text:p>
          </table:table-cell>
          <table:table-cell table:formula="of:=LOG([.B49];10)" office:value-type="float" office:value="3.48586332959733" calcext:value-type="float">
            <text:p>3.4858633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71" calcext:value-type="float">
            <text:p>2871</text:p>
          </table:table-cell>
          <table:table-cell office:value-type="float" office:value="129195" calcext:value-type="float">
            <text:p>129195</text:p>
          </table:table-cell>
          <table:table-cell/>
          <table:table-cell table:formula="of:=LOG([.A50];10)" office:value-type="float" office:value="1.65321251377534" calcext:value-type="float">
            <text:p>1.6532125138</text:p>
          </table:table-cell>
          <table:table-cell table:formula="of:=LOG([.B50];10)" office:value-type="float" office:value="3.45803319249651" calcext:value-type="float">
            <text:p>3.4580331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4" calcext:value-type="float">
            <text:p>2834</text:p>
          </table:table-cell>
          <table:table-cell office:value-type="float" office:value="130364" calcext:value-type="float">
            <text:p>130364</text:p>
          </table:table-cell>
          <table:table-cell/>
          <table:table-cell table:formula="of:=LOG([.A51];10)" office:value-type="float" office:value="1.66275783168157" calcext:value-type="float">
            <text:p>1.6627578317</text:p>
          </table:table-cell>
          <table:table-cell table:formula="of:=LOG([.B51];10)" office:value-type="float" office:value="3.45239984591144" calcext:value-type="float">
            <text:p>3.45239984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89" calcext:value-type="float">
            <text:p>2789</text:p>
          </table:table-cell>
          <table:table-cell office:value-type="float" office:value="131083" calcext:value-type="float">
            <text:p>131083</text:p>
          </table:table-cell>
          <table:table-cell/>
          <table:table-cell table:formula="of:=LOG([.A52];10)" office:value-type="float" office:value="1.67209785793572" calcext:value-type="float">
            <text:p>1.6720978579</text:p>
          </table:table-cell>
          <table:table-cell table:formula="of:=LOG([.B52];10)" office:value-type="float" office:value="3.44544851426605" calcext:value-type="float">
            <text:p>3.44544851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63" calcext:value-type="float">
            <text:p>2763</text:p>
          </table:table-cell>
          <table:table-cell office:value-type="float" office:value="132624" calcext:value-type="float">
            <text:p>132624</text:p>
          </table:table-cell>
          <table:table-cell/>
          <table:table-cell table:formula="of:=LOG([.A53];10)" office:value-type="float" office:value="1.68124123737559" calcext:value-type="float">
            <text:p>1.6812412374</text:p>
          </table:table-cell>
          <table:table-cell table:formula="of:=LOG([.B53];10)" office:value-type="float" office:value="3.44138088491651" calcext:value-type="float">
            <text:p>3.44138088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40" calcext:value-type="float">
            <text:p>2640</text:p>
          </table:table-cell>
          <table:table-cell office:value-type="float" office:value="129360" calcext:value-type="float">
            <text:p>129360</text:p>
          </table:table-cell>
          <table:table-cell/>
          <table:table-cell table:formula="of:=LOG([.A54];10)" office:value-type="float" office:value="1.69019608002851" calcext:value-type="float">
            <text:p>1.69019608</text:p>
          </table:table-cell>
          <table:table-cell table:formula="of:=LOG([.B54];10)" office:value-type="float" office:value="3.42160392686983" calcext:value-type="float">
            <text:p>3.42160392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" calcext:value-type="float">
            <text:p>2621</text:p>
          </table:table-cell>
          <table:table-cell office:value-type="float" office:value="131050" calcext:value-type="float">
            <text:p>131050</text:p>
          </table:table-cell>
          <table:table-cell/>
          <table:table-cell table:formula="of:=LOG([.A55];10)" office:value-type="float" office:value="1.69897000433602" calcext:value-type="float">
            <text:p>1.6989700043</text:p>
          </table:table-cell>
          <table:table-cell table:formula="of:=LOG([.B55];10)" office:value-type="float" office:value="3.4184670209466" calcext:value-type="float">
            <text:p>3.41846702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19" calcext:value-type="float">
            <text:p>2519</text:p>
          </table:table-cell>
          <table:table-cell office:value-type="float" office:value="128469" calcext:value-type="float">
            <text:p>128469</text:p>
          </table:table-cell>
          <table:table-cell/>
          <table:table-cell table:formula="of:=LOG([.A56];10)" office:value-type="float" office:value="1.70757017609794" calcext:value-type="float">
            <text:p>1.7075701761</text:p>
          </table:table-cell>
          <table:table-cell table:formula="of:=LOG([.B56];10)" office:value-type="float" office:value="3.40122816749811" calcext:value-type="float">
            <text:p>3.40122816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13" calcext:value-type="float">
            <text:p>2513</text:p>
          </table:table-cell>
          <table:table-cell office:value-type="float" office:value="130676" calcext:value-type="float">
            <text:p>130676</text:p>
          </table:table-cell>
          <table:table-cell/>
          <table:table-cell table:formula="of:=LOG([.A57];10)" office:value-type="float" office:value="1.7160033436348" calcext:value-type="float">
            <text:p>1.7160033436</text:p>
          </table:table-cell>
          <table:table-cell table:formula="of:=LOG([.B57];10)" office:value-type="float" office:value="3.40019248859258" calcext:value-type="float">
            <text:p>3.40019248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73" calcext:value-type="float">
            <text:p>2473</text:p>
          </table:table-cell>
          <table:table-cell office:value-type="float" office:value="131069" calcext:value-type="float">
            <text:p>131069</text:p>
          </table:table-cell>
          <table:table-cell/>
          <table:table-cell table:formula="of:=LOG([.A58];10)" office:value-type="float" office:value="1.72427586960079" calcext:value-type="float">
            <text:p>1.7242758696</text:p>
          </table:table-cell>
          <table:table-cell table:formula="of:=LOG([.B58];10)" office:value-type="float" office:value="3.3932241163613" calcext:value-type="float">
            <text:p>3.3932241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50" calcext:value-type="float">
            <text:p>2350</text:p>
          </table:table-cell>
          <table:table-cell office:value-type="float" office:value="126900" calcext:value-type="float">
            <text:p>126900</text:p>
          </table:table-cell>
          <table:table-cell/>
          <table:table-cell table:formula="of:=LOG([.A59];10)" office:value-type="float" office:value="1.73239375982297" calcext:value-type="float">
            <text:p>1.7323937598</text:p>
          </table:table-cell>
          <table:table-cell table:formula="of:=LOG([.B59];10)" office:value-type="float" office:value="3.37106786227174" calcext:value-type="float">
            <text:p>3.37106786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21" calcext:value-type="float">
            <text:p>2321</text:p>
          </table:table-cell>
          <table:table-cell office:value-type="float" office:value="127655" calcext:value-type="float">
            <text:p>127655</text:p>
          </table:table-cell>
          <table:table-cell/>
          <table:table-cell table:formula="of:=LOG([.A60];10)" office:value-type="float" office:value="1.74036268949424" calcext:value-type="float">
            <text:p>1.7403626895</text:p>
          </table:table-cell>
          <table:table-cell table:formula="of:=LOG([.B60];10)" office:value-type="float" office:value="3.36567514045592" calcext:value-type="float">
            <text:p>3.36567514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4" calcext:value-type="float">
            <text:p>2294</text:p>
          </table:table-cell>
          <table:table-cell office:value-type="float" office:value="128464" calcext:value-type="float">
            <text:p>128464</text:p>
          </table:table-cell>
          <table:table-cell/>
          <table:table-cell table:formula="of:=LOG([.A61];10)" office:value-type="float" office:value="1.7481880270062" calcext:value-type="float">
            <text:p>1.748188027</text:p>
          </table:table-cell>
          <table:table-cell table:formula="of:=LOG([.B61];10)" office:value-type="float" office:value="3.36059341356525" calcext:value-type="float">
            <text:p>3.3605934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2" calcext:value-type="float">
            <text:p>2292</text:p>
          </table:table-cell>
          <table:table-cell office:value-type="float" office:value="130644" calcext:value-type="float">
            <text:p>130644</text:p>
          </table:table-cell>
          <table:table-cell/>
          <table:table-cell table:formula="of:=LOG([.A62];10)" office:value-type="float" office:value="1.75587485567249" calcext:value-type="float">
            <text:p>1.7558748557</text:p>
          </table:table-cell>
          <table:table-cell table:formula="of:=LOG([.B62];10)" office:value-type="float" office:value="3.36021461329535" calcext:value-type="float">
            <text:p>3.36021461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1" calcext:value-type="float">
            <text:p>2241</text:p>
          </table:table-cell>
          <table:table-cell office:value-type="float" office:value="129978" calcext:value-type="float">
            <text:p>129978</text:p>
          </table:table-cell>
          <table:table-cell/>
          <table:table-cell table:formula="of:=LOG([.A63];10)" office:value-type="float" office:value="1.76342799356294" calcext:value-type="float">
            <text:p>1.7634279936</text:p>
          </table:table-cell>
          <table:table-cell table:formula="of:=LOG([.B63];10)" office:value-type="float" office:value="3.35044185653506" calcext:value-type="float">
            <text:p>3.35044185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30" calcext:value-type="float">
            <text:p>2230</text:p>
          </table:table-cell>
          <table:table-cell office:value-type="float" office:value="131570" calcext:value-type="float">
            <text:p>131570</text:p>
          </table:table-cell>
          <table:table-cell/>
          <table:table-cell table:formula="of:=LOG([.A64];10)" office:value-type="float" office:value="1.77085201164214" calcext:value-type="float">
            <text:p>1.7708520116</text:p>
          </table:table-cell>
          <table:table-cell table:formula="of:=LOG([.B64];10)" office:value-type="float" office:value="3.34830486304816" calcext:value-type="float">
            <text:p>3.3483048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23" calcext:value-type="float">
            <text:p>2223</text:p>
          </table:table-cell>
          <table:table-cell office:value-type="float" office:value="133380" calcext:value-type="float">
            <text:p>133380</text:p>
          </table:table-cell>
          <table:table-cell/>
          <table:table-cell table:formula="of:=LOG([.A65];10)" office:value-type="float" office:value="1.77815125038364" calcext:value-type="float">
            <text:p>1.7781512504</text:p>
          </table:table-cell>
          <table:table-cell table:formula="of:=LOG([.B65];10)" office:value-type="float" office:value="3.34693946269899" calcext:value-type="float">
            <text:p>3.34693946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15" calcext:value-type="float">
            <text:p>2215</text:p>
          </table:table-cell>
          <table:table-cell office:value-type="float" office:value="135115" calcext:value-type="float">
            <text:p>135115</text:p>
          </table:table-cell>
          <table:table-cell/>
          <table:table-cell table:formula="of:=LOG([.A66];10)" office:value-type="float" office:value="1.78532983501077" calcext:value-type="float">
            <text:p>1.785329835</text:p>
          </table:table-cell>
          <table:table-cell table:formula="of:=LOG([.B66];10)" office:value-type="float" office:value="3.34537373055909" calcext:value-type="float">
            <text:p>3.34537373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8" calcext:value-type="float">
            <text:p>2168</text:p>
          </table:table-cell>
          <table:table-cell office:value-type="float" office:value="134416" calcext:value-type="float">
            <text:p>134416</text:p>
          </table:table-cell>
          <table:table-cell/>
          <table:table-cell table:formula="of:=LOG([.A67];10)" office:value-type="float" office:value="1.79239168949825" calcext:value-type="float">
            <text:p>1.7923916895</text:p>
          </table:table-cell>
          <table:table-cell table:formula="of:=LOG([.B67];10)" office:value-type="float" office:value="3.33605927786635" calcext:value-type="float">
            <text:p>3.33605927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65" calcext:value-type="float">
            <text:p>2165</text:p>
          </table:table-cell>
          <table:table-cell office:value-type="float" office:value="136395" calcext:value-type="float">
            <text:p>136395</text:p>
          </table:table-cell>
          <table:table-cell/>
          <table:table-cell table:formula="of:=LOG([.A68];10)" office:value-type="float" office:value="1.79934054945358" calcext:value-type="float">
            <text:p>1.7993405495</text:p>
          </table:table-cell>
          <table:table-cell table:formula="of:=LOG([.B68];10)" office:value-type="float" office:value="3.33545790068938" calcext:value-type="float">
            <text:p>3.3354579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2" calcext:value-type="float">
            <text:p>2122</text:p>
          </table:table-cell>
          <table:table-cell office:value-type="float" office:value="135808" calcext:value-type="float">
            <text:p>135808</text:p>
          </table:table-cell>
          <table:table-cell/>
          <table:table-cell table:formula="of:=LOG([.A69];10)" office:value-type="float" office:value="1.80617997398389" calcext:value-type="float">
            <text:p>1.806179974</text:p>
          </table:table-cell>
          <table:table-cell table:formula="of:=LOG([.B69];10)" office:value-type="float" office:value="3.32674537956532" calcext:value-type="float">
            <text:p>3.32674537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9" calcext:value-type="float">
            <text:p>2109</text:p>
          </table:table-cell>
          <table:table-cell office:value-type="float" office:value="137085" calcext:value-type="float">
            <text:p>137085</text:p>
          </table:table-cell>
          <table:table-cell/>
          <table:table-cell table:formula="of:=LOG([.A70];10)" office:value-type="float" office:value="1.81291335664286" calcext:value-type="float">
            <text:p>1.8129133566</text:p>
          </table:table-cell>
          <table:table-cell table:formula="of:=LOG([.B70];10)" office:value-type="float" office:value="3.32407657973949" calcext:value-type="float">
            <text:p>3.32407657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07" calcext:value-type="float">
            <text:p>2107</text:p>
          </table:table-cell>
          <table:table-cell office:value-type="float" office:value="139062" calcext:value-type="float">
            <text:p>139062</text:p>
          </table:table-cell>
          <table:table-cell/>
          <table:table-cell table:formula="of:=LOG([.A71];10)" office:value-type="float" office:value="1.81954393554187" calcext:value-type="float">
            <text:p>1.8195439355</text:p>
          </table:table-cell>
          <table:table-cell table:formula="of:=LOG([.B71];10)" office:value-type="float" office:value="3.3236645356081" calcext:value-type="float">
            <text:p>3.32366453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5" calcext:value-type="float">
            <text:p>2075</text:p>
          </table:table-cell>
          <table:table-cell office:value-type="float" office:value="139025" calcext:value-type="float">
            <text:p>139025</text:p>
          </table:table-cell>
          <table:table-cell/>
          <table:table-cell table:formula="of:=LOG([.A72];10)" office:value-type="float" office:value="1.82607480270083" calcext:value-type="float">
            <text:p>1.8260748027</text:p>
          </table:table-cell>
          <table:table-cell table:formula="of:=LOG([.B72];10)" office:value-type="float" office:value="3.31701810104811" calcext:value-type="float">
            <text:p>3.317018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52" calcext:value-type="float">
            <text:p>2052</text:p>
          </table:table-cell>
          <table:table-cell office:value-type="float" office:value="139536" calcext:value-type="float">
            <text:p>139536</text:p>
          </table:table-cell>
          <table:table-cell/>
          <table:table-cell table:formula="of:=LOG([.A73];10)" office:value-type="float" office:value="1.83250891270624" calcext:value-type="float">
            <text:p>1.8325089127</text:p>
          </table:table-cell>
          <table:table-cell table:formula="of:=LOG([.B73];10)" office:value-type="float" office:value="3.31217735643978" calcext:value-type="float">
            <text:p>3.31217735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80" calcext:value-type="float">
            <text:p>1980</text:p>
          </table:table-cell>
          <table:table-cell office:value-type="float" office:value="136620" calcext:value-type="float">
            <text:p>136620</text:p>
          </table:table-cell>
          <table:table-cell/>
          <table:table-cell table:formula="of:=LOG([.A74];10)" office:value-type="float" office:value="1.83884909073726" calcext:value-type="float">
            <text:p>1.8388490907</text:p>
          </table:table-cell>
          <table:table-cell table:formula="of:=LOG([.B74];10)" office:value-type="float" office:value="3.29666519026153" calcext:value-type="float">
            <text:p>3.29666519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42" calcext:value-type="float">
            <text:p>1942</text:p>
          </table:table-cell>
          <table:table-cell office:value-type="float" office:value="135940" calcext:value-type="float">
            <text:p>135940</text:p>
          </table:table-cell>
          <table:table-cell/>
          <table:table-cell table:formula="of:=LOG([.A75];10)" office:value-type="float" office:value="1.84509804001426" calcext:value-type="float">
            <text:p>1.84509804</text:p>
          </table:table-cell>
          <table:table-cell table:formula="of:=LOG([.B75];10)" office:value-type="float" office:value="3.28824922557199" calcext:value-type="float">
            <text:p>3.28824922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0" calcext:value-type="float">
            <text:p>1880</text:p>
          </table:table-cell>
          <table:table-cell office:value-type="float" office:value="133480" calcext:value-type="float">
            <text:p>133480</text:p>
          </table:table-cell>
          <table:table-cell/>
          <table:table-cell table:formula="of:=LOG([.A76];10)" office:value-type="float" office:value="1.85125834871908" calcext:value-type="float">
            <text:p>1.8512583487</text:p>
          </table:table-cell>
          <table:table-cell table:formula="of:=LOG([.B76];10)" office:value-type="float" office:value="3.27415784926368" calcext:value-type="float">
            <text:p>3.2741578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76" calcext:value-type="float">
            <text:p>1876</text:p>
          </table:table-cell>
          <table:table-cell office:value-type="float" office:value="135072" calcext:value-type="float">
            <text:p>135072</text:p>
          </table:table-cell>
          <table:table-cell/>
          <table:table-cell table:formula="of:=LOG([.A77];10)" office:value-type="float" office:value="1.85733249643127" calcext:value-type="float">
            <text:p>1.8573324964</text:p>
          </table:table-cell>
          <table:table-cell table:formula="of:=LOG([.B77];10)" office:value-type="float" office:value="3.27323283404305" calcext:value-type="float">
            <text:p>3.2732328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6" calcext:value-type="float">
            <text:p>1856</text:p>
          </table:table-cell>
          <table:table-cell office:value-type="float" office:value="135488" calcext:value-type="float">
            <text:p>135488</text:p>
          </table:table-cell>
          <table:table-cell/>
          <table:table-cell table:formula="of:=LOG([.A78];10)" office:value-type="float" office:value="1.86332286012046" calcext:value-type="float">
            <text:p>1.8633228601</text:p>
          </table:table-cell>
          <table:table-cell table:formula="of:=LOG([.B78];10)" office:value-type="float" office:value="3.26857797188284" calcext:value-type="float">
            <text:p>3.26857797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0" calcext:value-type="float">
            <text:p>1840</text:p>
          </table:table-cell>
          <table:table-cell office:value-type="float" office:value="136160" calcext:value-type="float">
            <text:p>136160</text:p>
          </table:table-cell>
          <table:table-cell/>
          <table:table-cell table:formula="of:=LOG([.A79];10)" office:value-type="float" office:value="1.86923171973098" calcext:value-type="float">
            <text:p>1.8692317197</text:p>
          </table:table-cell>
          <table:table-cell table:formula="of:=LOG([.B79];10)" office:value-type="float" office:value="3.26481782300954" calcext:value-type="float">
            <text:p>3.2648178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5" calcext:value-type="float">
            <text:p>1815</text:p>
          </table:table-cell>
          <table:table-cell office:value-type="float" office:value="136125" calcext:value-type="float">
            <text:p>136125</text:p>
          </table:table-cell>
          <table:table-cell/>
          <table:table-cell table:formula="of:=LOG([.A80];10)" office:value-type="float" office:value="1.8750612633917" calcext:value-type="float">
            <text:p>1.8750612634</text:p>
          </table:table-cell>
          <table:table-cell table:formula="of:=LOG([.B80];10)" office:value-type="float" office:value="3.25887662937213" calcext:value-type="float">
            <text:p>3.2588766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9" calcext:value-type="float">
            <text:p>1789</text:p>
          </table:table-cell>
          <table:table-cell office:value-type="float" office:value="135964" calcext:value-type="float">
            <text:p>135964</text:p>
          </table:table-cell>
          <table:table-cell/>
          <table:table-cell table:formula="of:=LOG([.A81];10)" office:value-type="float" office:value="1.88081359228079" calcext:value-type="float">
            <text:p>1.8808135923</text:p>
          </table:table-cell>
          <table:table-cell table:formula="of:=LOG([.B81];10)" office:value-type="float" office:value="3.25261034056737" calcext:value-type="float">
            <text:p>3.25261034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85" calcext:value-type="float">
            <text:p>1785</text:p>
          </table:table-cell>
          <table:table-cell office:value-type="float" office:value="137445" calcext:value-type="float">
            <text:p>137445</text:p>
          </table:table-cell>
          <table:table-cell/>
          <table:table-cell table:formula="of:=LOG([.A82];10)" office:value-type="float" office:value="1.88649072517248" calcext:value-type="float">
            <text:p>1.8864907252</text:p>
          </table:table-cell>
          <table:table-cell table:formula="of:=LOG([.B82];10)" office:value-type="float" office:value="3.25163822044821" calcext:value-type="float">
            <text:p>3.25163822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5" calcext:value-type="float">
            <text:p>1745</text:p>
          </table:table-cell>
          <table:table-cell office:value-type="float" office:value="136110" calcext:value-type="float">
            <text:p>136110</text:p>
          </table:table-cell>
          <table:table-cell/>
          <table:table-cell table:formula="of:=LOG([.A83];10)" office:value-type="float" office:value="1.89209460269048" calcext:value-type="float">
            <text:p>1.8920946027</text:p>
          </table:table-cell>
          <table:table-cell table:formula="of:=LOG([.B83];10)" office:value-type="float" office:value="3.2417954312952" calcext:value-type="float">
            <text:p>3.24179543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39" calcext:value-type="float">
            <text:p>1739</text:p>
          </table:table-cell>
          <table:table-cell office:value-type="float" office:value="137381" calcext:value-type="float">
            <text:p>137381</text:p>
          </table:table-cell>
          <table:table-cell/>
          <table:table-cell table:formula="of:=LOG([.A84];10)" office:value-type="float" office:value="1.89762709129044" calcext:value-type="float">
            <text:p>1.8976270913</text:p>
          </table:table-cell>
          <table:table-cell table:formula="of:=LOG([.B84];10)" office:value-type="float" office:value="3.24029958200271" calcext:value-type="float">
            <text:p>3.2402995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31" calcext:value-type="float">
            <text:p>1731</text:p>
          </table:table-cell>
          <table:table-cell office:value-type="float" office:value="138480" calcext:value-type="float">
            <text:p>138480</text:p>
          </table:table-cell>
          <table:table-cell/>
          <table:table-cell table:formula="of:=LOG([.A85];10)" office:value-type="float" office:value="1.90308998699194" calcext:value-type="float">
            <text:p>1.903089987</text:p>
          </table:table-cell>
          <table:table-cell table:formula="of:=LOG([.B85];10)" office:value-type="float" office:value="3.23829706787539" calcext:value-type="float">
            <text:p>3.23829706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85" calcext:value-type="float">
            <text:p>1685</text:p>
          </table:table-cell>
          <table:table-cell office:value-type="float" office:value="136485" calcext:value-type="float">
            <text:p>136485</text:p>
          </table:table-cell>
          <table:table-cell/>
          <table:table-cell table:formula="of:=LOG([.A86];10)" office:value-type="float" office:value="1.90848501887865" calcext:value-type="float">
            <text:p>1.9084850189</text:p>
          </table:table-cell>
          <table:table-cell table:formula="of:=LOG([.B86];10)" office:value-type="float" office:value="3.22659990520736" calcext:value-type="float">
            <text:p>3.22659990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9" calcext:value-type="float">
            <text:p>1649</text:p>
          </table:table-cell>
          <table:table-cell office:value-type="float" office:value="135218" calcext:value-type="float">
            <text:p>135218</text:p>
          </table:table-cell>
          <table:table-cell/>
          <table:table-cell table:formula="of:=LOG([.A87];10)" office:value-type="float" office:value="1.91381385238372" calcext:value-type="float">
            <text:p>1.9138138524</text:p>
          </table:table-cell>
          <table:table-cell table:formula="of:=LOG([.B87];10)" office:value-type="float" office:value="3.21722065564452" calcext:value-type="float">
            <text:p>3.2172206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2" calcext:value-type="float">
            <text:p>1632</text:p>
          </table:table-cell>
          <table:table-cell office:value-type="float" office:value="135456" calcext:value-type="float">
            <text:p>135456</text:p>
          </table:table-cell>
          <table:table-cell/>
          <table:table-cell table:formula="of:=LOG([.A88];10)" office:value-type="float" office:value="1.91907809237607" calcext:value-type="float">
            <text:p>1.9190780924</text:p>
          </table:table-cell>
          <table:table-cell table:formula="of:=LOG([.B88];10)" office:value-type="float" office:value="3.21272015441784" calcext:value-type="float">
            <text:p>3.21272015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28" calcext:value-type="float">
            <text:p>1628</text:p>
          </table:table-cell>
          <table:table-cell office:value-type="float" office:value="136752" calcext:value-type="float">
            <text:p>136752</text:p>
          </table:table-cell>
          <table:table-cell/>
          <table:table-cell table:formula="of:=LOG([.A89];10)" office:value-type="float" office:value="1.92427928606188" calcext:value-type="float">
            <text:p>1.9242792861</text:p>
          </table:table-cell>
          <table:table-cell table:formula="of:=LOG([.B89];10)" office:value-type="float" office:value="3.21165440055318" calcext:value-type="float">
            <text:p>3.2116544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20" calcext:value-type="float">
            <text:p>1620</text:p>
          </table:table-cell>
          <table:table-cell office:value-type="float" office:value="137700" calcext:value-type="float">
            <text:p>137700</text:p>
          </table:table-cell>
          <table:table-cell/>
          <table:table-cell table:formula="of:=LOG([.A90];10)" office:value-type="float" office:value="1.92941892571429" calcext:value-type="float">
            <text:p>1.9294189257</text:p>
          </table:table-cell>
          <table:table-cell table:formula="of:=LOG([.B90];10)" office:value-type="float" office:value="3.20951501454263" calcext:value-type="float">
            <text:p>3.20951501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15" calcext:value-type="float">
            <text:p>1615</text:p>
          </table:table-cell>
          <table:table-cell office:value-type="float" office:value="138890" calcext:value-type="float">
            <text:p>138890</text:p>
          </table:table-cell>
          <table:table-cell/>
          <table:table-cell table:formula="of:=LOG([.A91];10)" office:value-type="float" office:value="1.93449845124357" calcext:value-type="float">
            <text:p>1.9344984512</text:p>
          </table:table-cell>
          <table:table-cell table:formula="of:=LOG([.B91];10)" office:value-type="float" office:value="3.20817252666712" calcext:value-type="float">
            <text:p>3.2081725267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577" calcext:value-type="float">
            <text:p>1577</text:p>
          </table:table-cell>
          <table:table-cell office:value-type="float" office:value="137987.5" calcext:value-type="float">
            <text:p>137987.5</text:p>
          </table:table-cell>
          <table:table-cell/>
          <table:table-cell table:formula="of:=LOG([.A92];10)" office:value-type="float" office:value="1.94200805302231" calcext:value-type="float">
            <text:p>1.942008053</text:p>
          </table:table-cell>
          <table:table-cell table:formula="of:=LOG([.B92];10)" office:value-type="float" office:value="3.1978316933289" calcext:value-type="float">
            <text:p>3.19783169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3" calcext:value-type="float">
            <text:p>1573</text:p>
          </table:table-cell>
          <table:table-cell office:value-type="float" office:value="139997" calcext:value-type="float">
            <text:p>139997</text:p>
          </table:table-cell>
          <table:table-cell/>
          <table:table-cell table:formula="of:=LOG([.A93];10)" office:value-type="float" office:value="1.94939000664491" calcext:value-type="float">
            <text:p>1.9493900066</text:p>
          </table:table-cell>
          <table:table-cell table:formula="of:=LOG([.B93];10)" office:value-type="float" office:value="3.19672872262329" calcext:value-type="float">
            <text:p>3.19672872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1" calcext:value-type="float">
            <text:p>1491</text:p>
          </table:table-cell>
          <table:table-cell office:value-type="float" office:value="134190" calcext:value-type="float">
            <text:p>134190</text:p>
          </table:table-cell>
          <table:table-cell/>
          <table:table-cell table:formula="of:=LOG([.A94];10)" office:value-type="float" office:value="1.95424250943932" calcext:value-type="float">
            <text:p>1.9542425094</text:p>
          </table:table-cell>
          <table:table-cell table:formula="of:=LOG([.B94];10)" office:value-type="float" office:value="3.17347764345299" calcext:value-type="float">
            <text:p>3.17347764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76" calcext:value-type="float">
            <text:p>1476</text:p>
          </table:table-cell>
          <table:table-cell office:value-type="float" office:value="134316" calcext:value-type="float">
            <text:p>134316</text:p>
          </table:table-cell>
          <table:table-cell/>
          <table:table-cell table:formula="of:=LOG([.A95];10)" office:value-type="float" office:value="1.95904139232109" calcext:value-type="float">
            <text:p>1.9590413923</text:p>
          </table:table-cell>
          <table:table-cell table:formula="of:=LOG([.B95];10)" office:value-type="float" office:value="3.16908635748702" calcext:value-type="float">
            <text:p>3.16908635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0" calcext:value-type="float">
            <text:p>1440</text:p>
          </table:table-cell>
          <table:table-cell office:value-type="float" office:value="132480" calcext:value-type="float">
            <text:p>132480</text:p>
          </table:table-cell>
          <table:table-cell/>
          <table:table-cell table:formula="of:=LOG([.A96];10)" office:value-type="float" office:value="1.96378782734556" calcext:value-type="float">
            <text:p>1.9637878273</text:p>
          </table:table-cell>
          <table:table-cell table:formula="of:=LOG([.B96];10)" office:value-type="float" office:value="3.15836249209525" calcext:value-type="float">
            <text:p>3.15836249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28" calcext:value-type="float">
            <text:p>1428</text:p>
          </table:table-cell>
          <table:table-cell office:value-type="float" office:value="132804" calcext:value-type="float">
            <text:p>132804</text:p>
          </table:table-cell>
          <table:table-cell/>
          <table:table-cell table:formula="of:=LOG([.A97];10)" office:value-type="float" office:value="1.96848294855394" calcext:value-type="float">
            <text:p>1.9684829486</text:p>
          </table:table-cell>
          <table:table-cell table:formula="of:=LOG([.B97];10)" office:value-type="float" office:value="3.15472820744016" calcext:value-type="float">
            <text:p>3.15472820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5" calcext:value-type="float">
            <text:p>1415</text:p>
          </table:table-cell>
          <table:table-cell office:value-type="float" office:value="133010" calcext:value-type="float">
            <text:p>133010</text:p>
          </table:table-cell>
          <table:table-cell/>
          <table:table-cell table:formula="of:=LOG([.A98];10)" office:value-type="float" office:value="1.9731278535997" calcext:value-type="float">
            <text:p>1.9731278536</text:p>
          </table:table-cell>
          <table:table-cell table:formula="of:=LOG([.B98];10)" office:value-type="float" office:value="3.15075643986031" calcext:value-type="float">
            <text:p>3.15075643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133760" calcext:value-type="float">
            <text:p>133760</text:p>
          </table:table-cell>
          <table:table-cell/>
          <table:table-cell table:formula="of:=LOG([.A99];10)" office:value-type="float" office:value="1.97772360528885" calcext:value-type="float">
            <text:p>1.9777236053</text:p>
          </table:table-cell>
          <table:table-cell table:formula="of:=LOG([.B99];10)" office:value-type="float" office:value="3.14860265480609" calcext:value-type="float">
            <text:p>3.14860265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7" calcext:value-type="float">
            <text:p>1337</text:p>
          </table:table-cell>
          <table:table-cell office:value-type="float" office:value="128352" calcext:value-type="float">
            <text:p>128352</text:p>
          </table:table-cell>
          <table:table-cell/>
          <table:table-cell table:formula="of:=LOG([.A100];10)" office:value-type="float" office:value="1.98227123303957" calcext:value-type="float">
            <text:p>1.982271233</text:p>
          </table:table-cell>
          <table:table-cell table:formula="of:=LOG([.B100];10)" office:value-type="float" office:value="3.12613140726198" calcext:value-type="float">
            <text:p>3.12613140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30" calcext:value-type="float">
            <text:p>1330</text:p>
          </table:table-cell>
          <table:table-cell office:value-type="float" office:value="129010" calcext:value-type="float">
            <text:p>129010</text:p>
          </table:table-cell>
          <table:table-cell/>
          <table:table-cell table:formula="of:=LOG([.A101];10)" office:value-type="float" office:value="1.98677173426624" calcext:value-type="float">
            <text:p>1.9867717343</text:p>
          </table:table-cell>
          <table:table-cell table:formula="of:=LOG([.B101];10)" office:value-type="float" office:value="3.12385164096709" calcext:value-type="float">
            <text:p>3.1238516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3" calcext:value-type="float">
            <text:p>1323</text:p>
          </table:table-cell>
          <table:table-cell office:value-type="float" office:value="129654" calcext:value-type="float">
            <text:p>129654</text:p>
          </table:table-cell>
          <table:table-cell/>
          <table:table-cell table:formula="of:=LOG([.A102];10)" office:value-type="float" office:value="1.9912260756925" calcext:value-type="float">
            <text:p>1.9912260757</text:p>
          </table:table-cell>
          <table:table-cell table:formula="of:=LOG([.B102];10)" office:value-type="float" office:value="3.1215598441875" calcext:value-type="float">
            <text:p>3.12155984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2" calcext:value-type="float">
            <text:p>1292</text:p>
          </table:table-cell>
          <table:table-cell office:value-type="float" office:value="127908" calcext:value-type="float">
            <text:p>127908</text:p>
          </table:table-cell>
          <table:table-cell/>
          <table:table-cell table:formula="of:=LOG([.A103];10)" office:value-type="float" office:value="1.99563519459755" calcext:value-type="float">
            <text:p>1.9956351946</text:p>
          </table:table-cell>
          <table:table-cell table:formula="of:=LOG([.B103];10)" office:value-type="float" office:value="3.11126251365906" calcext:value-type="float">
            <text:p>3.1112625137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235" calcext:value-type="float">
            <text:p>1235</text:p>
          </table:table-cell>
          <table:table-cell office:value-type="float" office:value="124117.5" calcext:value-type="float">
            <text:p>124117.5</text:p>
          </table:table-cell>
          <table:table-cell/>
          <table:table-cell table:formula="of:=LOG([.A104];10)" office:value-type="float" office:value="2.00216606175651" calcext:value-type="float">
            <text:p>2.0021660618</text:p>
          </table:table-cell>
          <table:table-cell table:formula="of:=LOG([.B104];10)" office:value-type="float" office:value="3.09166695759568" calcext:value-type="float">
            <text:p>3.09166695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10" calcext:value-type="float">
            <text:p>1210</text:p>
          </table:table-cell>
          <table:table-cell office:value-type="float" office:value="123420" calcext:value-type="float">
            <text:p>123420</text:p>
          </table:table-cell>
          <table:table-cell/>
          <table:table-cell table:formula="of:=LOG([.A105];10)" office:value-type="float" office:value="2.00860017176192" calcext:value-type="float">
            <text:p>2.0086001718</text:p>
          </table:table-cell>
          <table:table-cell table:formula="of:=LOG([.B105];10)" office:value-type="float" office:value="3.08278537031645" calcext:value-type="float">
            <text:p>3.08278537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9" calcext:value-type="float">
            <text:p>1209</text:p>
          </table:table-cell>
          <table:table-cell office:value-type="float" office:value="124527" calcext:value-type="float">
            <text:p>124527</text:p>
          </table:table-cell>
          <table:table-cell/>
          <table:table-cell table:formula="of:=LOG([.A106];10)" office:value-type="float" office:value="2.01283722470517" calcext:value-type="float">
            <text:p>2.0128372247</text:p>
          </table:table-cell>
          <table:table-cell table:formula="of:=LOG([.B106];10)" office:value-type="float" office:value="3.08242630086077" calcext:value-type="float">
            <text:p>3.08242630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98" calcext:value-type="float">
            <text:p>1198</text:p>
          </table:table-cell>
          <table:table-cell office:value-type="float" office:value="124592" calcext:value-type="float">
            <text:p>124592</text:p>
          </table:table-cell>
          <table:table-cell/>
          <table:table-cell table:formula="of:=LOG([.A107];10)" office:value-type="float" office:value="2.01703333929878" calcext:value-type="float">
            <text:p>2.0170333393</text:p>
          </table:table-cell>
          <table:table-cell table:formula="of:=LOG([.B107];10)" office:value-type="float" office:value="3.07845681805329" calcext:value-type="float">
            <text:p>3.07845681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82" calcext:value-type="float">
            <text:p>1182</text:p>
          </table:table-cell>
          <table:table-cell office:value-type="float" office:value="124110" calcext:value-type="float">
            <text:p>124110</text:p>
          </table:table-cell>
          <table:table-cell/>
          <table:table-cell table:formula="of:=LOG([.A108];10)" office:value-type="float" office:value="2.02118929906994" calcext:value-type="float">
            <text:p>2.0211892991</text:p>
          </table:table-cell>
          <table:table-cell table:formula="of:=LOG([.B108];10)" office:value-type="float" office:value="3.07261747654524" calcext:value-type="float">
            <text:p>3.0726174765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1169" calcext:value-type="float">
            <text:p>1169</text:p>
          </table:table-cell>
          <table:table-cell office:value-type="float" office:value="124498.5" calcext:value-type="float">
            <text:p>124498.5</text:p>
          </table:table-cell>
          <table:table-cell/>
          <table:table-cell table:formula="of:=LOG([.A109];10)" office:value-type="float" office:value="2.02734960777476" calcext:value-type="float">
            <text:p>2.0273496078</text:p>
          </table:table-cell>
          <table:table-cell table:formula="of:=LOG([.B109];10)" office:value-type="float" office:value="3.06781451116184" calcext:value-type="float">
            <text:p>3.06781451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5" calcext:value-type="float">
            <text:p>1165</text:p>
          </table:table-cell>
          <table:table-cell office:value-type="float" office:value="125820" calcext:value-type="float">
            <text:p>125820</text:p>
          </table:table-cell>
          <table:table-cell/>
          <table:table-cell table:formula="of:=LOG([.A110];10)" office:value-type="float" office:value="2.03342375548695" calcext:value-type="float">
            <text:p>2.0334237555</text:p>
          </table:table-cell>
          <table:table-cell table:formula="of:=LOG([.B110];10)" office:value-type="float" office:value="3.06632592536204" calcext:value-type="float">
            <text:p>3.06632592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9" calcext:value-type="float">
            <text:p>1149</text:p>
          </table:table-cell>
          <table:table-cell office:value-type="float" office:value="125241" calcext:value-type="float">
            <text:p>125241</text:p>
          </table:table-cell>
          <table:table-cell/>
          <table:table-cell table:formula="of:=LOG([.A111];10)" office:value-type="float" office:value="2.03742649794062" calcext:value-type="float">
            <text:p>2.0374264979</text:p>
          </table:table-cell>
          <table:table-cell table:formula="of:=LOG([.B111];10)" office:value-type="float" office:value="3.06032002868828" calcext:value-type="float">
            <text:p>3.06032002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2" calcext:value-type="float">
            <text:p>1092</text:p>
          </table:table-cell>
          <table:table-cell office:value-type="float" office:value="120120" calcext:value-type="float">
            <text:p>120120</text:p>
          </table:table-cell>
          <table:table-cell/>
          <table:table-cell table:formula="of:=LOG([.A112];10)" office:value-type="float" office:value="2.04139268515822" calcext:value-type="float">
            <text:p>2.0413926852</text:p>
          </table:table-cell>
          <table:table-cell table:formula="of:=LOG([.B112];10)" office:value-type="float" office:value="3.03822263836872" calcext:value-type="float">
            <text:p>3.03822263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1" calcext:value-type="float">
            <text:p>1071</text:p>
          </table:table-cell>
          <table:table-cell office:value-type="float" office:value="118881" calcext:value-type="float">
            <text:p>118881</text:p>
          </table:table-cell>
          <table:table-cell/>
          <table:table-cell table:formula="of:=LOG([.A113];10)" office:value-type="float" office:value="2.04532297878666" calcext:value-type="float">
            <text:p>2.0453229788</text:p>
          </table:table-cell>
          <table:table-cell table:formula="of:=LOG([.B113];10)" office:value-type="float" office:value="3.02978947083186" calcext:value-type="float">
            <text:p>3.02978947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9" calcext:value-type="float">
            <text:p>1069</text:p>
          </table:table-cell>
          <table:table-cell office:value-type="float" office:value="119728" calcext:value-type="float">
            <text:p>119728</text:p>
          </table:table-cell>
          <table:table-cell/>
          <table:table-cell table:formula="of:=LOG([.A114];10)" office:value-type="float" office:value="2.04921802267018" calcext:value-type="float">
            <text:p>2.0492180227</text:p>
          </table:table-cell>
          <table:table-cell table:formula="of:=LOG([.B114];10)" office:value-type="float" office:value="3.02897770520878" calcext:value-type="float">
            <text:p>3.02897770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7" calcext:value-type="float">
            <text:p>1037</text:p>
          </table:table-cell>
          <table:table-cell office:value-type="float" office:value="117181" calcext:value-type="float">
            <text:p>117181</text:p>
          </table:table-cell>
          <table:table-cell/>
          <table:table-cell table:formula="of:=LOG([.A115];10)" office:value-type="float" office:value="2.05307844348342" calcext:value-type="float">
            <text:p>2.0530784435</text:p>
          </table:table-cell>
          <table:table-cell table:formula="of:=LOG([.B115];10)" office:value-type="float" office:value="3.01577875638904" calcext:value-type="float">
            <text:p>3.01577875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5" calcext:value-type="float">
            <text:p>1035</text:p>
          </table:table-cell>
          <table:table-cell office:value-type="float" office:value="117990" calcext:value-type="float">
            <text:p>117990</text:p>
          </table:table-cell>
          <table:table-cell/>
          <table:table-cell table:formula="of:=LOG([.A116];10)" office:value-type="float" office:value="2.05690485133647" calcext:value-type="float">
            <text:p>2.0569048513</text:p>
          </table:table-cell>
          <table:table-cell table:formula="of:=LOG([.B116];10)" office:value-type="float" office:value="3.01494034979294" calcext:value-type="float">
            <text:p>3.01494034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6" calcext:value-type="float">
            <text:p>1026</text:p>
          </table:table-cell>
          <table:table-cell office:value-type="float" office:value="117990" calcext:value-type="float">
            <text:p>117990</text:p>
          </table:table-cell>
          <table:table-cell/>
          <table:table-cell table:formula="of:=LOG([.A117];10)" office:value-type="float" office:value="2.06069784035361" calcext:value-type="float">
            <text:p>2.0606978404</text:p>
          </table:table-cell>
          <table:table-cell table:formula="of:=LOG([.B117];10)" office:value-type="float" office:value="3.0111473607758" calcext:value-type="float">
            <text:p>3.01114736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9" calcext:value-type="float">
            <text:p>1019</text:p>
          </table:table-cell>
          <table:table-cell office:value-type="float" office:value="118204" calcext:value-type="float">
            <text:p>118204</text:p>
          </table:table-cell>
          <table:table-cell/>
          <table:table-cell table:formula="of:=LOG([.A118];10)" office:value-type="float" office:value="2.06445798922692" calcext:value-type="float">
            <text:p>2.0644579892</text:p>
          </table:table-cell>
          <table:table-cell table:formula="of:=LOG([.B118];10)" office:value-type="float" office:value="3.00817418400643" calcext:value-type="float">
            <text:p>3.0081741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0" calcext:value-type="float">
            <text:p>1010</text:p>
          </table:table-cell>
          <table:table-cell office:value-type="float" office:value="118170" calcext:value-type="float">
            <text:p>118170</text:p>
          </table:table-cell>
          <table:table-cell/>
          <table:table-cell table:formula="of:=LOG([.A119];10)" office:value-type="float" office:value="2.06818586174616" calcext:value-type="float">
            <text:p>2.0681858617</text:p>
          </table:table-cell>
          <table:table-cell table:formula="of:=LOG([.B119];10)" office:value-type="float" office:value="3.00432137378264" calcext:value-type="float">
            <text:p>3.00432137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4" calcext:value-type="float">
            <text:p>984</text:p>
          </table:table-cell>
          <table:table-cell office:value-type="float" office:value="116112" calcext:value-type="float">
            <text:p>116112</text:p>
          </table:table-cell>
          <table:table-cell/>
          <table:table-cell table:formula="of:=LOG([.A120];10)" office:value-type="float" office:value="2.07188200730613" calcext:value-type="float">
            <text:p>2.0718820073</text:p>
          </table:table-cell>
          <table:table-cell table:formula="of:=LOG([.B120];10)" office:value-type="float" office:value="2.99299509843134" calcext:value-type="float">
            <text:p>2.99299509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9" calcext:value-type="float">
            <text:p>969</text:p>
          </table:table-cell>
          <table:table-cell office:value-type="float" office:value="115311" calcext:value-type="float">
            <text:p>115311</text:p>
          </table:table-cell>
          <table:table-cell/>
          <table:table-cell table:formula="of:=LOG([.A121];10)" office:value-type="float" office:value="2.07554696139253" calcext:value-type="float">
            <text:p>2.0755469614</text:p>
          </table:table-cell>
          <table:table-cell table:formula="of:=LOG([.B121];10)" office:value-type="float" office:value="2.98632377705077" calcext:value-type="float">
            <text:p>2.98632377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6" calcext:value-type="float">
            <text:p>946</text:p>
          </table:table-cell>
          <table:table-cell office:value-type="float" office:value="113520" calcext:value-type="float">
            <text:p>113520</text:p>
          </table:table-cell>
          <table:table-cell/>
          <table:table-cell table:formula="of:=LOG([.A122];10)" office:value-type="float" office:value="2.07918124604762" calcext:value-type="float">
            <text:p>2.079181246</text:p>
          </table:table-cell>
          <table:table-cell table:formula="of:=LOG([.B122];10)" office:value-type="float" office:value="2.97589113640179" calcext:value-type="float">
            <text:p>2.97589113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" calcext:value-type="float">
            <text:p>940</text:p>
          </table:table-cell>
          <table:table-cell office:value-type="float" office:value="113740" calcext:value-type="float">
            <text:p>113740</text:p>
          </table:table-cell>
          <table:table-cell/>
          <table:table-cell table:formula="of:=LOG([.A123];10)" office:value-type="float" office:value="2.08278537031645" calcext:value-type="float">
            <text:p>2.0827853703</text:p>
          </table:table-cell>
          <table:table-cell table:formula="of:=LOG([.B123];10)" office:value-type="float" office:value="2.9731278535997" calcext:value-type="float">
            <text:p>2.97312785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3" calcext:value-type="float">
            <text:p>923</text:p>
          </table:table-cell>
          <table:table-cell office:value-type="float" office:value="112606" calcext:value-type="float">
            <text:p>112606</text:p>
          </table:table-cell>
          <table:table-cell/>
          <table:table-cell table:formula="of:=LOG([.A124];10)" office:value-type="float" office:value="2.08635983067475" calcext:value-type="float">
            <text:p>2.0863598307</text:p>
          </table:table-cell>
          <table:table-cell table:formula="of:=LOG([.B124];10)" office:value-type="float" office:value="2.96520170102591" calcext:value-type="float">
            <text:p>2.9652017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15" calcext:value-type="float">
            <text:p>915</text:p>
          </table:table-cell>
          <table:table-cell office:value-type="float" office:value="112545" calcext:value-type="float">
            <text:p>112545</text:p>
          </table:table-cell>
          <table:table-cell/>
          <table:table-cell table:formula="of:=LOG([.A125];10)" office:value-type="float" office:value="2.0899051114394" calcext:value-type="float">
            <text:p>2.0899051114</text:p>
          </table:table-cell>
          <table:table-cell table:formula="of:=LOG([.B125];10)" office:value-type="float" office:value="2.96142109406645" calcext:value-type="float">
            <text:p>2.96142109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4" calcext:value-type="float">
            <text:p>914</text:p>
          </table:table-cell>
          <table:table-cell office:value-type="float" office:value="113336" calcext:value-type="float">
            <text:p>113336</text:p>
          </table:table-cell>
          <table:table-cell/>
          <table:table-cell table:formula="of:=LOG([.A126];10)" office:value-type="float" office:value="2.09342168516224" calcext:value-type="float">
            <text:p>2.0934216852</text:p>
          </table:table-cell>
          <table:table-cell table:formula="of:=LOG([.B126];10)" office:value-type="float" office:value="2.96094619573383" calcext:value-type="float">
            <text:p>2.96094619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1" calcext:value-type="float">
            <text:p>901</text:p>
          </table:table-cell>
          <table:table-cell office:value-type="float" office:value="112625" calcext:value-type="float">
            <text:p>112625</text:p>
          </table:table-cell>
          <table:table-cell/>
          <table:table-cell table:formula="of:=LOG([.A127];10)" office:value-type="float" office:value="2.09691001300806" calcext:value-type="float">
            <text:p>2.096910013</text:p>
          </table:table-cell>
          <table:table-cell table:formula="of:=LOG([.B127];10)" office:value-type="float" office:value="2.95472479097906" calcext:value-type="float">
            <text:p>2.9547247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2" calcext:value-type="float">
            <text:p>872</text:p>
          </table:table-cell>
          <table:table-cell office:value-type="float" office:value="109872" calcext:value-type="float">
            <text:p>109872</text:p>
          </table:table-cell>
          <table:table-cell/>
          <table:table-cell table:formula="of:=LOG([.A128];10)" office:value-type="float" office:value="2.10037054511756" calcext:value-type="float">
            <text:p>2.1003705451</text:p>
          </table:table-cell>
          <table:table-cell table:formula="of:=LOG([.B128];10)" office:value-type="float" office:value="2.94051648493257" calcext:value-type="float">
            <text:p>2.94051648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9" calcext:value-type="float">
            <text:p>869</text:p>
          </table:table-cell>
          <table:table-cell office:value-type="float" office:value="110363" calcext:value-type="float">
            <text:p>110363</text:p>
          </table:table-cell>
          <table:table-cell/>
          <table:table-cell table:formula="of:=LOG([.A129];10)" office:value-type="float" office:value="2.10380372095596" calcext:value-type="float">
            <text:p>2.103803721</text:p>
          </table:table-cell>
          <table:table-cell table:formula="of:=LOG([.B129];10)" office:value-type="float" office:value="2.93901977644867" calcext:value-type="float">
            <text:p>2.9390197764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866" calcext:value-type="float">
            <text:p>866</text:p>
          </table:table-cell>
          <table:table-cell office:value-type="float" office:value="111281" calcext:value-type="float">
            <text:p>111281</text:p>
          </table:table-cell>
          <table:table-cell/>
          <table:table-cell table:formula="of:=LOG([.A130];10)" office:value-type="float" office:value="2.10890312766731" calcext:value-type="float">
            <text:p>2.1089031277</text:p>
          </table:table-cell>
          <table:table-cell table:formula="of:=LOG([.B130];10)" office:value-type="float" office:value="2.93751789201735" calcext:value-type="float">
            <text:p>2.9375178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0" calcext:value-type="float">
            <text:p>860</text:p>
          </table:table-cell>
          <table:table-cell office:value-type="float" office:value="111800" calcext:value-type="float">
            <text:p>111800</text:p>
          </table:table-cell>
          <table:table-cell/>
          <table:table-cell table:formula="of:=LOG([.A131];10)" office:value-type="float" office:value="2.11394335230684" calcext:value-type="float">
            <text:p>2.1139433523</text:p>
          </table:table-cell>
          <table:table-cell table:formula="of:=LOG([.B131];10)" office:value-type="float" office:value="2.93449845124357" calcext:value-type="float">
            <text:p>2.93449845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1" calcext:value-type="float">
            <text:p>851</text:p>
          </table:table-cell>
          <table:table-cell office:value-type="float" office:value="111481" calcext:value-type="float">
            <text:p>111481</text:p>
          </table:table-cell>
          <table:table-cell/>
          <table:table-cell table:formula="of:=LOG([.A132];10)" office:value-type="float" office:value="2.11727129565576" calcext:value-type="float">
            <text:p>2.1172712957</text:p>
          </table:table-cell>
          <table:table-cell table:formula="of:=LOG([.B132];10)" office:value-type="float" office:value="2.92992956008459" calcext:value-type="float">
            <text:p>2.92992956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7" calcext:value-type="float">
            <text:p>847</text:p>
          </table:table-cell>
          <table:table-cell office:value-type="float" office:value="111804" calcext:value-type="float">
            <text:p>111804</text:p>
          </table:table-cell>
          <table:table-cell/>
          <table:table-cell table:formula="of:=LOG([.A133];10)" office:value-type="float" office:value="2.12057393120585" calcext:value-type="float">
            <text:p>2.1205739312</text:p>
          </table:table-cell>
          <table:table-cell table:formula="of:=LOG([.B133];10)" office:value-type="float" office:value="2.92788341033071" calcext:value-type="float">
            <text:p>2.92788341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45" calcext:value-type="float">
            <text:p>845</text:p>
          </table:table-cell>
          <table:table-cell office:value-type="float" office:value="112385" calcext:value-type="float">
            <text:p>112385</text:p>
          </table:table-cell>
          <table:table-cell/>
          <table:table-cell table:formula="of:=LOG([.A134];10)" office:value-type="float" office:value="2.12385164096709" calcext:value-type="float">
            <text:p>2.123851641</text:p>
          </table:table-cell>
          <table:table-cell table:formula="of:=LOG([.B134];10)" office:value-type="float" office:value="2.92685670894969" calcext:value-type="float">
            <text:p>2.92685670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41" calcext:value-type="float">
            <text:p>841</text:p>
          </table:table-cell>
          <table:table-cell office:value-type="float" office:value="112694" calcext:value-type="float">
            <text:p>112694</text:p>
          </table:table-cell>
          <table:table-cell/>
          <table:table-cell table:formula="of:=LOG([.A135];10)" office:value-type="float" office:value="2.12710479836481" calcext:value-type="float">
            <text:p>2.1271047984</text:p>
          </table:table-cell>
          <table:table-cell table:formula="of:=LOG([.B135];10)" office:value-type="float" office:value="2.92479599579791" calcext:value-type="float">
            <text:p>2.92479599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37" calcext:value-type="float">
            <text:p>837</text:p>
          </table:table-cell>
          <table:table-cell office:value-type="float" office:value="112995" calcext:value-type="float">
            <text:p>112995</text:p>
          </table:table-cell>
          <table:table-cell/>
          <table:table-cell table:formula="of:=LOG([.A136];10)" office:value-type="float" office:value="2.13033376849501" calcext:value-type="float">
            <text:p>2.1303337685</text:p>
          </table:table-cell>
          <table:table-cell table:formula="of:=LOG([.B136];10)" office:value-type="float" office:value="2.92272545799326" calcext:value-type="float">
            <text:p>2.9227254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34" calcext:value-type="float">
            <text:p>834</text:p>
          </table:table-cell>
          <table:table-cell office:value-type="float" office:value="113424" calcext:value-type="float">
            <text:p>113424</text:p>
          </table:table-cell>
          <table:table-cell/>
          <table:table-cell table:formula="of:=LOG([.A137];10)" office:value-type="float" office:value="2.13353890837022" calcext:value-type="float">
            <text:p>2.1335389084</text:p>
          </table:table-cell>
          <table:table-cell table:formula="of:=LOG([.B137];10)" office:value-type="float" office:value="2.92116605063774" calcext:value-type="float">
            <text:p>2.92116605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28" calcext:value-type="float">
            <text:p>828</text:p>
          </table:table-cell>
          <table:table-cell office:value-type="float" office:value="113436" calcext:value-type="float">
            <text:p>113436</text:p>
          </table:table-cell>
          <table:table-cell/>
          <table:table-cell table:formula="of:=LOG([.A138];10)" office:value-type="float" office:value="2.13672056715641" calcext:value-type="float">
            <text:p>2.1367205672</text:p>
          </table:table-cell>
          <table:table-cell table:formula="of:=LOG([.B138];10)" office:value-type="float" office:value="2.91803033678488" calcext:value-type="float">
            <text:p>2.91803033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18" calcext:value-type="float">
            <text:p>818</text:p>
          </table:table-cell>
          <table:table-cell office:value-type="float" office:value="112884" calcext:value-type="float">
            <text:p>112884</text:p>
          </table:table-cell>
          <table:table-cell/>
          <table:table-cell table:formula="of:=LOG([.A139];10)" office:value-type="float" office:value="2.13987908640124" calcext:value-type="float">
            <text:p>2.1398790864</text:p>
          </table:table-cell>
          <table:table-cell table:formula="of:=LOG([.B139];10)" office:value-type="float" office:value="2.91275330367132" calcext:value-type="float">
            <text:p>2.91275330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3" calcext:value-type="float">
            <text:p>813</text:p>
          </table:table-cell>
          <table:table-cell office:value-type="float" office:value="113007" calcext:value-type="float">
            <text:p>113007</text:p>
          </table:table-cell>
          <table:table-cell/>
          <table:table-cell table:formula="of:=LOG([.A140];10)" office:value-type="float" office:value="2.14301480025409" calcext:value-type="float">
            <text:p>2.1430148003</text:p>
          </table:table-cell>
          <table:table-cell table:formula="of:=LOG([.B140];10)" office:value-type="float" office:value="2.91009054559407" calcext:value-type="float">
            <text:p>2.91009054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112140" calcext:value-type="float">
            <text:p>112140</text:p>
          </table:table-cell>
          <table:table-cell/>
          <table:table-cell table:formula="of:=LOG([.A141];10)" office:value-type="float" office:value="2.14612803567824" calcext:value-type="float">
            <text:p>2.1461280357</text:p>
          </table:table-cell>
          <table:table-cell table:formula="of:=LOG([.B141];10)" office:value-type="float" office:value="2.90363251608424" calcext:value-type="float">
            <text:p>2.90363251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99" calcext:value-type="float">
            <text:p>799</text:p>
          </table:table-cell>
          <table:table-cell office:value-type="float" office:value="112659" calcext:value-type="float">
            <text:p>112659</text:p>
          </table:table-cell>
          <table:table-cell/>
          <table:table-cell table:formula="of:=LOG([.A142];10)" office:value-type="float" office:value="2.14921911265538" calcext:value-type="float">
            <text:p>2.1492191127</text:p>
          </table:table-cell>
          <table:table-cell table:formula="of:=LOG([.B142];10)" office:value-type="float" office:value="2.90254677931399" calcext:value-type="float">
            <text:p>2.90254677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96" calcext:value-type="float">
            <text:p>796</text:p>
          </table:table-cell>
          <table:table-cell office:value-type="float" office:value="113032" calcext:value-type="float">
            <text:p>113032</text:p>
          </table:table-cell>
          <table:table-cell/>
          <table:table-cell table:formula="of:=LOG([.A143];10)" office:value-type="float" office:value="2.15228834438306" calcext:value-type="float">
            <text:p>2.1522883444</text:p>
          </table:table-cell>
          <table:table-cell table:formula="of:=LOG([.B143];10)" office:value-type="float" office:value="2.90091306773767" calcext:value-type="float">
            <text:p>2.90091306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2" calcext:value-type="float">
            <text:p>792</text:p>
          </table:table-cell>
          <table:table-cell office:value-type="float" office:value="113256" calcext:value-type="float">
            <text:p>113256</text:p>
          </table:table-cell>
          <table:table-cell/>
          <table:table-cell table:formula="of:=LOG([.A144];10)" office:value-type="float" office:value="2.15533603746506" calcext:value-type="float">
            <text:p>2.1553360375</text:p>
          </table:table-cell>
          <table:table-cell table:formula="of:=LOG([.B144];10)" office:value-type="float" office:value="2.89872518158949" calcext:value-type="float">
            <text:p>2.89872518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1" calcext:value-type="float">
            <text:p>781</text:p>
          </table:table-cell>
          <table:table-cell office:value-type="float" office:value="112464" calcext:value-type="float">
            <text:p>112464</text:p>
          </table:table-cell>
          <table:table-cell/>
          <table:table-cell table:formula="of:=LOG([.A145];10)" office:value-type="float" office:value="2.15836249209525" calcext:value-type="float">
            <text:p>2.1583624921</text:p>
          </table:table-cell>
          <table:table-cell table:formula="of:=LOG([.B145];10)" office:value-type="float" office:value="2.8926510338773" calcext:value-type="float">
            <text:p>2.89265103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7" calcext:value-type="float">
            <text:p>777</text:p>
          </table:table-cell>
          <table:table-cell office:value-type="float" office:value="112665" calcext:value-type="float">
            <text:p>112665</text:p>
          </table:table-cell>
          <table:table-cell/>
          <table:table-cell table:formula="of:=LOG([.A146];10)" office:value-type="float" office:value="2.16136800223497" calcext:value-type="float">
            <text:p>2.1613680022</text:p>
          </table:table-cell>
          <table:table-cell table:formula="of:=LOG([.B146];10)" office:value-type="float" office:value="2.89042101880091" calcext:value-type="float">
            <text:p>2.89042101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1" calcext:value-type="float">
            <text:p>771</text:p>
          </table:table-cell>
          <table:table-cell office:value-type="float" office:value="112566" calcext:value-type="float">
            <text:p>112566</text:p>
          </table:table-cell>
          <table:table-cell/>
          <table:table-cell table:formula="of:=LOG([.A147];10)" office:value-type="float" office:value="2.16435285578444" calcext:value-type="float">
            <text:p>2.1643528558</text:p>
          </table:table-cell>
          <table:table-cell table:formula="of:=LOG([.B147];10)" office:value-type="float" office:value="2.88705437805096" calcext:value-type="float">
            <text:p>2.88705437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69" calcext:value-type="float">
            <text:p>769</text:p>
          </table:table-cell>
          <table:table-cell office:value-type="float" office:value="113043" calcext:value-type="float">
            <text:p>113043</text:p>
          </table:table-cell>
          <table:table-cell/>
          <table:table-cell table:formula="of:=LOG([.A148];10)" office:value-type="float" office:value="2.16731733474818" calcext:value-type="float">
            <text:p>2.1673173347</text:p>
          </table:table-cell>
          <table:table-cell table:formula="of:=LOG([.B148];10)" office:value-type="float" office:value="2.88592633980143" calcext:value-type="float">
            <text:p>2.8859263398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768" calcext:value-type="float">
            <text:p>768</text:p>
          </table:table-cell>
          <table:table-cell office:value-type="float" office:value="114048" calcext:value-type="float">
            <text:p>114048</text:p>
          </table:table-cell>
          <table:table-cell/>
          <table:table-cell table:formula="of:=LOG([.A149];10)" office:value-type="float" office:value="2.17172645365323" calcext:value-type="float">
            <text:p>2.1717264537</text:p>
          </table:table-cell>
          <table:table-cell table:formula="of:=LOG([.B149];10)" office:value-type="float" office:value="2.88536122003151" calcext:value-type="float">
            <text:p>2.88536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1" calcext:value-type="float">
            <text:p>761</text:p>
          </table:table-cell>
          <table:table-cell office:value-type="float" office:value="114150" calcext:value-type="float">
            <text:p>114150</text:p>
          </table:table-cell>
          <table:table-cell/>
          <table:table-cell table:formula="of:=LOG([.A150];10)" office:value-type="float" office:value="2.17609125905568" calcext:value-type="float">
            <text:p>2.1760912591</text:p>
          </table:table-cell>
          <table:table-cell table:formula="of:=LOG([.B150];10)" office:value-type="float" office:value="2.88138465677057" calcext:value-type="float">
            <text:p>2.88138465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3" calcext:value-type="float">
            <text:p>743</text:p>
          </table:table-cell>
          <table:table-cell office:value-type="float" office:value="112193" calcext:value-type="float">
            <text:p>112193</text:p>
          </table:table-cell>
          <table:table-cell/>
          <table:table-cell table:formula="of:=LOG([.A151];10)" office:value-type="float" office:value="2.17897694729317" calcext:value-type="float">
            <text:p>2.1789769473</text:p>
          </table:table-cell>
          <table:table-cell table:formula="of:=LOG([.B151];10)" office:value-type="float" office:value="2.87098881376057" calcext:value-type="float">
            <text:p>2.87098881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4" calcext:value-type="float">
            <text:p>734</text:p>
          </table:table-cell>
          <table:table-cell office:value-type="float" office:value="111568" calcext:value-type="float">
            <text:p>111568</text:p>
          </table:table-cell>
          <table:table-cell/>
          <table:table-cell table:formula="of:=LOG([.A152];10)" office:value-type="float" office:value="2.18184358794477" calcext:value-type="float">
            <text:p>2.1818435879</text:p>
          </table:table-cell>
          <table:table-cell table:formula="of:=LOG([.B152];10)" office:value-type="float" office:value="2.86569605991607" calcext:value-type="float">
            <text:p>2.86569605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4" calcext:value-type="float">
            <text:p>714</text:p>
          </table:table-cell>
          <table:table-cell office:value-type="float" office:value="109242" calcext:value-type="float">
            <text:p>109242</text:p>
          </table:table-cell>
          <table:table-cell/>
          <table:table-cell table:formula="of:=LOG([.A153];10)" office:value-type="float" office:value="2.1846914308176" calcext:value-type="float">
            <text:p>2.1846914308</text:p>
          </table:table-cell>
          <table:table-cell table:formula="of:=LOG([.B153];10)" office:value-type="float" office:value="2.85369821177617" calcext:value-type="float">
            <text:p>2.85369821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13" calcext:value-type="float">
            <text:p>713</text:p>
          </table:table-cell>
          <table:table-cell office:value-type="float" office:value="109802" calcext:value-type="float">
            <text:p>109802</text:p>
          </table:table-cell>
          <table:table-cell/>
          <table:table-cell table:formula="of:=LOG([.A154];10)" office:value-type="float" office:value="2.18752072083646" calcext:value-type="float">
            <text:p>2.1875207208</text:p>
          </table:table-cell>
          <table:table-cell table:formula="of:=LOG([.B154];10)" office:value-type="float" office:value="2.85308952985187" calcext:value-type="float">
            <text:p>2.85308952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03" calcext:value-type="float">
            <text:p>703</text:p>
          </table:table-cell>
          <table:table-cell office:value-type="float" office:value="108965" calcext:value-type="float">
            <text:p>108965</text:p>
          </table:table-cell>
          <table:table-cell/>
          <table:table-cell table:formula="of:=LOG([.A155];10)" office:value-type="float" office:value="2.19033169817029" calcext:value-type="float">
            <text:p>2.1903316982</text:p>
          </table:table-cell>
          <table:table-cell table:formula="of:=LOG([.B155];10)" office:value-type="float" office:value="2.84695532501982" calcext:value-type="float">
            <text:p>2.8469553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98" calcext:value-type="float">
            <text:p>698</text:p>
          </table:table-cell>
          <table:table-cell office:value-type="float" office:value="108888" calcext:value-type="float">
            <text:p>108888</text:p>
          </table:table-cell>
          <table:table-cell/>
          <table:table-cell table:formula="of:=LOG([.A156];10)" office:value-type="float" office:value="2.19312459835446" calcext:value-type="float">
            <text:p>2.1931245984</text:p>
          </table:table-cell>
          <table:table-cell table:formula="of:=LOG([.B156];10)" office:value-type="float" office:value="2.84385542262316" calcext:value-type="float">
            <text:p>2.84385542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0" calcext:value-type="float">
            <text:p>690</text:p>
          </table:table-cell>
          <table:table-cell office:value-type="float" office:value="108330" calcext:value-type="float">
            <text:p>108330</text:p>
          </table:table-cell>
          <table:table-cell/>
          <table:table-cell table:formula="of:=LOG([.A157];10)" office:value-type="float" office:value="2.19589965240923" calcext:value-type="float">
            <text:p>2.1958996524</text:p>
          </table:table-cell>
          <table:table-cell table:formula="of:=LOG([.B157];10)" office:value-type="float" office:value="2.83884909073725" calcext:value-type="float">
            <text:p>2.83884909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5" calcext:value-type="float">
            <text:p>685</text:p>
          </table:table-cell>
          <table:table-cell office:value-type="float" office:value="108230" calcext:value-type="float">
            <text:p>108230</text:p>
          </table:table-cell>
          <table:table-cell/>
          <table:table-cell table:formula="of:=LOG([.A158];10)" office:value-type="float" office:value="2.19865708695442" calcext:value-type="float">
            <text:p>2.198657087</text:p>
          </table:table-cell>
          <table:table-cell table:formula="of:=LOG([.B158];10)" office:value-type="float" office:value="2.83569057149243" calcext:value-type="float">
            <text:p>2.83569057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69" calcext:value-type="float">
            <text:p>669</text:p>
          </table:table-cell>
          <table:table-cell office:value-type="float" office:value="106371" calcext:value-type="float">
            <text:p>106371</text:p>
          </table:table-cell>
          <table:table-cell/>
          <table:table-cell table:formula="of:=LOG([.A159];10)" office:value-type="float" office:value="2.20139712432045" calcext:value-type="float">
            <text:p>2.2013971243</text:p>
          </table:table-cell>
          <table:table-cell table:formula="of:=LOG([.B159];10)" office:value-type="float" office:value="2.82542611776782" calcext:value-type="float">
            <text:p>2.82542611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5" calcext:value-type="float">
            <text:p>665</text:p>
          </table:table-cell>
          <table:table-cell office:value-type="float" office:value="106400" calcext:value-type="float">
            <text:p>106400</text:p>
          </table:table-cell>
          <table:table-cell/>
          <table:table-cell table:formula="of:=LOG([.A160];10)" office:value-type="float" office:value="2.20411998265592" calcext:value-type="float">
            <text:p>2.2041199827</text:p>
          </table:table-cell>
          <table:table-cell table:formula="of:=LOG([.B160];10)" office:value-type="float" office:value="2.8228216453031" calcext:value-type="float">
            <text:p>2.82282164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4" calcext:value-type="float">
            <text:p>664</text:p>
          </table:table-cell>
          <table:table-cell office:value-type="float" office:value="106904" calcext:value-type="float">
            <text:p>106904</text:p>
          </table:table-cell>
          <table:table-cell/>
          <table:table-cell table:formula="of:=LOG([.A161];10)" office:value-type="float" office:value="2.20682587603185" calcext:value-type="float">
            <text:p>2.206825876</text:p>
          </table:table-cell>
          <table:table-cell table:formula="of:=LOG([.B161];10)" office:value-type="float" office:value="2.82216807936802" calcext:value-type="float">
            <text:p>2.82216807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3" calcext:value-type="float">
            <text:p>663</text:p>
          </table:table-cell>
          <table:table-cell office:value-type="float" office:value="107406" calcext:value-type="float">
            <text:p>107406</text:p>
          </table:table-cell>
          <table:table-cell/>
          <table:table-cell table:formula="of:=LOG([.A162];10)" office:value-type="float" office:value="2.20951501454263" calcext:value-type="float">
            <text:p>2.2095150145</text:p>
          </table:table-cell>
          <table:table-cell table:formula="of:=LOG([.B162];10)" office:value-type="float" office:value="2.82151352840477" calcext:value-type="float">
            <text:p>2.82151352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7" calcext:value-type="float">
            <text:p>657</text:p>
          </table:table-cell>
          <table:table-cell office:value-type="float" office:value="107091" calcext:value-type="float">
            <text:p>107091</text:p>
          </table:table-cell>
          <table:table-cell/>
          <table:table-cell table:formula="of:=LOG([.A163];10)" office:value-type="float" office:value="2.21218760440396" calcext:value-type="float">
            <text:p>2.2121876044</text:p>
          </table:table-cell>
          <table:table-cell table:formula="of:=LOG([.B163];10)" office:value-type="float" office:value="2.81756536955978" calcext:value-type="float">
            <text:p>2.81756536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6" calcext:value-type="float">
            <text:p>656</text:p>
          </table:table-cell>
          <table:table-cell office:value-type="float" office:value="107584" calcext:value-type="float">
            <text:p>107584</text:p>
          </table:table-cell>
          <table:table-cell/>
          <table:table-cell table:formula="of:=LOG([.A164];10)" office:value-type="float" office:value="2.2148438480477" calcext:value-type="float">
            <text:p>2.214843848</text:p>
          </table:table-cell>
          <table:table-cell table:formula="of:=LOG([.B164];10)" office:value-type="float" office:value="2.81690383937566" calcext:value-type="float">
            <text:p>2.81690383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office:value-type="float" office:value="107415" calcext:value-type="float">
            <text:p>107415</text:p>
          </table:table-cell>
          <table:table-cell/>
          <table:table-cell table:formula="of:=LOG([.A165];10)" office:value-type="float" office:value="2.21748394421391" calcext:value-type="float">
            <text:p>2.2174839442</text:p>
          </table:table-cell>
          <table:table-cell table:formula="of:=LOG([.B165];10)" office:value-type="float" office:value="2.81358098856819" calcext:value-type="float">
            <text:p>2.81358098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44" calcext:value-type="float">
            <text:p>644</text:p>
          </table:table-cell>
          <table:table-cell office:value-type="float" office:value="106904" calcext:value-type="float">
            <text:p>106904</text:p>
          </table:table-cell>
          <table:table-cell/>
          <table:table-cell table:formula="of:=LOG([.A166];10)" office:value-type="float" office:value="2.22010808804005" calcext:value-type="float">
            <text:p>2.220108088</text:p>
          </table:table-cell>
          <table:table-cell table:formula="of:=LOG([.B166];10)" office:value-type="float" office:value="2.80888586735981" calcext:value-type="float">
            <text:p>2.80888586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106713" calcext:value-type="float">
            <text:p>106713</text:p>
          </table:table-cell>
          <table:table-cell/>
          <table:table-cell table:formula="of:=LOG([.A167];10)" office:value-type="float" office:value="2.22271647114758" calcext:value-type="float">
            <text:p>2.2227164711</text:p>
          </table:table-cell>
          <table:table-cell table:formula="of:=LOG([.B167];10)" office:value-type="float" office:value="2.8055008581584" calcext:value-type="float">
            <text:p>2.80550085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5" calcext:value-type="float">
            <text:p>635</text:p>
          </table:table-cell>
          <table:table-cell office:value-type="float" office:value="106680" calcext:value-type="float">
            <text:p>106680</text:p>
          </table:table-cell>
          <table:table-cell/>
          <table:table-cell table:formula="of:=LOG([.A168];10)" office:value-type="float" office:value="2.22530928172586" calcext:value-type="float">
            <text:p>2.2253092817</text:p>
          </table:table-cell>
          <table:table-cell table:formula="of:=LOG([.B168];10)" office:value-type="float" office:value="2.80277372529198" calcext:value-type="float">
            <text:p>2.80277372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1" calcext:value-type="float">
            <text:p>631</text:p>
          </table:table-cell>
          <table:table-cell office:value-type="float" office:value="106639" calcext:value-type="float">
            <text:p>106639</text:p>
          </table:table-cell>
          <table:table-cell/>
          <table:table-cell table:formula="of:=LOG([.A169];10)" office:value-type="float" office:value="2.22788670461367" calcext:value-type="float">
            <text:p>2.2278867046</text:p>
          </table:table-cell>
          <table:table-cell table:formula="of:=LOG([.B169];10)" office:value-type="float" office:value="2.80002935924413" calcext:value-type="float">
            <text:p>2.80002935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9" calcext:value-type="float">
            <text:p>629</text:p>
          </table:table-cell>
          <table:table-cell office:value-type="float" office:value="106930" calcext:value-type="float">
            <text:p>106930</text:p>
          </table:table-cell>
          <table:table-cell/>
          <table:table-cell table:formula="of:=LOG([.A170];10)" office:value-type="float" office:value="2.23044892137827" calcext:value-type="float">
            <text:p>2.2304489214</text:p>
          </table:table-cell>
          <table:table-cell table:formula="of:=LOG([.B170];10)" office:value-type="float" office:value="2.79865064544527" calcext:value-type="float">
            <text:p>2.7986506454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627" calcext:value-type="float">
            <text:p>627</text:p>
          </table:table-cell>
          <table:table-cell office:value-type="float" office:value="107530.5" calcext:value-type="float">
            <text:p>107530.5</text:p>
          </table:table-cell>
          <table:table-cell/>
          <table:table-cell table:formula="of:=LOG([.A171];10)" office:value-type="float" office:value="2.23426412437879" calcext:value-type="float">
            <text:p>2.2342641244</text:p>
          </table:table-cell>
          <table:table-cell table:formula="of:=LOG([.B171];10)" office:value-type="float" office:value="2.79726754083072" calcext:value-type="float">
            <text:p>2.79726754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4" calcext:value-type="float">
            <text:p>624</text:p>
          </table:table-cell>
          <table:table-cell office:value-type="float" office:value="107952" calcext:value-type="float">
            <text:p>107952</text:p>
          </table:table-cell>
          <table:table-cell/>
          <table:table-cell table:formula="of:=LOG([.A172];10)" office:value-type="float" office:value="2.2380461031288" calcext:value-type="float">
            <text:p>2.2380461031</text:p>
          </table:table-cell>
          <table:table-cell table:formula="of:=LOG([.B172];10)" office:value-type="float" office:value="2.79518458968242" calcext:value-type="float">
            <text:p>2.79518458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1" calcext:value-type="float">
            <text:p>621</text:p>
          </table:table-cell>
          <table:table-cell office:value-type="float" office:value="108054" calcext:value-type="float">
            <text:p>108054</text:p>
          </table:table-cell>
          <table:table-cell/>
          <table:table-cell table:formula="of:=LOG([.A173];10)" office:value-type="float" office:value="2.2405492482826" calcext:value-type="float">
            <text:p>2.2405492483</text:p>
          </table:table-cell>
          <table:table-cell table:formula="of:=LOG([.B173];10)" office:value-type="float" office:value="2.79309160017658" calcext:value-type="float">
            <text:p>2.79309160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8" calcext:value-type="float">
            <text:p>618</text:p>
          </table:table-cell>
          <table:table-cell office:value-type="float" office:value="108150" calcext:value-type="float">
            <text:p>108150</text:p>
          </table:table-cell>
          <table:table-cell/>
          <table:table-cell table:formula="of:=LOG([.A174];10)" office:value-type="float" office:value="2.24303804868629" calcext:value-type="float">
            <text:p>2.2430380487</text:p>
          </table:table-cell>
          <table:table-cell table:formula="of:=LOG([.B174];10)" office:value-type="float" office:value="2.79098847508882" calcext:value-type="float">
            <text:p>2.79098847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7" calcext:value-type="float">
            <text:p>617</text:p>
          </table:table-cell>
          <table:table-cell office:value-type="float" office:value="108592" calcext:value-type="float">
            <text:p>108592</text:p>
          </table:table-cell>
          <table:table-cell/>
          <table:table-cell table:formula="of:=LOG([.A175];10)" office:value-type="float" office:value="2.24551266781415" calcext:value-type="float">
            <text:p>2.2455126678</text:p>
          </table:table-cell>
          <table:table-cell table:formula="of:=LOG([.B175];10)" office:value-type="float" office:value="2.79028516403324" calcext:value-type="float">
            <text:p>2.7902851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6" calcext:value-type="float">
            <text:p>616</text:p>
          </table:table-cell>
          <table:table-cell office:value-type="float" office:value="109032" calcext:value-type="float">
            <text:p>109032</text:p>
          </table:table-cell>
          <table:table-cell/>
          <table:table-cell table:formula="of:=LOG([.A176];10)" office:value-type="float" office:value="2.24797326636181" calcext:value-type="float">
            <text:p>2.2479732664</text:p>
          </table:table-cell>
          <table:table-cell table:formula="of:=LOG([.B176];10)" office:value-type="float" office:value="2.78958071216443" calcext:value-type="float">
            <text:p>2.78958071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5" calcext:value-type="float">
            <text:p>615</text:p>
          </table:table-cell>
          <table:table-cell office:value-type="float" office:value="109470" calcext:value-type="float">
            <text:p>109470</text:p>
          </table:table-cell>
          <table:table-cell/>
          <table:table-cell table:formula="of:=LOG([.A177];10)" office:value-type="float" office:value="2.25042000230889" calcext:value-type="float">
            <text:p>2.2504200023</text:p>
          </table:table-cell>
          <table:table-cell table:formula="of:=LOG([.B177];10)" office:value-type="float" office:value="2.78887511577542" calcext:value-type="float">
            <text:p>2.78887511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08" calcext:value-type="float">
            <text:p>608</text:p>
          </table:table-cell>
          <table:table-cell office:value-type="float" office:value="108832" calcext:value-type="float">
            <text:p>108832</text:p>
          </table:table-cell>
          <table:table-cell/>
          <table:table-cell table:formula="of:=LOG([.A178];10)" office:value-type="float" office:value="2.25285303097989" calcext:value-type="float">
            <text:p>2.252853031</text:p>
          </table:table-cell>
          <table:table-cell table:formula="of:=LOG([.B178];10)" office:value-type="float" office:value="2.78390357927273" calcext:value-type="float">
            <text:p>2.78390357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5" calcext:value-type="float">
            <text:p>595</text:p>
          </table:table-cell>
          <table:table-cell office:value-type="float" office:value="107100" calcext:value-type="float">
            <text:p>107100</text:p>
          </table:table-cell>
          <table:table-cell/>
          <table:table-cell table:formula="of:=LOG([.A179];10)" office:value-type="float" office:value="2.25527250510331" calcext:value-type="float">
            <text:p>2.2552725051</text:p>
          </table:table-cell>
          <table:table-cell table:formula="of:=LOG([.B179];10)" office:value-type="float" office:value="2.77451696572855" calcext:value-type="float">
            <text:p>2.77451696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4" calcext:value-type="float">
            <text:p>594</text:p>
          </table:table-cell>
          <table:table-cell office:value-type="float" office:value="107514" calcext:value-type="float">
            <text:p>107514</text:p>
          </table:table-cell>
          <table:table-cell/>
          <table:table-cell table:formula="of:=LOG([.A180];10)" office:value-type="float" office:value="2.25767857486918" calcext:value-type="float">
            <text:p>2.2576785749</text:p>
          </table:table-cell>
          <table:table-cell table:formula="of:=LOG([.B180];10)" office:value-type="float" office:value="2.77378644498119" calcext:value-type="float">
            <text:p>2.7737864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9" calcext:value-type="float">
            <text:p>589</text:p>
          </table:table-cell>
          <table:table-cell office:value-type="float" office:value="107198" calcext:value-type="float">
            <text:p>107198</text:p>
          </table:table-cell>
          <table:table-cell/>
          <table:table-cell table:formula="of:=LOG([.A181];10)" office:value-type="float" office:value="2.26007138798507" calcext:value-type="float">
            <text:p>2.260071388</text:p>
          </table:table-cell>
          <table:table-cell table:formula="of:=LOG([.B181];10)" office:value-type="float" office:value="2.7701152947871" calcext:value-type="float">
            <text:p>2.77011529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4" calcext:value-type="float">
            <text:p>584</text:p>
          </table:table-cell>
          <table:table-cell office:value-type="float" office:value="106872" calcext:value-type="float">
            <text:p>106872</text:p>
          </table:table-cell>
          <table:table-cell/>
          <table:table-cell table:formula="of:=LOG([.A182];10)" office:value-type="float" office:value="2.26245108973043" calcext:value-type="float">
            <text:p>2.2624510897</text:p>
          </table:table-cell>
          <table:table-cell table:formula="of:=LOG([.B182];10)" office:value-type="float" office:value="2.7664128471124" calcext:value-type="float">
            <text:p>2.76641284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7" calcext:value-type="float">
            <text:p>577</text:p>
          </table:table-cell>
          <table:table-cell office:value-type="float" office:value="106168" calcext:value-type="float">
            <text:p>106168</text:p>
          </table:table-cell>
          <table:table-cell/>
          <table:table-cell table:formula="of:=LOG([.A183];10)" office:value-type="float" office:value="2.26481782300954" calcext:value-type="float">
            <text:p>2.264817823</text:p>
          </table:table-cell>
          <table:table-cell table:formula="of:=LOG([.B183];10)" office:value-type="float" office:value="2.76117581315573" calcext:value-type="float">
            <text:p>2.76117581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76" calcext:value-type="float">
            <text:p>576</text:p>
          </table:table-cell>
          <table:table-cell office:value-type="float" office:value="106560" calcext:value-type="float">
            <text:p>106560</text:p>
          </table:table-cell>
          <table:table-cell/>
          <table:table-cell table:formula="of:=LOG([.A184];10)" office:value-type="float" office:value="2.26717172840301" calcext:value-type="float">
            <text:p>2.2671717284</text:p>
          </table:table-cell>
          <table:table-cell table:formula="of:=LOG([.B184];10)" office:value-type="float" office:value="2.76042248342321" calcext:value-type="float">
            <text:p>2.7604224834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573" calcext:value-type="float">
            <text:p>573</text:p>
          </table:table-cell>
          <table:table-cell office:value-type="float" office:value="106864.5" calcext:value-type="float">
            <text:p>106864.5</text:p>
          </table:table-cell>
          <table:table-cell/>
          <table:table-cell table:formula="of:=LOG([.A185];10)" office:value-type="float" office:value="2.27067883614471" calcext:value-type="float">
            <text:p>2.2706788361</text:p>
          </table:table-cell>
          <table:table-cell table:formula="of:=LOG([.B185];10)" office:value-type="float" office:value="2.75815462196739" calcext:value-type="float">
            <text:p>2.7581546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1" calcext:value-type="float">
            <text:p>571</text:p>
          </table:table-cell>
          <table:table-cell office:value-type="float" office:value="107348" calcext:value-type="float">
            <text:p>107348</text:p>
          </table:table-cell>
          <table:table-cell/>
          <table:table-cell table:formula="of:=LOG([.A186];10)" office:value-type="float" office:value="2.27415784926368" calcext:value-type="float">
            <text:p>2.2741578493</text:p>
          </table:table-cell>
          <table:table-cell table:formula="of:=LOG([.B186];10)" office:value-type="float" office:value="2.75663610824585" calcext:value-type="float">
            <text:p>2.7566361082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570" calcext:value-type="float">
            <text:p>570</text:p>
          </table:table-cell>
          <table:table-cell office:value-type="float" office:value="108015" calcext:value-type="float">
            <text:p>108015</text:p>
          </table:table-cell>
          <table:table-cell/>
          <table:table-cell table:formula="of:=LOG([.A187];10)" office:value-type="float" office:value="2.27760921430409" calcext:value-type="float">
            <text:p>2.2776092143</text:p>
          </table:table-cell>
          <table:table-cell table:formula="of:=LOG([.B187];10)" office:value-type="float" office:value="2.75587485567249" calcext:value-type="float">
            <text:p>2.7558748557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567" calcext:value-type="float">
            <text:p>567</text:p>
          </table:table-cell>
          <table:table-cell office:value-type="float" office:value="108580.5" calcext:value-type="float">
            <text:p>108580.5</text:p>
          </table:table-cell>
          <table:table-cell/>
          <table:table-cell table:formula="of:=LOG([.A188];10)" office:value-type="float" office:value="2.28216877830464" calcext:value-type="float">
            <text:p>2.2821687783</text:p>
          </table:table-cell>
          <table:table-cell table:formula="of:=LOG([.B188];10)" office:value-type="float" office:value="2.75358305889291" calcext:value-type="float">
            <text:p>2.75358305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66" calcext:value-type="float">
            <text:p>566</text:p>
          </table:table-cell>
          <table:table-cell office:value-type="float" office:value="109238" calcext:value-type="float">
            <text:p>109238</text:p>
          </table:table-cell>
          <table:table-cell/>
          <table:table-cell table:formula="of:=LOG([.A189];10)" office:value-type="float" office:value="2.28555730900777" calcext:value-type="float">
            <text:p>2.285557309</text:p>
          </table:table-cell>
          <table:table-cell table:formula="of:=LOG([.B189];10)" office:value-type="float" office:value="2.75281643118827" calcext:value-type="float">
            <text:p>2.75281643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5" calcext:value-type="float">
            <text:p>565</text:p>
          </table:table-cell>
          <table:table-cell office:value-type="float" office:value="109610" calcext:value-type="float">
            <text:p>109610</text:p>
          </table:table-cell>
          <table:table-cell/>
          <table:table-cell table:formula="of:=LOG([.A190];10)" office:value-type="float" office:value="2.28780172993023" calcext:value-type="float">
            <text:p>2.2878017299</text:p>
          </table:table-cell>
          <table:table-cell table:formula="of:=LOG([.B190];10)" office:value-type="float" office:value="2.75204844781944" calcext:value-type="float">
            <text:p>2.75204844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4" calcext:value-type="float">
            <text:p>564</text:p>
          </table:table-cell>
          <table:table-cell office:value-type="float" office:value="109980" calcext:value-type="float">
            <text:p>109980</text:p>
          </table:table-cell>
          <table:table-cell/>
          <table:table-cell table:formula="of:=LOG([.A191];10)" office:value-type="float" office:value="2.29003461136252" calcext:value-type="float">
            <text:p>2.2900346114</text:p>
          </table:table-cell>
          <table:table-cell table:formula="of:=LOG([.B191];10)" office:value-type="float" office:value="2.75127910398334" calcext:value-type="float">
            <text:p>2.751279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3" calcext:value-type="float">
            <text:p>563</text:p>
          </table:table-cell>
          <table:table-cell office:value-type="float" office:value="110348" calcext:value-type="float">
            <text:p>110348</text:p>
          </table:table-cell>
          <table:table-cell/>
          <table:table-cell table:formula="of:=LOG([.A192];10)" office:value-type="float" office:value="2.29225607135648" calcext:value-type="float">
            <text:p>2.2922560714</text:p>
          </table:table-cell>
          <table:table-cell table:formula="of:=LOG([.B192];10)" office:value-type="float" office:value="2.75050839485135" calcext:value-type="float">
            <text:p>2.75050839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5" calcext:value-type="float">
            <text:p>555</text:p>
          </table:table-cell>
          <table:table-cell office:value-type="float" office:value="109335" calcext:value-type="float">
            <text:p>109335</text:p>
          </table:table-cell>
          <table:table-cell/>
          <table:table-cell table:formula="of:=LOG([.A193];10)" office:value-type="float" office:value="2.29446622616159" calcext:value-type="float">
            <text:p>2.2944662262</text:p>
          </table:table-cell>
          <table:table-cell table:formula="of:=LOG([.B193];10)" office:value-type="float" office:value="2.74429298312268" calcext:value-type="float">
            <text:p>2.74429298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07910" calcext:value-type="float">
            <text:p>107910</text:p>
          </table:table-cell>
          <table:table-cell/>
          <table:table-cell table:formula="of:=LOG([.A194];10)" office:value-type="float" office:value="2.29666519026153" calcext:value-type="float">
            <text:p>2.2966651903</text:p>
          </table:table-cell>
          <table:table-cell table:formula="of:=LOG([.B194];10)" office:value-type="float" office:value="2.73639650227664" calcext:value-type="float">
            <text:p>2.7363965023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544" calcext:value-type="float">
            <text:p>544</text:p>
          </table:table-cell>
          <table:table-cell office:value-type="float" office:value="108528" calcext:value-type="float">
            <text:p>108528</text:p>
          </table:table-cell>
          <table:table-cell/>
          <table:table-cell table:formula="of:=LOG([.A195];10)" office:value-type="float" office:value="2.29994290002277" calcext:value-type="float">
            <text:p>2.2999429</text:p>
          </table:table-cell>
          <table:table-cell table:formula="of:=LOG([.B195];10)" office:value-type="float" office:value="2.73559889969818" calcext:value-type="float">
            <text:p>2.73559889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43" calcext:value-type="float">
            <text:p>543</text:p>
          </table:table-cell>
          <table:table-cell office:value-type="float" office:value="109143" calcext:value-type="float">
            <text:p>109143</text:p>
          </table:table-cell>
          <table:table-cell/>
          <table:table-cell table:formula="of:=LOG([.A196];10)" office:value-type="float" office:value="2.30319605742049" calcext:value-type="float">
            <text:p>2.3031960574</text:p>
          </table:table-cell>
          <table:table-cell table:formula="of:=LOG([.B196];10)" office:value-type="float" office:value="2.73479982958885" calcext:value-type="float">
            <text:p>2.73479982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9" calcext:value-type="float">
            <text:p>539</text:p>
          </table:table-cell>
          <table:table-cell office:value-type="float" office:value="108878" calcext:value-type="float">
            <text:p>108878</text:p>
          </table:table-cell>
          <table:table-cell/>
          <table:table-cell table:formula="of:=LOG([.A197];10)" office:value-type="float" office:value="2.30535136944662" calcext:value-type="float">
            <text:p>2.3053513694</text:p>
          </table:table-cell>
          <table:table-cell table:formula="of:=LOG([.B197];10)" office:value-type="float" office:value="2.73158876518674" calcext:value-type="float">
            <text:p>2.73158876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4" calcext:value-type="float">
            <text:p>534</text:p>
          </table:table-cell>
          <table:table-cell office:value-type="float" office:value="108402" calcext:value-type="float">
            <text:p>108402</text:p>
          </table:table-cell>
          <table:table-cell/>
          <table:table-cell table:formula="of:=LOG([.A198];10)" office:value-type="float" office:value="2.30749603791321" calcext:value-type="float">
            <text:p>2.3074960379</text:p>
          </table:table-cell>
          <table:table-cell table:formula="of:=LOG([.B198];10)" office:value-type="float" office:value="2.72754125702856" calcext:value-type="float">
            <text:p>2.7275412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3" calcext:value-type="float">
            <text:p>533</text:p>
          </table:table-cell>
          <table:table-cell office:value-type="float" office:value="108732" calcext:value-type="float">
            <text:p>108732</text:p>
          </table:table-cell>
          <table:table-cell/>
          <table:table-cell table:formula="of:=LOG([.A199];10)" office:value-type="float" office:value="2.3096301674259" calcext:value-type="float">
            <text:p>2.3096301674</text:p>
          </table:table-cell>
          <table:table-cell table:formula="of:=LOG([.B199];10)" office:value-type="float" office:value="2.72672720902657" calcext:value-type="float">
            <text:p>2.7267272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0" calcext:value-type="float">
            <text:p>530</text:p>
          </table:table-cell>
          <table:table-cell office:value-type="float" office:value="108650" calcext:value-type="float">
            <text:p>108650</text:p>
          </table:table-cell>
          <table:table-cell/>
          <table:table-cell table:formula="of:=LOG([.A200];10)" office:value-type="float" office:value="2.31175386105575" calcext:value-type="float">
            <text:p>2.3117538611</text:p>
          </table:table-cell>
          <table:table-cell table:formula="of:=LOG([.B200];10)" office:value-type="float" office:value="2.72427586960079" calcext:value-type="float">
            <text:p>2.7242758696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527" calcext:value-type="float">
            <text:p>527</text:p>
          </table:table-cell>
          <table:table-cell office:value-type="float" office:value="108825.5" calcext:value-type="float">
            <text:p>108825.5</text:p>
          </table:table-cell>
          <table:table-cell/>
          <table:table-cell table:formula="of:=LOG([.A201];10)" office:value-type="float" office:value="2.31492005599242" calcext:value-type="float">
            <text:p>2.314920056</text:p>
          </table:table-cell>
          <table:table-cell table:formula="of:=LOG([.B201];10)" office:value-type="float" office:value="2.72181061521255" calcext:value-type="float">
            <text:p>2.72181061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6" calcext:value-type="float">
            <text:p>526</text:p>
          </table:table-cell>
          <table:table-cell office:value-type="float" office:value="109408" calcext:value-type="float">
            <text:p>109408</text:p>
          </table:table-cell>
          <table:table-cell/>
          <table:table-cell table:formula="of:=LOG([.A202];10)" office:value-type="float" office:value="2.31806333496276" calcext:value-type="float">
            <text:p>2.318063335</text:p>
          </table:table-cell>
          <table:table-cell table:formula="of:=LOG([.B202];10)" office:value-type="float" office:value="2.72098574415374" calcext:value-type="float">
            <text:p>2.720985744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9" calcext:value-type="float">
            <text:p>519</text:p>
          </table:table-cell>
          <table:table-cell office:value-type="float" office:value="108471" calcext:value-type="float">
            <text:p>108471</text:p>
          </table:table-cell>
          <table:table-cell/>
          <table:table-cell table:formula="of:=LOG([.A203];10)" office:value-type="float" office:value="2.32014628611105" calcext:value-type="float">
            <text:p>2.3201462861</text:p>
          </table:table-cell>
          <table:table-cell table:formula="of:=LOG([.B203];10)" office:value-type="float" office:value="2.71516735784846" calcext:value-type="float">
            <text:p>2.71516735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5" calcext:value-type="float">
            <text:p>515</text:p>
          </table:table-cell>
          <table:table-cell office:value-type="float" office:value="108150" calcext:value-type="float">
            <text:p>108150</text:p>
          </table:table-cell>
          <table:table-cell/>
          <table:table-cell table:formula="of:=LOG([.A204];10)" office:value-type="float" office:value="2.32221929473392" calcext:value-type="float">
            <text:p>2.3222192947</text:p>
          </table:table-cell>
          <table:table-cell table:formula="of:=LOG([.B204];10)" office:value-type="float" office:value="2.71180722904119" calcext:value-type="float">
            <text:p>2.7118072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14" calcext:value-type="float">
            <text:p>514</text:p>
          </table:table-cell>
          <table:table-cell office:value-type="float" office:value="108454" calcext:value-type="float">
            <text:p>108454</text:p>
          </table:table-cell>
          <table:table-cell/>
          <table:table-cell table:formula="of:=LOG([.A205];10)" office:value-type="float" office:value="2.32428245529769" calcext:value-type="float">
            <text:p>2.3242824553</text:p>
          </table:table-cell>
          <table:table-cell table:formula="of:=LOG([.B205];10)" office:value-type="float" office:value="2.71096311899528" calcext:value-type="float">
            <text:p>2.7109631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9" calcext:value-type="float">
            <text:p>509</text:p>
          </table:table-cell>
          <table:table-cell office:value-type="float" office:value="107908" calcext:value-type="float">
            <text:p>107908</text:p>
          </table:table-cell>
          <table:table-cell/>
          <table:table-cell table:formula="of:=LOG([.A206];10)" office:value-type="float" office:value="2.32633586092875" calcext:value-type="float">
            <text:p>2.3263358609</text:p>
          </table:table-cell>
          <table:table-cell table:formula="of:=LOG([.B206];10)" office:value-type="float" office:value="2.70671778233676" calcext:value-type="float">
            <text:p>2.70671778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08" calcext:value-type="float">
            <text:p>508</text:p>
          </table:table-cell>
          <table:table-cell office:value-type="float" office:value="108204" calcext:value-type="float">
            <text:p>108204</text:p>
          </table:table-cell>
          <table:table-cell/>
          <table:table-cell table:formula="of:=LOG([.A207];10)" office:value-type="float" office:value="2.32837960343874" calcext:value-type="float">
            <text:p>2.3283796034</text:p>
          </table:table-cell>
          <table:table-cell table:formula="of:=LOG([.B207];10)" office:value-type="float" office:value="2.70586371228392" calcext:value-type="float">
            <text:p>2.70586371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07" calcext:value-type="float">
            <text:p>507</text:p>
          </table:table-cell>
          <table:table-cell office:value-type="float" office:value="108498" calcext:value-type="float">
            <text:p>108498</text:p>
          </table:table-cell>
          <table:table-cell/>
          <table:table-cell table:formula="of:=LOG([.A208];10)" office:value-type="float" office:value="2.33041377334919" calcext:value-type="float">
            <text:p>2.3304137733</text:p>
          </table:table-cell>
          <table:table-cell table:formula="of:=LOG([.B208];10)" office:value-type="float" office:value="2.70500795933334" calcext:value-type="float">
            <text:p>2.70500795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01" calcext:value-type="float">
            <text:p>501</text:p>
          </table:table-cell>
          <table:table-cell office:value-type="float" office:value="107715" calcext:value-type="float">
            <text:p>107715</text:p>
          </table:table-cell>
          <table:table-cell/>
          <table:table-cell table:formula="of:=LOG([.A209];10)" office:value-type="float" office:value="2.3324384599156" calcext:value-type="float">
            <text:p>2.3324384599</text:p>
          </table:table-cell>
          <table:table-cell table:formula="of:=LOG([.B209];10)" office:value-type="float" office:value="2.69983772586725" calcext:value-type="float">
            <text:p>2.69983772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float" office:value="107568" calcext:value-type="float">
            <text:p>107568</text:p>
          </table:table-cell>
          <table:table-cell/>
          <table:table-cell table:formula="of:=LOG([.A210];10)" office:value-type="float" office:value="2.33445375115093" calcext:value-type="float">
            <text:p>2.3344537512</text:p>
          </table:table-cell>
          <table:table-cell table:formula="of:=LOG([.B210];10)" office:value-type="float" office:value="2.69722934275972" calcext:value-type="float">
            <text:p>2.69722934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6" calcext:value-type="float">
            <text:p>496</text:p>
          </table:table-cell>
          <table:table-cell office:value-type="float" office:value="107632" calcext:value-type="float">
            <text:p>107632</text:p>
          </table:table-cell>
          <table:table-cell/>
          <table:table-cell table:formula="of:=LOG([.A211];10)" office:value-type="float" office:value="2.33645973384853" calcext:value-type="float">
            <text:p>2.3364597338</text:p>
          </table:table-cell>
          <table:table-cell table:formula="of:=LOG([.B211];10)" office:value-type="float" office:value="2.6954816764902" calcext:value-type="float">
            <text:p>2.69548167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5" calcext:value-type="float">
            <text:p>495</text:p>
          </table:table-cell>
          <table:table-cell office:value-type="float" office:value="107910" calcext:value-type="float">
            <text:p>107910</text:p>
          </table:table-cell>
          <table:table-cell/>
          <table:table-cell table:formula="of:=LOG([.A212];10)" office:value-type="float" office:value="2.3384564936046" calcext:value-type="float">
            <text:p>2.3384564936</text:p>
          </table:table-cell>
          <table:table-cell table:formula="of:=LOG([.B212];10)" office:value-type="float" office:value="2.69460519893357" calcext:value-type="float">
            <text:p>2.6946051989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492" calcext:value-type="float">
            <text:p>492</text:p>
          </table:table-cell>
          <table:table-cell office:value-type="float" office:value="107994" calcext:value-type="float">
            <text:p>107994</text:p>
          </table:table-cell>
          <table:table-cell/>
          <table:table-cell table:formula="of:=LOG([.A213];10)" office:value-type="float" office:value="2.34143452457814" calcext:value-type="float">
            <text:p>2.3414345246</text:p>
          </table:table-cell>
          <table:table-cell table:formula="of:=LOG([.B213];10)" office:value-type="float" office:value="2.69196510276736" calcext:value-type="float">
            <text:p>2.6919651028</text:p>
          </table:table-cell>
        </table:table-row>
        <table:table-row table:style-name="ro1">
          <table:table-cell office:value-type="float" office:value="221.5" calcext:value-type="float">
            <text:p>221.5</text:p>
          </table:table-cell>
          <table:table-cell office:value-type="float" office:value="486" calcext:value-type="float">
            <text:p>486</text:p>
          </table:table-cell>
          <table:table-cell office:value-type="float" office:value="107649" calcext:value-type="float">
            <text:p>107649</text:p>
          </table:table-cell>
          <table:table-cell/>
          <table:table-cell table:formula="of:=LOG([.A214];10)" office:value-type="float" office:value="2.34537373055909" calcext:value-type="float">
            <text:p>2.3453737306</text:p>
          </table:table-cell>
          <table:table-cell table:formula="of:=LOG([.B214];10)" office:value-type="float" office:value="2.68663626926229" calcext:value-type="float">
            <text:p>2.6866362693</text:p>
          </table:table-cell>
        </table:table-row>
        <table:table-row table:style-name="ro1">
          <table:table-cell office:value-type="float" office:value="223.5" calcext:value-type="float">
            <text:p>223.5</text:p>
          </table:table-cell>
          <table:table-cell office:value-type="float" office:value="483" calcext:value-type="float">
            <text:p>483</text:p>
          </table:table-cell>
          <table:table-cell office:value-type="float" office:value="107950.5" calcext:value-type="float">
            <text:p>107950.5</text:p>
          </table:table-cell>
          <table:table-cell/>
          <table:table-cell table:formula="of:=LOG([.A215];10)" office:value-type="float" office:value="2.34927752746796" calcext:value-type="float">
            <text:p>2.3492775275</text:p>
          </table:table-cell>
          <table:table-cell table:formula="of:=LOG([.B215];10)" office:value-type="float" office:value="2.68394713075151" calcext:value-type="float">
            <text:p>2.68394713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8" calcext:value-type="float">
            <text:p>478</text:p>
          </table:table-cell>
          <table:table-cell office:value-type="float" office:value="107550" calcext:value-type="float">
            <text:p>107550</text:p>
          </table:table-cell>
          <table:table-cell/>
          <table:table-cell table:formula="of:=LOG([.A216];10)" office:value-type="float" office:value="2.35218251811136" calcext:value-type="float">
            <text:p>2.3521825181</text:p>
          </table:table-cell>
          <table:table-cell table:formula="of:=LOG([.B216];10)" office:value-type="float" office:value="2.67942789661212" calcext:value-type="float">
            <text:p>2.67942789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75" calcext:value-type="float">
            <text:p>475</text:p>
          </table:table-cell>
          <table:table-cell office:value-type="float" office:value="107350" calcext:value-type="float">
            <text:p>107350</text:p>
          </table:table-cell>
          <table:table-cell/>
          <table:table-cell table:formula="of:=LOG([.A217];10)" office:value-type="float" office:value="2.3541084391474" calcext:value-type="float">
            <text:p>2.3541084391</text:p>
          </table:table-cell>
          <table:table-cell table:formula="of:=LOG([.B217];10)" office:value-type="float" office:value="2.67669360962487" calcext:value-type="float">
            <text:p>2.67669360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4" calcext:value-type="float">
            <text:p>474</text:p>
          </table:table-cell>
          <table:table-cell office:value-type="float" office:value="107598" calcext:value-type="float">
            <text:p>107598</text:p>
          </table:table-cell>
          <table:table-cell/>
          <table:table-cell table:formula="of:=LOG([.A218];10)" office:value-type="float" office:value="2.35602585719312" calcext:value-type="float">
            <text:p>2.3560258572</text:p>
          </table:table-cell>
          <table:table-cell table:formula="of:=LOG([.B218];10)" office:value-type="float" office:value="2.67577834167408" calcext:value-type="float">
            <text:p>2.67577834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9" calcext:value-type="float">
            <text:p>469</text:p>
          </table:table-cell>
          <table:table-cell office:value-type="float" office:value="106932" calcext:value-type="float">
            <text:p>106932</text:p>
          </table:table-cell>
          <table:table-cell/>
          <table:table-cell table:formula="of:=LOG([.A219];10)" office:value-type="float" office:value="2.35793484700045" calcext:value-type="float">
            <text:p>2.357934847</text:p>
          </table:table-cell>
          <table:table-cell table:formula="of:=LOG([.B219];10)" office:value-type="float" office:value="2.67117284271508" calcext:value-type="float">
            <text:p>2.67117284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6" calcext:value-type="float">
            <text:p>466</text:p>
          </table:table-cell>
          <table:table-cell office:value-type="float" office:value="107180" calcext:value-type="float">
            <text:p>107180</text:p>
          </table:table-cell>
          <table:table-cell/>
          <table:table-cell table:formula="of:=LOG([.A220];10)" office:value-type="float" office:value="2.36172783601759" calcext:value-type="float">
            <text:p>2.361727836</text:p>
          </table:table-cell>
          <table:table-cell table:formula="of:=LOG([.B220];10)" office:value-type="float" office:value="2.66838591669" calcext:value-type="float">
            <text:p>2.6683859167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465" calcext:value-type="float">
            <text:p>465</text:p>
          </table:table-cell>
          <table:table-cell office:value-type="float" office:value="108112.5" calcext:value-type="float">
            <text:p>108112.5</text:p>
          </table:table-cell>
          <table:table-cell/>
          <table:table-cell table:formula="of:=LOG([.A221];10)" office:value-type="float" office:value="2.36642295722597" calcext:value-type="float">
            <text:p>2.3664229572</text:p>
          </table:table-cell>
          <table:table-cell table:formula="of:=LOG([.B221];10)" office:value-type="float" office:value="2.66745295288995" calcext:value-type="float">
            <text:p>2.66745295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64" calcext:value-type="float">
            <text:p>464</text:p>
          </table:table-cell>
          <table:table-cell office:value-type="float" office:value="108576" calcext:value-type="float">
            <text:p>108576</text:p>
          </table:table-cell>
          <table:table-cell/>
          <table:table-cell table:formula="of:=LOG([.A222];10)" office:value-type="float" office:value="2.36921585741014" calcext:value-type="float">
            <text:p>2.3692158574</text:p>
          </table:table-cell>
          <table:table-cell table:formula="of:=LOG([.B222];10)" office:value-type="float" office:value="2.66651798055488" calcext:value-type="float">
            <text:p>2.66651798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62" calcext:value-type="float">
            <text:p>462</text:p>
          </table:table-cell>
          <table:table-cell office:value-type="float" office:value="108570" calcext:value-type="float">
            <text:p>108570</text:p>
          </table:table-cell>
          <table:table-cell/>
          <table:table-cell table:formula="of:=LOG([.A223];10)" office:value-type="float" office:value="2.37106786227174" calcext:value-type="float">
            <text:p>2.3710678623</text:p>
          </table:table-cell>
          <table:table-cell table:formula="of:=LOG([.B223];10)" office:value-type="float" office:value="2.66464197555613" calcext:value-type="float">
            <text:p>2.664641975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6" calcext:value-type="float">
            <text:p>456</text:p>
          </table:table-cell>
          <table:table-cell office:value-type="float" office:value="107616" calcext:value-type="float">
            <text:p>107616</text:p>
          </table:table-cell>
          <table:table-cell/>
          <table:table-cell table:formula="of:=LOG([.A224];10)" office:value-type="float" office:value="2.37291200297011" calcext:value-type="float">
            <text:p>2.372912003</text:p>
          </table:table-cell>
          <table:table-cell table:formula="of:=LOG([.B224];10)" office:value-type="float" office:value="2.65896484266443" calcext:value-type="float">
            <text:p>2.65896484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5" calcext:value-type="float">
            <text:p>455</text:p>
          </table:table-cell>
          <table:table-cell office:value-type="float" office:value="107835" calcext:value-type="float">
            <text:p>107835</text:p>
          </table:table-cell>
          <table:table-cell/>
          <table:table-cell table:formula="of:=LOG([.A225];10)" office:value-type="float" office:value="2.3747483460101" calcext:value-type="float">
            <text:p>2.374748346</text:p>
          </table:table-cell>
          <table:table-cell table:formula="of:=LOG([.B225];10)" office:value-type="float" office:value="2.65801139665711" calcext:value-type="float">
            <text:p>2.6580113967</text:p>
          </table:table-cell>
        </table:table-row>
        <table:table-row table:style-name="ro1">
          <table:table-cell office:value-type="float" office:value="238.5" calcext:value-type="float">
            <text:p>238.5</text:p>
          </table:table-cell>
          <table:table-cell office:value-type="float" office:value="452" calcext:value-type="float">
            <text:p>452</text:p>
          </table:table-cell>
          <table:table-cell office:value-type="float" office:value="107802" calcext:value-type="float">
            <text:p>107802</text:p>
          </table:table-cell>
          <table:table-cell/>
          <table:table-cell table:formula="of:=LOG([.A226];10)" office:value-type="float" office:value="2.37748838337613" calcext:value-type="float">
            <text:p>2.3774883834</text:p>
          </table:table-cell>
          <table:table-cell table:formula="of:=LOG([.B226];10)" office:value-type="float" office:value="2.65513843481138" calcext:value-type="float">
            <text:p>2.65513843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1" calcext:value-type="float">
            <text:p>451</text:p>
          </table:table-cell>
          <table:table-cell office:value-type="float" office:value="108240" calcext:value-type="float">
            <text:p>108240</text:p>
          </table:table-cell>
          <table:table-cell/>
          <table:table-cell table:formula="of:=LOG([.A227];10)" office:value-type="float" office:value="2.38021124171161" calcext:value-type="float">
            <text:p>2.3802112417</text:p>
          </table:table-cell>
          <table:table-cell table:formula="of:=LOG([.B227];10)" office:value-type="float" office:value="2.65417654187796" calcext:value-type="float">
            <text:p>2.65417654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9" calcext:value-type="float">
            <text:p>449</text:p>
          </table:table-cell>
          <table:table-cell office:value-type="float" office:value="108209" calcext:value-type="float">
            <text:p>108209</text:p>
          </table:table-cell>
          <table:table-cell/>
          <table:table-cell table:formula="of:=LOG([.A228];10)" office:value-type="float" office:value="2.38201704257487" calcext:value-type="float">
            <text:p>2.3820170426</text:p>
          </table:table-cell>
          <table:table-cell table:formula="of:=LOG([.B228];10)" office:value-type="float" office:value="2.65224634100332" calcext:value-type="float">
            <text:p>2.652246341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445" calcext:value-type="float">
            <text:p>445</text:p>
          </table:table-cell>
          <table:table-cell office:value-type="float" office:value="107912.5" calcext:value-type="float">
            <text:p>107912.5</text:p>
          </table:table-cell>
          <table:table-cell/>
          <table:table-cell table:formula="of:=LOG([.A229];10)" office:value-type="float" office:value="2.38471174293828" calcext:value-type="float">
            <text:p>2.3847117429</text:p>
          </table:table-cell>
          <table:table-cell table:formula="of:=LOG([.B229];10)" office:value-type="float" office:value="2.64836001098093" calcext:value-type="float">
            <text:p>2.6483600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4" calcext:value-type="float">
            <text:p>444</text:p>
          </table:table-cell>
          <table:table-cell office:value-type="float" office:value="108336" calcext:value-type="float">
            <text:p>108336</text:p>
          </table:table-cell>
          <table:table-cell/>
          <table:table-cell table:formula="of:=LOG([.A230];10)" office:value-type="float" office:value="2.38738982633873" calcext:value-type="float">
            <text:p>2.3873898263</text:p>
          </table:table-cell>
          <table:table-cell table:formula="of:=LOG([.B230];10)" office:value-type="float" office:value="2.64738297011462" calcext:value-type="float">
            <text:p>2.64738297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3" calcext:value-type="float">
            <text:p>443</text:p>
          </table:table-cell>
          <table:table-cell office:value-type="float" office:value="108535" calcext:value-type="float">
            <text:p>108535</text:p>
          </table:table-cell>
          <table:table-cell/>
          <table:table-cell table:formula="of:=LOG([.A231];10)" office:value-type="float" office:value="2.38916608436453" calcext:value-type="float">
            <text:p>2.3891660844</text:p>
          </table:table-cell>
          <table:table-cell table:formula="of:=LOG([.B231];10)" office:value-type="float" office:value="2.64640372622307" calcext:value-type="float">
            <text:p>2.64640372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1" calcext:value-type="float">
            <text:p>441</text:p>
          </table:table-cell>
          <table:table-cell office:value-type="float" office:value="108486" calcext:value-type="float">
            <text:p>108486</text:p>
          </table:table-cell>
          <table:table-cell/>
          <table:table-cell table:formula="of:=LOG([.A232];10)" office:value-type="float" office:value="2.39093510710338" calcext:value-type="float">
            <text:p>2.3909351071</text:p>
          </table:table-cell>
          <table:table-cell table:formula="of:=LOG([.B232];10)" office:value-type="float" office:value="2.64443858946784" calcext:value-type="float">
            <text:p>2.6444385895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438" calcext:value-type="float">
            <text:p>438</text:p>
          </table:table-cell>
          <table:table-cell office:value-type="float" office:value="108405" calcext:value-type="float">
            <text:p>108405</text:p>
          </table:table-cell>
          <table:table-cell/>
          <table:table-cell table:formula="of:=LOG([.A233];10)" office:value-type="float" office:value="2.39357520326959" calcext:value-type="float">
            <text:p>2.3935752033</text:p>
          </table:table-cell>
          <table:table-cell table:formula="of:=LOG([.B233];10)" office:value-type="float" office:value="2.6414741105041" calcext:value-type="float">
            <text:p>2.6414741105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437" calcext:value-type="float">
            <text:p>437</text:p>
          </table:table-cell>
          <table:table-cell office:value-type="float" office:value="109031.5" calcext:value-type="float">
            <text:p>109031.5</text:p>
          </table:table-cell>
          <table:table-cell/>
          <table:table-cell table:formula="of:=LOG([.A234];10)" office:value-type="float" office:value="2.39707054995941" calcext:value-type="float">
            <text:p>2.39707055</text:p>
          </table:table-cell>
          <table:table-cell table:formula="of:=LOG([.B234];10)" office:value-type="float" office:value="2.64048143697042" calcext:value-type="float">
            <text:p>2.6404814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36" calcext:value-type="float">
            <text:p>436</text:p>
          </table:table-cell>
          <table:table-cell office:value-type="float" office:value="109436" calcext:value-type="float">
            <text:p>109436</text:p>
          </table:table-cell>
          <table:table-cell/>
          <table:table-cell table:formula="of:=LOG([.A235];10)" office:value-type="float" office:value="2.39967372148104" calcext:value-type="float">
            <text:p>2.3996737215</text:p>
          </table:table-cell>
          <table:table-cell table:formula="of:=LOG([.B235];10)" office:value-type="float" office:value="2.63948648926859" calcext:value-type="float">
            <text:p>2.63948648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0" calcext:value-type="float">
            <text:p>430</text:p>
          </table:table-cell>
          <table:table-cell office:value-type="float" office:value="108790" calcext:value-type="float">
            <text:p>108790</text:p>
          </table:table-cell>
          <table:table-cell/>
          <table:table-cell table:formula="of:=LOG([.A236];10)" office:value-type="float" office:value="2.40312052117582" calcext:value-type="float">
            <text:p>2.4031205212</text:p>
          </table:table-cell>
          <table:table-cell table:formula="of:=LOG([.B236];10)" office:value-type="float" office:value="2.63346845557959" calcext:value-type="float">
            <text:p>2.6334684556</text:p>
          </table:table-cell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429" calcext:value-type="float">
            <text:p>429</text:p>
          </table:table-cell>
          <table:table-cell office:value-type="float" office:value="109609.5" calcext:value-type="float">
            <text:p>109609.5</text:p>
          </table:table-cell>
          <table:table-cell/>
          <table:table-cell table:formula="of:=LOG([.A237];10)" office:value-type="float" office:value="2.40739090447073" calcext:value-type="float">
            <text:p>2.4073909045</text:p>
          </table:table-cell>
          <table:table-cell table:formula="of:=LOG([.B237];10)" office:value-type="float" office:value="2.63245729218472" calcext:value-type="float">
            <text:p>2.63245729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8" calcext:value-type="float">
            <text:p>428</text:p>
          </table:table-cell>
          <table:table-cell office:value-type="float" office:value="109996" calcext:value-type="float">
            <text:p>109996</text:p>
          </table:table-cell>
          <table:table-cell/>
          <table:table-cell table:formula="of:=LOG([.A238];10)" office:value-type="float" office:value="2.40993312333129" calcext:value-type="float">
            <text:p>2.4099331233</text:p>
          </table:table-cell>
          <table:table-cell table:formula="of:=LOG([.B238];10)" office:value-type="float" office:value="2.63144376901317" calcext:value-type="float">
            <text:p>2.63144376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7" calcext:value-type="float">
            <text:p>427</text:p>
          </table:table-cell>
          <table:table-cell office:value-type="float" office:value="110166" calcext:value-type="float">
            <text:p>110166</text:p>
          </table:table-cell>
          <table:table-cell/>
          <table:table-cell table:formula="of:=LOG([.A239];10)" office:value-type="float" office:value="2.41161970596323" calcext:value-type="float">
            <text:p>2.411619706</text:p>
          </table:table-cell>
          <table:table-cell table:formula="of:=LOG([.B239];10)" office:value-type="float" office:value="2.63042787502502" calcext:value-type="float">
            <text:p>2.6304278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24" calcext:value-type="float">
            <text:p>424</text:p>
          </table:table-cell>
          <table:table-cell office:value-type="float" office:value="109816" calcext:value-type="float">
            <text:p>109816</text:p>
          </table:table-cell>
          <table:table-cell/>
          <table:table-cell table:formula="of:=LOG([.A240];10)" office:value-type="float" office:value="2.41329976408125" calcext:value-type="float">
            <text:p>2.4132997641</text:p>
          </table:table-cell>
          <table:table-cell table:formula="of:=LOG([.B240];10)" office:value-type="float" office:value="2.62736585659273" calcext:value-type="float">
            <text:p>2.62736585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3" calcext:value-type="float">
            <text:p>423</text:p>
          </table:table-cell>
          <table:table-cell office:value-type="float" office:value="109980" calcext:value-type="float">
            <text:p>109980</text:p>
          </table:table-cell>
          <table:table-cell/>
          <table:table-cell table:formula="of:=LOG([.A241];10)" office:value-type="float" office:value="2.41497334797082" calcext:value-type="float">
            <text:p>2.414973348</text:p>
          </table:table-cell>
          <table:table-cell table:formula="of:=LOG([.B241];10)" office:value-type="float" office:value="2.62634036737504" calcext:value-type="float">
            <text:p>2.6263403674</text:p>
          </table:table-cell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422" calcext:value-type="float">
            <text:p>422</text:p>
          </table:table-cell>
          <table:table-cell office:value-type="float" office:value="110353" calcext:value-type="float">
            <text:p>110353</text:p>
          </table:table-cell>
          <table:table-cell/>
          <table:table-cell table:formula="of:=LOG([.A242];10)" office:value-type="float" office:value="2.41747169320329" calcext:value-type="float">
            <text:p>2.4174716932</text:p>
          </table:table-cell>
          <table:table-cell table:formula="of:=LOG([.B242];10)" office:value-type="float" office:value="2.62531245096167" calcext:value-type="float">
            <text:p>2.625312451</text:p>
          </table:table-cell>
        </table:table-row>
        <table:table-row table:style-name="ro1">
          <table:table-cell office:value-type="float" office:value="263.5" calcext:value-type="float">
            <text:p>263.5</text:p>
          </table:table-cell>
          <table:table-cell office:value-type="float" office:value="421" calcext:value-type="float">
            <text:p>421</text:p>
          </table:table-cell>
          <table:table-cell office:value-type="float" office:value="110933.5" calcext:value-type="float">
            <text:p>110933.5</text:p>
          </table:table-cell>
          <table:table-cell/>
          <table:table-cell table:formula="of:=LOG([.A243];10)" office:value-type="float" office:value="2.42078061954856" calcext:value-type="float">
            <text:p>2.4207806195</text:p>
          </table:table-cell>
          <table:table-cell table:formula="of:=LOG([.B243];10)" office:value-type="float" office:value="2.62428209583567" calcext:value-type="float">
            <text:p>2.62428209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0" calcext:value-type="float">
            <text:p>420</text:p>
          </table:table-cell>
          <table:table-cell office:value-type="float" office:value="111300" calcext:value-type="float">
            <text:p>111300</text:p>
          </table:table-cell>
          <table:table-cell/>
          <table:table-cell table:formula="of:=LOG([.A244];10)" office:value-type="float" office:value="2.42324587393681" calcext:value-type="float">
            <text:p>2.4232458739</text:p>
          </table:table-cell>
          <table:table-cell table:formula="of:=LOG([.B244];10)" office:value-type="float" office:value="2.6232492903979" calcext:value-type="float">
            <text:p>2.62324929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18" calcext:value-type="float">
            <text:p>418</text:p>
          </table:table-cell>
          <table:table-cell office:value-type="float" office:value="111188" calcext:value-type="float">
            <text:p>111188</text:p>
          </table:table-cell>
          <table:table-cell/>
          <table:table-cell table:formula="of:=LOG([.A245];10)" office:value-type="float" office:value="2.42488163663107" calcext:value-type="float">
            <text:p>2.4248816366</text:p>
          </table:table-cell>
          <table:table-cell table:formula="of:=LOG([.B245];10)" office:value-type="float" office:value="2.62117628177503" calcext:value-type="float">
            <text:p>2.62117628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17" calcext:value-type="float">
            <text:p>417</text:p>
          </table:table-cell>
          <table:table-cell office:value-type="float" office:value="111339" calcext:value-type="float">
            <text:p>111339</text:p>
          </table:table-cell>
          <table:table-cell/>
          <table:table-cell table:formula="of:=LOG([.A246];10)" office:value-type="float" office:value="2.42651126136457" calcext:value-type="float">
            <text:p>2.4265112614</text:p>
          </table:table-cell>
          <table:table-cell table:formula="of:=LOG([.B246];10)" office:value-type="float" office:value="2.62013605497376" calcext:value-type="float">
            <text:p>2.620136055</text:p>
          </table:table-cell>
        </table:table-row>
        <table:table-row table:style-name="ro1">
          <table:table-cell office:value-type="float" office:value="268.5" calcext:value-type="float">
            <text:p>268.5</text:p>
          </table:table-cell>
          <table:table-cell office:value-type="float" office:value="416" calcext:value-type="float">
            <text:p>416</text:p>
          </table:table-cell>
          <table:table-cell office:value-type="float" office:value="111696" calcext:value-type="float">
            <text:p>111696</text:p>
          </table:table-cell>
          <table:table-cell/>
          <table:table-cell table:formula="of:=LOG([.A247];10)" office:value-type="float" office:value="2.42894429003557" calcext:value-type="float">
            <text:p>2.42894429</text:p>
          </table:table-cell>
          <table:table-cell table:formula="of:=LOG([.B247];10)" office:value-type="float" office:value="2.61909333062674" calcext:value-type="float">
            <text:p>2.61909333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3" calcext:value-type="float">
            <text:p>413</text:p>
          </table:table-cell>
          <table:table-cell office:value-type="float" office:value="111510" calcext:value-type="float">
            <text:p>111510</text:p>
          </table:table-cell>
          <table:table-cell/>
          <table:table-cell table:formula="of:=LOG([.A248];10)" office:value-type="float" office:value="2.43136376415899" calcext:value-type="float">
            <text:p>2.4313637642</text:p>
          </table:table-cell>
          <table:table-cell table:formula="of:=LOG([.B248];10)" office:value-type="float" office:value="2.6159500516564" calcext:value-type="float">
            <text:p>2.6159500517</text:p>
          </table:table-cell>
        </table:table-row>
        <table:table-row table:style-name="ro1">
          <table:table-cell office:value-type="float" office:value="271.5" calcext:value-type="float">
            <text:p>271.5</text:p>
          </table:table-cell>
          <table:table-cell office:value-type="float" office:value="411" calcext:value-type="float">
            <text:p>411</text:p>
          </table:table-cell>
          <table:table-cell office:value-type="float" office:value="111586.5" calcext:value-type="float">
            <text:p>111586.5</text:p>
          </table:table-cell>
          <table:table-cell/>
          <table:table-cell table:formula="of:=LOG([.A249];10)" office:value-type="float" office:value="2.43376983392487" calcext:value-type="float">
            <text:p>2.4337698339</text:p>
          </table:table-cell>
          <table:table-cell table:formula="of:=LOG([.B249];10)" office:value-type="float" office:value="2.61384182187607" calcext:value-type="float">
            <text:p>2.6138418219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402" calcext:value-type="float">
            <text:p>402</text:p>
          </table:table-cell>
          <table:table-cell office:value-type="float" office:value="109947" calcext:value-type="float">
            <text:p>109947</text:p>
          </table:table-cell>
          <table:table-cell/>
          <table:table-cell table:formula="of:=LOG([.A250];10)" office:value-type="float" office:value="2.43695733066945" calcext:value-type="float">
            <text:p>2.4369573307</text:p>
          </table:table-cell>
          <table:table-cell table:formula="of:=LOG([.B250];10)" office:value-type="float" office:value="2.60422605308447" calcext:value-type="float">
            <text:p>2.60422605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10000" calcext:value-type="float">
            <text:p>110000</text:p>
          </table:table-cell>
          <table:table-cell/>
          <table:table-cell table:formula="of:=LOG([.A251];10)" office:value-type="float" office:value="2.43933269383026" calcext:value-type="float">
            <text:p>2.4393326938</text:p>
          </table:table-cell>
          <table:table-cell table:formula="of:=LOG([.B251];10)" office:value-type="float" office:value="2.60205999132796" calcext:value-type="float">
            <text:p>2.60205999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94" calcext:value-type="float">
            <text:p>394</text:p>
          </table:table-cell>
          <table:table-cell office:value-type="float" office:value="108744" calcext:value-type="float">
            <text:p>108744</text:p>
          </table:table-cell>
          <table:table-cell/>
          <table:table-cell table:formula="of:=LOG([.A252];10)" office:value-type="float" office:value="2.44090908206522" calcext:value-type="float">
            <text:p>2.4409090821</text:p>
          </table:table-cell>
          <table:table-cell table:formula="of:=LOG([.B252];10)" office:value-type="float" office:value="2.59549622182557" calcext:value-type="float">
            <text:p>2.59549622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0" calcext:value-type="float">
            <text:p>390</text:p>
          </table:table-cell>
          <table:table-cell office:value-type="float" office:value="108030" calcext:value-type="float">
            <text:p>108030</text:p>
          </table:table-cell>
          <table:table-cell/>
          <table:table-cell table:formula="of:=LOG([.A253];10)" office:value-type="float" office:value="2.44247976906445" calcext:value-type="float">
            <text:p>2.4424797691</text:p>
          </table:table-cell>
          <table:table-cell table:formula="of:=LOG([.B253];10)" office:value-type="float" office:value="2.5910646070265" calcext:value-type="float">
            <text:p>2.5910646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85" calcext:value-type="float">
            <text:p>385</text:p>
          </table:table-cell>
          <table:table-cell office:value-type="float" office:value="107030" calcext:value-type="float">
            <text:p>107030</text:p>
          </table:table-cell>
          <table:table-cell/>
          <table:table-cell table:formula="of:=LOG([.A254];10)" office:value-type="float" office:value="2.44404479591808" calcext:value-type="float">
            <text:p>2.4440447959</text:p>
          </table:table-cell>
          <table:table-cell table:formula="of:=LOG([.B254];10)" office:value-type="float" office:value="2.5854607295085" calcext:value-type="float">
            <text:p>2.5854607295</text:p>
          </table:table-cell>
        </table:table-row>
        <table:table-row table:style-name="ro1">
          <table:table-cell office:value-type="float" office:value="279.5" calcext:value-type="float">
            <text:p>279.5</text:p>
          </table:table-cell>
          <table:table-cell office:value-type="float" office:value="382" calcext:value-type="float">
            <text:p>382</text:p>
          </table:table-cell>
          <table:table-cell office:value-type="float" office:value="106769" calcext:value-type="float">
            <text:p>106769</text:p>
          </table:table-cell>
          <table:table-cell/>
          <table:table-cell table:formula="of:=LOG([.A255];10)" office:value-type="float" office:value="2.44638181222244" calcext:value-type="float">
            <text:p>2.4463818122</text:p>
          </table:table-cell>
          <table:table-cell table:formula="of:=LOG([.B255];10)" office:value-type="float" office:value="2.58206336291171" calcext:value-type="float">
            <text:p>2.58206336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78" calcext:value-type="float">
            <text:p>378</text:p>
          </table:table-cell>
          <table:table-cell office:value-type="float" office:value="106218" calcext:value-type="float">
            <text:p>106218</text:p>
          </table:table-cell>
          <table:table-cell/>
          <table:table-cell table:formula="of:=LOG([.A256];10)" office:value-type="float" office:value="2.44870631990508" calcext:value-type="float">
            <text:p>2.4487063199</text:p>
          </table:table-cell>
          <table:table-cell table:formula="of:=LOG([.B256];10)" office:value-type="float" office:value="2.57749179983722" calcext:value-type="float">
            <text:p>2.57749179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5" calcext:value-type="float">
            <text:p>375</text:p>
          </table:table-cell>
          <table:table-cell office:value-type="float" office:value="105750" calcext:value-type="float">
            <text:p>105750</text:p>
          </table:table-cell>
          <table:table-cell/>
          <table:table-cell table:formula="of:=LOG([.A257];10)" office:value-type="float" office:value="2.45024910831936" calcext:value-type="float">
            <text:p>2.4502491083</text:p>
          </table:table-cell>
          <table:table-cell table:formula="of:=LOG([.B257];10)" office:value-type="float" office:value="2.57403126772772" calcext:value-type="float">
            <text:p>2.5740312677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372" calcext:value-type="float">
            <text:p>372</text:p>
          </table:table-cell>
          <table:table-cell office:value-type="float" office:value="105462" calcext:value-type="float">
            <text:p>105462</text:p>
          </table:table-cell>
          <table:table-cell/>
          <table:table-cell table:formula="of:=LOG([.A258];10)" office:value-type="float" office:value="2.45255306322893" calcext:value-type="float">
            <text:p>2.4525530632</text:p>
          </table:table-cell>
          <table:table-cell table:formula="of:=LOG([.B258];10)" office:value-type="float" office:value="2.5705429398819" calcext:value-type="float">
            <text:p>2.5705429399</text:p>
          </table:table-cell>
        </table:table-row>
        <table:table-row table:style-name="ro1">
          <table:table-cell office:value-type="float" office:value="285.5" calcext:value-type="float">
            <text:p>285.5</text:p>
          </table:table-cell>
          <table:table-cell office:value-type="float" office:value="368" calcext:value-type="float">
            <text:p>368</text:p>
          </table:table-cell>
          <table:table-cell office:value-type="float" office:value="105064" calcext:value-type="float">
            <text:p>105064</text:p>
          </table:table-cell>
          <table:table-cell/>
          <table:table-cell table:formula="of:=LOG([.A259];10)" office:value-type="float" office:value="2.45560611258187" calcext:value-type="float">
            <text:p>2.4556061126</text:p>
          </table:table-cell>
          <table:table-cell table:formula="of:=LOG([.B259];10)" office:value-type="float" office:value="2.56584781867352" calcext:value-type="float">
            <text:p>2.56584781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6" calcext:value-type="float">
            <text:p>366</text:p>
          </table:table-cell>
          <table:table-cell office:value-type="float" office:value="105042" calcext:value-type="float">
            <text:p>105042</text:p>
          </table:table-cell>
          <table:table-cell/>
          <table:table-cell table:formula="of:=LOG([.A260];10)" office:value-type="float" office:value="2.45788189673399" calcext:value-type="float">
            <text:p>2.4578818967</text:p>
          </table:table-cell>
          <table:table-cell table:formula="of:=LOG([.B260];10)" office:value-type="float" office:value="2.56348108539441" calcext:value-type="float">
            <text:p>2.56348108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4" calcext:value-type="float">
            <text:p>364</text:p>
          </table:table-cell>
          <table:table-cell office:value-type="float" office:value="104832" calcext:value-type="float">
            <text:p>104832</text:p>
          </table:table-cell>
          <table:table-cell/>
          <table:table-cell table:formula="of:=LOG([.A261];10)" office:value-type="float" office:value="2.45939248775923" calcext:value-type="float">
            <text:p>2.4593924878</text:p>
          </table:table-cell>
          <table:table-cell table:formula="of:=LOG([.B261];10)" office:value-type="float" office:value="2.56110138364906" calcext:value-type="float">
            <text:p>2.56110138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63" calcext:value-type="float">
            <text:p>363</text:p>
          </table:table-cell>
          <table:table-cell office:value-type="float" office:value="104907" calcext:value-type="float">
            <text:p>104907</text:p>
          </table:table-cell>
          <table:table-cell/>
          <table:table-cell table:formula="of:=LOG([.A262];10)" office:value-type="float" office:value="2.46089784275655" calcext:value-type="float">
            <text:p>2.4608978428</text:p>
          </table:table-cell>
          <table:table-cell table:formula="of:=LOG([.B262];10)" office:value-type="float" office:value="2.55990662503611" calcext:value-type="float">
            <text:p>2.5599066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2" calcext:value-type="float">
            <text:p>362</text:p>
          </table:table-cell>
          <table:table-cell office:value-type="float" office:value="104980" calcext:value-type="float">
            <text:p>104980</text:p>
          </table:table-cell>
          <table:table-cell/>
          <table:table-cell table:formula="of:=LOG([.A263];10)" office:value-type="float" office:value="2.46239799789896" calcext:value-type="float">
            <text:p>2.4623979979</text:p>
          </table:table-cell>
          <table:table-cell table:formula="of:=LOG([.B263];10)" office:value-type="float" office:value="2.55870857053317" calcext:value-type="float">
            <text:p>2.55870857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61" calcext:value-type="float">
            <text:p>361</text:p>
          </table:table-cell>
          <table:table-cell office:value-type="float" office:value="105051" calcext:value-type="float">
            <text:p>105051</text:p>
          </table:table-cell>
          <table:table-cell/>
          <table:table-cell table:formula="of:=LOG([.A264];10)" office:value-type="float" office:value="2.46389298898591" calcext:value-type="float">
            <text:p>2.463892989</text:p>
          </table:table-cell>
          <table:table-cell table:formula="of:=LOG([.B264];10)" office:value-type="float" office:value="2.55750720190566" calcext:value-type="float">
            <text:p>2.55750720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9" calcext:value-type="float">
            <text:p>359</text:p>
          </table:table-cell>
          <table:table-cell office:value-type="float" office:value="104828" calcext:value-type="float">
            <text:p>104828</text:p>
          </table:table-cell>
          <table:table-cell/>
          <table:table-cell table:formula="of:=LOG([.A265];10)" office:value-type="float" office:value="2.46538285144842" calcext:value-type="float">
            <text:p>2.4653828514</text:p>
          </table:table-cell>
          <table:table-cell table:formula="of:=LOG([.B265];10)" office:value-type="float" office:value="2.55509444857832" calcext:value-type="float">
            <text:p>2.55509444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8" calcext:value-type="float">
            <text:p>358</text:p>
          </table:table-cell>
          <table:table-cell office:value-type="float" office:value="104894" calcext:value-type="float">
            <text:p>104894</text:p>
          </table:table-cell>
          <table:table-cell/>
          <table:table-cell table:formula="of:=LOG([.A266];10)" office:value-type="float" office:value="2.46686762035411" calcext:value-type="float">
            <text:p>2.4668676204</text:p>
          </table:table-cell>
          <table:table-cell table:formula="of:=LOG([.B266];10)" office:value-type="float" office:value="2.55388302664387" calcext:value-type="float">
            <text:p>2.5538830266</text:p>
          </table:table-cell>
        </table:table-row>
        <table:table-row table:style-name="ro1">
          <table:table-cell office:value-type="float" office:value="295.5" calcext:value-type="float">
            <text:p>295.5</text:p>
          </table:table-cell>
          <table:table-cell office:value-type="float" office:value="356" calcext:value-type="float">
            <text:p>356</text:p>
          </table:table-cell>
          <table:table-cell office:value-type="float" office:value="105198" calcext:value-type="float">
            <text:p>105198</text:p>
          </table:table-cell>
          <table:table-cell/>
          <table:table-cell table:formula="of:=LOG([.A267];10)" office:value-type="float" office:value="2.47055748521727" calcext:value-type="float">
            <text:p>2.4705574852</text:p>
          </table:table-cell>
          <table:table-cell table:formula="of:=LOG([.B267];10)" office:value-type="float" office:value="2.55144999797287" calcext:value-type="float">
            <text:p>2.5514499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office:value-type="float" office:value="105790" calcext:value-type="float">
            <text:p>105790</text:p>
          </table:table-cell>
          <table:table-cell/>
          <table:table-cell table:formula="of:=LOG([.A268];10)" office:value-type="float" office:value="2.47421626407626" calcext:value-type="float">
            <text:p>2.4742162641</text:p>
          </table:table-cell>
          <table:table-cell table:formula="of:=LOG([.B268];10)" office:value-type="float" office:value="2.55022835305509" calcext:value-type="float">
            <text:p>2.55022835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3" calcext:value-type="float">
            <text:p>353</text:p>
          </table:table-cell>
          <table:table-cell office:value-type="float" office:value="105547" calcext:value-type="float">
            <text:p>105547</text:p>
          </table:table-cell>
          <table:table-cell/>
          <table:table-cell table:formula="of:=LOG([.A269];10)" office:value-type="float" office:value="2.47567118832443" calcext:value-type="float">
            <text:p>2.4756711883</text:p>
          </table:table-cell>
          <table:table-cell table:formula="of:=LOG([.B269];10)" office:value-type="float" office:value="2.54777470538782" calcext:value-type="float">
            <text:p>2.54777470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office:value-type="float" office:value="105600" calcext:value-type="float">
            <text:p>105600</text:p>
          </table:table-cell>
          <table:table-cell/>
          <table:table-cell table:formula="of:=LOG([.A270];10)" office:value-type="float" office:value="2.47712125471966" calcext:value-type="float">
            <text:p>2.4771212547</text:p>
          </table:table-cell>
          <table:table-cell table:formula="of:=LOG([.B270];10)" office:value-type="float" office:value="2.54654266347813" calcext:value-type="float">
            <text:p>2.5465426635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350" calcext:value-type="float">
            <text:p>350</text:p>
          </table:table-cell>
          <table:table-cell office:value-type="float" office:value="105525" calcext:value-type="float">
            <text:p>105525</text:p>
          </table:table-cell>
          <table:table-cell/>
          <table:table-cell table:formula="of:=LOG([.A271];10)" office:value-type="float" office:value="2.47928731647617" calcext:value-type="float">
            <text:p>2.4792873165</text:p>
          </table:table-cell>
          <table:table-cell table:formula="of:=LOG([.B271];10)" office:value-type="float" office:value="2.54406804435028" calcext:value-type="float">
            <text:p>2.54406804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47" calcext:value-type="float">
            <text:p>347</text:p>
          </table:table-cell>
          <table:table-cell office:value-type="float" office:value="105141" calcext:value-type="float">
            <text:p>105141</text:p>
          </table:table-cell>
          <table:table-cell/>
          <table:table-cell table:formula="of:=LOG([.A272];10)" office:value-type="float" office:value="2.4814426285023" calcext:value-type="float">
            <text:p>2.4814426285</text:p>
          </table:table-cell>
          <table:table-cell table:formula="of:=LOG([.B272];10)" office:value-type="float" office:value="2.54032947479087" calcext:value-type="float">
            <text:p>2.54032947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6" calcext:value-type="float">
            <text:p>346</text:p>
          </table:table-cell>
          <table:table-cell office:value-type="float" office:value="105184" calcext:value-type="float">
            <text:p>105184</text:p>
          </table:table-cell>
          <table:table-cell/>
          <table:table-cell table:formula="of:=LOG([.A273];10)" office:value-type="float" office:value="2.48287358360875" calcext:value-type="float">
            <text:p>2.4828735836</text:p>
          </table:table-cell>
          <table:table-cell table:formula="of:=LOG([.B273];10)" office:value-type="float" office:value="2.53907609879278" calcext:value-type="float">
            <text:p>2.5390760988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345" calcext:value-type="float">
            <text:p>345</text:p>
          </table:table-cell>
          <table:table-cell office:value-type="float" office:value="105397.5" calcext:value-type="float">
            <text:p>105397.5</text:p>
          </table:table-cell>
          <table:table-cell/>
          <table:table-cell table:formula="of:=LOG([.A274];10)" office:value-type="float" office:value="2.48501121457857" calcext:value-type="float">
            <text:p>2.4850112146</text:p>
          </table:table-cell>
          <table:table-cell table:formula="of:=LOG([.B274];10)" office:value-type="float" office:value="2.53781909507327" calcext:value-type="float">
            <text:p>2.53781909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  <table:table-cell office:value-type="float" office:value="105301" calcext:value-type="float">
            <text:p>105301</text:p>
          </table:table-cell>
          <table:table-cell/>
          <table:table-cell table:formula="of:=LOG([.A275];10)" office:value-type="float" office:value="2.48713837547719" calcext:value-type="float">
            <text:p>2.4871383755</text:p>
          </table:table-cell>
          <table:table-cell table:formula="of:=LOG([.B275];10)" office:value-type="float" office:value="2.53529412004277" calcext:value-type="float">
            <text:p>2.535294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2" calcext:value-type="float">
            <text:p>342</text:p>
          </table:table-cell>
          <table:table-cell office:value-type="float" office:value="105336" calcext:value-type="float">
            <text:p>105336</text:p>
          </table:table-cell>
          <table:table-cell/>
          <table:table-cell table:formula="of:=LOG([.A276];10)" office:value-type="float" office:value="2.48855071650044" calcext:value-type="float">
            <text:p>2.4885507165</text:p>
          </table:table-cell>
          <table:table-cell table:formula="of:=LOG([.B276];10)" office:value-type="float" office:value="2.53402610605613" calcext:value-type="float">
            <text:p>2.53402610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9" calcext:value-type="float">
            <text:p>339</text:p>
          </table:table-cell>
          <table:table-cell office:value-type="float" office:value="104751" calcext:value-type="float">
            <text:p>104751</text:p>
          </table:table-cell>
          <table:table-cell/>
          <table:table-cell table:formula="of:=LOG([.A277];10)" office:value-type="float" office:value="2.48995847942483" calcext:value-type="float">
            <text:p>2.4899584794</text:p>
          </table:table-cell>
          <table:table-cell table:formula="of:=LOG([.B277];10)" office:value-type="float" office:value="2.53019969820308" calcext:value-type="float">
            <text:p>2.5301996982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337" calcext:value-type="float">
            <text:p>337</text:p>
          </table:table-cell>
          <table:table-cell office:value-type="float" office:value="104638.5" calcext:value-type="float">
            <text:p>104638.5</text:p>
          </table:table-cell>
          <table:table-cell/>
          <table:table-cell table:formula="of:=LOG([.A278];10)" office:value-type="float" office:value="2.4920616045126" calcext:value-type="float">
            <text:p>2.4920616045</text:p>
          </table:table-cell>
          <table:table-cell table:formula="of:=LOG([.B278];10)" office:value-type="float" office:value="2.52762990087134" calcext:value-type="float">
            <text:p>2.52762990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104520" calcext:value-type="float">
            <text:p>104520</text:p>
          </table:table-cell>
          <table:table-cell/>
          <table:table-cell table:formula="of:=LOG([.A279];10)" office:value-type="float" office:value="2.49415459401844" calcext:value-type="float">
            <text:p>2.494154594</text:p>
          </table:table-cell>
          <table:table-cell table:formula="of:=LOG([.B279];10)" office:value-type="float" office:value="2.52504480703684" calcext:value-type="float">
            <text:p>2.5250448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104542" calcext:value-type="float">
            <text:p>104542</text:p>
          </table:table-cell>
          <table:table-cell/>
          <table:table-cell table:formula="of:=LOG([.A280];10)" office:value-type="float" office:value="2.49554433754645" calcext:value-type="float">
            <text:p>2.4955443375</text:p>
          </table:table-cell>
          <table:table-cell table:formula="of:=LOG([.B280];10)" office:value-type="float" office:value="2.52374646681156" calcext:value-type="float">
            <text:p>2.52374646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104248" calcext:value-type="float">
            <text:p>104248</text:p>
          </table:table-cell>
          <table:table-cell/>
          <table:table-cell table:formula="of:=LOG([.A281];10)" office:value-type="float" office:value="2.49692964807321" calcext:value-type="float">
            <text:p>2.4969296481</text:p>
          </table:table-cell>
          <table:table-cell table:formula="of:=LOG([.B281];10)" office:value-type="float" office:value="2.52113808370404" calcext:value-type="float">
            <text:p>2.52113808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104265" calcext:value-type="float">
            <text:p>104265</text:p>
          </table:table-cell>
          <table:table-cell/>
          <table:table-cell table:formula="of:=LOG([.A282];10)" office:value-type="float" office:value="2.4983105537896" calcext:value-type="float">
            <text:p>2.4983105538</text:p>
          </table:table-cell>
          <table:table-cell table:formula="of:=LOG([.B282];10)" office:value-type="float" office:value="2.51982799377572" calcext:value-type="float">
            <text:p>2.51982799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103332" calcext:value-type="float">
            <text:p>103332</text:p>
          </table:table-cell>
          <table:table-cell/>
          <table:table-cell table:formula="of:=LOG([.A283];10)" office:value-type="float" office:value="2.4996870826184" calcext:value-type="float">
            <text:p>2.4996870826</text:p>
          </table:table-cell>
          <table:table-cell table:formula="of:=LOG([.B283];10)" office:value-type="float" office:value="2.51454775266029" calcext:value-type="float">
            <text:p>2.51454775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103342" calcext:value-type="float">
            <text:p>103342</text:p>
          </table:table-cell>
          <table:table-cell/>
          <table:table-cell table:formula="of:=LOG([.A284];10)" office:value-type="float" office:value="2.50105926221775" calcext:value-type="float">
            <text:p>2.5010592622</text:p>
          </table:table-cell>
          <table:table-cell table:formula="of:=LOG([.B284];10)" office:value-type="float" office:value="2.51321760006794" calcext:value-type="float">
            <text:p>2.5132176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103675" calcext:value-type="float">
            <text:p>103675</text:p>
          </table:table-cell>
          <table:table-cell/>
          <table:table-cell table:formula="of:=LOG([.A285];10)" office:value-type="float" office:value="2.50379068305718" calcext:value-type="float">
            <text:p>2.5037906831</text:p>
          </table:table-cell>
          <table:table-cell table:formula="of:=LOG([.B285];10)" office:value-type="float" office:value="2.51188336097887" calcext:value-type="float">
            <text:p>2.511883361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323" calcext:value-type="float">
            <text:p>323</text:p>
          </table:table-cell>
          <table:table-cell office:value-type="float" office:value="103844.5" calcext:value-type="float">
            <text:p>103844.5</text:p>
          </table:table-cell>
          <table:table-cell/>
          <table:table-cell table:formula="of:=LOG([.A286];10)" office:value-type="float" office:value="2.50718097726024" calcext:value-type="float">
            <text:p>2.5071809773</text:p>
          </table:table-cell>
          <table:table-cell table:formula="of:=LOG([.B286];10)" office:value-type="float" office:value="2.5092025223311" calcext:value-type="float">
            <text:p>2.50920252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04006" calcext:value-type="float">
            <text:p>104006</text:p>
          </table:table-cell>
          <table:table-cell/>
          <table:table-cell table:formula="of:=LOG([.A287];10)" office:value-type="float" office:value="2.5092025223311" calcext:value-type="float">
            <text:p>2.5092025223</text:p>
          </table:table-cell>
          <table:table-cell table:formula="of:=LOG([.B287];10)" office:value-type="float" office:value="2.50785587169583" calcext:value-type="float">
            <text:p>2.5078558717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19" calcext:value-type="float">
            <text:p>319</text:p>
          </table:table-cell>
          <table:table-cell office:value-type="float" office:value="103515.5" calcext:value-type="float">
            <text:p>103515.5</text:p>
          </table:table-cell>
          <table:table-cell/>
          <table:table-cell table:formula="of:=LOG([.A288];10)" office:value-type="float" office:value="2.51121470113639" calcext:value-type="float">
            <text:p>2.5112147011</text:p>
          </table:table-cell>
          <table:table-cell table:formula="of:=LOG([.B288];10)" office:value-type="float" office:value="2.50379068305718" calcext:value-type="float">
            <text:p>2.50379068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103986" calcext:value-type="float">
            <text:p>103986</text:p>
          </table:table-cell>
          <table:table-cell/>
          <table:table-cell table:formula="of:=LOG([.A289];10)" office:value-type="float" office:value="2.51454775266029" calcext:value-type="float">
            <text:p>2.5145477527</text:p>
          </table:table-cell>
          <table:table-cell table:formula="of:=LOG([.B289];10)" office:value-type="float" office:value="2.50242711998443" calcext:value-type="float">
            <text:p>2.502427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104293" calcext:value-type="float">
            <text:p>104293</text:p>
          </table:table-cell>
          <table:table-cell/>
          <table:table-cell table:formula="of:=LOG([.A290];10)" office:value-type="float" office:value="2.51719589794997" calcext:value-type="float">
            <text:p>2.5171958979</text:p>
          </table:table-cell>
          <table:table-cell table:formula="of:=LOG([.B290];10)" office:value-type="float" office:value="2.50105926221775" calcext:value-type="float">
            <text:p>2.50105926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103290" calcext:value-type="float">
            <text:p>103290</text:p>
          </table:table-cell>
          <table:table-cell/>
          <table:table-cell table:formula="of:=LOG([.A291];10)" office:value-type="float" office:value="2.51851393987789" calcext:value-type="float">
            <text:p>2.5185139399</text:p>
          </table:table-cell>
          <table:table-cell table:formula="of:=LOG([.B291];10)" office:value-type="float" office:value="2.49554433754645" calcext:value-type="float">
            <text:p>2.495544337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  <table:table-cell office:value-type="float" office:value="103272" calcext:value-type="float">
            <text:p>103272</text:p>
          </table:table-cell>
          <table:table-cell/>
          <table:table-cell table:formula="of:=LOG([.A292];10)" office:value-type="float" office:value="2.51982799377572" calcext:value-type="float">
            <text:p>2.5198279938</text:p>
          </table:table-cell>
          <table:table-cell table:formula="of:=LOG([.B292];10)" office:value-type="float" office:value="2.49415459401844" calcext:value-type="float">
            <text:p>2.4941545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8" calcext:value-type="float">
            <text:p>308</text:p>
          </table:table-cell>
          <table:table-cell office:value-type="float" office:value="102564" calcext:value-type="float">
            <text:p>102564</text:p>
          </table:table-cell>
          <table:table-cell/>
          <table:table-cell table:formula="of:=LOG([.A293];10)" office:value-type="float" office:value="2.52244423350632" calcext:value-type="float">
            <text:p>2.5224442335</text:p>
          </table:table-cell>
          <table:table-cell table:formula="of:=LOG([.B293];10)" office:value-type="float" office:value="2.48855071650044" calcext:value-type="float">
            <text:p>2.4885507165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07" calcext:value-type="float">
            <text:p>307</text:p>
          </table:table-cell>
          <table:table-cell office:value-type="float" office:value="102998.5" calcext:value-type="float">
            <text:p>102998.5</text:p>
          </table:table-cell>
          <table:table-cell/>
          <table:table-cell table:formula="of:=LOG([.A294];10)" office:value-type="float" office:value="2.52569252450501" calcext:value-type="float">
            <text:p>2.5256925245</text:p>
          </table:table-cell>
          <table:table-cell table:formula="of:=LOG([.B294];10)" office:value-type="float" office:value="2.48713837547719" calcext:value-type="float">
            <text:p>2.4871383755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306" calcext:value-type="float">
            <text:p>306</text:p>
          </table:table-cell>
          <table:table-cell office:value-type="float" office:value="103275" calcext:value-type="float">
            <text:p>103275</text:p>
          </table:table-cell>
          <table:table-cell/>
          <table:table-cell table:formula="of:=LOG([.A295];10)" office:value-type="float" office:value="2.52827377716704" calcext:value-type="float">
            <text:p>2.5282737772</text:p>
          </table:table-cell>
          <table:table-cell table:formula="of:=LOG([.B295];10)" office:value-type="float" office:value="2.48572142648158" calcext:value-type="float">
            <text:p>2.48572142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4" calcext:value-type="float">
            <text:p>304</text:p>
          </table:table-cell>
          <table:table-cell office:value-type="float" office:value="103360" calcext:value-type="float">
            <text:p>103360</text:p>
          </table:table-cell>
          <table:table-cell/>
          <table:table-cell table:formula="of:=LOG([.A296];10)" office:value-type="float" office:value="2.53147891704225" calcext:value-type="float">
            <text:p>2.531478917</text:p>
          </table:table-cell>
          <table:table-cell table:formula="of:=LOG([.B296];10)" office:value-type="float" office:value="2.48287358360875" calcext:value-type="float">
            <text:p>2.48287358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1" calcext:value-type="float">
            <text:p>301</text:p>
          </table:table-cell>
          <table:table-cell office:value-type="float" office:value="102942" calcext:value-type="float">
            <text:p>102942</text:p>
          </table:table-cell>
          <table:table-cell/>
          <table:table-cell table:formula="of:=LOG([.A297];10)" office:value-type="float" office:value="2.53402610605613" calcext:value-type="float">
            <text:p>2.5340261061</text:p>
          </table:table-cell>
          <table:table-cell table:formula="of:=LOG([.B297];10)" office:value-type="float" office:value="2.47856649559384" calcext:value-type="float">
            <text:p>2.47856649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office:value-type="float" office:value="102900" calcext:value-type="float">
            <text:p>102900</text:p>
          </table:table-cell>
          <table:table-cell/>
          <table:table-cell table:formula="of:=LOG([.A298];10)" office:value-type="float" office:value="2.53529412004277" calcext:value-type="float">
            <text:p>2.53529412</text:p>
          </table:table-cell>
          <table:table-cell table:formula="of:=LOG([.B298];10)" office:value-type="float" office:value="2.47712125471966" calcext:value-type="float">
            <text:p>2.47712125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103155" calcext:value-type="float">
            <text:p>103155</text:p>
          </table:table-cell>
          <table:table-cell/>
          <table:table-cell table:formula="of:=LOG([.A299];10)" office:value-type="float" office:value="2.53781909507327" calcext:value-type="float">
            <text:p>2.5378190951</text:p>
          </table:table-cell>
          <table:table-cell table:formula="of:=LOG([.B299];10)" office:value-type="float" office:value="2.47567118832443" calcext:value-type="float">
            <text:p>2.475671188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8" calcext:value-type="float">
            <text:p>298</text:p>
          </table:table-cell>
          <table:table-cell office:value-type="float" office:value="103406" calcext:value-type="float">
            <text:p>103406</text:p>
          </table:table-cell>
          <table:table-cell/>
          <table:table-cell table:formula="of:=LOG([.A300];10)" office:value-type="float" office:value="2.54032947479087" calcext:value-type="float">
            <text:p>2.5403294748</text:p>
          </table:table-cell>
          <table:table-cell table:formula="of:=LOG([.B300];10)" office:value-type="float" office:value="2.47421626407626" calcext:value-type="float">
            <text:p>2.474216264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6" calcext:value-type="float">
            <text:p>296</text:p>
          </table:table-cell>
          <table:table-cell office:value-type="float" office:value="103008" calcext:value-type="float">
            <text:p>103008</text:p>
          </table:table-cell>
          <table:table-cell/>
          <table:table-cell table:formula="of:=LOG([.A301];10)" office:value-type="float" office:value="2.54157924394658" calcext:value-type="float">
            <text:p>2.5415792439</text:p>
          </table:table-cell>
          <table:table-cell table:formula="of:=LOG([.B301];10)" office:value-type="float" office:value="2.47129171105894" calcext:value-type="float">
            <text:p>2.47129171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  <table:table-cell office:value-type="float" office:value="102955" calcext:value-type="float">
            <text:p>102955</text:p>
          </table:table-cell>
          <table:table-cell/>
          <table:table-cell table:formula="of:=LOG([.A302];10)" office:value-type="float" office:value="2.54282542695918" calcext:value-type="float">
            <text:p>2.542825427</text:p>
          </table:table-cell>
          <table:table-cell table:formula="of:=LOG([.B302];10)" office:value-type="float" office:value="2.46982201597816" calcext:value-type="float">
            <text:p>2.4698220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3" calcext:value-type="float">
            <text:p>293</text:p>
          </table:table-cell>
          <table:table-cell office:value-type="float" office:value="102550" calcext:value-type="float">
            <text:p>102550</text:p>
          </table:table-cell>
          <table:table-cell/>
          <table:table-cell table:formula="of:=LOG([.A303];10)" office:value-type="float" office:value="2.54406804435028" calcext:value-type="float">
            <text:p>2.5440680444</text:p>
          </table:table-cell>
          <table:table-cell table:formula="of:=LOG([.B303];10)" office:value-type="float" office:value="2.46686762035411" calcext:value-type="float">
            <text:p>2.466867620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2" calcext:value-type="float">
            <text:p>292</text:p>
          </table:table-cell>
          <table:table-cell office:value-type="float" office:value="102492" calcext:value-type="float">
            <text:p>102492</text:p>
          </table:table-cell>
          <table:table-cell/>
          <table:table-cell table:formula="of:=LOG([.A304];10)" office:value-type="float" office:value="2.54530711646582" calcext:value-type="float">
            <text:p>2.5453071165</text:p>
          </table:table-cell>
          <table:table-cell table:formula="of:=LOG([.B304];10)" office:value-type="float" office:value="2.46538285144842" calcext:value-type="float">
            <text:p>2.465382851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1" calcext:value-type="float">
            <text:p>291</text:p>
          </table:table-cell>
          <table:table-cell office:value-type="float" office:value="102577.5" calcext:value-type="float">
            <text:p>102577.5</text:p>
          </table:table-cell>
          <table:table-cell/>
          <table:table-cell table:formula="of:=LOG([.A305];10)" office:value-type="float" office:value="2.54715912132742" calcext:value-type="float">
            <text:p>2.5471591213</text:p>
          </table:table-cell>
          <table:table-cell table:formula="of:=LOG([.B305];10)" office:value-type="float" office:value="2.46389298898591" calcext:value-type="float">
            <text:p>2.463892989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89" calcext:value-type="float">
            <text:p>289</text:p>
          </table:table-cell>
          <table:table-cell office:value-type="float" office:value="102450.5" calcext:value-type="float">
            <text:p>102450.5</text:p>
          </table:table-cell>
          <table:table-cell/>
          <table:table-cell table:formula="of:=LOG([.A306];10)" office:value-type="float" office:value="2.54961623951908" calcext:value-type="float">
            <text:p>2.5496162395</text:p>
          </table:table-cell>
          <table:table-cell table:formula="of:=LOG([.B306];10)" office:value-type="float" office:value="2.46089784275655" calcext:value-type="float">
            <text:p>2.460897842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7" calcext:value-type="float">
            <text:p>287</text:p>
          </table:table-cell>
          <table:table-cell office:value-type="float" office:value="102172" calcext:value-type="float">
            <text:p>102172</text:p>
          </table:table-cell>
          <table:table-cell/>
          <table:table-cell table:formula="of:=LOG([.A307];10)" office:value-type="float" office:value="2.55144999797287" calcext:value-type="float">
            <text:p>2.551449998</text:p>
          </table:table-cell>
          <table:table-cell table:formula="of:=LOG([.B307];10)" office:value-type="float" office:value="2.45788189673399" calcext:value-type="float">
            <text:p>2.457881896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4" calcext:value-type="float">
            <text:p>284</text:p>
          </table:table-cell>
          <table:table-cell office:value-type="float" office:value="101672" calcext:value-type="float">
            <text:p>101672</text:p>
          </table:table-cell>
          <table:table-cell/>
          <table:table-cell table:formula="of:=LOG([.A308];10)" office:value-type="float" office:value="2.55388302664387" calcext:value-type="float">
            <text:p>2.5538830266</text:p>
          </table:table-cell>
          <table:table-cell table:formula="of:=LOG([.B308];10)" office:value-type="float" office:value="2.45331834004704" calcext:value-type="float">
            <text:p>2.453318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3" calcext:value-type="float">
            <text:p>283</text:p>
          </table:table-cell>
          <table:table-cell office:value-type="float" office:value="101880" calcext:value-type="float">
            <text:p>101880</text:p>
          </table:table-cell>
          <table:table-cell/>
          <table:table-cell table:formula="of:=LOG([.A309];10)" office:value-type="float" office:value="2.55630250076729" calcext:value-type="float">
            <text:p>2.5563025008</text:p>
          </table:table-cell>
          <table:table-cell table:formula="of:=LOG([.B309];10)" office:value-type="float" office:value="2.45178643552429" calcext:value-type="float">
            <text:p>2.4517864355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81" calcext:value-type="float">
            <text:p>281</text:p>
          </table:table-cell>
          <table:table-cell office:value-type="float" office:value="101581.5" calcext:value-type="float">
            <text:p>101581.5</text:p>
          </table:table-cell>
          <table:table-cell/>
          <table:table-cell table:formula="of:=LOG([.A310];10)" office:value-type="float" office:value="2.55810830163055" calcext:value-type="float">
            <text:p>2.5581083016</text:p>
          </table:table-cell>
          <table:table-cell table:formula="of:=LOG([.B310];10)" office:value-type="float" office:value="2.44870631990508" calcext:value-type="float">
            <text:p>2.4487063199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80" calcext:value-type="float">
            <text:p>280</text:p>
          </table:table-cell>
          <table:table-cell office:value-type="float" office:value="101780" calcext:value-type="float">
            <text:p>101780</text:p>
          </table:table-cell>
          <table:table-cell/>
          <table:table-cell table:formula="of:=LOG([.A311];10)" office:value-type="float" office:value="2.56050441519506" calcext:value-type="float">
            <text:p>2.5605044152</text:p>
          </table:table-cell>
          <table:table-cell table:formula="of:=LOG([.B311];10)" office:value-type="float" office:value="2.44715803134222" calcext:value-type="float">
            <text:p>2.4471580313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79" calcext:value-type="float">
            <text:p>279</text:p>
          </table:table-cell>
          <table:table-cell office:value-type="float" office:value="101974.5" calcext:value-type="float">
            <text:p>101974.5</text:p>
          </table:table-cell>
          <table:table-cell/>
          <table:table-cell table:formula="of:=LOG([.A312];10)" office:value-type="float" office:value="2.56288738129388" calcext:value-type="float">
            <text:p>2.5628873813</text:p>
          </table:table-cell>
          <table:table-cell table:formula="of:=LOG([.B312];10)" office:value-type="float" office:value="2.4456042032736" calcext:value-type="float">
            <text:p>2.44560420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7" calcext:value-type="float">
            <text:p>277</text:p>
          </table:table-cell>
          <table:table-cell office:value-type="float" office:value="101659" calcext:value-type="float">
            <text:p>101659</text:p>
          </table:table-cell>
          <table:table-cell/>
          <table:table-cell table:formula="of:=LOG([.A313];10)" office:value-type="float" office:value="2.56466606425209" calcext:value-type="float">
            <text:p>2.5646660643</text:p>
          </table:table-cell>
          <table:table-cell table:formula="of:=LOG([.B313];10)" office:value-type="float" office:value="2.44247976906445" calcext:value-type="float">
            <text:p>2.44247976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6" calcext:value-type="float">
            <text:p>276</text:p>
          </table:table-cell>
          <table:table-cell office:value-type="float" office:value="101568" calcext:value-type="float">
            <text:p>101568</text:p>
          </table:table-cell>
          <table:table-cell/>
          <table:table-cell table:formula="of:=LOG([.A314];10)" office:value-type="float" office:value="2.56584781867352" calcext:value-type="float">
            <text:p>2.5658478187</text:p>
          </table:table-cell>
          <table:table-cell table:formula="of:=LOG([.B314];10)" office:value-type="float" office:value="2.44090908206522" calcext:value-type="float">
            <text:p>2.4409090821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70" calcext:value-type="float">
            <text:p>270</text:p>
          </table:table-cell>
          <table:table-cell office:value-type="float" office:value="99765" calcext:value-type="float">
            <text:p>99765</text:p>
          </table:table-cell>
          <table:table-cell/>
          <table:table-cell table:formula="of:=LOG([.A315];10)" office:value-type="float" office:value="2.56761444273084" calcext:value-type="float">
            <text:p>2.5676144427</text:p>
          </table:table-cell>
          <table:table-cell table:formula="of:=LOG([.B315];10)" office:value-type="float" office:value="2.43136376415899" calcext:value-type="float">
            <text:p>2.431363764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69" calcext:value-type="float">
            <text:p>269</text:p>
          </table:table-cell>
          <table:table-cell office:value-type="float" office:value="99799" calcext:value-type="float">
            <text:p>99799</text:p>
          </table:table-cell>
          <table:table-cell/>
          <table:table-cell table:formula="of:=LOG([.A316];10)" office:value-type="float" office:value="2.56937390961505" calcext:value-type="float">
            <text:p>2.5693739096</text:p>
          </table:table-cell>
          <table:table-cell table:formula="of:=LOG([.B316];10)" office:value-type="float" office:value="2.42975228000241" calcext:value-type="float">
            <text:p>2.429752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8" calcext:value-type="float">
            <text:p>268</text:p>
          </table:table-cell>
          <table:table-cell office:value-type="float" office:value="99696" calcext:value-type="float">
            <text:p>99696</text:p>
          </table:table-cell>
          <table:table-cell/>
          <table:table-cell table:formula="of:=LOG([.A317];10)" office:value-type="float" office:value="2.5705429398819" calcext:value-type="float">
            <text:p>2.5705429399</text:p>
          </table:table-cell>
          <table:table-cell table:formula="of:=LOG([.B317];10)" office:value-type="float" office:value="2.42813479402879" calcext:value-type="float">
            <text:p>2.42813479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7" calcext:value-type="float">
            <text:p>267</text:p>
          </table:table-cell>
          <table:table-cell office:value-type="float" office:value="99591" calcext:value-type="float">
            <text:p>99591</text:p>
          </table:table-cell>
          <table:table-cell/>
          <table:table-cell table:formula="of:=LOG([.A318];10)" office:value-type="float" office:value="2.57170883180869" calcext:value-type="float">
            <text:p>2.5717088318</text:p>
          </table:table-cell>
          <table:table-cell table:formula="of:=LOG([.B318];10)" office:value-type="float" office:value="2.42651126136457" calcext:value-type="float">
            <text:p>2.42651126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office:value-type="float" office:value="100016" calcext:value-type="float">
            <text:p>100016</text:p>
          </table:table-cell>
          <table:table-cell/>
          <table:table-cell table:formula="of:=LOG([.A319];10)" office:value-type="float" office:value="2.57518784492766" calcext:value-type="float">
            <text:p>2.5751878449</text:p>
          </table:table-cell>
          <table:table-cell table:formula="of:=LOG([.B319];10)" office:value-type="float" office:value="2.42488163663107" calcext:value-type="float">
            <text:p>2.4248816366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64" calcext:value-type="float">
            <text:p>264</text:p>
          </table:table-cell>
          <table:table-cell office:value-type="float" office:value="100452" calcext:value-type="float">
            <text:p>100452</text:p>
          </table:table-cell>
          <table:table-cell/>
          <table:table-cell table:formula="of:=LOG([.A320];10)" office:value-type="float" office:value="2.58035466110659" calcext:value-type="float">
            <text:p>2.5803546611</text:p>
          </table:table-cell>
          <table:table-cell table:formula="of:=LOG([.B320];10)" office:value-type="float" office:value="2.42160392686983" calcext:value-type="float">
            <text:p>2.4216039269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63" calcext:value-type="float">
            <text:p>263</text:p>
          </table:table-cell>
          <table:table-cell office:value-type="float" office:value="100860.5" calcext:value-type="float">
            <text:p>100860.5</text:p>
          </table:table-cell>
          <table:table-cell/>
          <table:table-cell table:formula="of:=LOG([.A321];10)" office:value-type="float" office:value="2.583765368285" calcext:value-type="float">
            <text:p>2.5837653683</text:p>
          </table:table-cell>
          <table:table-cell table:formula="of:=LOG([.B321];10)" office:value-type="float" office:value="2.41995574848976" calcext:value-type="float">
            <text:p>2.41995574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2" calcext:value-type="float">
            <text:p>262</text:p>
          </table:table-cell>
          <table:table-cell office:value-type="float" office:value="100870" calcext:value-type="float">
            <text:p>100870</text:p>
          </table:table-cell>
          <table:table-cell/>
          <table:table-cell table:formula="of:=LOG([.A322];10)" office:value-type="float" office:value="2.5854607295085" calcext:value-type="float">
            <text:p>2.5854607295</text:p>
          </table:table-cell>
          <table:table-cell table:formula="of:=LOG([.B322];10)" office:value-type="float" office:value="2.41830129131975" calcext:value-type="float">
            <text:p>2.418301291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61" calcext:value-type="float">
            <text:p>261</text:p>
          </table:table-cell>
          <table:table-cell office:value-type="float" office:value="101137.5" calcext:value-type="float">
            <text:p>101137.5</text:p>
          </table:table-cell>
          <table:table-cell/>
          <table:table-cell table:formula="of:=LOG([.A323];10)" office:value-type="float" office:value="2.58827170684233" calcext:value-type="float">
            <text:p>2.5882717068</text:p>
          </table:table-cell>
          <table:table-cell table:formula="of:=LOG([.B323];10)" office:value-type="float" office:value="2.41664050733828" calcext:value-type="float">
            <text:p>2.416640507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60" calcext:value-type="float">
            <text:p>260</text:p>
          </table:table-cell>
          <table:table-cell office:value-type="float" office:value="101790" calcext:value-type="float">
            <text:p>101790</text:p>
          </table:table-cell>
          <table:table-cell/>
          <table:table-cell table:formula="of:=LOG([.A324];10)" office:value-type="float" office:value="2.59273176639396" calcext:value-type="float">
            <text:p>2.5927317664</text:p>
          </table:table-cell>
          <table:table-cell table:formula="of:=LOG([.B324];10)" office:value-type="float" office:value="2.41497334797082" calcext:value-type="float">
            <text:p>2.414973348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59" calcext:value-type="float">
            <text:p>259</text:p>
          </table:table-cell>
          <table:table-cell office:value-type="float" office:value="102175.5" calcext:value-type="float">
            <text:p>102175.5</text:p>
          </table:table-cell>
          <table:table-cell/>
          <table:table-cell table:formula="of:=LOG([.A325];10)" office:value-type="float" office:value="2.59604700754544" calcext:value-type="float">
            <text:p>2.5960470075</text:p>
          </table:table-cell>
          <table:table-cell table:formula="of:=LOG([.B325];10)" office:value-type="float" office:value="2.41329976408125" calcext:value-type="float">
            <text:p>2.4132997641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58" calcext:value-type="float">
            <text:p>258</text:p>
          </table:table-cell>
          <table:table-cell office:value-type="float" office:value="102297" calcext:value-type="float">
            <text:p>102297</text:p>
          </table:table-cell>
          <table:table-cell/>
          <table:table-cell table:formula="of:=LOG([.A326];10)" office:value-type="float" office:value="2.59824319165362" calcext:value-type="float">
            <text:p>2.5982431917</text:p>
          </table:table-cell>
          <table:table-cell table:formula="of:=LOG([.B326];10)" office:value-type="float" office:value="2.41161970596323" calcext:value-type="float">
            <text:p>2.411619706</text:p>
          </table:table-cell>
        </table:table-row>
        <table:table-row table:style-name="ro1">
          <table:table-cell office:value-type="float" office:value="400.5" calcext:value-type="float">
            <text:p>400.5</text:p>
          </table:table-cell>
          <table:table-cell office:value-type="float" office:value="257" calcext:value-type="float">
            <text:p>257</text:p>
          </table:table-cell>
          <table:table-cell office:value-type="float" office:value="102928.5" calcext:value-type="float">
            <text:p>102928.5</text:p>
          </table:table-cell>
          <table:table-cell/>
          <table:table-cell table:formula="of:=LOG([.A327];10)" office:value-type="float" office:value="2.60260252042026" calcext:value-type="float">
            <text:p>2.6026025204</text:p>
          </table:table-cell>
          <table:table-cell table:formula="of:=LOG([.B327];10)" office:value-type="float" office:value="2.40993312333129" calcext:value-type="float">
            <text:p>2.409933123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6" calcext:value-type="float">
            <text:p>256</text:p>
          </table:table-cell>
          <table:table-cell office:value-type="float" office:value="103680" calcext:value-type="float">
            <text:p>103680</text:p>
          </table:table-cell>
          <table:table-cell/>
          <table:table-cell table:formula="of:=LOG([.A328];10)" office:value-type="float" office:value="2.60745502321467" calcext:value-type="float">
            <text:p>2.6074550232</text:p>
          </table:table-cell>
          <table:table-cell table:formula="of:=LOG([.B328];10)" office:value-type="float" office:value="2.40823996531185" calcext:value-type="float">
            <text:p>2.408239965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5" calcext:value-type="float">
            <text:p>255</text:p>
          </table:table-cell>
          <table:table-cell office:value-type="float" office:value="103785" calcext:value-type="float">
            <text:p>103785</text:p>
          </table:table-cell>
          <table:table-cell/>
          <table:table-cell table:formula="of:=LOG([.A329];10)" office:value-type="float" office:value="2.60959440922522" calcext:value-type="float">
            <text:p>2.6095944092</text:p>
          </table:table-cell>
          <table:table-cell table:formula="of:=LOG([.B329];10)" office:value-type="float" office:value="2.40654018043395" calcext:value-type="float">
            <text:p>2.40654018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4" calcext:value-type="float">
            <text:p>254</text:p>
          </table:table-cell>
          <table:table-cell office:value-type="float" office:value="103632" calcext:value-type="float">
            <text:p>103632</text:p>
          </table:table-cell>
          <table:table-cell/>
          <table:table-cell table:formula="of:=LOG([.A330];10)" office:value-type="float" office:value="2.61066016308988" calcext:value-type="float">
            <text:p>2.6106601631</text:p>
          </table:table-cell>
          <table:table-cell table:formula="of:=LOG([.B330];10)" office:value-type="float" office:value="2.40483371661994" calcext:value-type="float">
            <text:p>2.40483371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3" calcext:value-type="float">
            <text:p>253</text:p>
          </table:table-cell>
          <table:table-cell office:value-type="float" office:value="103477" calcext:value-type="float">
            <text:p>103477</text:p>
          </table:table-cell>
          <table:table-cell/>
          <table:table-cell table:formula="of:=LOG([.A331];10)" office:value-type="float" office:value="2.61172330800734" calcext:value-type="float">
            <text:p>2.611723308</text:p>
          </table:table-cell>
          <table:table-cell table:formula="of:=LOG([.B331];10)" office:value-type="float" office:value="2.40312052117582" calcext:value-type="float">
            <text:p>2.4031205212</text:p>
          </table:table-cell>
        </table:table-row>
        <table:table-row table:style-name="ro1">
          <table:table-cell office:value-type="float" office:value="410.5" calcext:value-type="float">
            <text:p>410.5</text:p>
          </table:table-cell>
          <table:table-cell office:value-type="float" office:value="252" calcext:value-type="float">
            <text:p>252</text:p>
          </table:table-cell>
          <table:table-cell office:value-type="float" office:value="103446" calcext:value-type="float">
            <text:p>103446</text:p>
          </table:table-cell>
          <table:table-cell/>
          <table:table-cell table:formula="of:=LOG([.A332];10)" office:value-type="float" office:value="2.61331316145546" calcext:value-type="float">
            <text:p>2.6133131615</text:p>
          </table:table-cell>
          <table:table-cell table:formula="of:=LOG([.B332];10)" office:value-type="float" office:value="2.40140054078154" calcext:value-type="float">
            <text:p>2.40140054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1" calcext:value-type="float">
            <text:p>251</text:p>
          </table:table-cell>
          <table:table-cell office:value-type="float" office:value="103412" calcext:value-type="float">
            <text:p>103412</text:p>
          </table:table-cell>
          <table:table-cell/>
          <table:table-cell table:formula="of:=LOG([.A333];10)" office:value-type="float" office:value="2.61489721603313" calcext:value-type="float">
            <text:p>2.614897216</text:p>
          </table:table-cell>
          <table:table-cell table:formula="of:=LOG([.B333];10)" office:value-type="float" office:value="2.39967372148104" calcext:value-type="float">
            <text:p>2.39967372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9" calcext:value-type="float">
            <text:p>249</text:p>
          </table:table-cell>
          <table:table-cell office:value-type="float" office:value="102837" calcext:value-type="float">
            <text:p>102837</text:p>
          </table:table-cell>
          <table:table-cell/>
          <table:table-cell table:formula="of:=LOG([.A334];10)" office:value-type="float" office:value="2.6159500516564" calcext:value-type="float">
            <text:p>2.6159500517</text:p>
          </table:table-cell>
          <table:table-cell table:formula="of:=LOG([.B334];10)" office:value-type="float" office:value="2.39619934709574" calcext:value-type="float">
            <text:p>2.396199347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7" calcext:value-type="float">
            <text:p>247</text:p>
          </table:table-cell>
          <table:table-cell office:value-type="float" office:value="102505" calcext:value-type="float">
            <text:p>102505</text:p>
          </table:table-cell>
          <table:table-cell/>
          <table:table-cell table:formula="of:=LOG([.A335];10)" office:value-type="float" office:value="2.61804809671209" calcext:value-type="float">
            <text:p>2.6180480967</text:p>
          </table:table-cell>
          <table:table-cell table:formula="of:=LOG([.B335];10)" office:value-type="float" office:value="2.39269695325967" calcext:value-type="float">
            <text:p>2.392696953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6" calcext:value-type="float">
            <text:p>246</text:p>
          </table:table-cell>
          <table:table-cell office:value-type="float" office:value="102582" calcext:value-type="float">
            <text:p>102582</text:p>
          </table:table-cell>
          <table:table-cell/>
          <table:table-cell table:formula="of:=LOG([.A336];10)" office:value-type="float" office:value="2.62013605497376" calcext:value-type="float">
            <text:p>2.620136055</text:p>
          </table:table-cell>
          <table:table-cell table:formula="of:=LOG([.B336];10)" office:value-type="float" office:value="2.39093510710338" calcext:value-type="float">
            <text:p>2.39093510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5" calcext:value-type="float">
            <text:p>245</text:p>
          </table:table-cell>
          <table:table-cell office:value-type="float" office:value="102900" calcext:value-type="float">
            <text:p>102900</text:p>
          </table:table-cell>
          <table:table-cell/>
          <table:table-cell table:formula="of:=LOG([.A337];10)" office:value-type="float" office:value="2.6232492903979" calcext:value-type="float">
            <text:p>2.6232492904</text:p>
          </table:table-cell>
          <table:table-cell table:formula="of:=LOG([.B337];10)" office:value-type="float" office:value="2.38916608436453" calcext:value-type="float">
            <text:p>2.38916608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3" calcext:value-type="float">
            <text:p>243</text:p>
          </table:table-cell>
          <table:table-cell office:value-type="float" office:value="103032" calcext:value-type="float">
            <text:p>103032</text:p>
          </table:table-cell>
          <table:table-cell/>
          <table:table-cell table:formula="of:=LOG([.A338];10)" office:value-type="float" office:value="2.62736585659273" calcext:value-type="float">
            <text:p>2.6273658566</text:p>
          </table:table-cell>
          <table:table-cell table:formula="of:=LOG([.B338];10)" office:value-type="float" office:value="2.38560627359831" calcext:value-type="float">
            <text:p>2.385606273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1" calcext:value-type="float">
            <text:p>241</text:p>
          </table:table-cell>
          <table:table-cell office:value-type="float" office:value="102666" calcext:value-type="float">
            <text:p>102666</text:p>
          </table:table-cell>
          <table:table-cell/>
          <table:table-cell table:formula="of:=LOG([.A339];10)" office:value-type="float" office:value="2.62940959910272" calcext:value-type="float">
            <text:p>2.6294095991</text:p>
          </table:table-cell>
          <table:table-cell table:formula="of:=LOG([.B339];10)" office:value-type="float" office:value="2.38201704257487" calcext:value-type="float">
            <text:p>2.3820170426</text:p>
          </table:table-cell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240" calcext:value-type="float">
            <text:p>240</text:p>
          </table:table-cell>
          <table:table-cell office:value-type="float" office:value="102600" calcext:value-type="float">
            <text:p>102600</text:p>
          </table:table-cell>
          <table:table-cell/>
          <table:table-cell table:formula="of:=LOG([.A340];10)" office:value-type="float" office:value="2.63093611906419" calcext:value-type="float">
            <text:p>2.6309361191</text:p>
          </table:table-cell>
          <table:table-cell table:formula="of:=LOG([.B340];10)" office:value-type="float" office:value="2.38021124171161" calcext:value-type="float">
            <text:p>2.38021124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9" calcext:value-type="float">
            <text:p>239</text:p>
          </table:table-cell>
          <table:table-cell office:value-type="float" office:value="102770" calcext:value-type="float">
            <text:p>102770</text:p>
          </table:table-cell>
          <table:table-cell/>
          <table:table-cell table:formula="of:=LOG([.A341];10)" office:value-type="float" office:value="2.63346845557959" calcext:value-type="float">
            <text:p>2.6334684556</text:p>
          </table:table-cell>
          <table:table-cell table:formula="of:=LOG([.B341];10)" office:value-type="float" office:value="2.37839790094814" calcext:value-type="float">
            <text:p>2.3783979009</text:p>
          </table:table-cell>
        </table:table-row>
        <table:table-row table:style-name="ro1">
          <table:table-cell office:value-type="float" office:value="433.5" calcext:value-type="float">
            <text:p>433.5</text:p>
          </table:table-cell>
          <table:table-cell office:value-type="float" office:value="238" calcext:value-type="float">
            <text:p>238</text:p>
          </table:table-cell>
          <table:table-cell office:value-type="float" office:value="103173" calcext:value-type="float">
            <text:p>103173</text:p>
          </table:table-cell>
          <table:table-cell/>
          <table:table-cell table:formula="of:=LOG([.A342];10)" office:value-type="float" office:value="2.63698910181223" calcext:value-type="float">
            <text:p>2.6369891018</text:p>
          </table:table-cell>
          <table:table-cell table:formula="of:=LOG([.B342];10)" office:value-type="float" office:value="2.37657695705651" calcext:value-type="float">
            <text:p>2.3765769571</text:p>
          </table:table-cell>
        </table:table-row>
        <table:table-row table:style-name="ro1">
          <table:table-cell office:value-type="float" office:value="437.5" calcext:value-type="float">
            <text:p>437.5</text:p>
          </table:table-cell>
          <table:table-cell office:value-type="float" office:value="237" calcext:value-type="float">
            <text:p>237</text:p>
          </table:table-cell>
          <table:table-cell office:value-type="float" office:value="103687.5" calcext:value-type="float">
            <text:p>103687.5</text:p>
          </table:table-cell>
          <table:table-cell/>
          <table:table-cell table:formula="of:=LOG([.A343];10)" office:value-type="float" office:value="2.64097805735833" calcext:value-type="float">
            <text:p>2.6409780574</text:p>
          </table:table-cell>
          <table:table-cell table:formula="of:=LOG([.B343];10)" office:value-type="float" office:value="2.3747483460101" calcext:value-type="float">
            <text:p>2.3747483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6" calcext:value-type="float">
            <text:p>236</text:p>
          </table:table-cell>
          <table:table-cell office:value-type="float" office:value="103840" calcext:value-type="float">
            <text:p>103840</text:p>
          </table:table-cell>
          <table:table-cell/>
          <table:table-cell table:formula="of:=LOG([.A344];10)" office:value-type="float" office:value="2.64345267648619" calcext:value-type="float">
            <text:p>2.6434526765</text:p>
          </table:table-cell>
          <table:table-cell table:formula="of:=LOG([.B344];10)" office:value-type="float" office:value="2.37291200297011" calcext:value-type="float">
            <text:p>2.3729120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4" calcext:value-type="float">
            <text:p>234</text:p>
          </table:table-cell>
          <table:table-cell office:value-type="float" office:value="103194" calcext:value-type="float">
            <text:p>103194</text:p>
          </table:table-cell>
          <table:table-cell/>
          <table:table-cell table:formula="of:=LOG([.A345];10)" office:value-type="float" office:value="2.64443858946784" calcext:value-type="float">
            <text:p>2.6444385895</text:p>
          </table:table-cell>
          <table:table-cell table:formula="of:=LOG([.B345];10)" office:value-type="float" office:value="2.36921585741014" calcext:value-type="float">
            <text:p>2.3692158574</text:p>
          </table:table-cell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233" calcext:value-type="float">
            <text:p>233</text:p>
          </table:table-cell>
          <table:table-cell office:value-type="float" office:value="103102.5" calcext:value-type="float">
            <text:p>103102.5</text:p>
          </table:table-cell>
          <table:table-cell/>
          <table:table-cell table:formula="of:=LOG([.A346];10)" office:value-type="float" office:value="2.64591327503384" calcext:value-type="float">
            <text:p>2.645913275</text:p>
          </table:table-cell>
          <table:table-cell table:formula="of:=LOG([.B346];10)" office:value-type="float" office:value="2.36735592102602" calcext:value-type="float">
            <text:p>2.3673559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2" calcext:value-type="float">
            <text:p>232</text:p>
          </table:table-cell>
          <table:table-cell office:value-type="float" office:value="103240" calcext:value-type="float">
            <text:p>103240</text:p>
          </table:table-cell>
          <table:table-cell/>
          <table:table-cell table:formula="of:=LOG([.A347];10)" office:value-type="float" office:value="2.64836001098093" calcext:value-type="float">
            <text:p>2.648360011</text:p>
          </table:table-cell>
          <table:table-cell table:formula="of:=LOG([.B347];10)" office:value-type="float" office:value="2.3654879848909" calcext:value-type="float">
            <text:p>2.36548798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1" calcext:value-type="float">
            <text:p>231</text:p>
          </table:table-cell>
          <table:table-cell office:value-type="float" office:value="103257" calcext:value-type="float">
            <text:p>103257</text:p>
          </table:table-cell>
          <table:table-cell/>
          <table:table-cell table:formula="of:=LOG([.A348];10)" office:value-type="float" office:value="2.65030752313194" calcext:value-type="float">
            <text:p>2.6503075231</text:p>
          </table:table-cell>
          <table:table-cell table:formula="of:=LOG([.B348];10)" office:value-type="float" office:value="2.36361197989214" calcext:value-type="float">
            <text:p>2.36361197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0" calcext:value-type="float">
            <text:p>230</text:p>
          </table:table-cell>
          <table:table-cell office:value-type="float" office:value="103270" calcext:value-type="float">
            <text:p>103270</text:p>
          </table:table-cell>
          <table:table-cell/>
          <table:table-cell table:formula="of:=LOG([.A349];10)" office:value-type="float" office:value="2.65224634100332" calcext:value-type="float">
            <text:p>2.652246341</text:p>
          </table:table-cell>
          <table:table-cell table:formula="of:=LOG([.B349];10)" office:value-type="float" office:value="2.36172783601759" calcext:value-type="float">
            <text:p>2.361727836</text:p>
          </table:table-cell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229" calcext:value-type="float">
            <text:p>229</text:p>
          </table:table-cell>
          <table:table-cell office:value-type="float" office:value="103851.5" calcext:value-type="float">
            <text:p>103851.5</text:p>
          </table:table-cell>
          <table:table-cell/>
          <table:table-cell table:formula="of:=LOG([.A350];10)" office:value-type="float" office:value="2.65657729139611" calcext:value-type="float">
            <text:p>2.6565772914</text:p>
          </table:table-cell>
          <table:table-cell table:formula="of:=LOG([.B350];10)" office:value-type="float" office:value="2.35983548233989" calcext:value-type="float">
            <text:p>2.3598354823</text:p>
          </table:table-cell>
        </table:table-row>
        <table:table-row table:style-name="ro1">
          <table:table-cell office:value-type="float" office:value="458.5" calcext:value-type="float">
            <text:p>458.5</text:p>
          </table:table-cell>
          <table:table-cell office:value-type="float" office:value="228" calcext:value-type="float">
            <text:p>228</text:p>
          </table:table-cell>
          <table:table-cell office:value-type="float" office:value="104538" calcext:value-type="float">
            <text:p>104538</text:p>
          </table:table-cell>
          <table:table-cell/>
          <table:table-cell table:formula="of:=LOG([.A351];10)" office:value-type="float" office:value="2.66133934000604" calcext:value-type="float">
            <text:p>2.66133934</text:p>
          </table:table-cell>
          <table:table-cell table:formula="of:=LOG([.B351];10)" office:value-type="float" office:value="2.35793484700045" calcext:value-type="float">
            <text:p>2.35793484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7" calcext:value-type="float">
            <text:p>227</text:p>
          </table:table-cell>
          <table:table-cell office:value-type="float" office:value="104647" calcext:value-type="float">
            <text:p>104647</text:p>
          </table:table-cell>
          <table:table-cell/>
          <table:table-cell table:formula="of:=LOG([.A352];10)" office:value-type="float" office:value="2.66370092538965" calcext:value-type="float">
            <text:p>2.6637009254</text:p>
          </table:table-cell>
          <table:table-cell table:formula="of:=LOG([.B352];10)" office:value-type="float" office:value="2.35602585719312" calcext:value-type="float">
            <text:p>2.3560258572</text:p>
          </table:table-cell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226" calcext:value-type="float">
            <text:p>226</text:p>
          </table:table-cell>
          <table:table-cell office:value-type="float" office:value="104525" calcext:value-type="float">
            <text:p>104525</text:p>
          </table:table-cell>
          <table:table-cell/>
          <table:table-cell table:formula="of:=LOG([.A353];10)" office:value-type="float" office:value="2.66511173707505" calcext:value-type="float">
            <text:p>2.6651117371</text:p>
          </table:table-cell>
          <table:table-cell table:formula="of:=LOG([.B353];10)" office:value-type="float" office:value="2.3541084391474" calcext:value-type="float">
            <text:p>2.354108439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" calcext:value-type="float">
            <text:p>225</text:p>
          </table:table-cell>
          <table:table-cell office:value-type="float" office:value="104400" calcext:value-type="float">
            <text:p>104400</text:p>
          </table:table-cell>
          <table:table-cell/>
          <table:table-cell table:formula="of:=LOG([.A354];10)" office:value-type="float" office:value="2.66651798055488" calcext:value-type="float">
            <text:p>2.6665179806</text:p>
          </table:table-cell>
          <table:table-cell table:formula="of:=LOG([.B354];10)" office:value-type="float" office:value="2.35218251811136" calcext:value-type="float">
            <text:p>2.35218251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4" calcext:value-type="float">
            <text:p>224</text:p>
          </table:table-cell>
          <table:table-cell office:value-type="float" office:value="104160" calcext:value-type="float">
            <text:p>104160</text:p>
          </table:table-cell>
          <table:table-cell/>
          <table:table-cell table:formula="of:=LOG([.A355];10)" office:value-type="float" office:value="2.66745295288995" calcext:value-type="float">
            <text:p>2.6674529529</text:p>
          </table:table-cell>
          <table:table-cell table:formula="of:=LOG([.B355];10)" office:value-type="float" office:value="2.35024801833416" calcext:value-type="float">
            <text:p>2.3502480183</text:p>
          </table:table-cell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223" calcext:value-type="float">
            <text:p>223</text:p>
          </table:table-cell>
          <table:table-cell office:value-type="float" office:value="104029.5" calcext:value-type="float">
            <text:p>104029.5</text:p>
          </table:table-cell>
          <table:table-cell/>
          <table:table-cell table:formula="of:=LOG([.A356];10)" office:value-type="float" office:value="2.66885164808252" calcext:value-type="float">
            <text:p>2.6688516481</text:p>
          </table:table-cell>
          <table:table-cell table:formula="of:=LOG([.B356];10)" office:value-type="float" office:value="2.34830486304816" calcext:value-type="float">
            <text:p>2.34830486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2" calcext:value-type="float">
            <text:p>222</text:p>
          </table:table-cell>
          <table:table-cell office:value-type="float" office:value="104118" calcext:value-type="float">
            <text:p>104118</text:p>
          </table:table-cell>
          <table:table-cell/>
          <table:table-cell table:formula="of:=LOG([.A357];10)" office:value-type="float" office:value="2.67117284271508" calcext:value-type="float">
            <text:p>2.6711728427</text:p>
          </table:table-cell>
          <table:table-cell table:formula="of:=LOG([.B357];10)" office:value-type="float" office:value="2.34635297445064" calcext:value-type="float">
            <text:p>2.34635297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1" calcext:value-type="float">
            <text:p>221</text:p>
          </table:table-cell>
          <table:table-cell office:value-type="float" office:value="104312" calcext:value-type="float">
            <text:p>104312</text:p>
          </table:table-cell>
          <table:table-cell/>
          <table:table-cell table:formula="of:=LOG([.A358];10)" office:value-type="float" office:value="2.67394199863409" calcext:value-type="float">
            <text:p>2.6739419986</text:p>
          </table:table-cell>
          <table:table-cell table:formula="of:=LOG([.B358];10)" office:value-type="float" office:value="2.34439227368511" calcext:value-type="float">
            <text:p>2.34439227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0" calcext:value-type="float">
            <text:p>220</text:p>
          </table:table-cell>
          <table:table-cell office:value-type="float" office:value="104720" calcext:value-type="float">
            <text:p>104720</text:p>
          </table:table-cell>
          <table:table-cell/>
          <table:table-cell table:formula="of:=LOG([.A359];10)" office:value-type="float" office:value="2.67760695272049" calcext:value-type="float">
            <text:p>2.6776069527</text:p>
          </table:table-cell>
          <table:table-cell table:formula="of:=LOG([.B359];10)" office:value-type="float" office:value="2.34242268082221" calcext:value-type="float">
            <text:p>2.34242268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19" calcext:value-type="float">
            <text:p>219</text:p>
          </table:table-cell>
          <table:table-cell office:value-type="float" office:value="105120" calcext:value-type="float">
            <text:p>105120</text:p>
          </table:table-cell>
          <table:table-cell/>
          <table:table-cell table:formula="of:=LOG([.A360];10)" office:value-type="float" office:value="2.68124123737559" calcext:value-type="float">
            <text:p>2.6812412374</text:p>
          </table:table-cell>
          <table:table-cell table:formula="of:=LOG([.B360];10)" office:value-type="float" office:value="2.34044411484012" calcext:value-type="float">
            <text:p>2.3404441148</text:p>
          </table:table-cell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218" calcext:value-type="float">
            <text:p>218</text:p>
          </table:table-cell>
          <table:table-cell office:value-type="float" office:value="106711" calcext:value-type="float">
            <text:p>106711</text:p>
          </table:table-cell>
          <table:table-cell/>
          <table:table-cell table:formula="of:=LOG([.A361];10)" office:value-type="float" office:value="2.68975269613916" calcext:value-type="float">
            <text:p>2.6897526961</text:p>
          </table:table-cell>
          <table:table-cell table:formula="of:=LOG([.B361];10)" office:value-type="float" office:value="2.3384564936046" calcext:value-type="float">
            <text:p>2.33845649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7" calcext:value-type="float">
            <text:p>217</text:p>
          </table:table-cell>
          <table:table-cell office:value-type="float" office:value="108066" calcext:value-type="float">
            <text:p>108066</text:p>
          </table:table-cell>
          <table:table-cell/>
          <table:table-cell table:formula="of:=LOG([.A362];10)" office:value-type="float" office:value="2.69722934275972" calcext:value-type="float">
            <text:p>2.6972293428</text:p>
          </table:table-cell>
          <table:table-cell table:formula="of:=LOG([.B362];10)" office:value-type="float" office:value="2.33645973384853" calcext:value-type="float">
            <text:p>2.3364597338</text:p>
          </table:table-cell>
        </table:table-row>
        <table:table-row table:style-name="ro1">
          <table:table-cell office:value-type="float" office:value="499.5" calcext:value-type="float">
            <text:p>499.5</text:p>
          </table:table-cell>
          <table:table-cell office:value-type="float" office:value="216" calcext:value-type="float">
            <text:p>216</text:p>
          </table:table-cell>
          <table:table-cell office:value-type="float" office:value="107892" calcext:value-type="float">
            <text:p>107892</text:p>
          </table:table-cell>
          <table:table-cell/>
          <table:table-cell table:formula="of:=LOG([.A363];10)" office:value-type="float" office:value="2.698535492562" calcext:value-type="float">
            <text:p>2.6985354926</text:p>
          </table:table-cell>
          <table:table-cell table:formula="of:=LOG([.B363];10)" office:value-type="float" office:value="2.33445375115093" calcext:value-type="float">
            <text:p>2.33445375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office:value-type="float" office:value="107930" calcext:value-type="float">
            <text:p>107930</text:p>
          </table:table-cell>
          <table:table-cell/>
          <table:table-cell table:formula="of:=LOG([.A364];10)" office:value-type="float" office:value="2.70070371714502" calcext:value-type="float">
            <text:p>2.7007037171</text:p>
          </table:table-cell>
          <table:table-cell table:formula="of:=LOG([.B364];10)" office:value-type="float" office:value="2.3324384599156" calcext:value-type="float">
            <text:p>2.33243845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4" calcext:value-type="float">
            <text:p>214</text:p>
          </table:table-cell>
          <table:table-cell office:value-type="float" office:value="107856" calcext:value-type="float">
            <text:p>107856</text:p>
          </table:table-cell>
          <table:table-cell/>
          <table:table-cell table:formula="of:=LOG([.A365];10)" office:value-type="float" office:value="2.70243053644552" calcext:value-type="float">
            <text:p>2.7024305364</text:p>
          </table:table-cell>
          <table:table-cell table:formula="of:=LOG([.B365];10)" office:value-type="float" office:value="2.33041377334919" calcext:value-type="float">
            <text:p>2.33041377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3" calcext:value-type="float">
            <text:p>213</text:p>
          </table:table-cell>
          <table:table-cell office:value-type="float" office:value="107778" calcext:value-type="float">
            <text:p>107778</text:p>
          </table:table-cell>
          <table:table-cell/>
          <table:table-cell table:formula="of:=LOG([.A366];10)" office:value-type="float" office:value="2.7041505168398" calcext:value-type="float">
            <text:p>2.7041505168</text:p>
          </table:table-cell>
          <table:table-cell table:formula="of:=LOG([.B366];10)" office:value-type="float" office:value="2.32837960343874" calcext:value-type="float">
            <text:p>2.3283796034</text:p>
          </table:table-cell>
        </table:table-row>
        <table:table-row table:style-name="ro1">
          <table:table-cell office:value-type="float" office:value="508.5" calcext:value-type="float">
            <text:p>508.5</text:p>
          </table:table-cell>
          <table:table-cell office:value-type="float" office:value="212" calcext:value-type="float">
            <text:p>212</text:p>
          </table:table-cell>
          <table:table-cell office:value-type="float" office:value="107802" calcext:value-type="float">
            <text:p>107802</text:p>
          </table:table-cell>
          <table:table-cell/>
          <table:table-cell table:formula="of:=LOG([.A367];10)" office:value-type="float" office:value="2.70629095725876" calcext:value-type="float">
            <text:p>2.7062909573</text:p>
          </table:table-cell>
          <table:table-cell table:formula="of:=LOG([.B367];10)" office:value-type="float" office:value="2.32633586092875" calcext:value-type="float">
            <text:p>2.3263358609</text:p>
          </table:table-cell>
        </table:table-row>
        <table:table-row table:style-name="ro1">
          <table:table-cell office:value-type="float" office:value="511.5" calcext:value-type="float">
            <text:p>511.5</text:p>
          </table:table-cell>
          <table:table-cell office:value-type="float" office:value="211" calcext:value-type="float">
            <text:p>211</text:p>
          </table:table-cell>
          <table:table-cell office:value-type="float" office:value="107926.5" calcext:value-type="float">
            <text:p>107926.5</text:p>
          </table:table-cell>
          <table:table-cell/>
          <table:table-cell table:formula="of:=LOG([.A368];10)" office:value-type="float" office:value="2.70884563804818" calcext:value-type="float">
            <text:p>2.708845638</text:p>
          </table:table-cell>
          <table:table-cell table:formula="of:=LOG([.B368];10)" office:value-type="float" office:value="2.32428245529769" calcext:value-type="float">
            <text:p>2.3242824553</text:p>
          </table:table-cell>
        </table:table-row>
        <table:table-row table:style-name="ro1">
          <table:table-cell office:value-type="float" office:value="514.5" calcext:value-type="float">
            <text:p>514.5</text:p>
          </table:table-cell>
          <table:table-cell office:value-type="float" office:value="210" calcext:value-type="float">
            <text:p>210</text:p>
          </table:table-cell>
          <table:table-cell office:value-type="float" office:value="108045" calcext:value-type="float">
            <text:p>108045</text:p>
          </table:table-cell>
          <table:table-cell/>
          <table:table-cell table:formula="of:=LOG([.A369];10)" office:value-type="float" office:value="2.71138537909845" calcext:value-type="float">
            <text:p>2.7113853791</text:p>
          </table:table-cell>
          <table:table-cell table:formula="of:=LOG([.B369];10)" office:value-type="float" office:value="2.32221929473392" calcext:value-type="float">
            <text:p>2.3222192947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209" calcext:value-type="float">
            <text:p>209</text:p>
          </table:table-cell>
          <table:table-cell office:value-type="float" office:value="108157.5" calcext:value-type="float">
            <text:p>108157.5</text:p>
          </table:table-cell>
          <table:table-cell/>
          <table:table-cell table:formula="of:=LOG([.A370];10)" office:value-type="float" office:value="2.71391035412895" calcext:value-type="float">
            <text:p>2.7139103541</text:p>
          </table:table-cell>
          <table:table-cell table:formula="of:=LOG([.B370];10)" office:value-type="float" office:value="2.32014628611105" calcext:value-type="float">
            <text:p>2.3201462861</text:p>
          </table:table-cell>
        </table:table-row>
        <table:table-row table:style-name="ro1">
          <table:table-cell office:value-type="float" office:value="522.5" calcext:value-type="float">
            <text:p>522.5</text:p>
          </table:table-cell>
          <table:table-cell office:value-type="float" office:value="208" calcext:value-type="float">
            <text:p>208</text:p>
          </table:table-cell>
          <table:table-cell office:value-type="float" office:value="108680" calcext:value-type="float">
            <text:p>108680</text:p>
          </table:table-cell>
          <table:table-cell/>
          <table:table-cell table:formula="of:=LOG([.A371];10)" office:value-type="float" office:value="2.71808629478309" calcext:value-type="float">
            <text:p>2.7180862948</text:p>
          </table:table-cell>
          <table:table-cell table:formula="of:=LOG([.B371];10)" office:value-type="float" office:value="2.31806333496276" calcext:value-type="float">
            <text:p>2.318063335</text:p>
          </table:table-cell>
        </table:table-row>
        <table:table-row table:style-name="ro1">
          <table:table-cell office:value-type="float" office:value="526.5" calcext:value-type="float">
            <text:p>526.5</text:p>
          </table:table-cell>
          <table:table-cell office:value-type="float" office:value="207" calcext:value-type="float">
            <text:p>207</text:p>
          </table:table-cell>
          <table:table-cell office:value-type="float" office:value="108985.5" calcext:value-type="float">
            <text:p>108985.5</text:p>
          </table:table-cell>
          <table:table-cell/>
          <table:table-cell table:formula="of:=LOG([.A372];10)" office:value-type="float" office:value="2.72139837552151" calcext:value-type="float">
            <text:p>2.7213983755</text:p>
          </table:table-cell>
          <table:table-cell table:formula="of:=LOG([.B372];10)" office:value-type="float" office:value="2.31597034545692" calcext:value-type="float">
            <text:p>2.3159703455</text:p>
          </table:table-cell>
        </table:table-row>
        <table:table-row table:style-name="ro1">
          <table:table-cell office:value-type="float" office:value="529.5" calcext:value-type="float">
            <text:p>529.5</text:p>
          </table:table-cell>
          <table:table-cell office:value-type="float" office:value="206" calcext:value-type="float">
            <text:p>206</text:p>
          </table:table-cell>
          <table:table-cell office:value-type="float" office:value="109077" calcext:value-type="float">
            <text:p>109077</text:p>
          </table:table-cell>
          <table:table-cell/>
          <table:table-cell table:formula="of:=LOG([.A373];10)" office:value-type="float" office:value="2.7238659644435" calcext:value-type="float">
            <text:p>2.7238659644</text:p>
          </table:table-cell>
          <table:table-cell table:formula="of:=LOG([.B373];10)" office:value-type="float" office:value="2.31386722036915" calcext:value-type="float">
            <text:p>2.3138672204</text:p>
          </table:table-cell>
        </table:table-row>
        <table:table-row table:style-name="ro1">
          <table:table-cell office:value-type="float" office:value="533.5" calcext:value-type="float">
            <text:p>533.5</text:p>
          </table:table-cell>
          <table:table-cell office:value-type="float" office:value="205" calcext:value-type="float">
            <text:p>205</text:p>
          </table:table-cell>
          <table:table-cell office:value-type="float" office:value="109367.5" calcext:value-type="float">
            <text:p>109367.5</text:p>
          </table:table-cell>
          <table:table-cell/>
          <table:table-cell table:formula="of:=LOG([.A374];10)" office:value-type="float" office:value="2.72713442376049" calcext:value-type="float">
            <text:p>2.7271344238</text:p>
          </table:table-cell>
          <table:table-cell table:formula="of:=LOG([.B374];10)" office:value-type="float" office:value="2.31175386105575" calcext:value-type="float">
            <text:p>2.31175386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4" calcext:value-type="float">
            <text:p>204</text:p>
          </table:table-cell>
          <table:table-cell office:value-type="float" office:value="109548" calcext:value-type="float">
            <text:p>109548</text:p>
          </table:table-cell>
          <table:table-cell/>
          <table:table-cell table:formula="of:=LOG([.A375];10)" office:value-type="float" office:value="2.72997428569956" calcext:value-type="float">
            <text:p>2.7299742857</text:p>
          </table:table-cell>
          <table:table-cell table:formula="of:=LOG([.B375];10)" office:value-type="float" office:value="2.3096301674259" calcext:value-type="float">
            <text:p>2.309630167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3" calcext:value-type="float">
            <text:p>203</text:p>
          </table:table-cell>
          <table:table-cell office:value-type="float" office:value="109417" calcext:value-type="float">
            <text:p>109417</text:p>
          </table:table-cell>
          <table:table-cell/>
          <table:table-cell table:formula="of:=LOG([.A376];10)" office:value-type="float" office:value="2.73158876518674" calcext:value-type="float">
            <text:p>2.7315887652</text:p>
          </table:table-cell>
          <table:table-cell table:formula="of:=LOG([.B376];10)" office:value-type="float" office:value="2.30749603791321" calcext:value-type="float">
            <text:p>2.307496037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2" calcext:value-type="float">
            <text:p>202</text:p>
          </table:table-cell>
          <table:table-cell office:value-type="float" office:value="109282" calcext:value-type="float">
            <text:p>109282</text:p>
          </table:table-cell>
          <table:table-cell/>
          <table:table-cell table:formula="of:=LOG([.A377];10)" office:value-type="float" office:value="2.73319726510657" calcext:value-type="float">
            <text:p>2.7331972651</text:p>
          </table:table-cell>
          <table:table-cell table:formula="of:=LOG([.B377];10)" office:value-type="float" office:value="2.30535136944662" calcext:value-type="float">
            <text:p>2.3053513694</text:p>
          </table:table-cell>
        </table:table-row>
        <table:table-row table:style-name="ro1">
          <table:table-cell office:value-type="float" office:value="544.5" calcext:value-type="float">
            <text:p>544.5</text:p>
          </table:table-cell>
          <table:table-cell office:value-type="float" office:value="201" calcext:value-type="float">
            <text:p>201</text:p>
          </table:table-cell>
          <table:table-cell office:value-type="float" office:value="109444.5" calcext:value-type="float">
            <text:p>109444.5</text:p>
          </table:table-cell>
          <table:table-cell/>
          <table:table-cell table:formula="of:=LOG([.A378];10)" office:value-type="float" office:value="2.73599788409179" calcext:value-type="float">
            <text:p>2.7359978841</text:p>
          </table:table-cell>
          <table:table-cell table:formula="of:=LOG([.B378];10)" office:value-type="float" office:value="2.30319605742049" calcext:value-type="float">
            <text:p>2.3031960574</text:p>
          </table:table-cell>
        </table:table-row>
        <table:table-row table:style-name="ro1">
          <table:table-cell office:value-type="float" office:value="547.5" calcext:value-type="float">
            <text:p>547.5</text:p>
          </table:table-cell>
          <table:table-cell office:value-type="float" office:value="200" calcext:value-type="float">
            <text:p>200</text:p>
          </table:table-cell>
          <table:table-cell office:value-type="float" office:value="109500" calcext:value-type="float">
            <text:p>109500</text:p>
          </table:table-cell>
          <table:table-cell/>
          <table:table-cell table:formula="of:=LOG([.A379];10)" office:value-type="float" office:value="2.73838412351216" calcext:value-type="float">
            <text:p>2.7383841235</text:p>
          </table:table-cell>
          <table:table-cell table:formula="of:=LOG([.B379];10)" office:value-type="float" office:value="2.30102999566398" calcext:value-type="float">
            <text:p>2.3010299957</text:p>
          </table:table-cell>
        </table:table-row>
        <table:table-row table:style-name="ro1">
          <table:table-cell office:value-type="float" office:value="549.5" calcext:value-type="float">
            <text:p>549.5</text:p>
          </table:table-cell>
          <table:table-cell office:value-type="float" office:value="199" calcext:value-type="float">
            <text:p>199</text:p>
          </table:table-cell>
          <table:table-cell office:value-type="float" office:value="109350.5" calcext:value-type="float">
            <text:p>109350.5</text:p>
          </table:table-cell>
          <table:table-cell/>
          <table:table-cell table:formula="of:=LOG([.A380];10)" office:value-type="float" office:value="2.73996769675951" calcext:value-type="float">
            <text:p>2.7399676968</text:p>
          </table:table-cell>
          <table:table-cell table:formula="of:=LOG([.B380];10)" office:value-type="float" office:value="2.29885307640971" calcext:value-type="float">
            <text:p>2.2988530764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float" office:value="198" calcext:value-type="float">
            <text:p>198</text:p>
          </table:table-cell>
          <table:table-cell office:value-type="float" office:value="109593" calcext:value-type="float">
            <text:p>109593</text:p>
          </table:table-cell>
          <table:table-cell/>
          <table:table-cell table:formula="of:=LOG([.A381];10)" office:value-type="float" office:value="2.74311762521474" calcext:value-type="float">
            <text:p>2.7431176252</text:p>
          </table:table-cell>
          <table:table-cell table:formula="of:=LOG([.B381];10)" office:value-type="float" office:value="2.29666519026153" calcext:value-type="float">
            <text:p>2.29666519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7" calcext:value-type="float">
            <text:p>197</text:p>
          </table:table-cell>
          <table:table-cell office:value-type="float" office:value="109926" calcext:value-type="float">
            <text:p>109926</text:p>
          </table:table-cell>
          <table:table-cell/>
          <table:table-cell table:formula="of:=LOG([.A382];10)" office:value-type="float" office:value="2.74663419893758" calcext:value-type="float">
            <text:p>2.7466341989</text:p>
          </table:table-cell>
          <table:table-cell table:formula="of:=LOG([.B382];10)" office:value-type="float" office:value="2.29446622616159" calcext:value-type="float">
            <text:p>2.2944662262</text:p>
          </table:table-cell>
        </table:table-row>
        <table:table-row table:style-name="ro1">
          <table:table-cell office:value-type="float" office:value="562.5" calcext:value-type="float">
            <text:p>562.5</text:p>
          </table:table-cell>
          <table:table-cell office:value-type="float" office:value="196" calcext:value-type="float">
            <text:p>196</text:p>
          </table:table-cell>
          <table:table-cell office:value-type="float" office:value="110250" calcext:value-type="float">
            <text:p>110250</text:p>
          </table:table-cell>
          <table:table-cell/>
          <table:table-cell table:formula="of:=LOG([.A383];10)" office:value-type="float" office:value="2.7501225267834" calcext:value-type="float">
            <text:p>2.7501225268</text:p>
          </table:table-cell>
          <table:table-cell table:formula="of:=LOG([.B383];10)" office:value-type="float" office:value="2.29225607135648" calcext:value-type="float">
            <text:p>2.2922560714</text:p>
          </table:table-cell>
        </table:table-row>
        <table:table-row table:style-name="ro1">
          <table:table-cell office:value-type="float" office:value="566.5" calcext:value-type="float">
            <text:p>566.5</text:p>
          </table:table-cell>
          <table:table-cell office:value-type="float" office:value="194" calcext:value-type="float">
            <text:p>194</text:p>
          </table:table-cell>
          <table:table-cell office:value-type="float" office:value="109901" calcext:value-type="float">
            <text:p>109901</text:p>
          </table:table-cell>
          <table:table-cell/>
          <table:table-cell table:formula="of:=LOG([.A384];10)" office:value-type="float" office:value="2.75319991419942" calcext:value-type="float">
            <text:p>2.7531999142</text:p>
          </table:table-cell>
          <table:table-cell table:formula="of:=LOG([.B384];10)" office:value-type="float" office:value="2.28780172993023" calcext:value-type="float">
            <text:p>2.287801729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3" calcext:value-type="float">
            <text:p>193</text:p>
          </table:table-cell>
          <table:table-cell office:value-type="float" office:value="109624" calcext:value-type="float">
            <text:p>109624</text:p>
          </table:table-cell>
          <table:table-cell/>
          <table:table-cell table:formula="of:=LOG([.A385];10)" office:value-type="float" office:value="2.75434833571102" calcext:value-type="float">
            <text:p>2.7543483357</text:p>
          </table:table-cell>
          <table:table-cell table:formula="of:=LOG([.B385];10)" office:value-type="float" office:value="2.28555730900777" calcext:value-type="float">
            <text:p>2.28555730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2" calcext:value-type="float">
            <text:p>192</text:p>
          </table:table-cell>
          <table:table-cell office:value-type="float" office:value="109440" calcext:value-type="float">
            <text:p>109440</text:p>
          </table:table-cell>
          <table:table-cell/>
          <table:table-cell table:formula="of:=LOG([.A386];10)" office:value-type="float" office:value="2.75587485567249" calcext:value-type="float">
            <text:p>2.7558748557</text:p>
          </table:table-cell>
          <table:table-cell table:formula="of:=LOG([.B386];10)" office:value-type="float" office:value="2.28330122870355" calcext:value-type="float">
            <text:p>2.2833012287</text:p>
          </table:table-cell>
        </table:table-row>
        <table:table-row table:style-name="ro1">
          <table:table-cell office:value-type="float" office:value="572.5" calcext:value-type="float">
            <text:p>572.5</text:p>
          </table:table-cell>
          <table:table-cell office:value-type="float" office:value="191" calcext:value-type="float">
            <text:p>191</text:p>
          </table:table-cell>
          <table:table-cell office:value-type="float" office:value="109347.5" calcext:value-type="float">
            <text:p>109347.5</text:p>
          </table:table-cell>
          <table:table-cell/>
          <table:table-cell table:formula="of:=LOG([.A387];10)" office:value-type="float" office:value="2.75777549101193" calcext:value-type="float">
            <text:p>2.757775491</text:p>
          </table:table-cell>
          <table:table-cell table:formula="of:=LOG([.B387];10)" office:value-type="float" office:value="2.28103336724773" calcext:value-type="float">
            <text:p>2.2810333672</text:p>
          </table:table-cell>
        </table:table-row>
        <table:table-row table:style-name="ro1">
          <table:table-cell office:value-type="float" office:value="574.5" calcext:value-type="float">
            <text:p>574.5</text:p>
          </table:table-cell>
          <table:table-cell office:value-type="float" office:value="190" calcext:value-type="float">
            <text:p>190</text:p>
          </table:table-cell>
          <table:table-cell office:value-type="float" office:value="109155" calcext:value-type="float">
            <text:p>109155</text:p>
          </table:table-cell>
          <table:table-cell/>
          <table:table-cell table:formula="of:=LOG([.A388];10)" office:value-type="float" office:value="2.7592900330243" calcext:value-type="float">
            <text:p>2.759290033</text:p>
          </table:table-cell>
          <table:table-cell table:formula="of:=LOG([.B388];10)" office:value-type="float" office:value="2.27875360095283" calcext:value-type="float">
            <text:p>2.278753601</text:p>
          </table:table-cell>
        </table:table-row>
        <table:table-row table:style-name="ro1">
          <table:table-cell office:value-type="float" office:value="576.5" calcext:value-type="float">
            <text:p>576.5</text:p>
          </table:table-cell>
          <table:table-cell office:value-type="float" office:value="189" calcext:value-type="float">
            <text:p>189</text:p>
          </table:table-cell>
          <table:table-cell office:value-type="float" office:value="108958.5" calcext:value-type="float">
            <text:p>108958.5</text:p>
          </table:table-cell>
          <table:table-cell/>
          <table:table-cell table:formula="of:=LOG([.A389];10)" office:value-type="float" office:value="2.76079931163072" calcext:value-type="float">
            <text:p>2.7607993116</text:p>
          </table:table-cell>
          <table:table-cell table:formula="of:=LOG([.B389];10)" office:value-type="float" office:value="2.27646180417324" calcext:value-type="float">
            <text:p>2.2764618042</text:p>
          </table:table-cell>
        </table:table-row>
        <table:table-row table:style-name="ro1">
          <table:table-cell office:value-type="float" office:value="580.5" calcext:value-type="float">
            <text:p>580.5</text:p>
          </table:table-cell>
          <table:table-cell office:value-type="float" office:value="188" calcext:value-type="float">
            <text:p>188</text:p>
          </table:table-cell>
          <table:table-cell office:value-type="float" office:value="109134" calcext:value-type="float">
            <text:p>109134</text:p>
          </table:table-cell>
          <table:table-cell/>
          <table:table-cell table:formula="of:=LOG([.A390];10)" office:value-type="float" office:value="2.76380222407459" calcext:value-type="float">
            <text:p>2.7638022241</text:p>
          </table:table-cell>
          <table:table-cell table:formula="of:=LOG([.B390];10)" office:value-type="float" office:value="2.27415784926368" calcext:value-type="float">
            <text:p>2.2741578493</text:p>
          </table:table-cell>
        </table:table-row>
        <table:table-row table:style-name="ro1">
          <table:table-cell office:value-type="float" office:value="585.5" calcext:value-type="float">
            <text:p>585.5</text:p>
          </table:table-cell>
          <table:table-cell office:value-type="float" office:value="187" calcext:value-type="float">
            <text:p>187</text:p>
          </table:table-cell>
          <table:table-cell office:value-type="float" office:value="109488.5" calcext:value-type="float">
            <text:p>109488.5</text:p>
          </table:table-cell>
          <table:table-cell/>
          <table:table-cell table:formula="of:=LOG([.A391];10)" office:value-type="float" office:value="2.76752689940838" calcext:value-type="float">
            <text:p>2.7675268994</text:p>
          </table:table-cell>
          <table:table-cell table:formula="of:=LOG([.B391];10)" office:value-type="float" office:value="2.2718416065365" calcext:value-type="float">
            <text:p>2.271841606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6" calcext:value-type="float">
            <text:p>186</text:p>
          </table:table-cell>
          <table:table-cell office:value-type="float" office:value="109554" calcext:value-type="float">
            <text:p>109554</text:p>
          </table:table-cell>
          <table:table-cell/>
          <table:table-cell table:formula="of:=LOG([.A392];10)" office:value-type="float" office:value="2.7701152947871" calcext:value-type="float">
            <text:p>2.7701152948</text:p>
          </table:table-cell>
          <table:table-cell table:formula="of:=LOG([.B392];10)" office:value-type="float" office:value="2.26951294421792" calcext:value-type="float">
            <text:p>2.26951294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85" calcext:value-type="float">
            <text:p>185</text:p>
          </table:table-cell>
          <table:table-cell office:value-type="float" office:value="109520" calcext:value-type="float">
            <text:p>109520</text:p>
          </table:table-cell>
          <table:table-cell/>
          <table:table-cell table:formula="of:=LOG([.A393];10)" office:value-type="float" office:value="2.77232170672292" calcext:value-type="float">
            <text:p>2.7723217067</text:p>
          </table:table-cell>
          <table:table-cell table:formula="of:=LOG([.B393];10)" office:value-type="float" office:value="2.26717172840301" calcext:value-type="float">
            <text:p>2.26717172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3" calcext:value-type="float">
            <text:p>183</text:p>
          </table:table-cell>
          <table:table-cell office:value-type="float" office:value="108885" calcext:value-type="float">
            <text:p>108885</text:p>
          </table:table-cell>
          <table:table-cell/>
          <table:table-cell table:formula="of:=LOG([.A394];10)" office:value-type="float" office:value="2.77451696572855" calcext:value-type="float">
            <text:p>2.7745169657</text:p>
          </table:table-cell>
          <table:table-cell table:formula="of:=LOG([.B394];10)" office:value-type="float" office:value="2.26245108973043" calcext:value-type="float">
            <text:p>2.26245108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" calcext:value-type="float">
            <text:p>182</text:p>
          </table:table-cell>
          <table:table-cell office:value-type="float" office:value="109200" calcext:value-type="float">
            <text:p>109200</text:p>
          </table:table-cell>
          <table:table-cell/>
          <table:table-cell table:formula="of:=LOG([.A395];10)" office:value-type="float" office:value="2.77815125038364" calcext:value-type="float">
            <text:p>2.7781512504</text:p>
          </table:table-cell>
          <table:table-cell table:formula="of:=LOG([.B395];10)" office:value-type="float" office:value="2.26007138798507" calcext:value-type="float">
            <text:p>2.26007138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1" calcext:value-type="float">
            <text:p>181</text:p>
          </table:table-cell>
          <table:table-cell office:value-type="float" office:value="109324" calcext:value-type="float">
            <text:p>109324</text:p>
          </table:table-cell>
          <table:table-cell/>
          <table:table-cell table:formula="of:=LOG([.A396];10)" office:value-type="float" office:value="2.78103693862113" calcext:value-type="float">
            <text:p>2.7810369386</text:p>
          </table:table-cell>
          <table:table-cell table:formula="of:=LOG([.B396];10)" office:value-type="float" office:value="2.25767857486918" calcext:value-type="float">
            <text:p>2.2576785749</text:p>
          </table:table-cell>
        </table:table-row>
        <table:table-row table:style-name="ro1">
          <table:table-cell office:value-type="float" office:value="606.5" calcext:value-type="float">
            <text:p>606.5</text:p>
          </table:table-cell>
          <table:table-cell office:value-type="float" office:value="180" calcext:value-type="float">
            <text:p>180</text:p>
          </table:table-cell>
          <table:table-cell office:value-type="float" office:value="109170" calcext:value-type="float">
            <text:p>109170</text:p>
          </table:table-cell>
          <table:table-cell/>
          <table:table-cell table:formula="of:=LOG([.A397];10)" office:value-type="float" office:value="2.78283080520259" calcext:value-type="float">
            <text:p>2.7828308052</text:p>
          </table:table-cell>
          <table:table-cell table:formula="of:=LOG([.B397];10)" office:value-type="float" office:value="2.25527250510331" calcext:value-type="float">
            <text:p>2.255272505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79" calcext:value-type="float">
            <text:p>179</text:p>
          </table:table-cell>
          <table:table-cell office:value-type="float" office:value="109190" calcext:value-type="float">
            <text:p>109190</text:p>
          </table:table-cell>
          <table:table-cell/>
          <table:table-cell table:formula="of:=LOG([.A398];10)" office:value-type="float" office:value="2.78532983501077" calcext:value-type="float">
            <text:p>2.785329835</text:p>
          </table:table-cell>
          <table:table-cell table:formula="of:=LOG([.B398];10)" office:value-type="float" office:value="2.25285303097989" calcext:value-type="float">
            <text:p>2.25285303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78" calcext:value-type="float">
            <text:p>178</text:p>
          </table:table-cell>
          <table:table-cell office:value-type="float" office:value="109114" calcext:value-type="float">
            <text:p>109114</text:p>
          </table:table-cell>
          <table:table-cell/>
          <table:table-cell table:formula="of:=LOG([.A399];10)" office:value-type="float" office:value="2.78746047451841" calcext:value-type="float">
            <text:p>2.7874604745</text:p>
          </table:table-cell>
          <table:table-cell table:formula="of:=LOG([.B399];10)" office:value-type="float" office:value="2.25042000230889" calcext:value-type="float">
            <text:p>2.250420002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7" calcext:value-type="float">
            <text:p>177</text:p>
          </table:table-cell>
          <table:table-cell office:value-type="float" office:value="108855" calcext:value-type="float">
            <text:p>108855</text:p>
          </table:table-cell>
          <table:table-cell/>
          <table:table-cell table:formula="of:=LOG([.A400];10)" office:value-type="float" office:value="2.78887511577542" calcext:value-type="float">
            <text:p>2.7888751158</text:p>
          </table:table-cell>
          <table:table-cell table:formula="of:=LOG([.B400];10)" office:value-type="float" office:value="2.24797326636181" calcext:value-type="float">
            <text:p>2.247973266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6" calcext:value-type="float">
            <text:p>176</text:p>
          </table:table-cell>
          <table:table-cell office:value-type="float" office:value="108416" calcext:value-type="float">
            <text:p>108416</text:p>
          </table:table-cell>
          <table:table-cell/>
          <table:table-cell table:formula="of:=LOG([.A401];10)" office:value-type="float" office:value="2.78958071216443" calcext:value-type="float">
            <text:p>2.7895807122</text:p>
          </table:table-cell>
          <table:table-cell table:formula="of:=LOG([.B401];10)" office:value-type="float" office:value="2.24551266781415" calcext:value-type="float">
            <text:p>2.245512667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5" calcext:value-type="float">
            <text:p>175</text:p>
          </table:table-cell>
          <table:table-cell office:value-type="float" office:value="108500" calcext:value-type="float">
            <text:p>108500</text:p>
          </table:table-cell>
          <table:table-cell/>
          <table:table-cell table:formula="of:=LOG([.A402];10)" office:value-type="float" office:value="2.79239168949825" calcext:value-type="float">
            <text:p>2.7923916895</text:p>
          </table:table-cell>
          <table:table-cell table:formula="of:=LOG([.B402];10)" office:value-type="float" office:value="2.24303804868629" calcext:value-type="float">
            <text:p>2.243038048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4" calcext:value-type="float">
            <text:p>174</text:p>
          </table:table-cell>
          <table:table-cell office:value-type="float" office:value="108924" calcext:value-type="float">
            <text:p>108924</text:p>
          </table:table-cell>
          <table:table-cell/>
          <table:table-cell table:formula="of:=LOG([.A403];10)" office:value-type="float" office:value="2.79657433321043" calcext:value-type="float">
            <text:p>2.7965743332</text:p>
          </table:table-cell>
          <table:table-cell table:formula="of:=LOG([.B403];10)" office:value-type="float" office:value="2.2405492482826" calcext:value-type="float">
            <text:p>2.2405492483</text:p>
          </table:table-cell>
        </table:table-row>
        <table:table-row table:style-name="ro1">
          <table:table-cell office:value-type="float" office:value="629.5" calcext:value-type="float">
            <text:p>629.5</text:p>
          </table:table-cell>
          <table:table-cell office:value-type="float" office:value="173" calcext:value-type="float">
            <text:p>173</text:p>
          </table:table-cell>
          <table:table-cell office:value-type="float" office:value="108903.5" calcext:value-type="float">
            <text:p>108903.5</text:p>
          </table:table-cell>
          <table:table-cell/>
          <table:table-cell table:formula="of:=LOG([.A404];10)" office:value-type="float" office:value="2.79899573444388" calcext:value-type="float">
            <text:p>2.7989957344</text:p>
          </table:table-cell>
          <table:table-cell table:formula="of:=LOG([.B404];10)" office:value-type="float" office:value="2.2380461031288" calcext:value-type="float">
            <text:p>2.238046103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72" calcext:value-type="float">
            <text:p>172</text:p>
          </table:table-cell>
          <table:table-cell office:value-type="float" office:value="108876" calcext:value-type="float">
            <text:p>108876</text:p>
          </table:table-cell>
          <table:table-cell/>
          <table:table-cell table:formula="of:=LOG([.A405];10)" office:value-type="float" office:value="2.80140371001735" calcext:value-type="float">
            <text:p>2.80140371</text:p>
          </table:table-cell>
          <table:table-cell table:formula="of:=LOG([.B405];10)" office:value-type="float" office:value="2.23552844690755" calcext:value-type="float">
            <text:p>2.2355284469</text:p>
          </table:table-cell>
        </table:table-row>
        <table:table-row table:style-name="ro1">
          <table:table-cell office:value-type="float" office:value="637.5" calcext:value-type="float">
            <text:p>637.5</text:p>
          </table:table-cell>
          <table:table-cell office:value-type="float" office:value="171" calcext:value-type="float">
            <text:p>171</text:p>
          </table:table-cell>
          <table:table-cell office:value-type="float" office:value="109012.5" calcext:value-type="float">
            <text:p>109012.5</text:p>
          </table:table-cell>
          <table:table-cell/>
          <table:table-cell table:formula="of:=LOG([.A406];10)" office:value-type="float" office:value="2.80448018910599" calcext:value-type="float">
            <text:p>2.8044801891</text:p>
          </table:table-cell>
          <table:table-cell table:formula="of:=LOG([.B406];10)" office:value-type="float" office:value="2.23299611039215" calcext:value-type="float">
            <text:p>2.23299611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108800" calcext:value-type="float">
            <text:p>108800</text:p>
          </table:table-cell>
          <table:table-cell/>
          <table:table-cell table:formula="of:=LOG([.A407];10)" office:value-type="float" office:value="2.80617997398389" calcext:value-type="float">
            <text:p>2.806179974</text:p>
          </table:table-cell>
          <table:table-cell table:formula="of:=LOG([.B407];10)" office:value-type="float" office:value="2.23044892137827" calcext:value-type="float">
            <text:p>2.2304489214</text:p>
          </table:table-cell>
        </table:table-row>
        <table:table-row table:style-name="ro1">
          <table:table-cell office:value-type="float" office:value="641.5" calcext:value-type="float">
            <text:p>641.5</text:p>
          </table:table-cell>
          <table:table-cell office:value-type="float" office:value="169" calcext:value-type="float">
            <text:p>169</text:p>
          </table:table-cell>
          <table:table-cell office:value-type="float" office:value="108413.5" calcext:value-type="float">
            <text:p>108413.5</text:p>
          </table:table-cell>
          <table:table-cell/>
          <table:table-cell table:formula="of:=LOG([.A408];10)" office:value-type="float" office:value="2.80719666071095" calcext:value-type="float">
            <text:p>2.8071966607</text:p>
          </table:table-cell>
          <table:table-cell table:formula="of:=LOG([.B408];10)" office:value-type="float" office:value="2.22788670461367" calcext:value-type="float">
            <text:p>2.22788670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8" calcext:value-type="float">
            <text:p>168</text:p>
          </table:table-cell>
          <table:table-cell office:value-type="float" office:value="108192" calcext:value-type="float">
            <text:p>108192</text:p>
          </table:table-cell>
          <table:table-cell/>
          <table:table-cell table:formula="of:=LOG([.A409];10)" office:value-type="float" office:value="2.80888586735981" calcext:value-type="float">
            <text:p>2.8088858674</text:p>
          </table:table-cell>
          <table:table-cell table:formula="of:=LOG([.B409];10)" office:value-type="float" office:value="2.22530928172586" calcext:value-type="float">
            <text:p>2.22530928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7" calcext:value-type="float">
            <text:p>167</text:p>
          </table:table-cell>
          <table:table-cell office:value-type="float" office:value="108049" calcext:value-type="float">
            <text:p>108049</text:p>
          </table:table-cell>
          <table:table-cell/>
          <table:table-cell table:formula="of:=LOG([.A410];10)" office:value-type="float" office:value="2.8109042806687" calcext:value-type="float">
            <text:p>2.8109042807</text:p>
          </table:table-cell>
          <table:table-cell table:formula="of:=LOG([.B410];10)" office:value-type="float" office:value="2.22271647114758" calcext:value-type="float">
            <text:p>2.2227164711</text:p>
          </table:table-cell>
        </table:table-row>
        <table:table-row table:style-name="ro1">
          <table:table-cell office:value-type="float" office:value="650.5" calcext:value-type="float">
            <text:p>650.5</text:p>
          </table:table-cell>
          <table:table-cell office:value-type="float" office:value="166" calcext:value-type="float">
            <text:p>166</text:p>
          </table:table-cell>
          <table:table-cell office:value-type="float" office:value="107983" calcext:value-type="float">
            <text:p>107983</text:p>
          </table:table-cell>
          <table:table-cell/>
          <table:table-cell table:formula="of:=LOG([.A411];10)" office:value-type="float" office:value="2.8132473008976" calcext:value-type="float">
            <text:p>2.8132473009</text:p>
          </table:table-cell>
          <table:table-cell table:formula="of:=LOG([.B411];10)" office:value-type="float" office:value="2.22010808804005" calcext:value-type="float">
            <text:p>2.22010808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5" calcext:value-type="float">
            <text:p>165</text:p>
          </table:table-cell>
          <table:table-cell office:value-type="float" office:value="108075" calcext:value-type="float">
            <text:p>108075</text:p>
          </table:table-cell>
          <table:table-cell/>
          <table:table-cell table:formula="of:=LOG([.A412];10)" office:value-type="float" office:value="2.81624129999178" calcext:value-type="float">
            <text:p>2.8162413</text:p>
          </table:table-cell>
          <table:table-cell table:formula="of:=LOG([.B412];10)" office:value-type="float" office:value="2.21748394421391" calcext:value-type="float">
            <text:p>2.2174839442</text:p>
          </table:table-cell>
        </table:table-row>
        <table:table-row table:style-name="ro1">
          <table:table-cell office:value-type="float" office:value="658.5" calcext:value-type="float">
            <text:p>658.5</text:p>
          </table:table-cell>
          <table:table-cell office:value-type="float" office:value="164" calcext:value-type="float">
            <text:p>164</text:p>
          </table:table-cell>
          <table:table-cell office:value-type="float" office:value="107994" calcext:value-type="float">
            <text:p>107994</text:p>
          </table:table-cell>
          <table:table-cell/>
          <table:table-cell table:formula="of:=LOG([.A413];10)" office:value-type="float" office:value="2.8185557792978" calcext:value-type="float">
            <text:p>2.8185557793</text:p>
          </table:table-cell>
          <table:table-cell table:formula="of:=LOG([.B413];10)" office:value-type="float" office:value="2.2148438480477" calcext:value-type="float">
            <text:p>2.214843848</text:p>
          </table:table-cell>
        </table:table-row>
        <table:table-row table:style-name="ro1">
          <table:table-cell office:value-type="float" office:value="661.5" calcext:value-type="float">
            <text:p>661.5</text:p>
          </table:table-cell>
          <table:table-cell office:value-type="float" office:value="163" calcext:value-type="float">
            <text:p>163</text:p>
          </table:table-cell>
          <table:table-cell office:value-type="float" office:value="107824.5" calcext:value-type="float">
            <text:p>107824.5</text:p>
          </table:table-cell>
          <table:table-cell/>
          <table:table-cell table:formula="of:=LOG([.A414];10)" office:value-type="float" office:value="2.82052984852352" calcext:value-type="float">
            <text:p>2.8205298485</text:p>
          </table:table-cell>
          <table:table-cell table:formula="of:=LOG([.B414];10)" office:value-type="float" office:value="2.21218760440396" calcext:value-type="float">
            <text:p>2.2121876044</text:p>
          </table:table-cell>
        </table:table-row>
        <table:table-row table:style-name="ro1">
          <table:table-cell office:value-type="float" office:value="664.5" calcext:value-type="float">
            <text:p>664.5</text:p>
          </table:table-cell>
          <table:table-cell office:value-type="float" office:value="162" calcext:value-type="float">
            <text:p>162</text:p>
          </table:table-cell>
          <table:table-cell office:value-type="float" office:value="107649" calcext:value-type="float">
            <text:p>107649</text:p>
          </table:table-cell>
          <table:table-cell/>
          <table:table-cell table:formula="of:=LOG([.A415];10)" office:value-type="float" office:value="2.82249498527875" calcext:value-type="float">
            <text:p>2.8224949853</text:p>
          </table:table-cell>
          <table:table-cell table:formula="of:=LOG([.B415];10)" office:value-type="float" office:value="2.20951501454263" calcext:value-type="float">
            <text:p>2.2095150145</text:p>
          </table:table-cell>
        </table:table-row>
        <table:table-row table:style-name="ro1">
          <table:table-cell office:value-type="float" office:value="667.5" calcext:value-type="float">
            <text:p>667.5</text:p>
          </table:table-cell>
          <table:table-cell office:value-type="float" office:value="161" calcext:value-type="float">
            <text:p>161</text:p>
          </table:table-cell>
          <table:table-cell office:value-type="float" office:value="107467.5" calcext:value-type="float">
            <text:p>107467.5</text:p>
          </table:table-cell>
          <table:table-cell/>
          <table:table-cell table:formula="of:=LOG([.A416];10)" office:value-type="float" office:value="2.82445127003661" calcext:value-type="float">
            <text:p>2.82445127</text:p>
          </table:table-cell>
          <table:table-cell table:formula="of:=LOG([.B416];10)" office:value-type="float" office:value="2.20682587603185" calcext:value-type="float">
            <text:p>2.206825876</text:p>
          </table:table-cell>
        </table:table-row>
        <table:table-row table:style-name="ro1">
          <table:table-cell office:value-type="float" office:value="670.5" calcext:value-type="float">
            <text:p>670.5</text:p>
          </table:table-cell>
          <table:table-cell office:value-type="float" office:value="160" calcext:value-type="float">
            <text:p>160</text:p>
          </table:table-cell>
          <table:table-cell office:value-type="float" office:value="107280" calcext:value-type="float">
            <text:p>107280</text:p>
          </table:table-cell>
          <table:table-cell/>
          <table:table-cell table:formula="of:=LOG([.A417];10)" office:value-type="float" office:value="2.82639878218762" calcext:value-type="float">
            <text:p>2.8263987822</text:p>
          </table:table-cell>
          <table:table-cell table:formula="of:=LOG([.B417];10)" office:value-type="float" office:value="2.20411998265592" calcext:value-type="float">
            <text:p>2.2041199827</text:p>
          </table:table-cell>
        </table:table-row>
        <table:table-row table:style-name="ro1">
          <table:table-cell office:value-type="float" office:value="674.5" calcext:value-type="float">
            <text:p>674.5</text:p>
          </table:table-cell>
          <table:table-cell office:value-type="float" office:value="159" calcext:value-type="float">
            <text:p>159</text:p>
          </table:table-cell>
          <table:table-cell office:value-type="float" office:value="107245.5" calcext:value-type="float">
            <text:p>107245.5</text:p>
          </table:table-cell>
          <table:table-cell/>
          <table:table-cell table:formula="of:=LOG([.A418];10)" office:value-type="float" office:value="2.82898195400792" calcext:value-type="float">
            <text:p>2.828981954</text:p>
          </table:table-cell>
          <table:table-cell table:formula="of:=LOG([.B418];10)" office:value-type="float" office:value="2.20139712432045" calcext:value-type="float">
            <text:p>2.2013971243</text:p>
          </table:table-cell>
        </table:table-row>
        <table:table-row table:style-name="ro1">
          <table:table-cell office:value-type="float" office:value="680.5" calcext:value-type="float">
            <text:p>680.5</text:p>
          </table:table-cell>
          <table:table-cell office:value-type="float" office:value="158" calcext:value-type="float">
            <text:p>158</text:p>
          </table:table-cell>
          <table:table-cell office:value-type="float" office:value="107519" calcext:value-type="float">
            <text:p>107519</text:p>
          </table:table-cell>
          <table:table-cell/>
          <table:table-cell table:formula="of:=LOG([.A419];10)" office:value-type="float" office:value="2.83282812953935" calcext:value-type="float">
            <text:p>2.8328281295</text:p>
          </table:table-cell>
          <table:table-cell table:formula="of:=LOG([.B419];10)" office:value-type="float" office:value="2.19865708695442" calcext:value-type="float">
            <text:p>2.19865708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7" calcext:value-type="float">
            <text:p>157</text:p>
          </table:table-cell>
          <table:table-cell office:value-type="float" office:value="107545" calcext:value-type="float">
            <text:p>107545</text:p>
          </table:table-cell>
          <table:table-cell/>
          <table:table-cell table:formula="of:=LOG([.A420];10)" office:value-type="float" office:value="2.83569057149243" calcext:value-type="float">
            <text:p>2.8356905715</text:p>
          </table:table-cell>
          <table:table-cell table:formula="of:=LOG([.B420];10)" office:value-type="float" office:value="2.19589965240923" calcext:value-type="float">
            <text:p>2.19589965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6" calcext:value-type="float">
            <text:p>156</text:p>
          </table:table-cell>
          <table:table-cell office:value-type="float" office:value="107328" calcext:value-type="float">
            <text:p>107328</text:p>
          </table:table-cell>
          <table:table-cell/>
          <table:table-cell table:formula="of:=LOG([.A421];10)" office:value-type="float" office:value="2.83758843823551" calcext:value-type="float">
            <text:p>2.8375884382</text:p>
          </table:table-cell>
          <table:table-cell table:formula="of:=LOG([.B421];10)" office:value-type="float" office:value="2.19312459835446" calcext:value-type="float">
            <text:p>2.193124598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office:value-type="float" office:value="107260" calcext:value-type="float">
            <text:p>107260</text:p>
          </table:table-cell>
          <table:table-cell/>
          <table:table-cell table:formula="of:=LOG([.A422];10)" office:value-type="float" office:value="2.84010609445676" calcext:value-type="float">
            <text:p>2.8401060945</text:p>
          </table:table-cell>
          <table:table-cell table:formula="of:=LOG([.B422];10)" office:value-type="float" office:value="2.19033169817029" calcext:value-type="float">
            <text:p>2.1903316982</text:p>
          </table:table-cell>
        </table:table-row>
        <table:table-row table:style-name="ro1">
          <table:table-cell office:value-type="float" office:value="696.5" calcext:value-type="float">
            <text:p>696.5</text:p>
          </table:table-cell>
          <table:table-cell office:value-type="float" office:value="154" calcext:value-type="float">
            <text:p>154</text:p>
          </table:table-cell>
          <table:table-cell office:value-type="float" office:value="107261" calcext:value-type="float">
            <text:p>107261</text:p>
          </table:table-cell>
          <table:table-cell/>
          <table:table-cell table:formula="of:=LOG([.A423];10)" office:value-type="float" office:value="2.84292112075998" calcext:value-type="float">
            <text:p>2.8429211208</text:p>
          </table:table-cell>
          <table:table-cell table:formula="of:=LOG([.B423];10)" office:value-type="float" office:value="2.18752072083646" calcext:value-type="float">
            <text:p>2.1875207208</text:p>
          </table:table-cell>
        </table:table-row>
        <table:table-row table:style-name="ro1">
          <table:table-cell office:value-type="float" office:value="700.5" calcext:value-type="float">
            <text:p>700.5</text:p>
          </table:table-cell>
          <table:table-cell office:value-type="float" office:value="153" calcext:value-type="float">
            <text:p>153</text:p>
          </table:table-cell>
          <table:table-cell office:value-type="float" office:value="107176.5" calcext:value-type="float">
            <text:p>107176.5</text:p>
          </table:table-cell>
          <table:table-cell/>
          <table:table-cell table:formula="of:=LOG([.A424];10)" office:value-type="float" office:value="2.84540813962179" calcext:value-type="float">
            <text:p>2.8454081396</text:p>
          </table:table-cell>
          <table:table-cell table:formula="of:=LOG([.B424];10)" office:value-type="float" office:value="2.1846914308176" calcext:value-type="float">
            <text:p>2.184691430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2" calcext:value-type="float">
            <text:p>152</text:p>
          </table:table-cell>
          <table:table-cell office:value-type="float" office:value="107008" calcext:value-type="float">
            <text:p>107008</text:p>
          </table:table-cell>
          <table:table-cell/>
          <table:table-cell table:formula="of:=LOG([.A425];10)" office:value-type="float" office:value="2.84757265914211" calcext:value-type="float">
            <text:p>2.8475726591</text:p>
          </table:table-cell>
          <table:table-cell table:formula="of:=LOG([.B425];10)" office:value-type="float" office:value="2.18184358794477" calcext:value-type="float">
            <text:p>2.18184358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1" calcext:value-type="float">
            <text:p>151</text:p>
          </table:table-cell>
          <table:table-cell office:value-type="float" office:value="106908" calcext:value-type="float">
            <text:p>106908</text:p>
          </table:table-cell>
          <table:table-cell/>
          <table:table-cell table:formula="of:=LOG([.A426];10)" office:value-type="float" office:value="2.85003325768977" calcext:value-type="float">
            <text:p>2.8500332577</text:p>
          </table:table-cell>
          <table:table-cell table:formula="of:=LOG([.B426];10)" office:value-type="float" office:value="2.17897694729317" calcext:value-type="float">
            <text:p>2.1789769473</text:p>
          </table:table-cell>
        </table:table-row>
        <table:table-row table:style-name="ro1">
          <table:table-cell office:value-type="float" office:value="712.5" calcext:value-type="float">
            <text:p>712.5</text:p>
          </table:table-cell>
          <table:table-cell office:value-type="float" office:value="150" calcext:value-type="float">
            <text:p>150</text:p>
          </table:table-cell>
          <table:table-cell office:value-type="float" office:value="106875" calcext:value-type="float">
            <text:p>106875</text:p>
          </table:table-cell>
          <table:table-cell/>
          <table:table-cell table:formula="of:=LOG([.A427];10)" office:value-type="float" office:value="2.85278486868055" calcext:value-type="float">
            <text:p>2.8527848687</text:p>
          </table:table-cell>
          <table:table-cell table:formula="of:=LOG([.B427];10)" office:value-type="float" office:value="2.17609125905568" calcext:value-type="float">
            <text:p>2.176091259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9" calcext:value-type="float">
            <text:p>149</text:p>
          </table:table-cell>
          <table:table-cell office:value-type="float" office:value="106833" calcext:value-type="float">
            <text:p>106833</text:p>
          </table:table-cell>
          <table:table-cell/>
          <table:table-cell table:formula="of:=LOG([.A428];10)" office:value-type="float" office:value="2.8555191556678" calcext:value-type="float">
            <text:p>2.8555191557</text:p>
          </table:table-cell>
          <table:table-cell table:formula="of:=LOG([.B428];10)" office:value-type="float" office:value="2.17318626841227" calcext:value-type="float">
            <text:p>2.17318626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8" calcext:value-type="float">
            <text:p>148</text:p>
          </table:table-cell>
          <table:table-cell office:value-type="float" office:value="107004" calcext:value-type="float">
            <text:p>107004</text:p>
          </table:table-cell>
          <table:table-cell/>
          <table:table-cell table:formula="of:=LOG([.A429];10)" office:value-type="float" office:value="2.85913829729453" calcext:value-type="float">
            <text:p>2.8591382973</text:p>
          </table:table-cell>
          <table:table-cell table:formula="of:=LOG([.B429];10)" office:value-type="float" office:value="2.17026171539496" calcext:value-type="float">
            <text:p>2.170261715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  <table:table-cell office:value-type="float" office:value="107163" calcext:value-type="float">
            <text:p>107163</text:p>
          </table:table-cell>
          <table:table-cell/>
          <table:table-cell table:formula="of:=LOG([.A430];10)" office:value-type="float" office:value="2.86272752831797" calcext:value-type="float">
            <text:p>2.8627275283</text:p>
          </table:table-cell>
          <table:table-cell table:formula="of:=LOG([.B430];10)" office:value-type="float" office:value="2.16731733474818" calcext:value-type="float">
            <text:p>2.1673173347</text:p>
          </table:table-cell>
        </table:table-row>
        <table:table-row table:style-name="ro1">
          <table:table-cell office:value-type="float" office:value="734.5" calcext:value-type="float">
            <text:p>734.5</text:p>
          </table:table-cell>
          <table:table-cell office:value-type="float" office:value="146" calcext:value-type="float">
            <text:p>146</text:p>
          </table:table-cell>
          <table:table-cell office:value-type="float" office:value="107237" calcext:value-type="float">
            <text:p>107237</text:p>
          </table:table-cell>
          <table:table-cell/>
          <table:table-cell table:formula="of:=LOG([.A431];10)" office:value-type="float" office:value="2.86599180012627" calcext:value-type="float">
            <text:p>2.8659918001</text:p>
          </table:table-cell>
          <table:table-cell table:formula="of:=LOG([.B431];10)" office:value-type="float" office:value="2.16435285578444" calcext:value-type="float">
            <text:p>2.164352855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" calcext:value-type="float">
            <text:p>145</text:p>
          </table:table-cell>
          <table:table-cell office:value-type="float" office:value="107445" calcext:value-type="float">
            <text:p>107445</text:p>
          </table:table-cell>
          <table:table-cell/>
          <table:table-cell table:formula="of:=LOG([.A432];10)" office:value-type="float" office:value="2.86981820797933" calcext:value-type="float">
            <text:p>2.869818208</text:p>
          </table:table-cell>
          <table:table-cell table:formula="of:=LOG([.B432];10)" office:value-type="float" office:value="2.16136800223497" calcext:value-type="float">
            <text:p>2.161368002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" calcext:value-type="float">
            <text:p>144</text:p>
          </table:table-cell>
          <table:table-cell office:value-type="float" office:value="107568" calcext:value-type="float">
            <text:p>107568</text:p>
          </table:table-cell>
          <table:table-cell/>
          <table:table-cell table:formula="of:=LOG([.A433];10)" office:value-type="float" office:value="2.8733206018154" calcext:value-type="float">
            <text:p>2.8733206018</text:p>
          </table:table-cell>
          <table:table-cell table:formula="of:=LOG([.B433];10)" office:value-type="float" office:value="2.15836249209525" calcext:value-type="float">
            <text:p>2.1583624921</text:p>
          </table:table-cell>
        </table:table-row>
        <table:table-row table:style-name="ro1">
          <table:table-cell office:value-type="float" office:value="751.5" calcext:value-type="float">
            <text:p>751.5</text:p>
          </table:table-cell>
          <table:table-cell office:value-type="float" office:value="143" calcext:value-type="float">
            <text:p>143</text:p>
          </table:table-cell>
          <table:table-cell office:value-type="float" office:value="107464.5" calcext:value-type="float">
            <text:p>107464.5</text:p>
          </table:table-cell>
          <table:table-cell/>
          <table:table-cell table:formula="of:=LOG([.A434];10)" office:value-type="float" office:value="2.87592898492293" calcext:value-type="float">
            <text:p>2.8759289849</text:p>
          </table:table-cell>
          <table:table-cell table:formula="of:=LOG([.B434];10)" office:value-type="float" office:value="2.15533603746506" calcext:value-type="float">
            <text:p>2.155336037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2" calcext:value-type="float">
            <text:p>142</text:p>
          </table:table-cell>
          <table:table-cell office:value-type="float" office:value="107210" calcext:value-type="float">
            <text:p>107210</text:p>
          </table:table-cell>
          <table:table-cell/>
          <table:table-cell table:formula="of:=LOG([.A435];10)" office:value-type="float" office:value="2.87794695162919" calcext:value-type="float">
            <text:p>2.8779469516</text:p>
          </table:table-cell>
          <table:table-cell table:formula="of:=LOG([.B435];10)" office:value-type="float" office:value="2.15228834438306" calcext:value-type="float">
            <text:p>2.1522883444</text:p>
          </table:table-cell>
        </table:table-row>
        <table:table-row table:style-name="ro1">
          <table:table-cell office:value-type="float" office:value="759.5" calcext:value-type="float">
            <text:p>759.5</text:p>
          </table:table-cell>
          <table:table-cell office:value-type="float" office:value="141" calcext:value-type="float">
            <text:p>141</text:p>
          </table:table-cell>
          <table:table-cell office:value-type="float" office:value="107089.5" calcext:value-type="float">
            <text:p>107089.5</text:p>
          </table:table-cell>
          <table:table-cell/>
          <table:table-cell table:formula="of:=LOG([.A436];10)" office:value-type="float" office:value="2.8805277781988" calcext:value-type="float">
            <text:p>2.8805277782</text:p>
          </table:table-cell>
          <table:table-cell table:formula="of:=LOG([.B436];10)" office:value-type="float" office:value="2.14921911265538" calcext:value-type="float">
            <text:p>2.1492191127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140" calcext:value-type="float">
            <text:p>140</text:p>
          </table:table-cell>
          <table:table-cell office:value-type="float" office:value="107170" calcext:value-type="float">
            <text:p>107170</text:p>
          </table:table-cell>
          <table:table-cell/>
          <table:table-cell table:formula="of:=LOG([.A437];10)" office:value-type="float" office:value="2.88394519503428" calcext:value-type="float">
            <text:p>2.883945195</text:p>
          </table:table-cell>
          <table:table-cell table:formula="of:=LOG([.B437];10)" office:value-type="float" office:value="2.14612803567824" calcext:value-type="float">
            <text:p>2.1461280357</text:p>
          </table:table-cell>
        </table:table-row>
        <table:table-row table:style-name="ro1">
          <table:table-cell office:value-type="float" office:value="770.5" calcext:value-type="float">
            <text:p>770.5</text:p>
          </table:table-cell>
          <table:table-cell office:value-type="float" office:value="139" calcext:value-type="float">
            <text:p>139</text:p>
          </table:table-cell>
          <table:table-cell office:value-type="float" office:value="107099.5" calcext:value-type="float">
            <text:p>107099.5</text:p>
          </table:table-cell>
          <table:table-cell/>
          <table:table-cell table:formula="of:=LOG([.A438];10)" office:value-type="float" office:value="2.88677264305444" calcext:value-type="float">
            <text:p>2.8867726431</text:p>
          </table:table-cell>
          <table:table-cell table:formula="of:=LOG([.B438];10)" office:value-type="float" office:value="2.14301480025409" calcext:value-type="float">
            <text:p>2.1430148003</text:p>
          </table:table-cell>
        </table:table-row>
        <table:table-row table:style-name="ro1">
          <table:table-cell office:value-type="float" office:value="773.5" calcext:value-type="float">
            <text:p>773.5</text:p>
          </table:table-cell>
          <table:table-cell office:value-type="float" office:value="138" calcext:value-type="float">
            <text:p>138</text:p>
          </table:table-cell>
          <table:table-cell office:value-type="float" office:value="106743" calcext:value-type="float">
            <text:p>106743</text:p>
          </table:table-cell>
          <table:table-cell/>
          <table:table-cell table:formula="of:=LOG([.A439];10)" office:value-type="float" office:value="2.88846031803539" calcext:value-type="float">
            <text:p>2.888460318</text:p>
          </table:table-cell>
          <table:table-cell table:formula="of:=LOG([.B439];10)" office:value-type="float" office:value="2.13987908640124" calcext:value-type="float">
            <text:p>2.139879086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7" calcext:value-type="float">
            <text:p>137</text:p>
          </table:table-cell>
          <table:table-cell office:value-type="float" office:value="106586" calcext:value-type="float">
            <text:p>106586</text:p>
          </table:table-cell>
          <table:table-cell/>
          <table:table-cell table:formula="of:=LOG([.A440];10)" office:value-type="float" office:value="2.89097959698969" calcext:value-type="float">
            <text:p>2.890979597</text:p>
          </table:table-cell>
          <table:table-cell table:formula="of:=LOG([.B440];10)" office:value-type="float" office:value="2.13672056715641" calcext:value-type="float">
            <text:p>2.136720567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6" calcext:value-type="float">
            <text:p>136</text:p>
          </table:table-cell>
          <table:table-cell office:value-type="float" office:value="106352" calcext:value-type="float">
            <text:p>106352</text:p>
          </table:table-cell>
          <table:table-cell/>
          <table:table-cell table:formula="of:=LOG([.A441];10)" office:value-type="float" office:value="2.89320675305985" calcext:value-type="float">
            <text:p>2.8932067531</text:p>
          </table:table-cell>
          <table:table-cell table:formula="of:=LOG([.B441];10)" office:value-type="float" office:value="2.13353890837022" calcext:value-type="float">
            <text:p>2.13353890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5" calcext:value-type="float">
            <text:p>135</text:p>
          </table:table-cell>
          <table:table-cell office:value-type="float" office:value="105975" calcext:value-type="float">
            <text:p>105975</text:p>
          </table:table-cell>
          <table:table-cell/>
          <table:table-cell table:formula="of:=LOG([.A442];10)" office:value-type="float" office:value="2.89486965674525" calcext:value-type="float">
            <text:p>2.8948696567</text:p>
          </table:table-cell>
          <table:table-cell table:formula="of:=LOG([.B442];10)" office:value-type="float" office:value="2.13033376849501" calcext:value-type="float">
            <text:p>2.130333768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34" calcext:value-type="float">
            <text:p>134</text:p>
          </table:table-cell>
          <table:table-cell office:value-type="float" office:value="105860" calcext:value-type="float">
            <text:p>105860</text:p>
          </table:table-cell>
          <table:table-cell/>
          <table:table-cell table:formula="of:=LOG([.A443];10)" office:value-type="float" office:value="2.89762709129044" calcext:value-type="float">
            <text:p>2.8976270913</text:p>
          </table:table-cell>
          <table:table-cell table:formula="of:=LOG([.B443];10)" office:value-type="float" office:value="2.12710479836481" calcext:value-type="float">
            <text:p>2.1271047984</text:p>
          </table:table-cell>
        </table:table-row>
        <table:table-row table:style-name="ro1">
          <table:table-cell office:value-type="float" office:value="795.5" calcext:value-type="float">
            <text:p>795.5</text:p>
          </table:table-cell>
          <table:table-cell office:value-type="float" office:value="133" calcext:value-type="float">
            <text:p>133</text:p>
          </table:table-cell>
          <table:table-cell office:value-type="float" office:value="105801.5" calcext:value-type="float">
            <text:p>105801.5</text:p>
          </table:table-cell>
          <table:table-cell/>
          <table:table-cell table:formula="of:=LOG([.A444];10)" office:value-type="float" office:value="2.9006401839826" calcext:value-type="float">
            <text:p>2.900640184</text:p>
          </table:table-cell>
          <table:table-cell table:formula="of:=LOG([.B444];10)" office:value-type="float" office:value="2.12385164096709" calcext:value-type="float">
            <text:p>2.12385164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2" calcext:value-type="float">
            <text:p>132</text:p>
          </table:table-cell>
          <table:table-cell office:value-type="float" office:value="105732" calcext:value-type="float">
            <text:p>105732</text:p>
          </table:table-cell>
          <table:table-cell/>
          <table:table-cell table:formula="of:=LOG([.A445];10)" office:value-type="float" office:value="2.90363251608424" calcext:value-type="float">
            <text:p>2.9036325161</text:p>
          </table:table-cell>
          <table:table-cell table:formula="of:=LOG([.B445];10)" office:value-type="float" office:value="2.12057393120585" calcext:value-type="float">
            <text:p>2.12057393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1" calcext:value-type="float">
            <text:p>131</text:p>
          </table:table-cell>
          <table:table-cell office:value-type="float" office:value="105324" calcext:value-type="float">
            <text:p>105324</text:p>
          </table:table-cell>
          <table:table-cell/>
          <table:table-cell table:formula="of:=LOG([.A446];10)" office:value-type="float" office:value="2.90525604874845" calcext:value-type="float">
            <text:p>2.9052560487</text:p>
          </table:table-cell>
          <table:table-cell table:formula="of:=LOG([.B446];10)" office:value-type="float" office:value="2.11727129565576" calcext:value-type="float">
            <text:p>2.1172712957</text:p>
          </table:table-cell>
        </table:table-row>
        <table:table-row table:style-name="ro1">
          <table:table-cell office:value-type="float" office:value="805.5" calcext:value-type="float">
            <text:p>805.5</text:p>
          </table:table-cell>
          <table:table-cell office:value-type="float" office:value="130" calcext:value-type="float">
            <text:p>130</text:p>
          </table:table-cell>
          <table:table-cell office:value-type="float" office:value="104715" calcext:value-type="float">
            <text:p>104715</text:p>
          </table:table-cell>
          <table:table-cell/>
          <table:table-cell table:formula="of:=LOG([.A447];10)" office:value-type="float" office:value="2.90606554475524" calcext:value-type="float">
            <text:p>2.9060655448</text:p>
          </table:table-cell>
          <table:table-cell table:formula="of:=LOG([.B447];10)" office:value-type="float" office:value="2.11394335230684" calcext:value-type="float">
            <text:p>2.1139433523</text:p>
          </table:table-cell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129" calcext:value-type="float">
            <text:p>129</text:p>
          </table:table-cell>
          <table:table-cell office:value-type="float" office:value="104554.5" calcext:value-type="float">
            <text:p>104554.5</text:p>
          </table:table-cell>
          <table:table-cell/>
          <table:table-cell table:formula="of:=LOG([.A448];10)" office:value-type="float" office:value="2.90875301918453" calcext:value-type="float">
            <text:p>2.9087530192</text:p>
          </table:table-cell>
          <table:table-cell table:formula="of:=LOG([.B448];10)" office:value-type="float" office:value="2.11058971029925" calcext:value-type="float">
            <text:p>2.1105897103</text:p>
          </table:table-cell>
        </table:table-row>
        <table:table-row table:style-name="ro1">
          <table:table-cell office:value-type="float" office:value="818.5" calcext:value-type="float">
            <text:p>818.5</text:p>
          </table:table-cell>
          <table:table-cell office:value-type="float" office:value="128" calcext:value-type="float">
            <text:p>128</text:p>
          </table:table-cell>
          <table:table-cell office:value-type="float" office:value="104768" calcext:value-type="float">
            <text:p>104768</text:p>
          </table:table-cell>
          <table:table-cell/>
          <table:table-cell table:formula="of:=LOG([.A449];10)" office:value-type="float" office:value="2.91301868374796" calcext:value-type="float">
            <text:p>2.9130186837</text:p>
          </table:table-cell>
          <table:table-cell table:formula="of:=LOG([.B449];10)" office:value-type="float" office:value="2.10720996964787" calcext:value-type="float">
            <text:p>2.107209969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7" calcext:value-type="float">
            <text:p>127</text:p>
          </table:table-cell>
          <table:table-cell office:value-type="float" office:value="104521" calcext:value-type="float">
            <text:p>104521</text:p>
          </table:table-cell>
          <table:table-cell/>
          <table:table-cell table:formula="of:=LOG([.A450];10)" office:value-type="float" office:value="2.91539983521227" calcext:value-type="float">
            <text:p>2.9153998352</text:p>
          </table:table-cell>
          <table:table-cell table:formula="of:=LOG([.B450];10)" office:value-type="float" office:value="2.10380372095596" calcext:value-type="float">
            <text:p>2.103803721</text:p>
          </table:table-cell>
        </table:table-row>
        <table:table-row table:style-name="ro1">
          <table:table-cell office:value-type="float" office:value="825.5" calcext:value-type="float">
            <text:p>825.5</text:p>
          </table:table-cell>
          <table:table-cell office:value-type="float" office:value="126" calcext:value-type="float">
            <text:p>126</text:p>
          </table:table-cell>
          <table:table-cell office:value-type="float" office:value="104013" calcext:value-type="float">
            <text:p>104013</text:p>
          </table:table-cell>
          <table:table-cell/>
          <table:table-cell table:formula="of:=LOG([.A451];10)" office:value-type="float" office:value="2.91671707759881" calcext:value-type="float">
            <text:p>2.9167170776</text:p>
          </table:table-cell>
          <table:table-cell table:formula="of:=LOG([.B451];10)" office:value-type="float" office:value="2.10037054511756" calcext:value-type="float">
            <text:p>2.100370545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5" calcext:value-type="float">
            <text:p>125</text:p>
          </table:table-cell>
          <table:table-cell office:value-type="float" office:value="104000" calcext:value-type="float">
            <text:p>104000</text:p>
          </table:table-cell>
          <table:table-cell/>
          <table:table-cell table:formula="of:=LOG([.A452];10)" office:value-type="float" office:value="2.92012332629072" calcext:value-type="float">
            <text:p>2.9201233263</text:p>
          </table:table-cell>
          <table:table-cell table:formula="of:=LOG([.B452];10)" office:value-type="float" office:value="2.09691001300806" calcext:value-type="float">
            <text:p>2.096910013</text:p>
          </table:table-cell>
        </table:table-row>
        <table:table-row table:style-name="ro1">
          <table:table-cell office:value-type="float" office:value="839.5" calcext:value-type="float">
            <text:p>839.5</text:p>
          </table:table-cell>
          <table:table-cell office:value-type="float" office:value="124" calcext:value-type="float">
            <text:p>124</text:p>
          </table:table-cell>
          <table:table-cell office:value-type="float" office:value="104098" calcext:value-type="float">
            <text:p>104098</text:p>
          </table:table-cell>
          <table:table-cell/>
          <table:table-cell table:formula="of:=LOG([.A453];10)" office:value-type="float" office:value="2.92402070047407" calcext:value-type="float">
            <text:p>2.9240207005</text:p>
          </table:table-cell>
          <table:table-cell table:formula="of:=LOG([.B453];10)" office:value-type="float" office:value="2.09342168516224" calcext:value-type="float">
            <text:p>2.093421685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3" calcext:value-type="float">
            <text:p>123</text:p>
          </table:table-cell>
          <table:table-cell office:value-type="float" office:value="104058" calcext:value-type="float">
            <text:p>104058</text:p>
          </table:table-cell>
          <table:table-cell/>
          <table:table-cell table:formula="of:=LOG([.A454];10)" office:value-type="float" office:value="2.92737036303902" calcext:value-type="float">
            <text:p>2.927370363</text:p>
          </table:table-cell>
          <table:table-cell table:formula="of:=LOG([.B454];10)" office:value-type="float" office:value="2.0899051114394" calcext:value-type="float">
            <text:p>2.0899051114</text:p>
          </table:table-cell>
        </table:table-row>
        <table:table-row table:style-name="ro1">
          <table:table-cell office:value-type="float" office:value="851.5" calcext:value-type="float">
            <text:p>851.5</text:p>
          </table:table-cell>
          <table:table-cell office:value-type="float" office:value="122" calcext:value-type="float">
            <text:p>122</text:p>
          </table:table-cell>
          <table:table-cell office:value-type="float" office:value="103883" calcext:value-type="float">
            <text:p>103883</text:p>
          </table:table-cell>
          <table:table-cell/>
          <table:table-cell table:formula="of:=LOG([.A455];10)" office:value-type="float" office:value="2.93018465229862" calcext:value-type="float">
            <text:p>2.9301846523</text:p>
          </table:table-cell>
          <table:table-cell table:formula="of:=LOG([.B455];10)" office:value-type="float" office:value="2.08635983067475" calcext:value-type="float">
            <text:p>2.086359830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1" calcext:value-type="float">
            <text:p>121</text:p>
          </table:table-cell>
          <table:table-cell office:value-type="float" office:value="103576" calcext:value-type="float">
            <text:p>103576</text:p>
          </table:table-cell>
          <table:table-cell/>
          <table:table-cell table:formula="of:=LOG([.A456];10)" office:value-type="float" office:value="2.93247376467715" calcext:value-type="float">
            <text:p>2.9324737647</text:p>
          </table:table-cell>
          <table:table-cell table:formula="of:=LOG([.B456];10)" office:value-type="float" office:value="2.08278537031645" calcext:value-type="float">
            <text:p>2.0827853703</text:p>
          </table:table-cell>
        </table:table-row>
        <table:table-row table:style-name="ro1">
          <table:table-cell office:value-type="float" office:value="860.5" calcext:value-type="float">
            <text:p>860.5</text:p>
          </table:table-cell>
          <table:table-cell office:value-type="float" office:value="120" calcext:value-type="float">
            <text:p>120</text:p>
          </table:table-cell>
          <table:table-cell office:value-type="float" office:value="103260" calcext:value-type="float">
            <text:p>103260</text:p>
          </table:table-cell>
          <table:table-cell/>
          <table:table-cell table:formula="of:=LOG([.A457];10)" office:value-type="float" office:value="2.93475087466358" calcext:value-type="float">
            <text:p>2.9347508747</text:p>
          </table:table-cell>
          <table:table-cell table:formula="of:=LOG([.B457];10)" office:value-type="float" office:value="2.07918124604762" calcext:value-type="float">
            <text:p>2.07918124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9" calcext:value-type="float">
            <text:p>119</text:p>
          </table:table-cell>
          <table:table-cell office:value-type="float" office:value="102935" calcext:value-type="float">
            <text:p>102935</text:p>
          </table:table-cell>
          <table:table-cell/>
          <table:table-cell table:formula="of:=LOG([.A458];10)" office:value-type="float" office:value="2.93701610746481" calcext:value-type="float">
            <text:p>2.9370161075</text:p>
          </table:table-cell>
          <table:table-cell table:formula="of:=LOG([.B458];10)" office:value-type="float" office:value="2.07554696139253" calcext:value-type="float">
            <text:p>2.0755469614</text:p>
          </table:table-cell>
        </table:table-row>
        <table:table-row table:style-name="ro1">
          <table:table-cell office:value-type="float" office:value="871.5" calcext:value-type="float">
            <text:p>871.5</text:p>
          </table:table-cell>
          <table:table-cell office:value-type="float" office:value="118" calcext:value-type="float">
            <text:p>118</text:p>
          </table:table-cell>
          <table:table-cell office:value-type="float" office:value="102837" calcext:value-type="float">
            <text:p>102837</text:p>
          </table:table-cell>
          <table:table-cell/>
          <table:table-cell table:formula="of:=LOG([.A459];10)" office:value-type="float" office:value="2.94026739144601" calcext:value-type="float">
            <text:p>2.9402673914</text:p>
          </table:table-cell>
          <table:table-cell table:formula="of:=LOG([.B459];10)" office:value-type="float" office:value="2.07188200730613" calcext:value-type="float">
            <text:p>2.0718820073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117" calcext:value-type="float">
            <text:p>117</text:p>
          </table:table-cell>
          <table:table-cell office:value-type="float" office:value="102784.5" calcext:value-type="float">
            <text:p>102784.5</text:p>
          </table:table-cell>
          <table:table-cell/>
          <table:table-cell table:formula="of:=LOG([.A460];10)" office:value-type="float" office:value="2.94374176583131" calcext:value-type="float">
            <text:p>2.9437417658</text:p>
          </table:table-cell>
          <table:table-cell table:formula="of:=LOG([.B460];10)" office:value-type="float" office:value="2.06818586174616" calcext:value-type="float">
            <text:p>2.068185861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102544" calcext:value-type="float">
            <text:p>102544</text:p>
          </table:table-cell>
          <table:table-cell/>
          <table:table-cell table:formula="of:=LOG([.A461];10)" office:value-type="float" office:value="2.94645226501307" calcext:value-type="float">
            <text:p>2.946452265</text:p>
          </table:table-cell>
          <table:table-cell table:formula="of:=LOG([.B461];10)" office:value-type="float" office:value="2.06445798922692" calcext:value-type="float">
            <text:p>2.06445798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5" calcext:value-type="float">
            <text:p>115</text:p>
          </table:table-cell>
          <table:table-cell office:value-type="float" office:value="102235" calcext:value-type="float">
            <text:p>102235</text:p>
          </table:table-cell>
          <table:table-cell/>
          <table:table-cell table:formula="of:=LOG([.A462];10)" office:value-type="float" office:value="2.94890176097021" calcext:value-type="float">
            <text:p>2.948901761</text:p>
          </table:table-cell>
          <table:table-cell table:formula="of:=LOG([.B462];10)" office:value-type="float" office:value="2.06069784035361" calcext:value-type="float">
            <text:p>2.0606978404</text:p>
          </table:table-cell>
        </table:table-row>
        <table:table-row table:style-name="ro1">
          <table:table-cell office:value-type="float" office:value="893.5" calcext:value-type="float">
            <text:p>893.5</text:p>
          </table:table-cell>
          <table:table-cell office:value-type="float" office:value="114" calcext:value-type="float">
            <text:p>114</text:p>
          </table:table-cell>
          <table:table-cell office:value-type="float" office:value="101859" calcext:value-type="float">
            <text:p>101859</text:p>
          </table:table-cell>
          <table:table-cell/>
          <table:table-cell table:formula="of:=LOG([.A463];10)" office:value-type="float" office:value="2.95109455684166" calcext:value-type="float">
            <text:p>2.9510945568</text:p>
          </table:table-cell>
          <table:table-cell table:formula="of:=LOG([.B463];10)" office:value-type="float" office:value="2.05690485133647" calcext:value-type="float">
            <text:p>2.0569048513</text:p>
          </table:table-cell>
        </table:table-row>
        <table:table-row table:style-name="ro1">
          <table:table-cell office:value-type="float" office:value="898.5" calcext:value-type="float">
            <text:p>898.5</text:p>
          </table:table-cell>
          <table:table-cell office:value-type="float" office:value="113" calcext:value-type="float">
            <text:p>113</text:p>
          </table:table-cell>
          <table:table-cell office:value-type="float" office:value="101530.5" calcext:value-type="float">
            <text:p>101530.5</text:p>
          </table:table-cell>
          <table:table-cell/>
          <table:table-cell table:formula="of:=LOG([.A464];10)" office:value-type="float" office:value="2.95351808144499" calcext:value-type="float">
            <text:p>2.9535180814</text:p>
          </table:table-cell>
          <table:table-cell table:formula="of:=LOG([.B464];10)" office:value-type="float" office:value="2.05307844348342" calcext:value-type="float">
            <text:p>2.05307844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office:value-type="float" office:value="101360" calcext:value-type="float">
            <text:p>101360</text:p>
          </table:table-cell>
          <table:table-cell/>
          <table:table-cell table:formula="of:=LOG([.A465];10)" office:value-type="float" office:value="2.9566485792052" calcext:value-type="float">
            <text:p>2.9566485792</text:p>
          </table:table-cell>
          <table:table-cell table:formula="of:=LOG([.B465];10)" office:value-type="float" office:value="2.04921802267018" calcext:value-type="float">
            <text:p>2.0492180227</text:p>
          </table:table-cell>
        </table:table-row>
        <table:table-row table:style-name="ro1">
          <table:table-cell office:value-type="float" office:value="911.5" calcext:value-type="float">
            <text:p>911.5</text:p>
          </table:table-cell>
          <table:table-cell office:value-type="float" office:value="111" calcext:value-type="float">
            <text:p>111</text:p>
          </table:table-cell>
          <table:table-cell office:value-type="float" office:value="101176.5" calcext:value-type="float">
            <text:p>101176.5</text:p>
          </table:table-cell>
          <table:table-cell/>
          <table:table-cell table:formula="of:=LOG([.A466];10)" office:value-type="float" office:value="2.95975667299099" calcext:value-type="float">
            <text:p>2.959756673</text:p>
          </table:table-cell>
          <table:table-cell table:formula="of:=LOG([.B466];10)" office:value-type="float" office:value="2.04532297878666" calcext:value-type="float">
            <text:p>2.045322978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0" calcext:value-type="float">
            <text:p>110</text:p>
          </table:table-cell>
          <table:table-cell office:value-type="float" office:value="101310" calcext:value-type="float">
            <text:p>101310</text:p>
          </table:table-cell>
          <table:table-cell/>
          <table:table-cell table:formula="of:=LOG([.A467];10)" office:value-type="float" office:value="2.96425963019685" calcext:value-type="float">
            <text:p>2.9642596302</text:p>
          </table:table-cell>
          <table:table-cell table:formula="of:=LOG([.B467];10)" office:value-type="float" office:value="2.04139268515822" calcext:value-type="float">
            <text:p>2.041392685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9" calcext:value-type="float">
            <text:p>109</text:p>
          </table:table-cell>
          <table:table-cell office:value-type="float" office:value="101588" calcext:value-type="float">
            <text:p>101588</text:p>
          </table:table-cell>
          <table:table-cell/>
          <table:table-cell table:formula="of:=LOG([.A468];10)" office:value-type="float" office:value="2.96941591235398" calcext:value-type="float">
            <text:p>2.9694159124</text:p>
          </table:table-cell>
          <table:table-cell table:formula="of:=LOG([.B468];10)" office:value-type="float" office:value="2.03742649794062" calcext:value-type="float">
            <text:p>2.037426497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" calcext:value-type="float">
            <text:p>108</text:p>
          </table:table-cell>
          <table:table-cell office:value-type="float" office:value="101412" calcext:value-type="float">
            <text:p>101412</text:p>
          </table:table-cell>
          <table:table-cell/>
          <table:table-cell table:formula="of:=LOG([.A469];10)" office:value-type="float" office:value="2.97266559226611" calcext:value-type="float">
            <text:p>2.9726655923</text:p>
          </table:table-cell>
          <table:table-cell table:formula="of:=LOG([.B469];10)" office:value-type="float" office:value="2.03342375548695" calcext:value-type="float">
            <text:p>2.0334237555</text:p>
          </table:table-cell>
        </table:table-row>
        <table:table-row table:style-name="ro1">
          <table:table-cell office:value-type="float" office:value="945.5" calcext:value-type="float">
            <text:p>945.5</text:p>
          </table:table-cell>
          <table:table-cell office:value-type="float" office:value="107" calcext:value-type="float">
            <text:p>107</text:p>
          </table:table-cell>
          <table:table-cell office:value-type="float" office:value="101168.5" calcext:value-type="float">
            <text:p>101168.5</text:p>
          </table:table-cell>
          <table:table-cell/>
          <table:table-cell table:formula="of:=LOG([.A470];10)" office:value-type="float" office:value="2.97566153318106" calcext:value-type="float">
            <text:p>2.9756615332</text:p>
          </table:table-cell>
          <table:table-cell table:formula="of:=LOG([.B470];10)" office:value-type="float" office:value="2.02938377768521" calcext:value-type="float">
            <text:p>2.0293837777</text:p>
          </table:table-cell>
        </table:table-row>
        <table:table-row table:style-name="ro1">
          <table:table-cell office:value-type="float" office:value="952.5" calcext:value-type="float">
            <text:p>952.5</text:p>
          </table:table-cell>
          <table:table-cell office:value-type="float" office:value="106" calcext:value-type="float">
            <text:p>106</text:p>
          </table:table-cell>
          <table:table-cell office:value-type="float" office:value="100965" calcext:value-type="float">
            <text:p>100965</text:p>
          </table:table-cell>
          <table:table-cell/>
          <table:table-cell table:formula="of:=LOG([.A471];10)" office:value-type="float" office:value="2.97886498434766" calcext:value-type="float">
            <text:p>2.9788649843</text:p>
          </table:table-cell>
          <table:table-cell table:formula="of:=LOG([.B471];10)" office:value-type="float" office:value="2.02530586526477" calcext:value-type="float">
            <text:p>2.0253058653</text:p>
          </table:table-cell>
        </table:table-row>
        <table:table-row table:style-name="ro1">
          <table:table-cell office:value-type="float" office:value="959.5" calcext:value-type="float">
            <text:p>959.5</text:p>
          </table:table-cell>
          <table:table-cell office:value-type="float" office:value="105" calcext:value-type="float">
            <text:p>105</text:p>
          </table:table-cell>
          <table:table-cell office:value-type="float" office:value="100747.5" calcext:value-type="float">
            <text:p>100747.5</text:p>
          </table:table-cell>
          <table:table-cell/>
          <table:table-cell table:formula="of:=LOG([.A472];10)" office:value-type="float" office:value="2.98204497907149" calcext:value-type="float">
            <text:p>2.9820449791</text:p>
          </table:table-cell>
          <table:table-cell table:formula="of:=LOG([.B472];10)" office:value-type="float" office:value="2.02118929906994" calcext:value-type="float">
            <text:p>2.021189299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100672" calcext:value-type="float">
            <text:p>100672</text:p>
          </table:table-cell>
          <table:table-cell/>
          <table:table-cell table:formula="of:=LOG([.A473];10)" office:value-type="float" office:value="2.98587535730839" calcext:value-type="float">
            <text:p>2.9858753573</text:p>
          </table:table-cell>
          <table:table-cell table:formula="of:=LOG([.B473];10)" office:value-type="float" office:value="2.01703333929878" calcext:value-type="float">
            <text:p>2.0170333393</text:p>
          </table:table-cell>
        </table:table-row>
        <table:table-row table:style-name="ro1">
          <table:table-cell office:value-type="float" office:value="979.5" calcext:value-type="float">
            <text:p>979.5</text:p>
          </table:table-cell>
          <table:table-cell office:value-type="float" office:value="103" calcext:value-type="float">
            <text:p>103</text:p>
          </table:table-cell>
          <table:table-cell office:value-type="float" office:value="100888.5" calcext:value-type="float">
            <text:p>100888.5</text:p>
          </table:table-cell>
          <table:table-cell/>
          <table:table-cell table:formula="of:=LOG([.A474];10)" office:value-type="float" office:value="2.99100444033076" calcext:value-type="float">
            <text:p>2.9910044403</text:p>
          </table:table-cell>
          <table:table-cell table:formula="of:=LOG([.B474];10)" office:value-type="float" office:value="2.01283722470517" calcext:value-type="float">
            <text:p>2.012837224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2" calcext:value-type="float">
            <text:p>102</text:p>
          </table:table-cell>
          <table:table-cell office:value-type="float" office:value="101082" calcext:value-type="float">
            <text:p>101082</text:p>
          </table:table-cell>
          <table:table-cell/>
          <table:table-cell table:formula="of:=LOG([.A475];10)" office:value-type="float" office:value="2.99607365448528" calcext:value-type="float">
            <text:p>2.9960736545</text:p>
          </table:table-cell>
          <table:table-cell table:formula="of:=LOG([.B475];10)" office:value-type="float" office:value="2.00860017176192" calcext:value-type="float">
            <text:p>2.0086001718</text:p>
          </table:table-cell>
        </table:table-row>
        <table:table-row table:style-name="ro1">
          <table:table-cell office:value-type="float" office:value="1001.5" calcext:value-type="float">
            <text:p>1001.5</text:p>
          </table:table-cell>
          <table:table-cell office:value-type="float" office:value="101" calcext:value-type="float">
            <text:p>101</text:p>
          </table:table-cell>
          <table:table-cell office:value-type="float" office:value="101151.5" calcext:value-type="float">
            <text:p>101151.5</text:p>
          </table:table-cell>
          <table:table-cell/>
          <table:table-cell table:formula="of:=LOG([.A476];10)" office:value-type="float" office:value="3.00065095362959" calcext:value-type="float">
            <text:p>3.0006509536</text:p>
          </table:table-cell>
          <table:table-cell table:formula="of:=LOG([.B476];10)" office:value-type="float" office:value="2.00432137378264" calcext:value-type="float">
            <text:p>2.004321373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office:value-type="float" office:value="101100" calcext:value-type="float">
            <text:p>101100</text:p>
          </table:table-cell>
          <table:table-cell/>
          <table:table-cell table:formula="of:=LOG([.A477];10)" office:value-type="float" office:value="3.004751155591" calcext:value-type="float">
            <text:p>3.0047511556</text:p>
          </table:table-cell>
          <table:table-cell table:formula="of:=LOG([.B477]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.5" calcext:value-type="float">
            <text:p>1016.5</text:p>
          </table:table-cell>
          <table:table-cell office:value-type="float" office:value="99" calcext:value-type="float">
            <text:p>99</text:p>
          </table:table-cell>
          <table:table-cell office:value-type="float" office:value="100633.5" calcext:value-type="float">
            <text:p>100633.5</text:p>
          </table:table-cell>
          <table:table-cell/>
          <table:table-cell table:formula="of:=LOG([.A478];10)" office:value-type="float" office:value="3.00710738297406" calcext:value-type="float">
            <text:p>3.007107383</text:p>
          </table:table-cell>
          <table:table-cell table:formula="of:=LOG([.B478];10)" office:value-type="float" office:value="1.99563519459755" calcext:value-type="float">
            <text:p>1.995635194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98" calcext:value-type="float">
            <text:p>98</text:p>
          </table:table-cell>
          <table:table-cell office:value-type="float" office:value="100156" calcext:value-type="float">
            <text:p>100156</text:p>
          </table:table-cell>
          <table:table-cell/>
          <table:table-cell table:formula="of:=LOG([.A479];10)" office:value-type="float" office:value="3.00945089579869" calcext:value-type="float">
            <text:p>3.0094508958</text:p>
          </table:table-cell>
          <table:table-cell table:formula="of:=LOG([.B479];10)" office:value-type="float" office:value="1.9912260756925" calcext:value-type="float">
            <text:p>1.9912260757</text:p>
          </table:table-cell>
        </table:table-row>
        <table:table-row table:style-name="ro1">
          <table:table-cell office:value-type="float" office:value="1030.5" calcext:value-type="float">
            <text:p>1030.5</text:p>
          </table:table-cell>
          <table:table-cell office:value-type="float" office:value="97" calcext:value-type="float">
            <text:p>97</text:p>
          </table:table-cell>
          <table:table-cell office:value-type="float" office:value="99958.5" calcext:value-type="float">
            <text:p>99958.5</text:p>
          </table:table-cell>
          <table:table-cell/>
          <table:table-cell table:formula="of:=LOG([.A480];10)" office:value-type="float" office:value="3.01304799611523" calcext:value-type="float">
            <text:p>3.0130479961</text:p>
          </table:table-cell>
          <table:table-cell table:formula="of:=LOG([.B480];10)" office:value-type="float" office:value="1.98677173426624" calcext:value-type="float">
            <text:p>1.9867717343</text:p>
          </table:table-cell>
        </table:table-row>
        <table:table-row table:style-name="ro1">
          <table:table-cell office:value-type="float" office:value="1039.5" calcext:value-type="float">
            <text:p>1039.5</text:p>
          </table:table-cell>
          <table:table-cell office:value-type="float" office:value="96" calcext:value-type="float">
            <text:p>96</text:p>
          </table:table-cell>
          <table:table-cell office:value-type="float" office:value="99792" calcext:value-type="float">
            <text:p>99792</text:p>
          </table:table-cell>
          <table:table-cell/>
          <table:table-cell table:formula="of:=LOG([.A481];10)" office:value-type="float" office:value="3.01682449366749" calcext:value-type="float">
            <text:p>3.0168244937</text:p>
          </table:table-cell>
          <table:table-cell table:formula="of:=LOG([.B481];10)" office:value-type="float" office:value="1.98227123303957" calcext:value-type="float">
            <text:p>1.98227123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5" calcext:value-type="float">
            <text:p>95</text:p>
          </table:table-cell>
          <table:table-cell office:value-type="float" office:value="99655" calcext:value-type="float">
            <text:p>99655</text:p>
          </table:table-cell>
          <table:table-cell/>
          <table:table-cell table:formula="of:=LOG([.A482];10)" office:value-type="float" office:value="3.02077548819356" calcext:value-type="float">
            <text:p>3.0207754882</text:p>
          </table:table-cell>
          <table:table-cell table:formula="of:=LOG([.B482];10)" office:value-type="float" office:value="1.97772360528885" calcext:value-type="float">
            <text:p>1.9777236053</text:p>
          </table:table-cell>
        </table:table-row>
        <table:table-row table:style-name="ro1">
          <table:table-cell office:value-type="float" office:value="1059.5" calcext:value-type="float">
            <text:p>1059.5</text:p>
          </table:table-cell>
          <table:table-cell office:value-type="float" office:value="94" calcext:value-type="float">
            <text:p>94</text:p>
          </table:table-cell>
          <table:table-cell office:value-type="float" office:value="99593" calcext:value-type="float">
            <text:p>99593</text:p>
          </table:table-cell>
          <table:table-cell/>
          <table:table-cell table:formula="of:=LOG([.A483];10)" office:value-type="float" office:value="3.02510096104681" calcext:value-type="float">
            <text:p>3.025100961</text:p>
          </table:table-cell>
          <table:table-cell table:formula="of:=LOG([.B483];10)" office:value-type="float" office:value="1.9731278535997" calcext:value-type="float">
            <text:p>1.9731278536</text:p>
          </table:table-cell>
        </table:table-row>
        <table:table-row table:style-name="ro1">
          <table:table-cell office:value-type="float" office:value="1069.5" calcext:value-type="float">
            <text:p>1069.5</text:p>
          </table:table-cell>
          <table:table-cell office:value-type="float" office:value="93" calcext:value-type="float">
            <text:p>93</text:p>
          </table:table-cell>
          <table:table-cell office:value-type="float" office:value="99463.5" calcext:value-type="float">
            <text:p>99463.5</text:p>
          </table:table-cell>
          <table:table-cell/>
          <table:table-cell table:formula="of:=LOG([.A484];10)" office:value-type="float" office:value="3.02918078890755" calcext:value-type="float">
            <text:p>3.0291807889</text:p>
          </table:table-cell>
          <table:table-cell table:formula="of:=LOG([.B484];10)" office:value-type="float" office:value="1.96848294855394" calcext:value-type="float">
            <text:p>1.9684829486</text:p>
          </table:table-cell>
        </table:table-row>
        <table:table-row table:style-name="ro1">
          <table:table-cell office:value-type="float" office:value="1079.5" calcext:value-type="float">
            <text:p>1079.5</text:p>
          </table:table-cell>
          <table:table-cell office:value-type="float" office:value="92" calcext:value-type="float">
            <text:p>92</text:p>
          </table:table-cell>
          <table:table-cell office:value-type="float" office:value="99314" calcext:value-type="float">
            <text:p>99314</text:p>
          </table:table-cell>
          <table:table-cell/>
          <table:table-cell table:formula="of:=LOG([.A485];10)" office:value-type="float" office:value="3.03322264667025" calcext:value-type="float">
            <text:p>3.0332226467</text:p>
          </table:table-cell>
          <table:table-cell table:formula="of:=LOG([.B485];10)" office:value-type="float" office:value="1.96378782734556" calcext:value-type="float">
            <text:p>1.9637878273</text:p>
          </table:table-cell>
        </table:table-row>
        <table:table-row table:style-name="ro1">
          <table:table-cell office:value-type="float" office:value="1091.5" calcext:value-type="float">
            <text:p>1091.5</text:p>
          </table:table-cell>
          <table:table-cell office:value-type="float" office:value="91" calcext:value-type="float">
            <text:p>91</text:p>
          </table:table-cell>
          <table:table-cell office:value-type="float" office:value="99326.5" calcext:value-type="float">
            <text:p>99326.5</text:p>
          </table:table-cell>
          <table:table-cell/>
          <table:table-cell table:formula="of:=LOG([.A486];10)" office:value-type="float" office:value="3.03802374004516" calcext:value-type="float">
            <text:p>3.03802374</text:p>
          </table:table-cell>
          <table:table-cell table:formula="of:=LOG([.B486];10)" office:value-type="float" office:value="1.95904139232109" calcext:value-type="float">
            <text:p>1.959041392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0" calcext:value-type="float">
            <text:p>90</text:p>
          </table:table-cell>
          <table:table-cell office:value-type="float" office:value="99630" calcext:value-type="float">
            <text:p>99630</text:p>
          </table:table-cell>
          <table:table-cell/>
          <table:table-cell table:formula="of:=LOG([.A487];10)" office:value-type="float" office:value="3.04414762087872" calcext:value-type="float">
            <text:p>3.0441476209</text:p>
          </table:table-cell>
          <table:table-cell table:formula="of:=LOG([.B487];10)" office:value-type="float" office:value="1.95424250943932" calcext:value-type="float">
            <text:p>1.9542425094</text:p>
          </table:table-cell>
        </table:table-row>
        <table:table-row table:style-name="ro1">
          <table:table-cell office:value-type="float" office:value="1118.5" calcext:value-type="float">
            <text:p>1118.5</text:p>
          </table:table-cell>
          <table:table-cell office:value-type="float" office:value="89" calcext:value-type="float">
            <text:p>89</text:p>
          </table:table-cell>
          <table:table-cell office:value-type="float" office:value="99546.5" calcext:value-type="float">
            <text:p>99546.5</text:p>
          </table:table-cell>
          <table:table-cell/>
          <table:table-cell table:formula="of:=LOG([.A488];10)" office:value-type="float" office:value="3.04863598843265" calcext:value-type="float">
            <text:p>3.0486359884</text:p>
          </table:table-cell>
          <table:table-cell table:formula="of:=LOG([.B488];10)" office:value-type="float" office:value="1.94939000664491" calcext:value-type="float">
            <text:p>1.9493900066</text:p>
          </table:table-cell>
        </table:table-row>
        <table:table-row table:style-name="ro1">
          <table:table-cell office:value-type="float" office:value="1126.5" calcext:value-type="float">
            <text:p>1126.5</text:p>
          </table:table-cell>
          <table:table-cell office:value-type="float" office:value="88" calcext:value-type="float">
            <text:p>88</text:p>
          </table:table-cell>
          <table:table-cell office:value-type="float" office:value="99132" calcext:value-type="float">
            <text:p>99132</text:p>
          </table:table-cell>
          <table:table-cell/>
          <table:table-cell table:formula="of:=LOG([.A489];10)" office:value-type="float" office:value="3.05173119605985" calcext:value-type="float">
            <text:p>3.0517311961</text:p>
          </table:table-cell>
          <table:table-cell table:formula="of:=LOG([.B489];10)" office:value-type="float" office:value="1.94448267215017" calcext:value-type="float">
            <text:p>1.944482672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7" calcext:value-type="float">
            <text:p>87</text:p>
          </table:table-cell>
          <table:table-cell office:value-type="float" office:value="98919" calcext:value-type="float">
            <text:p>98919</text:p>
          </table:table-cell>
          <table:table-cell/>
          <table:table-cell table:formula="of:=LOG([.A490];10)" office:value-type="float" office:value="3.05576046468773" calcext:value-type="float">
            <text:p>3.0557604647</text:p>
          </table:table-cell>
          <table:table-cell table:formula="of:=LOG([.B490];10)" office:value-type="float" office:value="1.93951925261862" calcext:value-type="float">
            <text:p>1.939519252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6" calcext:value-type="float">
            <text:p>86</text:p>
          </table:table-cell>
          <table:table-cell office:value-type="float" office:value="98728" calcext:value-type="float">
            <text:p>98728</text:p>
          </table:table-cell>
          <table:table-cell/>
          <table:table-cell table:formula="of:=LOG([.A491];10)" office:value-type="float" office:value="3.05994188806195" calcext:value-type="float">
            <text:p>3.0599418881</text:p>
          </table:table-cell>
          <table:table-cell table:formula="of:=LOG([.B491];10)" office:value-type="float" office:value="1.93449845124357" calcext:value-type="float">
            <text:p>1.9344984512</text:p>
          </table:table-cell>
        </table:table-row>
        <table:table-row table:style-name="ro1">
          <table:table-cell office:value-type="float" office:value="1159.5" calcext:value-type="float">
            <text:p>1159.5</text:p>
          </table:table-cell>
          <table:table-cell office:value-type="float" office:value="85" calcext:value-type="float">
            <text:p>85</text:p>
          </table:table-cell>
          <table:table-cell office:value-type="float" office:value="98557.5" calcext:value-type="float">
            <text:p>98557.5</text:p>
          </table:table-cell>
          <table:table-cell/>
          <table:table-cell table:formula="of:=LOG([.A492];10)" office:value-type="float" office:value="3.06427075297401" calcext:value-type="float">
            <text:p>3.064270753</text:p>
          </table:table-cell>
          <table:table-cell table:formula="of:=LOG([.B492];10)" office:value-type="float" office:value="1.92941892571429" calcext:value-type="float">
            <text:p>1.929418925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4" calcext:value-type="float">
            <text:p>84</text:p>
          </table:table-cell>
          <table:table-cell office:value-type="float" office:value="98196" calcext:value-type="float">
            <text:p>98196</text:p>
          </table:table-cell>
          <table:table-cell/>
          <table:table-cell table:formula="of:=LOG([.A493];10)" office:value-type="float" office:value="3.06781451116184" calcext:value-type="float">
            <text:p>3.0678145112</text:p>
          </table:table-cell>
          <table:table-cell table:formula="of:=LOG([.B493];10)" office:value-type="float" office:value="1.92427928606188" calcext:value-type="float">
            <text:p>1.924279286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83" calcext:value-type="float">
            <text:p>83</text:p>
          </table:table-cell>
          <table:table-cell office:value-type="float" office:value="97608" calcext:value-type="float">
            <text:p>97608</text:p>
          </table:table-cell>
          <table:table-cell/>
          <table:table-cell table:formula="of:=LOG([.A494];10)" office:value-type="float" office:value="3.07040732174012" calcext:value-type="float">
            <text:p>3.0704073217</text:p>
          </table:table-cell>
          <table:table-cell table:formula="of:=LOG([.B494];10)" office:value-type="float" office:value="1.91907809237607" calcext:value-type="float">
            <text:p>1.919078092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82" calcext:value-type="float">
            <text:p>82</text:p>
          </table:table-cell>
          <table:table-cell office:value-type="float" office:value="97170" calcext:value-type="float">
            <text:p>97170</text:p>
          </table:table-cell>
          <table:table-cell/>
          <table:table-cell table:formula="of:=LOG([.A495];10)" office:value-type="float" office:value="3.07371835034612" calcext:value-type="float">
            <text:p>3.0737183503</text:p>
          </table:table-cell>
          <table:table-cell table:formula="of:=LOG([.B495];10)" office:value-type="float" office:value="1.91381385238372" calcext:value-type="float">
            <text:p>1.9138138524</text:p>
          </table:table-cell>
        </table:table-row>
        <table:table-row table:style-name="ro1">
          <table:table-cell office:value-type="float" office:value="1193.5" calcext:value-type="float">
            <text:p>1193.5</text:p>
          </table:table-cell>
          <table:table-cell office:value-type="float" office:value="81" calcext:value-type="float">
            <text:p>81</text:p>
          </table:table-cell>
          <table:table-cell office:value-type="float" office:value="96673.5" calcext:value-type="float">
            <text:p>96673.5</text:p>
          </table:table-cell>
          <table:table-cell/>
          <table:table-cell table:formula="of:=LOG([.A496];10)" office:value-type="float" office:value="3.07682242334277" calcext:value-type="float">
            <text:p>3.0768224233</text:p>
          </table:table-cell>
          <table:table-cell table:formula="of:=LOG([.B496];10)" office:value-type="float" office:value="1.90848501887865" calcext:value-type="float">
            <text:p>1.908485018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0" calcext:value-type="float">
            <text:p>80</text:p>
          </table:table-cell>
          <table:table-cell office:value-type="float" office:value="96160" calcext:value-type="float">
            <text:p>96160</text:p>
          </table:table-cell>
          <table:table-cell/>
          <table:table-cell table:formula="of:=LOG([.A497];10)" office:value-type="float" office:value="3.07990446766672" calcext:value-type="float">
            <text:p>3.0799044677</text:p>
          </table:table-cell>
          <table:table-cell table:formula="of:=LOG([.B497];10)" office:value-type="float" office:value="1.90308998699194" calcext:value-type="float">
            <text:p>1.90308998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9" calcext:value-type="float">
            <text:p>79</text:p>
          </table:table-cell>
          <table:table-cell office:value-type="float" office:value="96064" calcext:value-type="float">
            <text:p>96064</text:p>
          </table:table-cell>
          <table:table-cell/>
          <table:table-cell table:formula="of:=LOG([.A498];10)" office:value-type="float" office:value="3.08493357493672" calcext:value-type="float">
            <text:p>3.0849335749</text:p>
          </table:table-cell>
          <table:table-cell table:formula="of:=LOG([.B498];10)" office:value-type="float" office:value="1.89762709129044" calcext:value-type="float">
            <text:p>1.897627091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8" calcext:value-type="float">
            <text:p>78</text:p>
          </table:table-cell>
          <table:table-cell office:value-type="float" office:value="96018" calcext:value-type="float">
            <text:p>96018</text:p>
          </table:table-cell>
          <table:table-cell/>
          <table:table-cell table:formula="of:=LOG([.A499];10)" office:value-type="float" office:value="3.09025805293132" calcext:value-type="float">
            <text:p>3.0902580529</text:p>
          </table:table-cell>
          <table:table-cell table:formula="of:=LOG([.B499];10)" office:value-type="float" office:value="1.89209460269048" calcext:value-type="float">
            <text:p>1.8920946027</text:p>
          </table:table-cell>
        </table:table-row>
        <table:table-row table:style-name="ro1">
          <table:table-cell office:value-type="float" office:value="1243.5" calcext:value-type="float">
            <text:p>1243.5</text:p>
          </table:table-cell>
          <table:table-cell office:value-type="float" office:value="77" calcext:value-type="float">
            <text:p>77</text:p>
          </table:table-cell>
          <table:table-cell office:value-type="float" office:value="95749.5" calcext:value-type="float">
            <text:p>95749.5</text:p>
          </table:table-cell>
          <table:table-cell/>
          <table:table-cell table:formula="of:=LOG([.A500];10)" office:value-type="float" office:value="3.09464578960595" calcext:value-type="float">
            <text:p>3.0946457896</text:p>
          </table:table-cell>
          <table:table-cell table:formula="of:=LOG([.B500];10)" office:value-type="float" office:value="1.88649072517248" calcext:value-type="float">
            <text:p>1.886490725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6" calcext:value-type="float">
            <text:p>76</text:p>
          </table:table-cell>
          <table:table-cell office:value-type="float" office:value="95608" calcext:value-type="float">
            <text:p>95608</text:p>
          </table:table-cell>
          <table:table-cell/>
          <table:table-cell table:formula="of:=LOG([.A501];10)" office:value-type="float" office:value="3.09968064110925" calcext:value-type="float">
            <text:p>3.0996806411</text:p>
          </table:table-cell>
          <table:table-cell table:formula="of:=LOG([.B501];10)" office:value-type="float" office:value="1.88081359228079" calcext:value-type="float">
            <text:p>1.8808135923</text:p>
          </table:table-cell>
        </table:table-row>
        <table:table-row table:style-name="ro1">
          <table:table-cell office:value-type="float" office:value="1271.5" calcext:value-type="float">
            <text:p>1271.5</text:p>
          </table:table-cell>
          <table:table-cell office:value-type="float" office:value="75" calcext:value-type="float">
            <text:p>75</text:p>
          </table:table-cell>
          <table:table-cell office:value-type="float" office:value="95362.5" calcext:value-type="float">
            <text:p>95362.5</text:p>
          </table:table-cell>
          <table:table-cell/>
          <table:table-cell table:formula="of:=LOG([.A502];10)" office:value-type="float" office:value="3.10431636451173" calcext:value-type="float">
            <text:p>3.1043163645</text:p>
          </table:table-cell>
          <table:table-cell table:formula="of:=LOG([.B502];10)" office:value-type="float" office:value="1.8750612633917" calcext:value-type="float">
            <text:p>1.875061263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4" calcext:value-type="float">
            <text:p>74</text:p>
          </table:table-cell>
          <table:table-cell office:value-type="float" office:value="95016" calcext:value-type="float">
            <text:p>95016</text:p>
          </table:table-cell>
          <table:table-cell/>
          <table:table-cell table:formula="of:=LOG([.A503];10)" office:value-type="float" office:value="3.10856502373283" calcext:value-type="float">
            <text:p>3.1085650237</text:p>
          </table:table-cell>
          <table:table-cell table:formula="of:=LOG([.B503];10)" office:value-type="float" office:value="1.86923171973098" calcext:value-type="float">
            <text:p>1.869231719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3" calcext:value-type="float">
            <text:p>73</text:p>
          </table:table-cell>
          <table:table-cell office:value-type="float" office:value="95046" calcext:value-type="float">
            <text:p>95046</text:p>
          </table:table-cell>
          <table:table-cell/>
          <table:table-cell table:formula="of:=LOG([.A504];10)" office:value-type="float" office:value="3.11461098423217" calcext:value-type="float">
            <text:p>3.1146109842</text:p>
          </table:table-cell>
          <table:table-cell table:formula="of:=LOG([.B504];10)" office:value-type="float" office:value="1.86332286012046" calcext:value-type="float">
            <text:p>1.8633228601</text:p>
          </table:table-cell>
        </table:table-row>
        <table:table-row table:style-name="ro1">
          <table:table-cell office:value-type="float" office:value="1325.5" calcext:value-type="float">
            <text:p>1325.5</text:p>
          </table:table-cell>
          <table:table-cell office:value-type="float" office:value="72" calcext:value-type="float">
            <text:p>72</text:p>
          </table:table-cell>
          <table:table-cell office:value-type="float" office:value="95436" calcext:value-type="float">
            <text:p>95436</text:p>
          </table:table-cell>
          <table:table-cell/>
          <table:table-cell table:formula="of:=LOG([.A505];10)" office:value-type="float" office:value="3.12237973206911" calcext:value-type="float">
            <text:p>3.1223797321</text:p>
          </table:table-cell>
          <table:table-cell table:formula="of:=LOG([.B505];10)" office:value-type="float" office:value="1.85733249643127" calcext:value-type="float">
            <text:p>1.857332496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1" calcext:value-type="float">
            <text:p>71</text:p>
          </table:table-cell>
          <table:table-cell office:value-type="float" office:value="95566" calcext:value-type="float">
            <text:p>95566</text:p>
          </table:table-cell>
          <table:table-cell/>
          <table:table-cell table:formula="of:=LOG([.A506];10)" office:value-type="float" office:value="3.12904505988796" calcext:value-type="float">
            <text:p>3.1290450599</text:p>
          </table:table-cell>
          <table:table-cell table:formula="of:=LOG([.B506];10)" office:value-type="float" office:value="1.85125834871908" calcext:value-type="float">
            <text:p>1.8512583487</text:p>
          </table:table-cell>
        </table:table-row>
        <table:table-row table:style-name="ro1">
          <table:table-cell office:value-type="float" office:value="1357.5" calcext:value-type="float">
            <text:p>1357.5</text:p>
          </table:table-cell>
          <table:table-cell office:value-type="float" office:value="70" calcext:value-type="float">
            <text:p>70</text:p>
          </table:table-cell>
          <table:table-cell office:value-type="float" office:value="95025" calcext:value-type="float">
            <text:p>95025</text:p>
          </table:table-cell>
          <table:table-cell/>
          <table:table-cell table:formula="of:=LOG([.A507];10)" office:value-type="float" office:value="3.13273983826088" calcext:value-type="float">
            <text:p>3.1327398383</text:p>
          </table:table-cell>
          <table:table-cell table:formula="of:=LOG([.B507];10)" office:value-type="float" office:value="1.84509804001426" calcext:value-type="float">
            <text:p>1.8450980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9" calcext:value-type="float">
            <text:p>69</text:p>
          </table:table-cell>
          <table:table-cell office:value-type="float" office:value="94599" calcext:value-type="float">
            <text:p>94599</text:p>
          </table:table-cell>
          <table:table-cell/>
          <table:table-cell table:formula="of:=LOG([.A508];10)" office:value-type="float" office:value="3.13703745478951" calcext:value-type="float">
            <text:p>3.1370374548</text:p>
          </table:table-cell>
          <table:table-cell table:formula="of:=LOG([.B508];10)" office:value-type="float" office:value="1.83884909073726" calcext:value-type="float">
            <text:p>1.838849090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8" calcext:value-type="float">
            <text:p>68</text:p>
          </table:table-cell>
          <table:table-cell office:value-type="float" office:value="94656" calcext:value-type="float">
            <text:p>94656</text:p>
          </table:table-cell>
          <table:table-cell/>
          <table:table-cell table:formula="of:=LOG([.A509];10)" office:value-type="float" office:value="3.14363923527454" calcext:value-type="float">
            <text:p>3.1436392353</text:p>
          </table:table-cell>
          <table:table-cell table:formula="of:=LOG([.B509];10)" office:value-type="float" office:value="1.83250891270624" calcext:value-type="float">
            <text:p>1.832508912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7" calcext:value-type="float">
            <text:p>67</text:p>
          </table:table-cell>
          <table:table-cell office:value-type="float" office:value="94403" calcext:value-type="float">
            <text:p>94403</text:p>
          </table:table-cell>
          <table:table-cell/>
          <table:table-cell table:formula="of:=LOG([.A510];10)" office:value-type="float" office:value="3.14891099310936" calcext:value-type="float">
            <text:p>3.1489109931</text:p>
          </table:table-cell>
          <table:table-cell table:formula="of:=LOG([.B510];10)" office:value-type="float" office:value="1.82607480270083" calcext:value-type="float">
            <text:p>1.826074802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6" calcext:value-type="float">
            <text:p>66</text:p>
          </table:table-cell>
          <table:table-cell office:value-type="float" office:value="93918" calcext:value-type="float">
            <text:p>93918</text:p>
          </table:table-cell>
          <table:table-cell/>
          <table:table-cell table:formula="of:=LOG([.A511];10)" office:value-type="float" office:value="3.15320490008428" calcext:value-type="float">
            <text:p>3.1532049001</text:p>
          </table:table-cell>
          <table:table-cell table:formula="of:=LOG([.B511];10)" office:value-type="float" office:value="1.81954393554187" calcext:value-type="float">
            <text:p>1.8195439355</text:p>
          </table:table-cell>
        </table:table-row>
        <table:table-row table:style-name="ro1">
          <table:table-cell office:value-type="float" office:value="1440.5" calcext:value-type="float">
            <text:p>1440.5</text:p>
          </table:table-cell>
          <table:table-cell office:value-type="float" office:value="65" calcext:value-type="float">
            <text:p>65</text:p>
          </table:table-cell>
          <table:table-cell office:value-type="float" office:value="93632.5" calcext:value-type="float">
            <text:p>93632.5</text:p>
          </table:table-cell>
          <table:table-cell/>
          <table:table-cell table:formula="of:=LOG([.A512];10)" office:value-type="float" office:value="3.15851326261643" calcext:value-type="float">
            <text:p>3.1585132626</text:p>
          </table:table-cell>
          <table:table-cell table:formula="of:=LOG([.B512];10)" office:value-type="float" office:value="1.81291335664286" calcext:value-type="float">
            <text:p>1.8129133566</text:p>
          </table:table-cell>
        </table:table-row>
        <table:table-row table:style-name="ro1">
          <table:table-cell office:value-type="float" office:value="1457.5" calcext:value-type="float">
            <text:p>1457.5</text:p>
          </table:table-cell>
          <table:table-cell office:value-type="float" office:value="64" calcext:value-type="float">
            <text:p>64</text:p>
          </table:table-cell>
          <table:table-cell office:value-type="float" office:value="93280" calcext:value-type="float">
            <text:p>93280</text:p>
          </table:table-cell>
          <table:table-cell/>
          <table:table-cell table:formula="of:=LOG([.A513];10)" office:value-type="float" office:value="3.16360856343105" calcext:value-type="float">
            <text:p>3.1636085634</text:p>
          </table:table-cell>
          <table:table-cell table:formula="of:=LOG([.B513];10)" office:value-type="float" office:value="1.80617997398389" calcext:value-type="float">
            <text:p>1.80617997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3" calcext:value-type="float">
            <text:p>63</text:p>
          </table:table-cell>
          <table:table-cell office:value-type="float" office:value="92799" calcext:value-type="float">
            <text:p>92799</text:p>
          </table:table-cell>
          <table:table-cell/>
          <table:table-cell table:formula="of:=LOG([.A514];10)" office:value-type="float" office:value="3.16820274684263" calcext:value-type="float">
            <text:p>3.1682027468</text:p>
          </table:table-cell>
          <table:table-cell table:formula="of:=LOG([.B514];10)" office:value-type="float" office:value="1.79934054945358" calcext:value-type="float">
            <text:p>1.7993405495</text:p>
          </table:table-cell>
        </table:table-row>
        <table:table-row table:style-name="ro1">
          <table:table-cell office:value-type="float" office:value="1490.5" calcext:value-type="float">
            <text:p>1490.5</text:p>
          </table:table-cell>
          <table:table-cell office:value-type="float" office:value="62" calcext:value-type="float">
            <text:p>62</text:p>
          </table:table-cell>
          <table:table-cell office:value-type="float" office:value="92411" calcext:value-type="float">
            <text:p>92411</text:p>
          </table:table-cell>
          <table:table-cell/>
          <table:table-cell table:formula="of:=LOG([.A515];10)" office:value-type="float" office:value="3.17333198036865" calcext:value-type="float">
            <text:p>3.1733319804</text:p>
          </table:table-cell>
          <table:table-cell table:formula="of:=LOG([.B515];10)" office:value-type="float" office:value="1.79239168949825" calcext:value-type="float">
            <text:p>1.792391689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1" calcext:value-type="float">
            <text:p>61</text:p>
          </table:table-cell>
          <table:table-cell office:value-type="float" office:value="92049" calcext:value-type="float">
            <text:p>92049</text:p>
          </table:table-cell>
          <table:table-cell/>
          <table:table-cell table:formula="of:=LOG([.A516];10)" office:value-type="float" office:value="3.17868923977559" calcext:value-type="float">
            <text:p>3.1786892398</text:p>
          </table:table-cell>
          <table:table-cell table:formula="of:=LOG([.B516];10)" office:value-type="float" office:value="1.78532983501077" calcext:value-type="float">
            <text:p>1.785329835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0" calcext:value-type="float">
            <text:p>60</text:p>
          </table:table-cell>
          <table:table-cell office:value-type="float" office:value="91680" calcext:value-type="float">
            <text:p>91680</text:p>
          </table:table-cell>
          <table:table-cell/>
          <table:table-cell table:formula="of:=LOG([.A517];10)" office:value-type="float" office:value="3.18412335423967" calcext:value-type="float">
            <text:p>3.1841233542</text:p>
          </table:table-cell>
          <table:table-cell table:formula="of:=LOG([.B517];10)" office:value-type="float" office:value="1.77815125038364" calcext:value-type="float">
            <text:p>1.7781512504</text:p>
          </table:table-cell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59" calcext:value-type="float">
            <text:p>59</text:p>
          </table:table-cell>
          <table:table-cell office:value-type="float" office:value="91656.5" calcext:value-type="float">
            <text:p>91656.5</text:p>
          </table:table-cell>
          <table:table-cell/>
          <table:table-cell table:formula="of:=LOG([.A518];10)" office:value-type="float" office:value="3.19131125759099" calcext:value-type="float">
            <text:p>3.1913112576</text:p>
          </table:table-cell>
          <table:table-cell table:formula="of:=LOG([.B518];10)" office:value-type="float" office:value="1.77085201164214" calcext:value-type="float">
            <text:p>1.7708520116</text:p>
          </table:table-cell>
        </table:table-row>
        <table:table-row table:style-name="ro1">
          <table:table-cell office:value-type="float" office:value="1579.5" calcext:value-type="float">
            <text:p>1579.5</text:p>
          </table:table-cell>
          <table:table-cell office:value-type="float" office:value="58" calcext:value-type="float">
            <text:p>58</text:p>
          </table:table-cell>
          <table:table-cell office:value-type="float" office:value="91611" calcext:value-type="float">
            <text:p>91611</text:p>
          </table:table-cell>
          <table:table-cell/>
          <table:table-cell table:formula="of:=LOG([.A519];10)" office:value-type="float" office:value="3.19851963024117" calcext:value-type="float">
            <text:p>3.1985196302</text:p>
          </table:table-cell>
          <table:table-cell table:formula="of:=LOG([.B519];10)" office:value-type="float" office:value="1.76342799356294" calcext:value-type="float">
            <text:p>1.7634279936</text:p>
          </table:table-cell>
        </table:table-row>
        <table:table-row table:style-name="ro1">
          <table:table-cell office:value-type="float" office:value="1597.5" calcext:value-type="float">
            <text:p>1597.5</text:p>
          </table:table-cell>
          <table:table-cell office:value-type="float" office:value="57" calcext:value-type="float">
            <text:p>57</text:p>
          </table:table-cell>
          <table:table-cell office:value-type="float" office:value="91057.5" calcext:value-type="float">
            <text:p>91057.5</text:p>
          </table:table-cell>
          <table:table-cell/>
          <table:table-cell table:formula="of:=LOG([.A520];10)" office:value-type="float" office:value="3.20344086683044" calcext:value-type="float">
            <text:p>3.2034408668</text:p>
          </table:table-cell>
          <table:table-cell table:formula="of:=LOG([.B520];10)" office:value-type="float" office:value="1.75587485567249" calcext:value-type="float">
            <text:p>1.7558748557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56" calcext:value-type="float">
            <text:p>56</text:p>
          </table:table-cell>
          <table:table-cell office:value-type="float" office:value="90468" calcext:value-type="float">
            <text:p>90468</text:p>
          </table:table-cell>
          <table:table-cell/>
          <table:table-cell table:formula="of:=LOG([.A521];10)" office:value-type="float" office:value="3.20830696235366" calcext:value-type="float">
            <text:p>3.2083069624</text:p>
          </table:table-cell>
          <table:table-cell table:formula="of:=LOG([.B521];10)" office:value-type="float" office:value="1.7481880270062" calcext:value-type="float">
            <text:p>1.748188027</text:p>
          </table:table-cell>
        </table:table-row>
        <table:table-row table:style-name="ro1">
          <table:table-cell office:value-type="float" office:value="1635.5" calcext:value-type="float">
            <text:p>1635.5</text:p>
          </table:table-cell>
          <table:table-cell office:value-type="float" office:value="55" calcext:value-type="float">
            <text:p>55</text:p>
          </table:table-cell>
          <table:table-cell office:value-type="float" office:value="89952.5" calcext:value-type="float">
            <text:p>89952.5</text:p>
          </table:table-cell>
          <table:table-cell/>
          <table:table-cell table:formula="of:=LOG([.A522];10)" office:value-type="float" office:value="3.213650548461" calcext:value-type="float">
            <text:p>3.2136505485</text:p>
          </table:table-cell>
          <table:table-cell table:formula="of:=LOG([.B522];10)" office:value-type="float" office:value="1.74036268949424" calcext:value-type="float">
            <text:p>1.740362689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4" calcext:value-type="float">
            <text:p>54</text:p>
          </table:table-cell>
          <table:table-cell office:value-type="float" office:value="89316" calcext:value-type="float">
            <text:p>89316</text:p>
          </table:table-cell>
          <table:table-cell/>
          <table:table-cell table:formula="of:=LOG([.A523];10)" office:value-type="float" office:value="3.21853550521653" calcext:value-type="float">
            <text:p>3.2185355052</text:p>
          </table:table-cell>
          <table:table-cell table:formula="of:=LOG([.B523];10)" office:value-type="float" office:value="1.73239375982297" calcext:value-type="float">
            <text:p>1.7323937598</text:p>
          </table:table-cell>
        </table:table-row>
        <table:table-row table:style-name="ro1">
          <table:table-cell office:value-type="float" office:value="1676.5" calcext:value-type="float">
            <text:p>1676.5</text:p>
          </table:table-cell>
          <table:table-cell office:value-type="float" office:value="53" calcext:value-type="float">
            <text:p>53</text:p>
          </table:table-cell>
          <table:table-cell office:value-type="float" office:value="88854.5" calcext:value-type="float">
            <text:p>88854.5</text:p>
          </table:table-cell>
          <table:table-cell/>
          <table:table-cell table:formula="of:=LOG([.A524];10)" office:value-type="float" office:value="3.22440355776484" calcext:value-type="float">
            <text:p>3.2244035578</text:p>
          </table:table-cell>
          <table:table-cell table:formula="of:=LOG([.B524];10)" office:value-type="float" office:value="1.72427586960079" calcext:value-type="float">
            <text:p>1.724275869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2" calcext:value-type="float">
            <text:p>52</text:p>
          </table:table-cell>
          <table:table-cell office:value-type="float" office:value="88504" calcext:value-type="float">
            <text:p>88504</text:p>
          </table:table-cell>
          <table:table-cell/>
          <table:table-cell table:formula="of:=LOG([.A525];10)" office:value-type="float" office:value="3.23095955574857" calcext:value-type="float">
            <text:p>3.2309595557</text:p>
          </table:table-cell>
          <table:table-cell table:formula="of:=LOG([.B525];10)" office:value-type="float" office:value="1.7160033436348" calcext:value-type="float">
            <text:p>1.7160033436</text:p>
          </table:table-cell>
        </table:table-row>
        <table:table-row table:style-name="ro1">
          <table:table-cell office:value-type="float" office:value="1727.5" calcext:value-type="float">
            <text:p>1727.5</text:p>
          </table:table-cell>
          <table:table-cell office:value-type="float" office:value="51" calcext:value-type="float">
            <text:p>51</text:p>
          </table:table-cell>
          <table:table-cell office:value-type="float" office:value="88102.5" calcext:value-type="float">
            <text:p>88102.5</text:p>
          </table:table-cell>
          <table:table-cell/>
          <table:table-cell table:formula="of:=LOG([.A526];10)" office:value-type="float" office:value="3.23741805604624" calcext:value-type="float">
            <text:p>3.237418056</text:p>
          </table:table-cell>
          <table:table-cell table:formula="of:=LOG([.B526];10)" office:value-type="float" office:value="1.70757017609794" calcext:value-type="float">
            <text:p>1.707570176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50" calcext:value-type="float">
            <text:p>50</text:p>
          </table:table-cell>
          <table:table-cell office:value-type="float" office:value="87850" calcext:value-type="float">
            <text:p>87850</text:p>
          </table:table-cell>
          <table:table-cell/>
          <table:table-cell table:formula="of:=LOG([.A527];10)" office:value-type="float" office:value="3.24477176149529" calcext:value-type="float">
            <text:p>3.2447717615</text:p>
          </table:table-cell>
          <table:table-cell table:formula="of:=LOG([.B527];10)" office:value-type="float" office:value="1.69897000433602" calcext:value-type="float">
            <text:p>1.698970004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9" calcext:value-type="float">
            <text:p>49</text:p>
          </table:table-cell>
          <table:table-cell office:value-type="float" office:value="87612" calcext:value-type="float">
            <text:p>87612</text:p>
          </table:table-cell>
          <table:table-cell/>
          <table:table-cell table:formula="of:=LOG([.A528];10)" office:value-type="float" office:value="3.2523675144599" calcext:value-type="float">
            <text:p>3.2523675145</text:p>
          </table:table-cell>
          <table:table-cell table:formula="of:=LOG([.B528];10)" office:value-type="float" office:value="1.69019608002851" calcext:value-type="float">
            <text:p>1.6901960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8" calcext:value-type="float">
            <text:p>48</text:p>
          </table:table-cell>
          <table:table-cell office:value-type="float" office:value="87360" calcext:value-type="float">
            <text:p>87360</text:p>
          </table:table-cell>
          <table:table-cell/>
          <table:table-cell table:formula="of:=LOG([.A529];10)" office:value-type="float" office:value="3.26007138798507" calcext:value-type="float">
            <text:p>3.260071388</text:p>
          </table:table-cell>
          <table:table-cell table:formula="of:=LOG([.B529];10)" office:value-type="float" office:value="1.68124123737559" calcext:value-type="float">
            <text:p>1.681241237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7" calcext:value-type="float">
            <text:p>47</text:p>
          </table:table-cell>
          <table:table-cell office:value-type="float" office:value="87044" calcext:value-type="float">
            <text:p>87044</text:p>
          </table:table-cell>
          <table:table-cell/>
          <table:table-cell table:formula="of:=LOG([.A530];10)" office:value-type="float" office:value="3.26764098234592" calcext:value-type="float">
            <text:p>3.2676409823</text:p>
          </table:table-cell>
          <table:table-cell table:formula="of:=LOG([.B530];10)" office:value-type="float" office:value="1.67209785793572" calcext:value-type="float">
            <text:p>1.672097857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86664" calcext:value-type="float">
            <text:p>86664</text:p>
          </table:table-cell>
          <table:table-cell/>
          <table:table-cell table:formula="of:=LOG([.A531];10)" office:value-type="float" office:value="3.27508089845686" calcext:value-type="float">
            <text:p>3.2750808985</text:p>
          </table:table-cell>
          <table:table-cell table:formula="of:=LOG([.B531];10)" office:value-type="float" office:value="1.66275783168157" calcext:value-type="float">
            <text:p>1.662757831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5" calcext:value-type="float">
            <text:p>45</text:p>
          </table:table-cell>
          <table:table-cell office:value-type="float" office:value="86175" calcext:value-type="float">
            <text:p>86175</text:p>
          </table:table-cell>
          <table:table-cell/>
          <table:table-cell table:formula="of:=LOG([.A532];10)" office:value-type="float" office:value="3.28216877830464" calcext:value-type="float">
            <text:p>3.2821687783</text:p>
          </table:table-cell>
          <table:table-cell table:formula="of:=LOG([.B532];10)" office:value-type="float" office:value="1.65321251377534" calcext:value-type="float">
            <text:p>1.6532125138</text:p>
          </table:table-cell>
        </table:table-row>
        <table:table-row table:style-name="ro1">
          <table:table-cell office:value-type="float" office:value="1951.5" calcext:value-type="float">
            <text:p>1951.5</text:p>
          </table:table-cell>
          <table:table-cell office:value-type="float" office:value="44" calcext:value-type="float">
            <text:p>44</text:p>
          </table:table-cell>
          <table:table-cell office:value-type="float" office:value="85866" calcext:value-type="float">
            <text:p>85866</text:p>
          </table:table-cell>
          <table:table-cell/>
          <table:table-cell table:formula="of:=LOG([.A533];10)" office:value-type="float" office:value="3.29036855561727" calcext:value-type="float">
            <text:p>3.2903685556</text:p>
          </table:table-cell>
          <table:table-cell table:formula="of:=LOG([.B533];10)" office:value-type="float" office:value="1.64345267648619" calcext:value-type="float">
            <text:p>1.6434526765</text:p>
          </table:table-cell>
        </table:table-row>
        <table:table-row table:style-name="ro1">
          <table:table-cell office:value-type="float" office:value="1987.5" calcext:value-type="float">
            <text:p>1987.5</text:p>
          </table:table-cell>
          <table:table-cell office:value-type="float" office:value="43" calcext:value-type="float">
            <text:p>43</text:p>
          </table:table-cell>
          <table:table-cell office:value-type="float" office:value="85462.5" calcext:value-type="float">
            <text:p>85462.5</text:p>
          </table:table-cell>
          <table:table-cell/>
          <table:table-cell table:formula="of:=LOG([.A534];10)" office:value-type="float" office:value="3.29830713732851" calcext:value-type="float">
            <text:p>3.2983071373</text:p>
          </table:table-cell>
          <table:table-cell table:formula="of:=LOG([.B534];10)" office:value-type="float" office:value="1.63346845557959" calcext:value-type="float">
            <text:p>1.633468455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float" office:value="84882" calcext:value-type="float">
            <text:p>84882</text:p>
          </table:table-cell>
          <table:table-cell/>
          <table:table-cell table:formula="of:=LOG([.A535];10)" office:value-type="float" office:value="3.3055663135153" calcext:value-type="float">
            <text:p>3.3055663135</text:p>
          </table:table-cell>
          <table:table-cell table:formula="of:=LOG([.B535];10)" office:value-type="float" office:value="1.6232492903979" calcext:value-type="float">
            <text:p>1.623249290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1" calcext:value-type="float">
            <text:p>41</text:p>
          </table:table-cell>
          <table:table-cell office:value-type="float" office:value="84419" calcext:value-type="float">
            <text:p>84419</text:p>
          </table:table-cell>
          <table:table-cell/>
          <table:table-cell table:formula="of:=LOG([.A536];10)" office:value-type="float" office:value="3.31365634661803" calcext:value-type="float">
            <text:p>3.3136563466</text:p>
          </table:table-cell>
          <table:table-cell table:formula="of:=LOG([.B536];10)" office:value-type="float" office:value="1.61278385671974" calcext:value-type="float">
            <text:p>1.6127838567</text:p>
          </table:table-cell>
        </table:table-row>
        <table:table-row table:style-name="ro1">
          <table:table-cell office:value-type="float" office:value="2103.5" calcext:value-type="float">
            <text:p>2103.5</text:p>
          </table:table-cell>
          <table:table-cell office:value-type="float" office:value="40" calcext:value-type="float">
            <text:p>40</text:p>
          </table:table-cell>
          <table:table-cell office:value-type="float" office:value="84140" calcext:value-type="float">
            <text:p>84140</text:p>
          </table:table-cell>
          <table:table-cell/>
          <table:table-cell table:formula="of:=LOG([.A537];10)" office:value-type="float" office:value="3.32294251635301" calcext:value-type="float">
            <text:p>3.3229425164</text:p>
          </table:table-cell>
          <table:table-cell table:formula="of:=LOG([.B537];10)" office:value-type="float" office:value="1.60205999132796" calcext:value-type="float">
            <text:p>1.602059991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9" calcext:value-type="float">
            <text:p>39</text:p>
          </table:table-cell>
          <table:table-cell office:value-type="float" office:value="83889" calcext:value-type="float">
            <text:p>83889</text:p>
          </table:table-cell>
          <table:table-cell/>
          <table:table-cell table:formula="of:=LOG([.A538];10)" office:value-type="float" office:value="3.33264041038746" calcext:value-type="float">
            <text:p>3.3326404104</text:p>
          </table:table-cell>
          <table:table-cell table:formula="of:=LOG([.B538];10)" office:value-type="float" office:value="1.5910646070265" calcext:value-type="float">
            <text:p>1.591064607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8" calcext:value-type="float">
            <text:p>38</text:p>
          </table:table-cell>
          <table:table-cell office:value-type="float" office:value="83334" calcext:value-type="float">
            <text:p>83334</text:p>
          </table:table-cell>
          <table:table-cell/>
          <table:table-cell table:formula="of:=LOG([.A539];10)" office:value-type="float" office:value="3.34103863167752" calcext:value-type="float">
            <text:p>3.3410386317</text:p>
          </table:table-cell>
          <table:table-cell table:formula="of:=LOG([.B539];10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2235.5" calcext:value-type="float">
            <text:p>2235.5</text:p>
          </table:table-cell>
          <table:table-cell office:value-type="float" office:value="37" calcext:value-type="float">
            <text:p>37</text:p>
          </table:table-cell>
          <table:table-cell office:value-type="float" office:value="82713.5" calcext:value-type="float">
            <text:p>82713.5</text:p>
          </table:table-cell>
          <table:table-cell/>
          <table:table-cell table:formula="of:=LOG([.A540];10)" office:value-type="float" office:value="3.34937467420405" calcext:value-type="float">
            <text:p>3.3493746742</text:p>
          </table:table-cell>
          <table:table-cell table:formula="of:=LOG([.B540];10)" office:value-type="float" office:value="1.56820172406699" calcext:value-type="float">
            <text:p>1.5682017241</text:p>
          </table:table-cell>
        </table:table-row>
        <table:table-row table:style-name="ro1">
          <table:table-cell office:value-type="float" office:value="2283.5" calcext:value-type="float">
            <text:p>2283.5</text:p>
          </table:table-cell>
          <table:table-cell office:value-type="float" office:value="36" calcext:value-type="float">
            <text:p>36</text:p>
          </table:table-cell>
          <table:table-cell office:value-type="float" office:value="82206" calcext:value-type="float">
            <text:p>82206</text:p>
          </table:table-cell>
          <table:table-cell/>
          <table:table-cell table:formula="of:=LOG([.A541];10)" office:value-type="float" office:value="3.35860101594302" calcext:value-type="float">
            <text:p>3.3586010159</text:p>
          </table:table-cell>
          <table:table-cell table:formula="of:=LOG([.B541];10)" office:value-type="float" office:value="1.55630250076729" calcext:value-type="float">
            <text:p>1.5563025008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5" calcext:value-type="float">
            <text:p>35</text:p>
          </table:table-cell>
          <table:table-cell office:value-type="float" office:value="81655" calcext:value-type="float">
            <text:p>81655</text:p>
          </table:table-cell>
          <table:table-cell/>
          <table:table-cell table:formula="of:=LOG([.A542];10)" office:value-type="float" office:value="3.36791473879375" calcext:value-type="float">
            <text:p>3.3679147388</text:p>
          </table:table-cell>
          <table:table-cell table:formula="of:=LOG([.B542];10)" office:value-type="float" office:value="1.54406804435028" calcext:value-type="float">
            <text:p>1.5440680444</text:p>
          </table:table-cell>
        </table:table-row>
        <table:table-row table:style-name="ro1">
          <table:table-cell office:value-type="float" office:value="2383.5" calcext:value-type="float">
            <text:p>2383.5</text:p>
          </table:table-cell>
          <table:table-cell office:value-type="float" office:value="34" calcext:value-type="float">
            <text:p>34</text:p>
          </table:table-cell>
          <table:table-cell office:value-type="float" office:value="81039" calcext:value-type="float">
            <text:p>81039</text:p>
          </table:table-cell>
          <table:table-cell/>
          <table:table-cell table:formula="of:=LOG([.A543];10)" office:value-type="float" office:value="3.37721515626306" calcext:value-type="float">
            <text:p>3.3772151563</text:p>
          </table:table-cell>
          <table:table-cell table:formula="of:=LOG([.B543];10)" office:value-type="float" office:value="1.53147891704226" calcext:value-type="float">
            <text:p>1.531478917</text:p>
          </table:table-cell>
        </table:table-row>
        <table:table-row table:style-name="ro1">
          <table:table-cell office:value-type="float" office:value="2439.5" calcext:value-type="float">
            <text:p>2439.5</text:p>
          </table:table-cell>
          <table:table-cell office:value-type="float" office:value="33" calcext:value-type="float">
            <text:p>33</text:p>
          </table:table-cell>
          <table:table-cell office:value-type="float" office:value="80503.5" calcext:value-type="float">
            <text:p>80503.5</text:p>
          </table:table-cell>
          <table:table-cell/>
          <table:table-cell table:formula="of:=LOG([.A544];10)" office:value-type="float" office:value="3.38730082244828" calcext:value-type="float">
            <text:p>3.3873008224</text:p>
          </table:table-cell>
          <table:table-cell table:formula="of:=LOG([.B544];10)" office:value-type="float" office:value="1.51851393987789" calcext:value-type="float">
            <text:p>1.5185139399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2" calcext:value-type="float">
            <text:p>32</text:p>
          </table:table-cell>
          <table:table-cell office:value-type="float" office:value="79968" calcext:value-type="float">
            <text:p>79968</text:p>
          </table:table-cell>
          <table:table-cell/>
          <table:table-cell table:formula="of:=LOG([.A545];10)" office:value-type="float" office:value="3.39776625612645" calcext:value-type="float">
            <text:p>3.3977662561</text:p>
          </table:table-cell>
          <table:table-cell table:formula="of:=LOG([.B545];10)" office:value-type="float" office:value="1.50514997831991" calcext:value-type="float">
            <text:p>1.5051499783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1" calcext:value-type="float">
            <text:p>31</text:p>
          </table:table-cell>
          <table:table-cell office:value-type="float" office:value="79484" calcext:value-type="float">
            <text:p>79484</text:p>
          </table:table-cell>
          <table:table-cell/>
          <table:table-cell table:formula="of:=LOG([.A546];10)" office:value-type="float" office:value="3.40891802084678" calcext:value-type="float">
            <text:p>3.4089180208</text:p>
          </table:table-cell>
          <table:table-cell table:formula="of:=LOG([.B546];10)" office:value-type="float" office:value="1.49136169383427" calcext:value-type="float">
            <text:p>1.4913616938</text:p>
          </table:table-cell>
        </table:table-row>
        <table:table-row table:style-name="ro1">
          <table:table-cell office:value-type="float" office:value="2628.5" calcext:value-type="float">
            <text:p>2628.5</text:p>
          </table:table-cell>
          <table:table-cell office:value-type="float" office:value="30" calcext:value-type="float">
            <text:p>30</text:p>
          </table:table-cell>
          <table:table-cell office:value-type="float" office:value="78855" calcext:value-type="float">
            <text:p>78855</text:p>
          </table:table-cell>
          <table:table-cell/>
          <table:table-cell table:formula="of:=LOG([.A547];10)" office:value-type="float" office:value="3.41970798135444" calcext:value-type="float">
            <text:p>3.4197079814</text:p>
          </table:table-cell>
          <table:table-cell table:formula="of:=LOG([.B547];10)" office:value-type="float" office:value="1.47712125471966" calcext:value-type="float">
            <text:p>1.4771212547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9" calcext:value-type="float">
            <text:p>29</text:p>
          </table:table-cell>
          <table:table-cell office:value-type="float" office:value="78184" calcext:value-type="float">
            <text:p>78184</text:p>
          </table:table-cell>
          <table:table-cell/>
          <table:table-cell table:formula="of:=LOG([.A548];10)" office:value-type="float" office:value="3.43071988786328" calcext:value-type="float">
            <text:p>3.4307198879</text:p>
          </table:table-cell>
          <table:table-cell table:formula="of:=LOG([.B548];10)" office:value-type="float" office:value="1.46239799789896" calcext:value-type="float">
            <text:p>1.4623979979</text:p>
          </table:table-cell>
        </table:table-row>
        <table:table-row table:style-name="ro1">
          <table:table-cell office:value-type="float" office:value="2775.5" calcext:value-type="float">
            <text:p>2775.5</text:p>
          </table:table-cell>
          <table:table-cell office:value-type="float" office:value="28" calcext:value-type="float">
            <text:p>28</text:p>
          </table:table-cell>
          <table:table-cell office:value-type="float" office:value="77714" calcext:value-type="float">
            <text:p>77714</text:p>
          </table:table-cell>
          <table:table-cell/>
          <table:table-cell table:formula="of:=LOG([.A549];10)" office:value-type="float" office:value="3.44334123166788" calcext:value-type="float">
            <text:p>3.4433412317</text:p>
          </table:table-cell>
          <table:table-cell table:formula="of:=LOG([.B549];10)" office:value-type="float" office:value="1.44715803134222" calcext:value-type="float">
            <text:p>1.447158031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7" calcext:value-type="float">
            <text:p>27</text:p>
          </table:table-cell>
          <table:table-cell office:value-type="float" office:value="77220" calcext:value-type="float">
            <text:p>77220</text:p>
          </table:table-cell>
          <table:table-cell/>
          <table:table-cell table:formula="of:=LOG([.A550];10)" office:value-type="float" office:value="3.45636603312904" calcext:value-type="float">
            <text:p>3.4563660331</text:p>
          </table:table-cell>
          <table:table-cell table:formula="of:=LOG([.B550];10)" office:value-type="float" office:value="1.43136376415899" calcext:value-type="float">
            <text:p>1.4313637642</text:p>
          </table:table-cell>
        </table:table-row>
        <table:table-row table:style-name="ro1">
          <table:table-cell office:value-type="float" office:value="2941.5" calcext:value-type="float">
            <text:p>2941.5</text:p>
          </table:table-cell>
          <table:table-cell office:value-type="float" office:value="26" calcext:value-type="float">
            <text:p>26</text:p>
          </table:table-cell>
          <table:table-cell office:value-type="float" office:value="76479" calcext:value-type="float">
            <text:p>76479</text:p>
          </table:table-cell>
          <table:table-cell/>
          <table:table-cell table:formula="of:=LOG([.A551];10)" office:value-type="float" office:value="3.46856885272346" calcext:value-type="float">
            <text:p>3.4685688527</text:p>
          </table:table-cell>
          <table:table-cell table:formula="of:=LOG([.B551];10)" office:value-type="float" office:value="1.41497334797082" calcext:value-type="float">
            <text:p>1.414973348</text:p>
          </table:table-cell>
        </table:table-row>
        <table:table-row table:style-name="ro1">
          <table:table-cell office:value-type="float" office:value="3023.5" calcext:value-type="float">
            <text:p>3023.5</text:p>
          </table:table-cell>
          <table:table-cell office:value-type="float" office:value="25" calcext:value-type="float">
            <text:p>25</text:p>
          </table:table-cell>
          <table:table-cell office:value-type="float" office:value="75587.5" calcext:value-type="float">
            <text:p>75587.5</text:p>
          </table:table-cell>
          <table:table-cell/>
          <table:table-cell table:formula="of:=LOG([.A552];10)" office:value-type="float" office:value="3.48050997294196" calcext:value-type="float">
            <text:p>3.4805099729</text:p>
          </table:table-cell>
          <table:table-cell table:formula="of:=LOG([.B552];10)" office:value-type="float" office:value="1.39794000867204" calcext:value-type="float">
            <text:p>1.3979400087</text:p>
          </table:table-cell>
        </table:table-row>
        <table:table-row table:style-name="ro1">
          <table:table-cell office:value-type="float" office:value="3111.5" calcext:value-type="float">
            <text:p>3111.5</text:p>
          </table:table-cell>
          <table:table-cell office:value-type="float" office:value="24" calcext:value-type="float">
            <text:p>24</text:p>
          </table:table-cell>
          <table:table-cell office:value-type="float" office:value="74676" calcext:value-type="float">
            <text:p>74676</text:p>
          </table:table-cell>
          <table:table-cell/>
          <table:table-cell table:formula="of:=LOG([.A553];10)" office:value-type="float" office:value="3.49296980532049" calcext:value-type="float">
            <text:p>3.4929698053</text:p>
          </table:table-cell>
          <table:table-cell table:formula="of:=LOG([.B553];10)"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3208.5" calcext:value-type="float">
            <text:p>3208.5</text:p>
          </table:table-cell>
          <table:table-cell office:value-type="float" office:value="23" calcext:value-type="float">
            <text:p>23</text:p>
          </table:table-cell>
          <table:table-cell office:value-type="float" office:value="73795.5" calcext:value-type="float">
            <text:p>73795.5</text:p>
          </table:table-cell>
          <table:table-cell/>
          <table:table-cell table:formula="of:=LOG([.A554];10)" office:value-type="float" office:value="3.50630204362721" calcext:value-type="float">
            <text:p>3.5063020436</text:p>
          </table:table-cell>
          <table:table-cell table:formula="of:=LOG([.B554];10)" office:value-type="float" office:value="1.36172783601759" calcext:value-type="float">
            <text:p>1.361727836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2" calcext:value-type="float">
            <text:p>22</text:p>
          </table:table-cell>
          <table:table-cell office:value-type="float" office:value="72798" calcext:value-type="float">
            <text:p>72798</text:p>
          </table:table-cell>
          <table:table-cell/>
          <table:table-cell table:formula="of:=LOG([.A555];10)" office:value-type="float" office:value="3.51969676715985" calcext:value-type="float">
            <text:p>3.5196967672</text:p>
          </table:table-cell>
          <table:table-cell table:formula="of:=LOG([.B555];10)" office:value-type="float" office:value="1.34242268082221" calcext:value-type="float">
            <text:p>1.342422680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21" calcext:value-type="float">
            <text:p>21</text:p>
          </table:table-cell>
          <table:table-cell office:value-type="float" office:value="71547" calcext:value-type="float">
            <text:p>71547</text:p>
          </table:table-cell>
          <table:table-cell/>
          <table:table-cell table:formula="of:=LOG([.A556];10)" office:value-type="float" office:value="3.53237213356788" calcext:value-type="float">
            <text:p>3.5323721336</text:p>
          </table:table-cell>
          <table:table-cell table:formula="of:=LOG([.B556];10)" office:value-type="float" office:value="1.32221929473392" calcext:value-type="float">
            <text:p>1.3222192947</text:p>
          </table:table-cell>
        </table:table-row>
        <table:table-row table:style-name="ro1">
          <table:table-cell office:value-type="float" office:value="3513.5" calcext:value-type="float">
            <text:p>3513.5</text:p>
          </table:table-cell>
          <table:table-cell office:value-type="float" office:value="20" calcext:value-type="float">
            <text:p>20</text:p>
          </table:table-cell>
          <table:table-cell office:value-type="float" office:value="70270" calcext:value-type="float">
            <text:p>70270</text:p>
          </table:table-cell>
          <table:table-cell/>
          <table:table-cell table:formula="of:=LOG([.A557];10)" office:value-type="float" office:value="3.54573995787324" calcext:value-type="float">
            <text:p>3.5457399579</text:p>
          </table:table-cell>
          <table:table-cell table:formula="of:=LOG([.B557];10)" office:value-type="float" office:value="1.30102999566398" calcext:value-type="float">
            <text:p>1.301029995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9" calcext:value-type="float">
            <text:p>19</text:p>
          </table:table-cell>
          <table:table-cell office:value-type="float" office:value="69160" calcext:value-type="float">
            <text:p>69160</text:p>
          </table:table-cell>
          <table:table-cell/>
          <table:table-cell table:formula="of:=LOG([.A558];10)" office:value-type="float" office:value="3.56110138364906" calcext:value-type="float">
            <text:p>3.5611013836</text:p>
          </table:table-cell>
          <table:table-cell table:formula="of:=LOG([.B558];10)" office:value-type="float" office:value="1.27875360095283" calcext:value-type="float">
            <text:p>1.278753601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8" calcext:value-type="float">
            <text:p>18</text:p>
          </table:table-cell>
          <table:table-cell office:value-type="float" office:value="68076" calcext:value-type="float">
            <text:p>68076</text:p>
          </table:table-cell>
          <table:table-cell/>
          <table:table-cell table:formula="of:=LOG([.A559];10)" office:value-type="float" office:value="3.57772152450902" calcext:value-type="float">
            <text:p>3.5777215245</text:p>
          </table:table-cell>
          <table:table-cell table:formula="of:=LOG([.B559];10)" office:value-type="float" office:value="1.25527250510331" calcext:value-type="float">
            <text:p>1.2552725051</text:p>
          </table:table-cell>
        </table:table-row>
        <table:table-row table:style-name="ro1">
          <table:table-cell office:value-type="float" office:value="3936.5" calcext:value-type="float">
            <text:p>3936.5</text:p>
          </table:table-cell>
          <table:table-cell office:value-type="float" office:value="17" calcext:value-type="float">
            <text:p>17</text:p>
          </table:table-cell>
          <table:table-cell office:value-type="float" office:value="66920.5" calcext:value-type="float">
            <text:p>66920.5</text:p>
          </table:table-cell>
          <table:table-cell/>
          <table:table-cell table:formula="of:=LOG([.A560];10)" office:value-type="float" office:value="3.59511025577804" calcext:value-type="float">
            <text:p>3.5951102558</text:p>
          </table:table-cell>
          <table:table-cell table:formula="of:=LOG([.B560];10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6" calcext:value-type="float">
            <text:p>16</text:p>
          </table:table-cell>
          <table:table-cell office:value-type="float" office:value="65872" calcext:value-type="float">
            <text:p>65872</text:p>
          </table:table-cell>
          <table:table-cell/>
          <table:table-cell table:formula="of:=LOG([.A561];10)" office:value-type="float" office:value="3.61458086699749" calcext:value-type="float">
            <text:p>3.614580867</text:p>
          </table:table-cell>
          <table:table-cell table:formula="of:=LOG([.B561];10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5" calcext:value-type="float">
            <text:p>15</text:p>
          </table:table-cell>
          <table:table-cell office:value-type="float" office:value="64695" calcext:value-type="float">
            <text:p>64695</text:p>
          </table:table-cell>
          <table:table-cell/>
          <table:table-cell table:formula="of:=LOG([.A562];10)" office:value-type="float" office:value="3.63477945814595" calcext:value-type="float">
            <text:p>3.6347794581</text:p>
          </table:table-cell>
          <table:table-cell table:formula="of:=LOG([.B562];10)" office:value-type="float" office:value="1.17609125905568" calcext:value-type="float">
            <text:p>1.1760912591</text:p>
          </table:table-cell>
        </table:table-row>
        <table:table-row table:style-name="ro1">
          <table:table-cell office:value-type="float" office:value="4516.5" calcext:value-type="float">
            <text:p>4516.5</text:p>
          </table:table-cell>
          <table:table-cell office:value-type="float" office:value="14" calcext:value-type="float">
            <text:p>14</text:p>
          </table:table-cell>
          <table:table-cell office:value-type="float" office:value="63231" calcext:value-type="float">
            <text:p>63231</text:p>
          </table:table-cell>
          <table:table-cell/>
          <table:table-cell table:formula="of:=LOG([.A563];10)" office:value-type="float" office:value="3.65480201456844" calcext:value-type="float">
            <text:p>3.6548020146</text:p>
          </table:table-cell>
          <table:table-cell table:formula="of:=LOG([.B563];10)" office:value-type="float" office:value="1.14612803567824" calcext:value-type="float">
            <text:p>1.1461280357</text:p>
          </table:table-cell>
        </table:table-row>
        <table:table-row table:style-name="ro1">
          <table:table-cell office:value-type="float" office:value="4738.5" calcext:value-type="float">
            <text:p>4738.5</text:p>
          </table:table-cell>
          <table:table-cell office:value-type="float" office:value="13" calcext:value-type="float">
            <text:p>13</text:p>
          </table:table-cell>
          <table:table-cell office:value-type="float" office:value="61600.5" calcext:value-type="float">
            <text:p>61600.5</text:p>
          </table:table-cell>
          <table:table-cell/>
          <table:table-cell table:formula="of:=LOG([.A564];10)" office:value-type="float" office:value="3.67564088496083" calcext:value-type="float">
            <text:p>3.675640885</text:p>
          </table:table-cell>
          <table:table-cell table:formula="of:=LOG([.B564];10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" calcext:value-type="float">
            <text:p>12</text:p>
          </table:table-cell>
          <table:table-cell office:value-type="float" office:value="59640" calcext:value-type="float">
            <text:p>59640</text:p>
          </table:table-cell>
          <table:table-cell/>
          <table:table-cell table:formula="of:=LOG([.A565];10)" office:value-type="float" office:value="3.69635638873333" calcext:value-type="float">
            <text:p>3.6963563887</text:p>
          </table:table-cell>
          <table:table-cell table:formula="of:=LOG([.B565];10)" office:value-type="float" office:value="1.07918124604762" calcext:value-type="float">
            <text:p>1.079181246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1" calcext:value-type="float">
            <text:p>11</text:p>
          </table:table-cell>
          <table:table-cell office:value-type="float" office:value="57475" calcext:value-type="float">
            <text:p>57475</text:p>
          </table:table-cell>
          <table:table-cell/>
          <table:table-cell table:formula="of:=LOG([.A566];10)" office:value-type="float" office:value="3.71808629478309" calcext:value-type="float">
            <text:p>3.7180862948</text:p>
          </table:table-cell>
          <table:table-cell table:formula="of:=LOG([.B566];10)" office:value-type="float" office:value="1.04139268515823" calcext:value-type="float">
            <text:p>1.0413926852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10" calcext:value-type="float">
            <text:p>10</text:p>
          </table:table-cell>
          <table:table-cell office:value-type="float" office:value="55410" calcext:value-type="float">
            <text:p>55410</text:p>
          </table:table-cell>
          <table:table-cell/>
          <table:table-cell table:formula="of:=LOG([.A567];10)" office:value-type="float" office:value="3.7435881501599" calcext:value-type="float">
            <text:p>3.7435881502</text:p>
          </table:table-cell>
          <table:table-cell table:formula="of:=LOG([.B567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9" calcext:value-type="float">
            <text:p>9</text:p>
          </table:table-cell>
          <table:table-cell office:value-type="float" office:value="53226" calcext:value-type="float">
            <text:p>53226</text:p>
          </table:table-cell>
          <table:table-cell/>
          <table:table-cell table:formula="of:=LOG([.A568];10)" office:value-type="float" office:value="3.7718813201901" calcext:value-type="float">
            <text:p>3.7718813202</text:p>
          </table:table-cell>
          <table:table-cell table:formula="of:=LOG([.B568];10)" office:value-type="float" office:value="0.954242509439325" calcext:value-type="float">
            <text:p>0.9542425094</text:p>
          </table:table-cell>
        </table:table-row>
        <table:table-row table:style-name="ro1">
          <table:table-cell office:value-type="float" office:value="6354.5" calcext:value-type="float">
            <text:p>6354.5</text:p>
          </table:table-cell>
          <table:table-cell office:value-type="float" office:value="8" calcext:value-type="float">
            <text:p>8</text:p>
          </table:table-cell>
          <table:table-cell office:value-type="float" office:value="50836" calcext:value-type="float">
            <text:p>50836</text:p>
          </table:table-cell>
          <table:table-cell/>
          <table:table-cell table:formula="of:=LOG([.A569];10)" office:value-type="float" office:value="3.80308138403499" calcext:value-type="float">
            <text:p>3.803081384</text:p>
          </table:table-cell>
          <table:table-cell table:formula="of:=LOG([.B569];10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7" calcext:value-type="float">
            <text:p>7</text:p>
          </table:table-cell>
          <table:table-cell office:value-type="float" office:value="48188" calcext:value-type="float">
            <text:p>48188</text:p>
          </table:table-cell>
          <table:table-cell/>
          <table:table-cell table:formula="of:=LOG([.A570];10)" office:value-type="float" office:value="3.83784086165552" calcext:value-type="float">
            <text:p>3.8378408617</text:p>
          </table:table-cell>
          <table:table-cell table:formula="of:=LOG([.B570];10)"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7563.5" calcext:value-type="float">
            <text:p>7563.5</text:p>
          </table:table-cell>
          <table:table-cell office:value-type="float" office:value="6" calcext:value-type="float">
            <text:p>6</text:p>
          </table:table-cell>
          <table:table-cell office:value-type="float" office:value="45381" calcext:value-type="float">
            <text:p>45381</text:p>
          </table:table-cell>
          <table:table-cell/>
          <table:table-cell table:formula="of:=LOG([.A571];10)" office:value-type="float" office:value="3.87872281123352" calcext:value-type="float">
            <text:p>3.8787228112</text:p>
          </table:table-cell>
          <table:table-cell table:formula="of:=LOG([.B571];10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8454.5" calcext:value-type="float">
            <text:p>8454.5</text:p>
          </table:table-cell>
          <table:table-cell office:value-type="float" office:value="5" calcext:value-type="float">
            <text:p>5</text:p>
          </table:table-cell>
          <table:table-cell office:value-type="float" office:value="42272.5" calcext:value-type="float">
            <text:p>42272.5</text:p>
          </table:table-cell>
          <table:table-cell/>
          <table:table-cell table:formula="of:=LOG([.A572];10)" office:value-type="float" office:value="3.92708792847286" calcext:value-type="float">
            <text:p>3.9270879285</text:p>
          </table:table-cell>
          <table:table-cell table:formula="of:=LOG([.B572];10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9632.5" calcext:value-type="float">
            <text:p>9632.5</text:p>
          </table:table-cell>
          <table:table-cell office:value-type="float" office:value="4" calcext:value-type="float">
            <text:p>4</text:p>
          </table:table-cell>
          <table:table-cell office:value-type="float" office:value="38530" calcext:value-type="float">
            <text:p>38530</text:p>
          </table:table-cell>
          <table:table-cell/>
          <table:table-cell table:formula="of:=LOG([.A573];10)" office:value-type="float" office:value="3.98373901768504" calcext:value-type="float">
            <text:p>3.9837390177</text:p>
          </table:table-cell>
          <table:table-cell table:formula="of:=LOG([.B573];10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1350.5" calcext:value-type="float">
            <text:p>11350.5</text:p>
          </table:table-cell>
          <table:table-cell office:value-type="float" office:value="3" calcext:value-type="float">
            <text:p>3</text:p>
          </table:table-cell>
          <table:table-cell office:value-type="float" office:value="34051.5" calcext:value-type="float">
            <text:p>34051.5</text:p>
          </table:table-cell>
          <table:table-cell/>
          <table:table-cell table:formula="of:=LOG([.A574];10)" office:value-type="float" office:value="4.05501499302325" calcext:value-type="float">
            <text:p>4.055014993</text:p>
          </table:table-cell>
          <table:table-cell table:formula="of:=LOG([.B574];1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float" office:value="2" calcext:value-type="float">
            <text:p>2</text:p>
          </table:table-cell>
          <table:table-cell office:value-type="float" office:value="28344" calcext:value-type="float">
            <text:p>28344</text:p>
          </table:table-cell>
          <table:table-cell/>
          <table:table-cell table:formula="of:=LOG([.A575];10)" office:value-type="float" office:value="4.15143114366114" calcext:value-type="float">
            <text:p>4.1514311437</text:p>
          </table:table-cell>
          <table:table-cell table:formula="of:=LOG([.B575];1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20979" calcext:value-type="float">
            <text:p>20979</text:p>
          </table:table-cell>
          <table:table-cell office:value-type="float" office:value="1" calcext:value-type="float">
            <text:p>1</text:p>
          </table:table-cell>
          <table:table-cell office:value-type="float" office:value="20979" calcext:value-type="float">
            <text:p>20979</text:p>
          </table:table-cell>
          <table:table-cell/>
          <table:table-cell table:formula="of:=LOG([.A576];10)" office:value-type="float" office:value="4.3217847829599" calcext:value-type="float">
            <text:p>4.321784783</text:p>
          </table:table-cell>
          <table:table-cell table:formula="of:=LOG([.B576];1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8:46:06.043044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8:47:15.277207812</dc:date>
    <meta:editing-duration>PT10M33S</meta:editing-duration>
    <meta:editing-cycles>2</meta:editing-cycles>
    <meta:generator>LibreOffice/5.0.6.2$Linux_X86_64 LibreOffice_project/00$Build-2</meta:generator>
    <meta:document-statistic meta:table-count="1" meta:cell-count="28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title svg:x="5.484cm" svg:y="0.316cm" chart:style-name="ch2">
          <text:p>Log(Rank) vs. Log(Freq)</text:p>
        </chart:title>
        <chart:plot-area chart:style-name="ch3" table:cell-range-address="Shakespeare.E7:Shakespeare.F576" svg:x="1.331cm" svg:y="1.275cm" svg:width="14.352cm" svg:height="6.57cm">
          <chartooo:coordinate-region svg:x="2.058cm" svg:y="1.474cm" svg:width="13.531cm" svg:height="5.724cm"/>
          <chart:axis chart:dimension="x" chart:name="primary-x" chart:style-name="ch4">
            <chart:title svg:x="7.682cm" svg:y="8.025cm" chart:style-name="ch5">
              <text:p>Log(Rank)</text:p>
            </chart:title>
          </chart:axis>
          <chart:axis chart:dimension="y" chart:name="primary-y" chart:style-name="ch4">
            <chart:title svg:x="0.451cm" svg:y="5.332cm" chart:style-name="ch6">
              <text:p>Log(Freq)</text:p>
            </chart:title>
            <chart:grid chart:style-name="ch7" chart:class="major"/>
          </chart:axis>
          <chart:series chart:style-name="ch8" chart:values-cell-range-address="Shakespeare.F7:Shakespeare.F576" chart:class="chart:scatter">
            <chart:domain table:cell-range-address="Shakespeare.E7:Shakespeare.E576"/>
            <chart:regression-curve chart:style-name="ch9">
              <chart:equation chart:display-equation="true" chart:display-r-square="false" svg:x="7.174cm" svg:y="1.976cm"/>
            </chart:regression-curve>
            <chart:data-point chart:repeated="5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akespeare.E7:Shakespeare.E576</svg:desc>
                </draw:g>
              </table:table-cell>
              <table:table-cell office:value-type="float" office:value="4.44087761031029">
                <text:p>4.44087761031029</text:p>
                <draw:g>
                  <svg:desc>Shakespeare.F7:Shakespeare.F5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4.42709643254932">
                <text:p>4.42709643254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4.31632686604542">
                <text:p>4.31632686604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4.29360560319282">
                <text:p>4.29360560319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4.25842175790164">
                <text:p>4.2584217579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4.16799631208688">
                <text:p>4.16799631208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4.13449585583467">
                <text:p>4.1344958558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4.09652766560644">
                <text:p>4.0965276656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4.04661220906845">
                <text:p>4.046612209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.04123473117143">
                <text:p>4.0412347311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3.98104805891317">
                <text:p>3.98104805891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3.94101424370557">
                <text:p>3.94101424370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3.91550536175438">
                <text:p>3.9155053617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3.90287278544608">
                <text:p>3.90287278544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3.89075625191822">
                <text:p>3.89075625191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3.88603927556644">
                <text:p>3.88603927556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3.85033985458348">
                <text:p>3.85033985458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3.8372727025023">
                <text:p>3.8372727025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3.83626080285849">
                <text:p>3.83626080285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3.83410265571279">
                <text:p>3.83410265571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3.79775212865071">
                <text:p>3.79775212865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3.79657433321043">
                <text:p>3.79657433321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3.77539197169661">
                <text:p>3.77539197169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3.76974646717945">
                <text:p>3.76974646717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3.73957234445009">
                <text:p>3.73957234445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3.72214012545742">
                <text:p>3.72214012545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3.71642073384655">
                <text:p>3.71642073384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3.69696764074402">
                <text:p>3.69696764074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3.65021035466036">
                <text:p>3.65021035466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3.6457169393696">
                <text:p>3.6457169393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3.60573589387675">
                <text:p>3.60573589387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3.59350758933176">
                <text:p>3.59350758933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3.5854607295085">
                <text:p>3.5854607295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3.58444430716518">
                <text:p>3.58444430716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3.5794405971398">
                <text:p>3.579440597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3.57437856441308">
                <text:p>3.57437856441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820172406699">
                <text:p>1.56820172406699</text:p>
              </table:table-cell>
              <table:table-cell office:value-type="float" office:value="3.55533632799527">
                <text:p>3.55533632799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3.54406804435028">
                <text:p>3.54406804435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.5182506513085">
                <text:p>3.5182506513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3.50242711998443">
                <text:p>3.50242711998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3.48897352472651">
                <text:p>3.48897352472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838893005031">
                <text:p>1.62838893005031</text:p>
              </table:table-cell>
              <table:table-cell office:value-type="float" office:value="3.48600518636224">
                <text:p>3.48600518636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3.48586332959733">
                <text:p>3.48586332959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3.45803319249651">
                <text:p>3.45803319249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3.45239984591144">
                <text:p>3.45239984591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3.44544851426605">
                <text:p>3.44544851426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3.44138088491651">
                <text:p>3.44138088491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3.42160392686983">
                <text:p>3.42160392686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3.4184670209466">
                <text:p>3.4184670209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3.40122816749811">
                <text:p>3.40122816749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3.40019248859258">
                <text:p>3.40019248859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2427586960079">
                <text:p>1.72427586960079</text:p>
              </table:table-cell>
              <table:table-cell office:value-type="float" office:value="3.3932241163613">
                <text:p>3.39322411636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3.37106786227174">
                <text:p>3.37106786227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4036268949424">
                <text:p>1.74036268949424</text:p>
              </table:table-cell>
              <table:table-cell office:value-type="float" office:value="3.36567514045592">
                <text:p>3.36567514045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3.36059341356525">
                <text:p>3.36059341356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3.36021461329535">
                <text:p>3.360214613295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3.35044185653506">
                <text:p>3.35044185653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3.34830486304816">
                <text:p>3.34830486304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3.34693946269899">
                <text:p>3.34693946269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3.34537373055909">
                <text:p>3.34537373055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3.33605927786635">
                <text:p>3.33605927786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3.33545790068938">
                <text:p>3.33545790068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3.32674537956532">
                <text:p>3.32674537956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3.32407657973949">
                <text:p>3.32407657973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3.3236645356081">
                <text:p>3.3236645356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3.31701810104811">
                <text:p>3.31701810104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3250891270624">
                <text:p>1.83250891270624</text:p>
              </table:table-cell>
              <table:table-cell office:value-type="float" office:value="3.31217735643978">
                <text:p>3.31217735643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3884909073726">
                <text:p>1.83884909073726</text:p>
              </table:table-cell>
              <table:table-cell office:value-type="float" office:value="3.29666519026153">
                <text:p>3.296665190261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3.28824922557199">
                <text:p>3.28824922557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5125834871908">
                <text:p>1.85125834871908</text:p>
              </table:table-cell>
              <table:table-cell office:value-type="float" office:value="3.27415784926368">
                <text:p>3.274157849263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3.27323283404305">
                <text:p>3.27323283404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3.26857797188284">
                <text:p>3.26857797188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3.26481782300954">
                <text:p>3.26481782300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3.25887662937213">
                <text:p>3.25887662937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3.25261034056737">
                <text:p>3.252610340567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649072517248">
                <text:p>1.88649072517248</text:p>
              </table:table-cell>
              <table:table-cell office:value-type="float" office:value="3.25163822044821">
                <text:p>3.25163822044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3.2417954312952">
                <text:p>3.2417954312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3.24029958200271">
                <text:p>3.24029958200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3.23829706787539">
                <text:p>3.23829706787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3.22659990520736">
                <text:p>3.22659990520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3.21722065564452">
                <text:p>3.21722065564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3.21272015441784">
                <text:p>3.21272015441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3.21165440055318">
                <text:p>3.21165440055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3.20951501454263">
                <text:p>3.209515014542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449845124357">
                <text:p>1.93449845124357</text:p>
              </table:table-cell>
              <table:table-cell office:value-type="float" office:value="3.20817252666712">
                <text:p>3.20817252666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4200805302231">
                <text:p>1.94200805302231</text:p>
              </table:table-cell>
              <table:table-cell office:value-type="float" office:value="3.1978316933289">
                <text:p>3.1978316933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3.19672872262329">
                <text:p>3.19672872262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3.17347764345299">
                <text:p>3.17347764345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3.16908635748702">
                <text:p>3.16908635748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6378782734556">
                <text:p>1.96378782734556</text:p>
              </table:table-cell>
              <table:table-cell office:value-type="float" office:value="3.15836249209525">
                <text:p>3.15836249209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3.15472820744016">
                <text:p>3.15472820744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3.15075643986031">
                <text:p>3.15075643986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7772360528885">
                <text:p>1.97772360528885</text:p>
              </table:table-cell>
              <table:table-cell office:value-type="float" office:value="3.14860265480609">
                <text:p>3.14860265480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8227123303957">
                <text:p>1.98227123303957</text:p>
              </table:table-cell>
              <table:table-cell office:value-type="float" office:value="3.12613140726198">
                <text:p>3.12613140726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3.12385164096709">
                <text:p>3.12385164096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3.1215598441875">
                <text:p>3.121559844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3.11126251365906">
                <text:p>3.11126251365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0216606175651">
                <text:p>2.00216606175651</text:p>
              </table:table-cell>
              <table:table-cell office:value-type="float" office:value="3.09166695759568">
                <text:p>3.091666957595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0860017176192">
                <text:p>2.00860017176192</text:p>
              </table:table-cell>
              <table:table-cell office:value-type="float" office:value="3.08278537031645">
                <text:p>3.08278537031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3.08242630086077">
                <text:p>3.082426300860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3.07845681805329">
                <text:p>3.078456818053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118929906994">
                <text:p>2.02118929906994</text:p>
              </table:table-cell>
              <table:table-cell office:value-type="float" office:value="3.07261747654524">
                <text:p>3.072617476545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734960777476">
                <text:p>2.02734960777476</text:p>
              </table:table-cell>
              <table:table-cell office:value-type="float" office:value="3.06781451116184">
                <text:p>3.0678145111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3342375548695">
                <text:p>2.03342375548695</text:p>
              </table:table-cell>
              <table:table-cell office:value-type="float" office:value="3.06632592536204">
                <text:p>3.06632592536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3.06032002868828">
                <text:p>3.06032002868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3.03822263836872">
                <text:p>3.038222638368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4532297878666">
                <text:p>2.04532297878666</text:p>
              </table:table-cell>
              <table:table-cell office:value-type="float" office:value="3.02978947083186">
                <text:p>3.02978947083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3.02897770520878">
                <text:p>3.02897770520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3.01577875638904">
                <text:p>3.01577875638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5690485133647">
                <text:p>2.05690485133647</text:p>
              </table:table-cell>
              <table:table-cell office:value-type="float" office:value="3.01494034979294">
                <text:p>3.014940349792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3.0111473607758">
                <text:p>3.01114736077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6445798922692">
                <text:p>2.06445798922692</text:p>
              </table:table-cell>
              <table:table-cell office:value-type="float" office:value="3.00817418400643">
                <text:p>3.00817418400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6818586174616">
                <text:p>2.06818586174616</text:p>
              </table:table-cell>
              <table:table-cell office:value-type="float" office:value="3.00432137378264">
                <text:p>3.00432137378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7188200730613">
                <text:p>2.07188200730613</text:p>
              </table:table-cell>
              <table:table-cell office:value-type="float" office:value="2.99299509843134">
                <text:p>2.99299509843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7554696139253">
                <text:p>2.07554696139253</text:p>
              </table:table-cell>
              <table:table-cell office:value-type="float" office:value="2.98632377705077">
                <text:p>2.98632377705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2.97589113640179">
                <text:p>2.975891136401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08278537031645">
                <text:p>2.08278537031645</text:p>
              </table:table-cell>
              <table:table-cell office:value-type="float" office:value="2.9731278535997">
                <text:p>2.9731278535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8635983067475">
                <text:p>2.08635983067475</text:p>
              </table:table-cell>
              <table:table-cell office:value-type="float" office:value="2.96520170102591">
                <text:p>2.965201701025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899051114394">
                <text:p>2.0899051114394</text:p>
              </table:table-cell>
              <table:table-cell office:value-type="float" office:value="2.96142109406645">
                <text:p>2.96142109406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2.96094619573383">
                <text:p>2.960946195733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2.95472479097906">
                <text:p>2.954724790979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0037054511756">
                <text:p>2.10037054511756</text:p>
              </table:table-cell>
              <table:table-cell office:value-type="float" office:value="2.94051648493257">
                <text:p>2.94051648493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0380372095596">
                <text:p>2.10380372095596</text:p>
              </table:table-cell>
              <table:table-cell office:value-type="float" office:value="2.93901977644867">
                <text:p>2.939019776448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0890312766731">
                <text:p>2.10890312766731</text:p>
              </table:table-cell>
              <table:table-cell office:value-type="float" office:value="2.93751789201735">
                <text:p>2.93751789201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1394335230684">
                <text:p>2.11394335230684</text:p>
              </table:table-cell>
              <table:table-cell office:value-type="float" office:value="2.93449845124357">
                <text:p>2.934498451243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2.92992956008459">
                <text:p>2.92992956008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2057393120585">
                <text:p>2.12057393120585</text:p>
              </table:table-cell>
              <table:table-cell office:value-type="float" office:value="2.92788341033071">
                <text:p>2.92788341033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2385164096709">
                <text:p>2.12385164096709</text:p>
              </table:table-cell>
              <table:table-cell office:value-type="float" office:value="2.92685670894969">
                <text:p>2.92685670894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2710479836481">
                <text:p>2.12710479836481</text:p>
              </table:table-cell>
              <table:table-cell office:value-type="float" office:value="2.92479599579791">
                <text:p>2.924795995797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2.92272545799326">
                <text:p>2.922725457993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3353890837022">
                <text:p>2.13353890837022</text:p>
              </table:table-cell>
              <table:table-cell office:value-type="float" office:value="2.92116605063774">
                <text:p>2.92116605063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3672056715641">
                <text:p>2.13672056715641</text:p>
              </table:table-cell>
              <table:table-cell office:value-type="float" office:value="2.91803033678488">
                <text:p>2.918030336784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3987908640124">
                <text:p>2.13987908640124</text:p>
              </table:table-cell>
              <table:table-cell office:value-type="float" office:value="2.91275330367132">
                <text:p>2.91275330367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2.91009054559407">
                <text:p>2.91009054559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.90363251608424">
                <text:p>2.903632516084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4921911265538">
                <text:p>2.14921911265538</text:p>
              </table:table-cell>
              <table:table-cell office:value-type="float" office:value="2.90254677931399">
                <text:p>2.90254677931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5228834438306">
                <text:p>2.15228834438306</text:p>
              </table:table-cell>
              <table:table-cell office:value-type="float" office:value="2.90091306773767">
                <text:p>2.90091306773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5533603746506">
                <text:p>2.15533603746506</text:p>
              </table:table-cell>
              <table:table-cell office:value-type="float" office:value="2.89872518158949">
                <text:p>2.898725181589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5836249209525">
                <text:p>2.15836249209525</text:p>
              </table:table-cell>
              <table:table-cell office:value-type="float" office:value="2.8926510338773">
                <text:p>2.8926510338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136800223497">
                <text:p>2.16136800223497</text:p>
              </table:table-cell>
              <table:table-cell office:value-type="float" office:value="2.89042101880091">
                <text:p>2.89042101880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6435285578444">
                <text:p>2.16435285578444</text:p>
              </table:table-cell>
              <table:table-cell office:value-type="float" office:value="2.88705437805096">
                <text:p>2.887054378050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2.88592633980143">
                <text:p>2.88592633980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7172645365323">
                <text:p>2.17172645365323</text:p>
              </table:table-cell>
              <table:table-cell office:value-type="float" office:value="2.88536122003151">
                <text:p>2.88536122003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2.88138465677057">
                <text:p>2.88138465677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7897694729317">
                <text:p>2.17897694729317</text:p>
              </table:table-cell>
              <table:table-cell office:value-type="float" office:value="2.87098881376057">
                <text:p>2.870988813760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8184358794477">
                <text:p>2.18184358794477</text:p>
              </table:table-cell>
              <table:table-cell office:value-type="float" office:value="2.86569605991607">
                <text:p>2.865696059916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846914308176">
                <text:p>2.1846914308176</text:p>
              </table:table-cell>
              <table:table-cell office:value-type="float" office:value="2.85369821177617">
                <text:p>2.853698211776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8752072083646">
                <text:p>2.18752072083646</text:p>
              </table:table-cell>
              <table:table-cell office:value-type="float" office:value="2.85308952985187">
                <text:p>2.85308952985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9033169817029">
                <text:p>2.19033169817029</text:p>
              </table:table-cell>
              <table:table-cell office:value-type="float" office:value="2.84695532501982">
                <text:p>2.84695532501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9312459835446">
                <text:p>2.19312459835446</text:p>
              </table:table-cell>
              <table:table-cell office:value-type="float" office:value="2.84385542262316">
                <text:p>2.843855422623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9589965240923">
                <text:p>2.19589965240923</text:p>
              </table:table-cell>
              <table:table-cell office:value-type="float" office:value="2.83884909073725">
                <text:p>2.83884909073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2.83569057149243">
                <text:p>2.835690571492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2.82542611776782">
                <text:p>2.825426117767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0411998265592">
                <text:p>2.20411998265592</text:p>
              </table:table-cell>
              <table:table-cell office:value-type="float" office:value="2.8228216453031">
                <text:p>2.82282164530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20682587603185">
                <text:p>2.20682587603185</text:p>
              </table:table-cell>
              <table:table-cell office:value-type="float" office:value="2.82216807936802">
                <text:p>2.822168079368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20951501454263">
                <text:p>2.20951501454263</text:p>
              </table:table-cell>
              <table:table-cell office:value-type="float" office:value="2.82151352840477">
                <text:p>2.821513528404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21218760440396">
                <text:p>2.21218760440396</text:p>
              </table:table-cell>
              <table:table-cell office:value-type="float" office:value="2.81756536955978">
                <text:p>2.81756536955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2148438480477">
                <text:p>2.2148438480477</text:p>
              </table:table-cell>
              <table:table-cell office:value-type="float" office:value="2.81690383937566">
                <text:p>2.81690383937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1748394421391">
                <text:p>2.21748394421391</text:p>
              </table:table-cell>
              <table:table-cell office:value-type="float" office:value="2.81358098856819">
                <text:p>2.81358098856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22010808804005">
                <text:p>2.22010808804005</text:p>
              </table:table-cell>
              <table:table-cell office:value-type="float" office:value="2.80888586735981">
                <text:p>2.808885867359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2271647114758">
                <text:p>2.22271647114758</text:p>
              </table:table-cell>
              <table:table-cell office:value-type="float" office:value="2.8055008581584">
                <text:p>2.80550085815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2530928172586">
                <text:p>2.22530928172586</text:p>
              </table:table-cell>
              <table:table-cell office:value-type="float" office:value="2.80277372529198">
                <text:p>2.80277372529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2788670461367">
                <text:p>2.22788670461367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3044892137827">
                <text:p>2.23044892137827</text:p>
              </table:table-cell>
              <table:table-cell office:value-type="float" office:value="2.79865064544527">
                <text:p>2.798650645445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3426412437879">
                <text:p>2.23426412437879</text:p>
              </table:table-cell>
              <table:table-cell office:value-type="float" office:value="2.79726754083072">
                <text:p>2.79726754083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380461031288">
                <text:p>2.2380461031288</text:p>
              </table:table-cell>
              <table:table-cell office:value-type="float" office:value="2.79518458968242">
                <text:p>2.795184589682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405492482826">
                <text:p>2.2405492482826</text:p>
              </table:table-cell>
              <table:table-cell office:value-type="float" office:value="2.79309160017658">
                <text:p>2.79309160017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4303804868629">
                <text:p>2.24303804868629</text:p>
              </table:table-cell>
              <table:table-cell office:value-type="float" office:value="2.79098847508882">
                <text:p>2.790988475088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4551266781415">
                <text:p>2.24551266781415</text:p>
              </table:table-cell>
              <table:table-cell office:value-type="float" office:value="2.79028516403324">
                <text:p>2.79028516403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4797326636181">
                <text:p>2.24797326636181</text:p>
              </table:table-cell>
              <table:table-cell office:value-type="float" office:value="2.78958071216443">
                <text:p>2.78958071216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2.78887511577542">
                <text:p>2.788875115775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5285303097989">
                <text:p>2.25285303097989</text:p>
              </table:table-cell>
              <table:table-cell office:value-type="float" office:value="2.78390357927273">
                <text:p>2.78390357927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5527250510331">
                <text:p>2.25527250510331</text:p>
              </table:table-cell>
              <table:table-cell office:value-type="float" office:value="2.77451696572855">
                <text:p>2.774516965728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5767857486918">
                <text:p>2.25767857486918</text:p>
              </table:table-cell>
              <table:table-cell office:value-type="float" office:value="2.77378644498119">
                <text:p>2.77378644498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6007138798507">
                <text:p>2.26007138798507</text:p>
              </table:table-cell>
              <table:table-cell office:value-type="float" office:value="2.7701152947871">
                <text:p>2.77011529478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6245108973043">
                <text:p>2.26245108973043</text:p>
              </table:table-cell>
              <table:table-cell office:value-type="float" office:value="2.7664128471124">
                <text:p>2.7664128471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6481782300954">
                <text:p>2.2648178230095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6717172840301">
                <text:p>2.26717172840301</text:p>
              </table:table-cell>
              <table:table-cell office:value-type="float" office:value="2.76042248342321">
                <text:p>2.760422483423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7067883614471">
                <text:p>2.27067883614471</text:p>
              </table:table-cell>
              <table:table-cell office:value-type="float" office:value="2.75815462196739">
                <text:p>2.758154621967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7415784926368">
                <text:p>2.27415784926368</text:p>
              </table:table-cell>
              <table:table-cell office:value-type="float" office:value="2.75663610824585">
                <text:p>2.756636108245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7760921430409">
                <text:p>2.27760921430409</text:p>
              </table:table-cell>
              <table:table-cell office:value-type="float" office:value="2.75587485567249">
                <text:p>2.75587485567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8216877830464">
                <text:p>2.28216877830464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8555730900777">
                <text:p>2.28555730900777</text:p>
              </table:table-cell>
              <table:table-cell office:value-type="float" office:value="2.75281643118827">
                <text:p>2.75281643118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8780172993023">
                <text:p>2.28780172993023</text:p>
              </table:table-cell>
              <table:table-cell office:value-type="float" office:value="2.75204844781944">
                <text:p>2.752048447819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9003461136252">
                <text:p>2.29003461136252</text:p>
              </table:table-cell>
              <table:table-cell office:value-type="float" office:value="2.75127910398334">
                <text:p>2.75127910398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9446622616159">
                <text:p>2.29446622616159</text:p>
              </table:table-cell>
              <table:table-cell office:value-type="float" office:value="2.74429298312268">
                <text:p>2.74429298312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9666519026153">
                <text:p>2.29666519026153</text:p>
              </table:table-cell>
              <table:table-cell office:value-type="float" office:value="2.73639650227664">
                <text:p>2.736396502276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9994290002277">
                <text:p>2.29994290002277</text:p>
              </table:table-cell>
              <table:table-cell office:value-type="float" office:value="2.73559889969818">
                <text:p>2.735598899698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0319605742049">
                <text:p>2.30319605742049</text:p>
              </table:table-cell>
              <table:table-cell office:value-type="float" office:value="2.73479982958885">
                <text:p>2.734799829588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0535136944662">
                <text:p>2.30535136944662</text:p>
              </table:table-cell>
              <table:table-cell office:value-type="float" office:value="2.73158876518674">
                <text:p>2.731588765186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30749603791321">
                <text:p>2.30749603791321</text:p>
              </table:table-cell>
              <table:table-cell office:value-type="float" office:value="2.72754125702856">
                <text:p>2.72754125702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3096301674259">
                <text:p>2.3096301674259</text:p>
              </table:table-cell>
              <table:table-cell office:value-type="float" office:value="2.72672720902657">
                <text:p>2.726727209026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31175386105575">
                <text:p>2.31175386105575</text:p>
              </table:table-cell>
              <table:table-cell office:value-type="float" office:value="2.72427586960079">
                <text:p>2.72427586960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1492005599242">
                <text:p>2.31492005599242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31806333496276">
                <text:p>2.31806333496276</text:p>
              </table:table-cell>
              <table:table-cell office:value-type="float" office:value="2.72098574415374">
                <text:p>2.720985744153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32014628611105">
                <text:p>2.32014628611105</text:p>
              </table:table-cell>
              <table:table-cell office:value-type="float" office:value="2.71516735784846">
                <text:p>2.71516735784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2221929473392">
                <text:p>2.32221929473392</text:p>
              </table:table-cell>
              <table:table-cell office:value-type="float" office:value="2.71180722904119">
                <text:p>2.71180722904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2428245529769">
                <text:p>2.32428245529769</text:p>
              </table:table-cell>
              <table:table-cell office:value-type="float" office:value="2.71096311899528">
                <text:p>2.710963118995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2633586092875">
                <text:p>2.32633586092875</text:p>
              </table:table-cell>
              <table:table-cell office:value-type="float" office:value="2.70671778233676">
                <text:p>2.706717782336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2837960343874">
                <text:p>2.32837960343874</text:p>
              </table:table-cell>
              <table:table-cell office:value-type="float" office:value="2.70586371228392">
                <text:p>2.70586371228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3041377334919">
                <text:p>2.33041377334919</text:p>
              </table:table-cell>
              <table:table-cell office:value-type="float" office:value="2.70500795933334">
                <text:p>2.70500795933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324384599156">
                <text:p>2.3324384599156</text:p>
              </table:table-cell>
              <table:table-cell office:value-type="float" office:value="2.69983772586725">
                <text:p>2.699837725867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3445375115093">
                <text:p>2.33445375115093</text:p>
              </table:table-cell>
              <table:table-cell office:value-type="float" office:value="2.69722934275972">
                <text:p>2.69722934275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3645973384853">
                <text:p>2.33645973384853</text:p>
              </table:table-cell>
              <table:table-cell office:value-type="float" office:value="2.6954816764902">
                <text:p>2.69548167649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2.69460519893357">
                <text:p>2.694605198933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4143452457814">
                <text:p>2.34143452457814</text:p>
              </table:table-cell>
              <table:table-cell office:value-type="float" office:value="2.69196510276736">
                <text:p>2.691965102767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4537373055909">
                <text:p>2.34537373055909</text:p>
              </table:table-cell>
              <table:table-cell office:value-type="float" office:value="2.68663626926229">
                <text:p>2.68663626926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34927752746796">
                <text:p>2.34927752746796</text:p>
              </table:table-cell>
              <table:table-cell office:value-type="float" office:value="2.68394713075151">
                <text:p>2.683947130751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5218251811136">
                <text:p>2.35218251811136</text:p>
              </table:table-cell>
              <table:table-cell office:value-type="float" office:value="2.67942789661212">
                <text:p>2.67942789661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541084391474">
                <text:p>2.3541084391474</text:p>
              </table:table-cell>
              <table:table-cell office:value-type="float" office:value="2.67669360962487">
                <text:p>2.676693609624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5602585719312">
                <text:p>2.35602585719312</text:p>
              </table:table-cell>
              <table:table-cell office:value-type="float" office:value="2.67577834167408">
                <text:p>2.675778341674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35793484700045">
                <text:p>2.35793484700045</text:p>
              </table:table-cell>
              <table:table-cell office:value-type="float" office:value="2.67117284271508">
                <text:p>2.67117284271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6172783601759">
                <text:p>2.36172783601759</text:p>
              </table:table-cell>
              <table:table-cell office:value-type="float" office:value="2.66838591669">
                <text:p>2.668385916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36642295722597">
                <text:p>2.36642295722597</text:p>
              </table:table-cell>
              <table:table-cell office:value-type="float" office:value="2.66745295288995">
                <text:p>2.667452952889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36921585741014">
                <text:p>2.36921585741014</text:p>
              </table:table-cell>
              <table:table-cell office:value-type="float" office:value="2.66651798055488">
                <text:p>2.666517980554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37106786227174">
                <text:p>2.37106786227174</text:p>
              </table:table-cell>
              <table:table-cell office:value-type="float" office:value="2.66464197555613">
                <text:p>2.664641975556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37291200297011">
                <text:p>2.37291200297011</text:p>
              </table:table-cell>
              <table:table-cell office:value-type="float" office:value="2.65896484266443">
                <text:p>2.658964842664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3747483460101">
                <text:p>2.3747483460101</text:p>
              </table:table-cell>
              <table:table-cell office:value-type="float" office:value="2.65801139665711">
                <text:p>2.658011396657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7748838337613">
                <text:p>2.37748838337613</text:p>
              </table:table-cell>
              <table:table-cell office:value-type="float" office:value="2.65513843481138">
                <text:p>2.65513843481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2.65417654187796">
                <text:p>2.65417654187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8201704257487">
                <text:p>2.38201704257487</text:p>
              </table:table-cell>
              <table:table-cell office:value-type="float" office:value="2.65224634100332">
                <text:p>2.65224634100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8471174293828">
                <text:p>2.38471174293828</text:p>
              </table:table-cell>
              <table:table-cell office:value-type="float" office:value="2.64836001098093">
                <text:p>2.648360010980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8738982633873">
                <text:p>2.38738982633873</text:p>
              </table:table-cell>
              <table:table-cell office:value-type="float" office:value="2.64738297011462">
                <text:p>2.647382970114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8916608436453">
                <text:p>2.38916608436453</text:p>
              </table:table-cell>
              <table:table-cell office:value-type="float" office:value="2.64640372622307">
                <text:p>2.646403726223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9093510710338">
                <text:p>2.39093510710338</text:p>
              </table:table-cell>
              <table:table-cell office:value-type="float" office:value="2.64443858946784">
                <text:p>2.644438589467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9357520326959">
                <text:p>2.39357520326959</text:p>
              </table:table-cell>
              <table:table-cell office:value-type="float" office:value="2.6414741105041">
                <text:p>2.64147411050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9707054995941">
                <text:p>2.39707054995941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9967372148104">
                <text:p>2.39967372148104</text:p>
              </table:table-cell>
              <table:table-cell office:value-type="float" office:value="2.63948648926859">
                <text:p>2.63948648926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40312052117582">
                <text:p>2.40312052117582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0739090447073">
                <text:p>2.40739090447073</text:p>
              </table:table-cell>
              <table:table-cell office:value-type="float" office:value="2.63245729218472">
                <text:p>2.632457292184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0993312333129">
                <text:p>2.40993312333129</text:p>
              </table:table-cell>
              <table:table-cell office:value-type="float" office:value="2.63144376901317">
                <text:p>2.631443769013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1161970596323">
                <text:p>2.41161970596323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1329976408125">
                <text:p>2.41329976408125</text:p>
              </table:table-cell>
              <table:table-cell office:value-type="float" office:value="2.62736585659273">
                <text:p>2.627365856592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1497334797082">
                <text:p>2.41497334797082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1747169320329">
                <text:p>2.41747169320329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2078061954856">
                <text:p>2.42078061954856</text:p>
              </table:table-cell>
              <table:table-cell office:value-type="float" office:value="2.62428209583567">
                <text:p>2.624282095835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324587393681">
                <text:p>2.42324587393681</text:p>
              </table:table-cell>
              <table:table-cell office:value-type="float" office:value="2.6232492903979">
                <text:p>2.6232492903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2488163663107">
                <text:p>2.42488163663107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2651126136457">
                <text:p>2.42651126136457</text:p>
              </table:table-cell>
              <table:table-cell office:value-type="float" office:value="2.62013605497376">
                <text:p>2.62013605497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2894429003557">
                <text:p>2.42894429003557</text:p>
              </table:table-cell>
              <table:table-cell office:value-type="float" office:value="2.61909333062674">
                <text:p>2.619093330626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3136376415899">
                <text:p>2.43136376415899</text:p>
              </table:table-cell>
              <table:table-cell office:value-type="float" office:value="2.6159500516564">
                <text:p>2.6159500516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376983392487">
                <text:p>2.43376983392487</text:p>
              </table:table-cell>
              <table:table-cell office:value-type="float" office:value="2.61384182187607">
                <text:p>2.613841821876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695733066945">
                <text:p>2.43695733066945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2.60205999132796">
                <text:p>2.60205999132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090908206522">
                <text:p>2.44090908206522</text:p>
              </table:table-cell>
              <table:table-cell office:value-type="float" office:value="2.59549622182557">
                <text:p>2.595496221825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4247976906445">
                <text:p>2.44247976906445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4404479591808">
                <text:p>2.4440447959180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4638181222244">
                <text:p>2.44638181222244</text:p>
              </table:table-cell>
              <table:table-cell office:value-type="float" office:value="2.58206336291171">
                <text:p>2.582063362911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4870631990508">
                <text:p>2.44870631990508</text:p>
              </table:table-cell>
              <table:table-cell office:value-type="float" office:value="2.57749179983722">
                <text:p>2.577491799837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5024910831936">
                <text:p>2.45024910831936</text:p>
              </table:table-cell>
              <table:table-cell office:value-type="float" office:value="2.57403126772772">
                <text:p>2.574031267727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5255306322893">
                <text:p>2.45255306322893</text:p>
              </table:table-cell>
              <table:table-cell office:value-type="float" office:value="2.5705429398819">
                <text:p>2.57054293988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45560611258187">
                <text:p>2.45560611258187</text:p>
              </table:table-cell>
              <table:table-cell office:value-type="float" office:value="2.56584781867352">
                <text:p>2.565847818673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45788189673399">
                <text:p>2.45788189673399</text:p>
              </table:table-cell>
              <table:table-cell office:value-type="float" office:value="2.56348108539441">
                <text:p>2.563481085394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45939248775923">
                <text:p>2.45939248775923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46089784275655">
                <text:p>2.46089784275655</text:p>
              </table:table-cell>
              <table:table-cell office:value-type="float" office:value="2.55990662503611">
                <text:p>2.559906625036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46239799789896">
                <text:p>2.46239799789896</text:p>
              </table:table-cell>
              <table:table-cell office:value-type="float" office:value="2.55870857053317">
                <text:p>2.558708570533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6389298898591">
                <text:p>2.46389298898591</text:p>
              </table:table-cell>
              <table:table-cell office:value-type="float" office:value="2.55750720190566">
                <text:p>2.557507201905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6538285144842">
                <text:p>2.46538285144842</text:p>
              </table:table-cell>
              <table:table-cell office:value-type="float" office:value="2.55509444857832">
                <text:p>2.555094448578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46686762035411">
                <text:p>2.46686762035411</text:p>
              </table:table-cell>
              <table:table-cell office:value-type="float" office:value="2.55388302664387">
                <text:p>2.553883026643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47055748521727">
                <text:p>2.47055748521727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47421626407626">
                <text:p>2.47421626407626</text:p>
              </table:table-cell>
              <table:table-cell office:value-type="float" office:value="2.55022835305509">
                <text:p>2.550228353055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47567118832443">
                <text:p>2.47567118832443</text:p>
              </table:table-cell>
              <table:table-cell office:value-type="float" office:value="2.54777470538782">
                <text:p>2.547774705387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47928731647617">
                <text:p>2.47928731647617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4814426285023">
                <text:p>2.4814426285023</text:p>
              </table:table-cell>
              <table:table-cell office:value-type="float" office:value="2.54032947479087">
                <text:p>2.540329474790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8287358360875">
                <text:p>2.48287358360875</text:p>
              </table:table-cell>
              <table:table-cell office:value-type="float" office:value="2.53907609879278">
                <text:p>2.539076098792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48501121457857">
                <text:p>2.48501121457857</text:p>
              </table:table-cell>
              <table:table-cell office:value-type="float" office:value="2.53781909507327">
                <text:p>2.53781909507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2.53529412004277">
                <text:p>2.535294120042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48855071650044">
                <text:p>2.48855071650044</text:p>
              </table:table-cell>
              <table:table-cell office:value-type="float" office:value="2.53402610605613">
                <text:p>2.53402610605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8995847942483">
                <text:p>2.48995847942483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920616045126">
                <text:p>2.4920616045126</text:p>
              </table:table-cell>
              <table:table-cell office:value-type="float" office:value="2.52762990087134">
                <text:p>2.52762990087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9415459401844">
                <text:p>2.49415459401844</text:p>
              </table:table-cell>
              <table:table-cell office:value-type="float" office:value="2.52504480703684">
                <text:p>2.52504480703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9554433754645">
                <text:p>2.49554433754645</text:p>
              </table:table-cell>
              <table:table-cell office:value-type="float" office:value="2.52374646681156">
                <text:p>2.523746466811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9692964807321">
                <text:p>2.49692964807321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983105537896">
                <text:p>2.4983105537896</text:p>
              </table:table-cell>
              <table:table-cell office:value-type="float" office:value="2.51982799377572">
                <text:p>2.519827993775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2.51454775266029">
                <text:p>2.51454775266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0105926221775">
                <text:p>2.50105926221775</text:p>
              </table:table-cell>
              <table:table-cell office:value-type="float" office:value="2.51321760006794">
                <text:p>2.513217600067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50379068305718">
                <text:p>2.50379068305718</text:p>
              </table:table-cell>
              <table:table-cell office:value-type="float" office:value="2.51188336097887">
                <text:p>2.511883360978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0718097726024">
                <text:p>2.50718097726024</text:p>
              </table:table-cell>
              <table:table-cell office:value-type="float" office:value="2.5092025223311">
                <text:p>2.50920252233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5092025223311">
                <text:p>2.5092025223311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1121470113639">
                <text:p>2.51121470113639</text:p>
              </table:table-cell>
              <table:table-cell office:value-type="float" office:value="2.50379068305718">
                <text:p>2.503790683057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51454775266029">
                <text:p>2.51454775266029</text:p>
              </table:table-cell>
              <table:table-cell office:value-type="float" office:value="2.50242711998443">
                <text:p>2.502427119984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1719589794997">
                <text:p>2.51719589794997</text:p>
              </table:table-cell>
              <table:table-cell office:value-type="float" office:value="2.50105926221775">
                <text:p>2.501059262217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51851393987789">
                <text:p>2.51851393987789</text:p>
              </table:table-cell>
              <table:table-cell office:value-type="float" office:value="2.49554433754645">
                <text:p>2.495544337546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51982799377572">
                <text:p>2.51982799377572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52244423350632">
                <text:p>2.52244423350632</text:p>
              </table:table-cell>
              <table:table-cell office:value-type="float" office:value="2.48855071650044">
                <text:p>2.488550716500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52569252450501">
                <text:p>2.52569252450501</text:p>
              </table:table-cell>
              <table:table-cell office:value-type="float" office:value="2.48713837547719">
                <text:p>2.487138375477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2827377716704">
                <text:p>2.52827377716704</text:p>
              </table:table-cell>
              <table:table-cell office:value-type="float" office:value="2.48572142648158">
                <text:p>2.485721426481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53147891704225">
                <text:p>2.53147891704225</text:p>
              </table:table-cell>
              <table:table-cell office:value-type="float" office:value="2.48287358360875">
                <text:p>2.48287358360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53402610605613">
                <text:p>2.53402610605613</text:p>
              </table:table-cell>
              <table:table-cell office:value-type="float" office:value="2.47856649559384">
                <text:p>2.478566495593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53529412004277">
                <text:p>2.53529412004277</text:p>
              </table:table-cell>
              <table:table-cell office:value-type="float" office:value="2.47712125471966">
                <text:p>2.477121254719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53781909507327">
                <text:p>2.53781909507327</text:p>
              </table:table-cell>
              <table:table-cell office:value-type="float" office:value="2.47567118832443">
                <text:p>2.475671188324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54032947479087">
                <text:p>2.54032947479087</text:p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54157924394658">
                <text:p>2.54157924394658</text:p>
              </table:table-cell>
              <table:table-cell office:value-type="float" office:value="2.47129171105894">
                <text:p>2.471291711058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54282542695918">
                <text:p>2.54282542695918</text:p>
              </table:table-cell>
              <table:table-cell office:value-type="float" office:value="2.46982201597816">
                <text:p>2.469822015978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54406804435028">
                <text:p>2.54406804435028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54530711646582">
                <text:p>2.54530711646582</text:p>
              </table:table-cell>
              <table:table-cell office:value-type="float" office:value="2.46538285144842">
                <text:p>2.46538285144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54715912132742">
                <text:p>2.54715912132742</text:p>
              </table:table-cell>
              <table:table-cell office:value-type="float" office:value="2.46389298898591">
                <text:p>2.463892988985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4961623951908">
                <text:p>2.54961623951908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5144999797287">
                <text:p>2.55144999797287</text:p>
              </table:table-cell>
              <table:table-cell office:value-type="float" office:value="2.45788189673399">
                <text:p>2.457881896733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5388302664387">
                <text:p>2.55388302664387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5630250076729">
                <text:p>2.55630250076729</text:p>
              </table:table-cell>
              <table:table-cell office:value-type="float" office:value="2.45178643552429">
                <text:p>2.451786435524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5810830163055">
                <text:p>2.55810830163055</text:p>
              </table:table-cell>
              <table:table-cell office:value-type="float" office:value="2.44870631990508">
                <text:p>2.44870631990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6050441519506">
                <text:p>2.56050441519506</text:p>
              </table:table-cell>
              <table:table-cell office:value-type="float" office:value="2.44715803134222">
                <text:p>2.447158031342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6288738129388">
                <text:p>2.56288738129388</text:p>
              </table:table-cell>
              <table:table-cell office:value-type="float" office:value="2.4456042032736">
                <text:p>2.44560420327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56466606425209">
                <text:p>2.56466606425209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56584781867352">
                <text:p>2.56584781867352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6761444273084">
                <text:p>2.56761444273084</text:p>
              </table:table-cell>
              <table:table-cell office:value-type="float" office:value="2.43136376415899">
                <text:p>2.431363764158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6937390961505">
                <text:p>2.56937390961505</text:p>
              </table:table-cell>
              <table:table-cell office:value-type="float" office:value="2.42975228000241">
                <text:p>2.429752280002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5705429398819">
                <text:p>2.5705429398819</text:p>
              </table:table-cell>
              <table:table-cell office:value-type="float" office:value="2.42813479402879">
                <text:p>2.428134794028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57170883180869">
                <text:p>2.57170883180869</text:p>
              </table:table-cell>
              <table:table-cell office:value-type="float" office:value="2.42651126136457">
                <text:p>2.426511261364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57518784492766">
                <text:p>2.57518784492766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58035466110659">
                <text:p>2.58035466110659</text:p>
              </table:table-cell>
              <table:table-cell office:value-type="float" office:value="2.42160392686983">
                <text:p>2.421603926869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583765368285">
                <text:p>2.583765368285</text:p>
              </table:table-cell>
              <table:table-cell office:value-type="float" office:value="2.41995574848976">
                <text:p>2.419955748489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854607295085">
                <text:p>2.5854607295085</text:p>
              </table:table-cell>
              <table:table-cell office:value-type="float" office:value="2.41830129131975">
                <text:p>2.418301291319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8827170684233">
                <text:p>2.58827170684233</text:p>
              </table:table-cell>
              <table:table-cell office:value-type="float" office:value="2.41664050733828">
                <text:p>2.416640507338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9273176639396">
                <text:p>2.59273176639396</text:p>
              </table:table-cell>
              <table:table-cell office:value-type="float" office:value="2.41497334797082">
                <text:p>2.414973347970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59604700754544">
                <text:p>2.59604700754544</text:p>
              </table:table-cell>
              <table:table-cell office:value-type="float" office:value="2.41329976408125">
                <text:p>2.41329976408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9824319165362">
                <text:p>2.59824319165362</text:p>
              </table:table-cell>
              <table:table-cell office:value-type="float" office:value="2.41161970596323">
                <text:p>2.41161970596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60260252042026">
                <text:p>2.60260252042026</text:p>
              </table:table-cell>
              <table:table-cell office:value-type="float" office:value="2.40993312333129">
                <text:p>2.409933123331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60745502321467">
                <text:p>2.60745502321467</text:p>
              </table:table-cell>
              <table:table-cell office:value-type="float" office:value="2.40823996531185">
                <text:p>2.408239965311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60959440922522">
                <text:p>2.60959440922522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61066016308988">
                <text:p>2.61066016308988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61172330800734">
                <text:p>2.61172330800734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61331316145546">
                <text:p>2.61331316145546</text:p>
              </table:table-cell>
              <table:table-cell office:value-type="float" office:value="2.40140054078154">
                <text:p>2.40140054078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61489721603313">
                <text:p>2.6148972160331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6159500516564">
                <text:p>2.6159500516564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61804809671209">
                <text:p>2.61804809671209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2013605497376">
                <text:p>2.62013605497376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6232492903979">
                <text:p>2.6232492903979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62736585659273">
                <text:p>2.62736585659273</text:p>
              </table:table-cell>
              <table:table-cell office:value-type="float" office:value="2.38560627359831">
                <text:p>2.385606273598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62940959910272">
                <text:p>2.62940959910272</text:p>
              </table:table-cell>
              <table:table-cell office:value-type="float" office:value="2.38201704257487">
                <text:p>2.382017042574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63093611906419">
                <text:p>2.63093611906419</text:p>
              </table:table-cell>
              <table:table-cell office:value-type="float" office:value="2.38021124171161">
                <text:p>2.380211241711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63346845557959">
                <text:p>2.63346845557959</text:p>
              </table:table-cell>
              <table:table-cell office:value-type="float" office:value="2.37839790094814">
                <text:p>2.378397900948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63698910181223">
                <text:p>2.63698910181223</text:p>
              </table:table-cell>
              <table:table-cell office:value-type="float" office:value="2.37657695705651">
                <text:p>2.376576957056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64097805735833">
                <text:p>2.64097805735833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64345267648619">
                <text:p>2.64345267648619</text:p>
              </table:table-cell>
              <table:table-cell office:value-type="float" office:value="2.37291200297011">
                <text:p>2.37291200297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64443858946784">
                <text:p>2.64443858946784</text:p>
              </table:table-cell>
              <table:table-cell office:value-type="float" office:value="2.36921585741014">
                <text:p>2.36921585741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64591327503384">
                <text:p>2.64591327503384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64836001098093">
                <text:p>2.64836001098093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65030752313194">
                <text:p>2.65030752313194</text:p>
              </table:table-cell>
              <table:table-cell office:value-type="float" office:value="2.36361197989214">
                <text:p>2.363611979892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65224634100332">
                <text:p>2.65224634100332</text:p>
              </table:table-cell>
              <table:table-cell office:value-type="float" office:value="2.36172783601759">
                <text:p>2.361727836017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65657729139611">
                <text:p>2.65657729139611</text:p>
              </table:table-cell>
              <table:table-cell office:value-type="float" office:value="2.35983548233989">
                <text:p>2.359835482339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66133934000604">
                <text:p>2.66133934000604</text:p>
              </table:table-cell>
              <table:table-cell office:value-type="float" office:value="2.35793484700045">
                <text:p>2.357934847000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66370092538965">
                <text:p>2.66370092538965</text:p>
              </table:table-cell>
              <table:table-cell office:value-type="float" office:value="2.35602585719312">
                <text:p>2.356025857193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66511173707505">
                <text:p>2.66511173707505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66651798055488">
                <text:p>2.66651798055488</text:p>
              </table:table-cell>
              <table:table-cell office:value-type="float" office:value="2.35218251811136">
                <text:p>2.352182518111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66745295288995">
                <text:p>2.66745295288995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66885164808252">
                <text:p>2.66885164808252</text:p>
              </table:table-cell>
              <table:table-cell office:value-type="float" office:value="2.34830486304816">
                <text:p>2.348304863048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67117284271508">
                <text:p>2.67117284271508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67394199863409">
                <text:p>2.67394199863409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67760695272049">
                <text:p>2.67760695272049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68124123737559">
                <text:p>2.68124123737559</text:p>
              </table:table-cell>
              <table:table-cell office:value-type="float" office:value="2.34044411484012">
                <text:p>2.340444114840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68975269613916">
                <text:p>2.68975269613916</text:p>
              </table:table-cell>
              <table:table-cell office:value-type="float" office:value="2.3384564936046">
                <text:p>2.33845649360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69722934275972">
                <text:p>2.69722934275972</text:p>
              </table:table-cell>
              <table:table-cell office:value-type="float" office:value="2.33645973384853">
                <text:p>2.336459733848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698535492562">
                <text:p>2.698535492562</text:p>
              </table:table-cell>
              <table:table-cell office:value-type="float" office:value="2.33445375115093">
                <text:p>2.334453751150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70070371714502">
                <text:p>2.70070371714502</text:p>
              </table:table-cell>
              <table:table-cell office:value-type="float" office:value="2.3324384599156">
                <text:p>2.33243845991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70243053644552">
                <text:p>2.70243053644552</text:p>
              </table:table-cell>
              <table:table-cell office:value-type="float" office:value="2.33041377334919">
                <text:p>2.330413773349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7041505168398">
                <text:p>2.7041505168398</text:p>
              </table:table-cell>
              <table:table-cell office:value-type="float" office:value="2.32837960343874">
                <text:p>2.328379603438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70629095725876">
                <text:p>2.70629095725876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0884563804818">
                <text:p>2.70884563804818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71138537909845">
                <text:p>2.71138537909845</text:p>
              </table:table-cell>
              <table:table-cell office:value-type="float" office:value="2.32221929473392">
                <text:p>2.322219294733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71391035412895">
                <text:p>2.71391035412895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1808629478309">
                <text:p>2.71808629478309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72139837552151">
                <text:p>2.72139837552151</text:p>
              </table:table-cell>
              <table:table-cell office:value-type="float" office:value="2.31597034545692">
                <text:p>2.315970345456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7238659644435">
                <text:p>2.7238659644435</text:p>
              </table:table-cell>
              <table:table-cell office:value-type="float" office:value="2.31386722036915">
                <text:p>2.313867220369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72713442376049">
                <text:p>2.72713442376049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72997428569956">
                <text:p>2.72997428569956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73158876518674">
                <text:p>2.73158876518674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73319726510657">
                <text:p>2.73319726510657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73599788409179">
                <text:p>2.73599788409179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73838412351216">
                <text:p>2.73838412351216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73996769675951">
                <text:p>2.73996769675951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4311762521474">
                <text:p>2.7431176252147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74663419893758">
                <text:p>2.74663419893758</text:p>
              </table:table-cell>
              <table:table-cell office:value-type="float" office:value="2.29446622616159">
                <text:p>2.294466226161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7501225267834">
                <text:p>2.7501225267834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75319991419942">
                <text:p>2.75319991419942</text:p>
              </table:table-cell>
              <table:table-cell office:value-type="float" office:value="2.28780172993023">
                <text:p>2.287801729930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75434833571102">
                <text:p>2.75434833571102</text:p>
              </table:table-cell>
              <table:table-cell office:value-type="float" office:value="2.28555730900777">
                <text:p>2.285557309007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75587485567249">
                <text:p>2.75587485567249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75777549101193">
                <text:p>2.75777549101193</text:p>
              </table:table-cell>
              <table:table-cell office:value-type="float" office:value="2.28103336724773">
                <text:p>2.281033367247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7592900330243">
                <text:p>2.7592900330243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76079931163072">
                <text:p>2.76079931163072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76380222407459">
                <text:p>2.76380222407459</text:p>
              </table:table-cell>
              <table:table-cell office:value-type="float" office:value="2.27415784926368">
                <text:p>2.274157849263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76752689940838">
                <text:p>2.76752689940838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7701152947871">
                <text:p>2.7701152947871</text:p>
              </table:table-cell>
              <table:table-cell office:value-type="float" office:value="2.26951294421792">
                <text:p>2.269512944217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77232170672292">
                <text:p>2.77232170672292</text:p>
              </table:table-cell>
              <table:table-cell office:value-type="float" office:value="2.26717172840301">
                <text:p>2.267171728403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7451696572855">
                <text:p>2.77451696572855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78103693862113">
                <text:p>2.78103693862113</text:p>
              </table:table-cell>
              <table:table-cell office:value-type="float" office:value="2.25767857486918">
                <text:p>2.257678574869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8283080520259">
                <text:p>2.78283080520259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78532983501077">
                <text:p>2.78532983501077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8746047451841">
                <text:p>2.78746047451841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8887511577542">
                <text:p>2.78887511577542</text:p>
              </table:table-cell>
              <table:table-cell office:value-type="float" office:value="2.24797326636181">
                <text:p>2.247973266361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78958071216443">
                <text:p>2.78958071216443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79239168949825">
                <text:p>2.79239168949825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79657433321043">
                <text:p>2.79657433321043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79899573444388">
                <text:p>2.79899573444388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0140371001735">
                <text:p>2.80140371001735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80448018910599">
                <text:p>2.80448018910599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80617997398389">
                <text:p>2.80617997398389</text:p>
              </table:table-cell>
              <table:table-cell office:value-type="float" office:value="2.23044892137827">
                <text:p>2.230448921378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80719666071095">
                <text:p>2.80719666071095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80888586735981">
                <text:p>2.80888586735981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8109042806687">
                <text:p>2.8109042806687</text:p>
              </table:table-cell>
              <table:table-cell office:value-type="float" office:value="2.22271647114758">
                <text:p>2.222716471147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132473008976">
                <text:p>2.8132473008976</text:p>
              </table:table-cell>
              <table:table-cell office:value-type="float" office:value="2.22010808804005">
                <text:p>2.220108088040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81624129999178">
                <text:p>2.81624129999178</text:p>
              </table:table-cell>
              <table:table-cell office:value-type="float" office:value="2.21748394421391">
                <text:p>2.217483944213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185557792978">
                <text:p>2.8185557792978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82052984852352">
                <text:p>2.82052984852352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82249498527875">
                <text:p>2.82249498527875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82445127003661">
                <text:p>2.82445127003661</text:p>
              </table:table-cell>
              <table:table-cell office:value-type="float" office:value="2.20682587603185">
                <text:p>2.206825876031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2639878218762">
                <text:p>2.82639878218762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82898195400792">
                <text:p>2.82898195400792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83282812953935">
                <text:p>2.83282812953935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83569057149243">
                <text:p>2.83569057149243</text:p>
              </table:table-cell>
              <table:table-cell office:value-type="float" office:value="2.19589965240923">
                <text:p>2.195899652409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83758843823551">
                <text:p>2.83758843823551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84010609445676">
                <text:p>2.84010609445676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84292112075998">
                <text:p>2.84292112075998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84540813962179">
                <text:p>2.84540813962179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84757265914211">
                <text:p>2.84757265914211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85003325768977">
                <text:p>2.85003325768977</text:p>
              </table:table-cell>
              <table:table-cell office:value-type="float" office:value="2.17897694729317">
                <text:p>2.178976947293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85278486868055">
                <text:p>2.85278486868055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8555191556678">
                <text:p>2.8555191556678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85913829729453">
                <text:p>2.85913829729453</text:p>
              </table:table-cell>
              <table:table-cell office:value-type="float" office:value="2.17026171539496">
                <text:p>2.170261715394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86272752831797">
                <text:p>2.86272752831797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86599180012627">
                <text:p>2.86599180012627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86981820797933">
                <text:p>2.86981820797933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8733206018154">
                <text:p>2.8733206018154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87592898492293">
                <text:p>2.87592898492293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87794695162919">
                <text:p>2.87794695162919</text:p>
              </table:table-cell>
              <table:table-cell office:value-type="float" office:value="2.15228834438306">
                <text:p>2.152288344383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8805277781988">
                <text:p>2.8805277781988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8394519503428">
                <text:p>2.88394519503428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8677264305444">
                <text:p>2.88677264305444</text:p>
              </table:table-cell>
              <table:table-cell office:value-type="float" office:value="2.14301480025409">
                <text:p>2.143014800254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8846031803539">
                <text:p>2.88846031803539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89097959698969">
                <text:p>2.89097959698969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89320675305985">
                <text:p>2.89320675305985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89486965674525">
                <text:p>2.89486965674525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89762709129044">
                <text:p>2.89762709129044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9006401839826">
                <text:p>2.9006401839826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90363251608424">
                <text:p>2.90363251608424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0525604874845">
                <text:p>2.90525604874845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90606554475524">
                <text:p>2.90606554475524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90875301918453">
                <text:p>2.90875301918453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91301868374796">
                <text:p>2.91301868374796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1539983521227">
                <text:p>2.91539983521227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91671707759881">
                <text:p>2.91671707759881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2012332629072">
                <text:p>2.92012332629072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92402070047407">
                <text:p>2.92402070047407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92737036303902">
                <text:p>2.92737036303902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3018465229862">
                <text:p>2.93018465229862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93247376467715">
                <text:p>2.93247376467715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93475087466358">
                <text:p>2.93475087466358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93701610746481">
                <text:p>2.93701610746481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94026739144601">
                <text:p>2.94026739144601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94374176583131">
                <text:p>2.94374176583131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4645226501307">
                <text:p>2.94645226501307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94890176097021">
                <text:p>2.94890176097021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5109455684166">
                <text:p>2.95109455684166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5351808144499">
                <text:p>2.95351808144499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566485792052">
                <text:p>2.9566485792052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95975667299099">
                <text:p>2.95975667299099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6425963019685">
                <text:p>2.96425963019685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6941591235398">
                <text:p>2.96941591235398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7266559226611">
                <text:p>2.97266559226611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7566153318106">
                <text:p>2.97566153318106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7886498434766">
                <text:p>2.97886498434766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98204497907149">
                <text:p>2.98204497907149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8587535730839">
                <text:p>2.98587535730839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9100444033076">
                <text:p>2.99100444033076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9607365448528">
                <text:p>2.99607365448528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00065095362959">
                <text:p>3.00065095362959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004751155591">
                <text:p>3.004751155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00710738297406">
                <text:p>3.00710738297406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00945089579869">
                <text:p>3.00945089579869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01304799611523">
                <text:p>3.01304799611523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01682449366749">
                <text:p>3.01682449366749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02077548819356">
                <text:p>3.02077548819356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02510096104681">
                <text:p>3.02510096104681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2918078890755">
                <text:p>3.02918078890755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03322264667025">
                <text:p>3.03322264667025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03802374004516">
                <text:p>3.03802374004516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04414762087872">
                <text:p>3.04414762087872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04863598843265">
                <text:p>3.04863598843265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5173119605985">
                <text:p>3.05173119605985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05576046468773">
                <text:p>3.05576046468773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05994188806195">
                <text:p>3.05994188806195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06427075297401">
                <text:p>3.06427075297401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06781451116184">
                <text:p>3.06781451116184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07040732174012">
                <text:p>3.07040732174012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07371835034612">
                <text:p>3.07371835034612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07682242334277">
                <text:p>3.07682242334277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07990446766672">
                <text:p>3.07990446766672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8493357493672">
                <text:p>3.08493357493672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9025805293132">
                <text:p>3.09025805293132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9464578960595">
                <text:p>3.09464578960595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09968064110925">
                <text:p>3.09968064110925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10431636451173">
                <text:p>3.10431636451173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0856502373283">
                <text:p>3.10856502373283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11461098423217">
                <text:p>3.11461098423217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2237973206911">
                <text:p>3.12237973206911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2904505988796">
                <text:p>3.12904505988796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13273983826088">
                <text:p>3.13273983826088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13703745478951">
                <text:p>3.13703745478951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14363923527454">
                <text:p>3.14363923527454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4891099310936">
                <text:p>3.14891099310936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15320490008428">
                <text:p>3.15320490008428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15851326261643">
                <text:p>3.15851326261643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6360856343105">
                <text:p>3.16360856343105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6820274684263">
                <text:p>3.16820274684263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17333198036865">
                <text:p>3.17333198036865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17868923977559">
                <text:p>3.17868923977559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18412335423967">
                <text:p>3.18412335423967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19131125759099">
                <text:p>3.19131125759099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19851963024117">
                <text:p>3.19851963024117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0344086683044">
                <text:p>3.20344086683044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20830696235366">
                <text:p>3.20830696235366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213650548461">
                <text:p>3.213650548461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21853550521653">
                <text:p>3.21853550521653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22440355776484">
                <text:p>3.22440355776484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23095955574857">
                <text:p>3.23095955574857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23741805604624">
                <text:p>3.23741805604624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24477176149529">
                <text:p>3.24477176149529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2523675144599">
                <text:p>3.2523675144599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26007138798507">
                <text:p>3.26007138798507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26764098234592">
                <text:p>3.26764098234592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27508089845686">
                <text:p>3.27508089845686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28216877830464">
                <text:p>3.28216877830464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29036855561727">
                <text:p>3.29036855561727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29830713732851">
                <text:p>3.29830713732851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3055663135153">
                <text:p>3.3055663135153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31365634661803">
                <text:p>3.31365634661803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32294251635301">
                <text:p>3.32294251635301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33264041038746">
                <text:p>3.33264041038746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34103863167752">
                <text:p>3.34103863167752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34937467420405">
                <text:p>3.34937467420405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35860101594302">
                <text:p>3.35860101594302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36791473879375">
                <text:p>3.36791473879375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37721515626306">
                <text:p>3.37721515626306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38730082244828">
                <text:p>3.38730082244828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39776625612645">
                <text:p>3.39776625612645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40891802084678">
                <text:p>3.40891802084678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41970798135444">
                <text:p>3.41970798135444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43071988786328">
                <text:p>3.43071988786328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44334123166788">
                <text:p>3.44334123166788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45636603312904">
                <text:p>3.45636603312904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46856885272346">
                <text:p>3.46856885272346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48050997294196">
                <text:p>3.4805099729419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49296980532049">
                <text:p>3.49296980532049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0630204362721">
                <text:p>3.50630204362721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51969676715985">
                <text:p>3.51969676715985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3237213356788">
                <text:p>3.53237213356788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54573995787324">
                <text:p>3.54573995787324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56110138364906">
                <text:p>3.56110138364906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57772152450902">
                <text:p>3.57772152450902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59511025577804">
                <text:p>3.59511025577804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61458086699749">
                <text:p>3.6145808669974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3477945814595">
                <text:p>3.63477945814595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65480201456844">
                <text:p>3.6548020145684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7564088496083">
                <text:p>3.67564088496083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69635638873333">
                <text:p>3.69635638873333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71808629478309">
                <text:p>3.7180862947830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7435881501599">
                <text:p>3.743588150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7718813201901">
                <text:p>3.771881320190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80308138403499">
                <text:p>3.80308138403499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83784086165552">
                <text:p>3.8378408616555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87872281123352">
                <text:p>3.8787228112335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92708792847286">
                <text:p>3.9270879284728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98373901768504">
                <text:p>3.9837390176850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5501499302325">
                <text:p>4.0550149930232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15143114366114">
                <text:p>4.151431143661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3217847829599">
                <text:p>4.32178478295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